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3800000082D71E5512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MingLiU-ExtB" svg:font-family="PMingLiU-ExtB"/>
    <style:font-face style:name="PMingLiU-ExtB1" svg:font-family="PMingLiU-ExtB" style:font-family-generic="system" style:font-pitch="variable"/>
    <style:font-face style:name="SimSun-ExtB" svg:font-family="SimSun-ExtB"/>
    <style:font-face style:name="SimSun-ExtB1" svg:font-family="SimSun-ExtB" style:font-family-generic="roman" style:font-pitch="variable"/>
    <style:font-face style:name="SimSun-ExtB2" svg:font-family="SimSun-ExtB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ella1" style:family="table">
      <style:table-properties style:width="16.984cm" fo:margin-left="0.256cm" fo:margin-top="0cm" fo:margin-bottom="0cm" table:align="left" style:writing-mode="lr-tb"/>
    </style:style>
    <style:style style:name="Tabella1.A" style:family="table-column">
      <style:table-column-properties style:column-width="8.742cm"/>
    </style:style>
    <style:style style:name="Tabella1.B" style:family="table-column">
      <style:table-column-properties style:column-width="1.746cm"/>
    </style:style>
    <style:style style:name="Tabella1.C" style:family="table-column">
      <style:table-column-properties style:column-width="2.76cm"/>
    </style:style>
    <style:style style:name="Tabella1.D" style:family="table-column">
      <style:table-column-properties style:column-width="3.736cm"/>
    </style:style>
    <style:style style:name="Tabella1.1" style:family="table-row">
      <style:table-row-properties style:min-row-height="0.43cm" fo:keep-together="auto"/>
    </style:style>
    <style:style style:name="Tabella1.A1" style:family="table-cell">
      <style:table-cell-properties fo:background-color="#d8d8d8" fo:padding-left="0.009cm" fo:padding-right="0.009cm" fo:padding-top="0cm" fo:padding-bottom="0cm" fo:border="0.5pt solid #000000" style:writing-mode="lr-tb">
        <style:background-image/>
      </style:table-cell-properties>
    </style:style>
    <style:style style:name="Tabella1.2" style:family="table-row">
      <style:table-row-properties style:min-row-height="0.617cm" fo:keep-together="auto"/>
    </style:style>
    <style:style style:name="Tabella1.D2" style:family="table-cell">
      <style:table-cell-properties fo:padding-left="0.009cm" fo:padding-right="0.009cm" fo:padding-top="0cm" fo:padding-bottom="0cm" fo:border="0.5pt solid #000000" style:writing-mode="lr-tb"/>
    </style:style>
    <style:style style:name="Tabella1.3" style:family="table-row">
      <style:table-row-properties style:min-row-height="1.289cm" fo:keep-together="auto"/>
    </style:style>
    <style:style style:name="Tabella1.D3" style:family="table-cell">
      <style:table-cell-properties fo:padding-left="0.009cm" fo:padding-right="0.009cm" fo:padding-top="0cm" fo:padding-bottom="0cm" fo:border="0.5pt solid #000000" style:writing-mode="lr-tb"/>
    </style:style>
    <style:style style:name="Tabella1.4" style:family="table-row">
      <style:table-row-properties style:min-row-height="0.863cm" fo:keep-together="auto"/>
    </style:style>
    <style:style style:name="Tabella1.D4" style:family="table-cell">
      <style:table-cell-properties fo:padding-left="0.009cm" fo:padding-right="0.009cm" fo:padding-top="0cm" fo:padding-bottom="0cm" fo:border="0.5pt solid #000000" style:writing-mode="lr-tb"/>
    </style:style>
    <style:style style:name="Tabella1.5" style:family="table-row">
      <style:table-row-properties style:min-row-height="0.642cm" fo:keep-together="auto"/>
    </style:style>
    <style:style style:name="Tabella1.C6" style:family="table-cell">
      <style:table-cell-properties fo:padding-left="0.009cm" fo:padding-right="0.009cm" fo:padding-top="0cm" fo:padding-bottom="0cm" fo:border="0.5pt solid #000000" style:writing-mode="lr-tb"/>
    </style:style>
    <style:style style:name="Tabella1.D6" style:family="table-cell">
      <style:table-cell-properties fo:padding-left="0.009cm" fo:padding-right="0.009cm" fo:padding-top="0cm" fo:padding-bottom="0cm" fo:border="0.5pt solid #000000" style:writing-mode="lr-tb"/>
    </style:style>
    <style:style style:name="Tabella1.D7" style:family="table-cell">
      <style:table-cell-properties fo:padding-left="0.009cm" fo:padding-right="0.009cm" fo:padding-top="0cm" fo:padding-bottom="0cm" fo:border="0.5pt solid #000000" style:writing-mode="lr-tb"/>
    </style:style>
    <style:style style:name="Tabella1.8" style:family="table-row">
      <style:table-row-properties style:min-row-height="0.637cm" fo:keep-together="auto"/>
    </style:style>
    <style:style style:name="Tabella1.D8" style:family="table-cell">
      <style:table-cell-properties fo:padding-left="0.009cm" fo:padding-right="0.009cm" fo:padding-top="0cm" fo:padding-bottom="0cm" fo:border="0.5pt solid #000000" style:writing-mode="lr-tb"/>
    </style:style>
    <style:style style:name="Tabella1.D9" style:family="table-cell">
      <style:table-cell-properties fo:padding-left="0.009cm" fo:padding-right="0.009cm" fo:padding-top="0cm" fo:padding-bottom="0cm" fo:border="0.5pt solid #000000" style:writing-mode="lr-tb"/>
    </style:style>
    <style:style style:name="Tabella1.D10" style:family="table-cell">
      <style:table-cell-properties fo:padding-left="0.009cm" fo:padding-right="0.009cm" fo:padding-top="0cm" fo:padding-bottom="0cm" fo:border="0.5pt solid #000000" style:writing-mode="lr-tb"/>
    </style:style>
    <style:style style:name="Tabella1.D11" style:family="table-cell">
      <style:table-cell-properties fo:padding-left="0.009cm" fo:padding-right="0.009cm" fo:padding-top="0cm" fo:padding-bottom="0cm" fo:border="0.5pt solid #000000" style:writing-mode="lr-tb"/>
    </style:style>
    <style:style style:name="Tabella1.D12" style:family="table-cell">
      <style:table-cell-properties fo:padding-left="0.009cm" fo:padding-right="0.009cm" fo:padding-top="0cm" fo:padding-bottom="0cm" fo:border="0.5pt solid #000000" style:writing-mode="lr-tb"/>
    </style:style>
    <style:style style:name="Tabella1.D13" style:family="table-cell">
      <style:table-cell-properties fo:padding-left="0.009cm" fo:padding-right="0.009cm" fo:padding-top="0cm" fo:padding-bottom="0cm" fo:border="0.5pt solid #000000" style:writing-mode="lr-tb"/>
    </style:style>
    <style:style style:name="Tabella2" style:family="table">
      <style:table-properties style:width="16.986cm" fo:margin-left="0.256cm" fo:margin-top="0cm" fo:margin-bottom="0cm" table:align="left" style:writing-mode="lr-tb"/>
    </style:style>
    <style:style style:name="Tabella2.A" style:family="table-column">
      <style:table-column-properties style:column-width="4.847cm"/>
    </style:style>
    <style:style style:name="Tabella2.B" style:family="table-column">
      <style:table-column-properties style:column-width="6.071cm"/>
    </style:style>
    <style:style style:name="Tabella2.C" style:family="table-column">
      <style:table-column-properties style:column-width="6.068cm"/>
    </style:style>
    <style:style style:name="Tabella2.1" style:family="table-row">
      <style:table-row-properties style:min-row-height="0.642cm" fo:keep-together="auto"/>
    </style:style>
    <style:style style:name="Tabella2.A1" style:family="table-cell">
      <style:table-cell-properties fo:background-color="#d8d8d8" fo:padding-left="0.009cm" fo:padding-right="0.009cm" fo:padding-top="0cm" fo:padding-bottom="0cm" fo:border="0.5pt solid #000000" style:writing-mode="lr-tb">
        <style:background-image/>
      </style:table-cell-properties>
    </style:style>
    <style:style style:name="Tabella2.2" style:family="table-row">
      <style:table-row-properties style:min-row-height="0.43cm" fo:keep-together="auto"/>
    </style:style>
    <style:style style:name="Tabella2.3" style:family="table-row">
      <style:table-row-properties style:min-row-height="0.863cm" fo:keep-together="auto"/>
    </style:style>
    <style:style style:name="Tabella2.B3" style:family="table-cell">
      <style:table-cell-properties fo:padding-left="0.009cm" fo:padding-right="0.009cm" fo:padding-top="0cm" fo:padding-bottom="0cm" fo:border="0.5pt solid #000000" style:writing-mode="lr-tb"/>
    </style:style>
    <style:style style:name="Tabella2.4" style:family="table-row">
      <style:table-row-properties style:min-row-height="0.857cm" fo:keep-together="auto"/>
    </style:style>
    <style:style style:name="Tabella2.B4" style:family="table-cell">
      <style:table-cell-properties fo:padding-left="0.009cm" fo:padding-right="0.009cm" fo:padding-top="0cm" fo:padding-bottom="0cm" fo:border="0.5pt solid #000000" style:writing-mode="lr-tb"/>
    </style:style>
    <style:style style:name="Tabella2.5" style:family="table-row">
      <style:table-row-properties style:min-row-height="1.289cm" fo:keep-together="auto"/>
    </style:style>
    <style:style style:name="Tabella2.B5" style:family="table-cell">
      <style:table-cell-properties fo:padding-left="0.009cm" fo:padding-right="0.009cm" fo:padding-top="0cm" fo:padding-bottom="0cm" fo:border="0.5pt solid #000000" style:writing-mode="lr-tb"/>
    </style:style>
    <style:style style:name="Tabella2.6" style:family="table-row">
      <style:table-row-properties style:min-row-height="4.307cm" fo:keep-together="auto"/>
    </style:style>
    <style:style style:name="Tabella2.B6" style:family="table-cell">
      <style:table-cell-properties fo:padding-left="0.009cm" fo:padding-right="0.009cm" fo:padding-top="0cm" fo:padding-bottom="0cm" fo:border="0.5pt solid #000000" style:writing-mode="lr-tb"/>
    </style:style>
    <style:style style:name="Tabella2.C6" style:family="table-cell">
      <style:table-cell-properties fo:padding-left="0.009cm" fo:padding-right="0.009cm" fo:padding-top="0cm" fo:padding-bottom="0cm" fo:border="0.5pt solid #000000" style:writing-mode="lr-tb"/>
    </style:style>
    <style:style style:name="Tabella2.7" style:family="table-row">
      <style:table-row-properties style:min-row-height="1.722cm" fo:keep-together="auto"/>
    </style:style>
    <style:style style:name="Tabella2.B7" style:family="table-cell">
      <style:table-cell-properties fo:padding-left="0.009cm" fo:padding-right="0.009cm" fo:padding-top="0cm" fo:padding-bottom="0cm" fo:border="0.5pt solid #000000" style:writing-mode="lr-tb"/>
    </style:style>
    <style:style style:name="Tabella2.C7" style:family="table-cell">
      <style:table-cell-properties fo:padding-left="0.009cm" fo:padding-right="0.009cm" fo:padding-top="0cm" fo:padding-bottom="0cm" fo:border="0.5pt solid #000000" style:writing-mode="lr-tb"/>
    </style:style>
    <style:style style:name="Tabella2.B8" style:family="table-cell">
      <style:table-cell-properties fo:padding-left="0.009cm" fo:padding-right="0.009cm" fo:padding-top="0cm" fo:padding-bottom="0cm" fo:border="0.5pt solid #000000" style:writing-mode="lr-tb"/>
    </style:style>
    <style:style style:name="Tabella2.C8" style:family="table-cell">
      <style:table-cell-properties fo:padding-left="0.009cm" fo:padding-right="0.009cm" fo:padding-top="0cm" fo:padding-bottom="0cm" fo:border="0.5pt solid #000000" style:writing-mode="lr-tb"/>
    </style:style>
    <style:style style:name="Tabella2.9" style:family="table-row">
      <style:table-row-properties style:min-row-height="1.293cm" fo:keep-together="auto"/>
    </style:style>
    <style:style style:name="Tabella2.B9" style:family="table-cell">
      <style:table-cell-properties fo:padding-left="0.009cm" fo:padding-right="0.009cm" fo:padding-top="0cm" fo:padding-bottom="0cm" fo:border="0.5pt solid #000000" style:writing-mode="lr-tb"/>
    </style:style>
    <style:style style:name="Tabella2.C9" style:family="table-cell">
      <style:table-cell-properties fo:padding-left="0.009cm" fo:padding-right="0.009cm" fo:padding-top="0cm" fo:padding-bottom="0cm" fo:border="0.5pt solid #000000" style:writing-mode="lr-tb"/>
    </style:style>
    <style:style style:name="Tabella3" style:family="table">
      <style:table-properties style:width="16.984cm" fo:margin-left="0.256cm" fo:margin-top="0cm" fo:margin-bottom="0cm" table:align="left" style:writing-mode="lr-tb"/>
    </style:style>
    <style:style style:name="Tabella3.A" style:family="table-column">
      <style:table-column-properties style:column-width="5.893cm"/>
    </style:style>
    <style:style style:name="Tabella3.B" style:family="table-column">
      <style:table-column-properties style:column-width="5.546cm"/>
    </style:style>
    <style:style style:name="Tabella3.1" style:family="table-row">
      <style:table-row-properties style:min-row-height="0.637cm" fo:keep-together="auto"/>
    </style:style>
    <style:style style:name="Tabella3.A1" style:family="table-cell">
      <style:table-cell-properties fo:background-color="#d8d8d8" fo:padding-left="0.009cm" fo:padding-right="0.009cm" fo:padding-top="0cm" fo:padding-bottom="0cm" fo:border="0.5pt solid #000000" style:writing-mode="lr-tb">
        <style:background-image/>
      </style:table-cell-properties>
    </style:style>
    <style:style style:name="Tabella3.2" style:family="table-row">
      <style:table-row-properties style:min-row-height="0.43cm" fo:keep-together="auto"/>
    </style:style>
    <style:style style:name="Tabella3.3" style:family="table-row">
      <style:table-row-properties style:min-row-height="0.642cm" fo:keep-together="auto"/>
    </style:style>
    <style:style style:name="Tabella3.4" style:family="table-row">
      <style:table-row-properties style:min-row-height="0.863cm" fo:keep-together="auto"/>
    </style:style>
    <style:style style:name="Tabella3.5" style:family="table-row">
      <style:table-row-properties style:min-row-height="2.586cm" fo:keep-together="auto"/>
    </style:style>
    <style:style style:name="Tabella3.B5" style:family="table-cell">
      <style:table-cell-properties fo:padding-left="0.009cm" fo:padding-right="0.009cm" fo:padding-top="0cm" fo:padding-bottom="0cm" fo:border="0.5pt solid #000000" style:writing-mode="lr-tb"/>
    </style:style>
    <style:style style:name="Tabella3.C5" style:family="table-cell">
      <style:table-cell-properties fo:padding-left="0.009cm" fo:padding-right="0.009cm" fo:padding-top="0cm" fo:padding-bottom="0cm" fo:border="0.5pt solid #000000" style:writing-mode="lr-tb"/>
    </style:style>
    <style:style style:name="Tabella4" style:family="table">
      <style:table-properties style:width="16.984cm" fo:margin-left="0.256cm" fo:margin-top="0cm" fo:margin-bottom="0cm" table:align="left" style:writing-mode="lr-tb"/>
    </style:style>
    <style:style style:name="Tabella4.A" style:family="table-column">
      <style:table-column-properties style:column-width="5.893cm"/>
    </style:style>
    <style:style style:name="Tabella4.B" style:family="table-column">
      <style:table-column-properties style:column-width="5.546cm"/>
    </style:style>
    <style:style style:name="Tabella4.1" style:family="table-row">
      <style:table-row-properties style:min-row-height="0.642cm" fo:keep-together="auto"/>
    </style:style>
    <style:style style:name="Tabella4.A1" style:family="table-cell">
      <style:table-cell-properties fo:background-color="#d8d8d8" fo:padding-left="0.009cm" fo:padding-right="0.009cm" fo:padding-top="0cm" fo:padding-bottom="0cm" fo:border="0.5pt solid #000000" style:writing-mode="lr-tb">
        <style:background-image/>
      </style:table-cell-properties>
    </style:style>
    <style:style style:name="Tabella4.2" style:family="table-row">
      <style:table-row-properties style:min-row-height="0.43cm" fo:keep-together="auto"/>
    </style:style>
    <style:style style:name="Tabella4.3" style:family="table-row">
      <style:table-row-properties style:min-row-height="2.581cm" fo:keep-together="auto"/>
    </style:style>
    <style:style style:name="Tabella4.B3" style:family="table-cell">
      <style:table-cell-properties fo:padding-left="0.009cm" fo:padding-right="0.009cm" fo:padding-top="0cm" fo:padding-bottom="0cm" fo:border="0.5pt solid #000000" style:writing-mode="lr-tb"/>
    </style:style>
    <style:style style:name="Tabella4.C3" style:family="table-cell">
      <style:table-cell-properties fo:padding-left="0.009cm" fo:padding-right="0.009cm" fo:padding-top="0cm" fo:padding-bottom="0cm" fo:border="0.5pt solid #000000" style:writing-mode="lr-tb"/>
    </style:style>
    <style:style style:name="Tabella4.4" style:family="table-row">
      <style:table-row-properties style:min-row-height="2.586cm" fo:keep-together="auto"/>
    </style:style>
    <style:style style:name="Tabella4.B4" style:family="table-cell">
      <style:table-cell-properties fo:padding-left="0.009cm" fo:padding-right="0.009cm" fo:padding-top="0cm" fo:padding-bottom="0cm" fo:border="0.5pt solid #000000" style:writing-mode="lr-tb"/>
    </style:style>
    <style:style style:name="Tabella4.C4" style:family="table-cell">
      <style:table-cell-properties fo:padding-left="0.009cm" fo:padding-right="0.009cm" fo:padding-top="0cm" fo:padding-bottom="0cm" fo:border="0.5pt solid #000000" style:writing-mode="lr-tb"/>
    </style:style>
    <style:style style:name="Tabella4.B5" style:family="table-cell">
      <style:table-cell-properties fo:padding-left="0.009cm" fo:padding-right="0.009cm" fo:padding-top="0cm" fo:padding-bottom="0cm" fo:border="0.5pt solid #000000" style:writing-mode="lr-tb"/>
    </style:style>
    <style:style style:name="Tabella4.C5" style:family="table-cell">
      <style:table-cell-properties fo:padding-left="0.009cm" fo:padding-right="0.009cm" fo:padding-top="0cm" fo:padding-bottom="0cm" fo:border="0.5pt solid #000000" style:writing-mode="lr-tb"/>
    </style:style>
    <style:style style:name="Tabella4.6" style:family="table-row">
      <style:table-row-properties style:min-row-height="3.016cm" fo:keep-together="auto"/>
    </style:style>
    <style:style style:name="Tabella4.B6" style:family="table-cell">
      <style:table-cell-properties fo:padding-left="0.009cm" fo:padding-right="0.009cm" fo:padding-top="0cm" fo:padding-bottom="0cm" fo:border="0.5pt solid #000000" style:writing-mode="lr-tb"/>
    </style:style>
    <style:style style:name="Tabella4.C6" style:family="table-cell">
      <style:table-cell-properties fo:padding-left="0.009cm" fo:padding-right="0.009cm" fo:padding-top="0cm" fo:padding-bottom="0cm" fo:border="0.5pt solid #000000" style:writing-mode="lr-tb"/>
    </style:style>
    <style:style style:name="Tabella4.B7" style:family="table-cell">
      <style:table-cell-properties fo:padding-left="0.009cm" fo:padding-right="0.009cm" fo:padding-top="0cm" fo:padding-bottom="0cm" fo:border="0.5pt solid #000000" style:writing-mode="lr-tb"/>
    </style:style>
    <style:style style:name="Tabella4.C7" style:family="table-cell">
      <style:table-cell-properties fo:padding-left="0.009cm" fo:padding-right="0.009cm" fo:padding-top="0cm" fo:padding-bottom="0cm" fo:border="0.5pt solid #000000" style:writing-mode="lr-tb"/>
    </style:style>
    <style:style style:name="Tabella4.B8" style:family="table-cell">
      <style:table-cell-properties fo:padding-left="0.009cm" fo:padding-right="0.009cm" fo:padding-top="0cm" fo:padding-bottom="0cm" fo:border="0.5pt solid #000000" style:writing-mode="lr-tb"/>
    </style:style>
    <style:style style:name="Tabella4.C8" style:family="table-cell">
      <style:table-cell-properties fo:padding-left="0.009cm" fo:padding-right="0.009cm" fo:padding-top="0cm" fo:padding-bottom="0cm" fo:border="0.5pt solid #000000" style:writing-mode="lr-tb"/>
    </style:style>
    <style:style style:name="Tabella4.9" style:family="table-row">
      <style:table-row-properties style:min-row-height="0.637cm" fo:keep-together="auto"/>
    </style:style>
    <style:style style:name="Tabella4.10" style:family="table-row">
      <style:table-row-properties style:min-row-height="1.074cm" fo:keep-together="auto"/>
    </style:style>
    <style:style style:name="Tabella4.11" style:family="table-row">
      <style:table-row-properties style:min-row-height="3.445cm" fo:keep-together="auto"/>
    </style:style>
    <style:style style:name="Tabella4.B11" style:family="table-cell">
      <style:table-cell-properties fo:padding-left="0.009cm" fo:padding-right="0.009cm" fo:padding-top="0cm" fo:padding-bottom="0cm" fo:border="0.5pt solid #000000" style:writing-mode="lr-tb"/>
    </style:style>
    <style:style style:name="Tabella4.C11" style:family="table-cell">
      <style:table-cell-properties fo:padding-left="0.009cm" fo:padding-right="0.009cm" fo:padding-top="0cm" fo:padding-bottom="0cm" fo:border="0.5pt solid #000000" style:writing-mode="lr-tb"/>
    </style:style>
    <style:style style:name="Tabella5" style:family="table">
      <style:table-properties style:width="16.984cm" fo:margin-left="0.256cm" fo:margin-top="0cm" fo:margin-bottom="0cm" table:align="left" style:writing-mode="lr-tb"/>
    </style:style>
    <style:style style:name="Tabella5.A" style:family="table-column">
      <style:table-column-properties style:column-width="5.893cm"/>
    </style:style>
    <style:style style:name="Tabella5.B" style:family="table-column">
      <style:table-column-properties style:column-width="5.546cm"/>
    </style:style>
    <style:style style:name="Tabella5.1" style:family="table-row">
      <style:table-row-properties style:min-row-height="0.642cm" fo:keep-together="auto"/>
    </style:style>
    <style:style style:name="Tabella5.A1" style:family="table-cell">
      <style:table-cell-properties fo:background-color="#d8d8d8" fo:padding-left="0.009cm" fo:padding-right="0.009cm" fo:padding-top="0cm" fo:padding-bottom="0cm" fo:border="0.5pt solid #000000" style:writing-mode="lr-tb">
        <style:background-image/>
      </style:table-cell-properties>
    </style:style>
    <style:style style:name="Tabella5.2" style:family="table-row">
      <style:table-row-properties style:min-row-height="0.43cm" fo:keep-together="auto"/>
    </style:style>
    <style:style style:name="Tabella5.3" style:family="table-row">
      <style:table-row-properties style:min-row-height="3.013cm" fo:keep-together="auto"/>
    </style:style>
    <style:style style:name="Tabella5.B3" style:family="table-cell">
      <style:table-cell-properties fo:padding-left="0.009cm" fo:padding-right="0.009cm" fo:padding-top="0cm" fo:padding-bottom="0cm" fo:border="0.5pt solid #000000" style:writing-mode="lr-tb"/>
    </style:style>
    <style:style style:name="Tabella5.C3" style:family="table-cell">
      <style:table-cell-properties fo:padding-left="0.009cm" fo:padding-right="0.009cm" fo:padding-top="0cm" fo:padding-bottom="0cm" fo:border="0.5pt solid #000000" style:writing-mode="lr-tb"/>
    </style:style>
    <style:style style:name="Tabella5.4" style:family="table-row">
      <style:table-row-properties style:min-row-height="2.586cm" fo:keep-together="auto"/>
    </style:style>
    <style:style style:name="Tabella5.B4" style:family="table-cell">
      <style:table-cell-properties fo:padding-left="0.009cm" fo:padding-right="0.009cm" fo:padding-top="0cm" fo:padding-bottom="0cm" fo:border="0.5pt solid #000000" style:writing-mode="lr-tb"/>
    </style:style>
    <style:style style:name="Tabella5.C4" style:family="table-cell">
      <style:table-cell-properties fo:padding-left="0.009cm" fo:padding-right="0.009cm" fo:padding-top="0cm" fo:padding-bottom="0cm" fo:border="0.5pt solid #000000" style:writing-mode="lr-tb"/>
    </style:style>
    <style:style style:name="Tabella5.5" style:family="table-row">
      <style:table-row-properties style:min-row-height="2.581cm" fo:keep-together="auto"/>
    </style:style>
    <style:style style:name="Tabella5.B5" style:family="table-cell">
      <style:table-cell-properties fo:padding-left="0.009cm" fo:padding-right="0.009cm" fo:padding-top="0cm" fo:padding-bottom="0cm" fo:border="0.5pt solid #000000" style:writing-mode="lr-tb"/>
    </style:style>
    <style:style style:name="Tabella5.C5" style:family="table-cell">
      <style:table-cell-properties fo:padding-left="0.009cm" fo:padding-right="0.009cm" fo:padding-top="0cm" fo:padding-bottom="0cm" fo:border="0.5pt solid #000000" style:writing-mode="lr-tb"/>
    </style:style>
    <style:style style:name="Tabella5.6" style:family="table-row">
      <style:table-row-properties style:min-row-height="2.584cm" fo:keep-together="auto"/>
    </style:style>
    <style:style style:name="Tabella5.B6" style:family="table-cell">
      <style:table-cell-properties fo:padding-left="0.009cm" fo:padding-right="0.009cm" fo:padding-top="0cm" fo:padding-bottom="0cm" fo:border="0.5pt solid #000000" style:writing-mode="lr-tb"/>
    </style:style>
    <style:style style:name="Tabella5.C6" style:family="table-cell">
      <style:table-cell-properties fo:padding-left="0.009cm" fo:padding-right="0.009cm" fo:padding-top="0cm" fo:padding-bottom="0cm" fo:border="0.5pt solid #000000" style:writing-mode="lr-tb"/>
    </style:style>
    <style:style style:name="Tabella5.7" style:family="table-row">
      <style:table-row-properties style:min-row-height="2.148cm" fo:keep-together="auto"/>
    </style:style>
    <style:style style:name="Tabella5.B7" style:family="table-cell">
      <style:table-cell-properties fo:padding-left="0.009cm" fo:padding-right="0.009cm" fo:padding-top="0cm" fo:padding-bottom="0cm" fo:border="0.5pt solid #000000" style:writing-mode="lr-tb"/>
    </style:style>
    <style:style style:name="Tabella5.C7" style:family="table-cell">
      <style:table-cell-properties fo:padding-left="0.009cm" fo:padding-right="0.009cm" fo:padding-top="0cm" fo:padding-bottom="0cm" fo:border="0.5pt solid #000000" style:writing-mode="lr-tb"/>
    </style:style>
    <style:style style:name="Tabella5.8" style:family="table-row">
      <style:table-row-properties style:min-row-height="2.154cm" fo:keep-together="auto"/>
    </style:style>
    <style:style style:name="Tabella5.B8" style:family="table-cell">
      <style:table-cell-properties fo:padding-left="0.009cm" fo:padding-right="0.009cm" fo:padding-top="0cm" fo:padding-bottom="0cm" fo:border="0.5pt solid #000000" style:writing-mode="lr-tb"/>
    </style:style>
    <style:style style:name="Tabella5.C8" style:family="table-cell">
      <style:table-cell-properties fo:padding-left="0.009cm" fo:padding-right="0.009cm" fo:padding-top="0cm" fo:padding-bottom="0cm" fo:border="0.5pt solid #000000" style:writing-mode="lr-tb"/>
    </style:style>
    <style:style style:name="Tabella5.10" style:family="table-row">
      <style:table-row-properties style:min-row-height="0.863cm" fo:keep-together="auto"/>
    </style:style>
    <style:style style:name="Tabella5.11" style:family="table-row">
      <style:table-row-properties style:min-row-height="3.445cm" fo:keep-together="auto"/>
    </style:style>
    <style:style style:name="Tabella5.B11" style:family="table-cell">
      <style:table-cell-properties fo:padding-left="0.009cm" fo:padding-right="0.009cm" fo:padding-top="0cm" fo:padding-bottom="0cm" fo:border="0.5pt solid #000000" style:writing-mode="lr-tb"/>
    </style:style>
    <style:style style:name="Tabella5.C11" style:family="table-cell">
      <style:table-cell-properties fo:padding-left="0.009cm" fo:padding-right="0.009cm" fo:padding-top="0cm" fo:padding-bottom="0cm" fo:border="0.5pt solid #000000" style:writing-mode="lr-tb"/>
    </style:style>
    <style:style style:name="Tabella6" style:family="table">
      <style:table-properties style:width="16.984cm" fo:margin-left="0.256cm" fo:margin-top="0cm" fo:margin-bottom="0cm" table:align="left" style:writing-mode="lr-tb"/>
    </style:style>
    <style:style style:name="Tabella6.A" style:family="table-column">
      <style:table-column-properties style:column-width="5.893cm"/>
    </style:style>
    <style:style style:name="Tabella6.B" style:family="table-column">
      <style:table-column-properties style:column-width="5.546cm"/>
    </style:style>
    <style:style style:name="Tabella6.1" style:family="table-row">
      <style:table-row-properties style:min-row-height="0.642cm" fo:keep-together="auto"/>
    </style:style>
    <style:style style:name="Tabella6.A1" style:family="table-cell">
      <style:table-cell-properties fo:background-color="#d8d8d8" fo:padding-left="0.009cm" fo:padding-right="0.009cm" fo:padding-top="0cm" fo:padding-bottom="0cm" fo:border="0.5pt solid #000000" style:writing-mode="lr-tb">
        <style:background-image/>
      </style:table-cell-properties>
    </style:style>
    <style:style style:name="Tabella6.2" style:family="table-row">
      <style:table-row-properties style:min-row-height="0.43cm" fo:keep-together="auto"/>
    </style:style>
    <style:style style:name="Tabella6.3" style:family="table-row">
      <style:table-row-properties style:min-row-height="4.304cm" fo:keep-together="auto"/>
    </style:style>
    <style:style style:name="Tabella6.B3" style:family="table-cell">
      <style:table-cell-properties fo:padding-left="0.009cm" fo:padding-right="0.009cm" fo:padding-top="0cm" fo:padding-bottom="0cm" fo:border="0.5pt solid #000000" style:writing-mode="lr-tb"/>
    </style:style>
    <style:style style:name="Tabella6.C3" style:family="table-cell">
      <style:table-cell-properties fo:padding-left="0.009cm" fo:padding-right="0.009cm" fo:padding-top="0cm" fo:padding-bottom="0cm" fo:border="0.5pt solid #000000" style:writing-mode="lr-tb"/>
    </style:style>
    <style:style style:name="Tabella6.4" style:family="table-row">
      <style:table-row-properties style:min-row-height="1.295cm" fo:keep-together="auto"/>
    </style:style>
    <style:style style:name="Tabella6.B4" style:family="table-cell">
      <style:table-cell-properties fo:padding-left="0.009cm" fo:padding-right="0.009cm" fo:padding-top="0cm" fo:padding-bottom="0cm" fo:border="0.5pt solid #000000" style:writing-mode="lr-tb"/>
    </style:style>
    <style:style style:name="Tabella6.C4" style:family="table-cell">
      <style:table-cell-properties fo:padding-left="0.009cm" fo:padding-right="0.009cm" fo:padding-top="0cm" fo:padding-bottom="0cm" fo:border="0.5pt solid #000000" style:writing-mode="lr-tb"/>
    </style:style>
    <style:style style:name="Tabella6.5" style:family="table-row">
      <style:table-row-properties style:min-row-height="1.289cm" fo:keep-together="auto"/>
    </style:style>
    <style:style style:name="Tabella6.B5" style:family="table-cell">
      <style:table-cell-properties fo:padding-left="0.009cm" fo:padding-right="0.009cm" fo:padding-top="0cm" fo:padding-bottom="0cm" fo:border="0.5pt solid #000000" style:writing-mode="lr-tb"/>
    </style:style>
    <style:style style:name="Tabella6.C5" style:family="table-cell">
      <style:table-cell-properties fo:padding-left="0.009cm" fo:padding-right="0.009cm" fo:padding-top="0cm" fo:padding-bottom="0cm" fo:border="0.5pt solid #000000" style:writing-mode="lr-tb"/>
    </style:style>
    <style:style style:name="Tabella6.B6" style:family="table-cell">
      <style:table-cell-properties fo:padding-left="0.009cm" fo:padding-right="0.009cm" fo:padding-top="0cm" fo:padding-bottom="0cm" fo:border="0.5pt solid #000000" style:writing-mode="lr-tb"/>
    </style:style>
    <style:style style:name="Tabella6.C6" style:family="table-cell">
      <style:table-cell-properties fo:padding-left="0.009cm" fo:padding-right="0.009cm" fo:padding-top="0cm" fo:padding-bottom="0cm" fo:border="0.5pt solid #000000" style:writing-mode="lr-tb"/>
    </style:style>
    <style:style style:name="Tabella6.B7" style:family="table-cell">
      <style:table-cell-properties fo:padding-left="0.009cm" fo:padding-right="0.009cm" fo:padding-top="0cm" fo:padding-bottom="0cm" fo:border="0.5pt solid #000000" style:writing-mode="lr-tb"/>
    </style:style>
    <style:style style:name="Tabella6.C7" style:family="table-cell">
      <style:table-cell-properties fo:padding-left="0.009cm" fo:padding-right="0.009cm" fo:padding-top="0cm" fo:padding-bottom="0cm" fo:border="0.5pt solid #000000" style:writing-mode="lr-tb"/>
    </style:style>
    <style:style style:name="Tabella6.B8" style:family="table-cell">
      <style:table-cell-properties fo:padding-left="0.009cm" fo:padding-right="0.009cm" fo:padding-top="0cm" fo:padding-bottom="0cm" fo:border="0.5pt solid #000000" style:writing-mode="lr-tb"/>
    </style:style>
    <style:style style:name="Tabella6.C8" style:family="table-cell">
      <style:table-cell-properties fo:padding-left="0.009cm" fo:padding-right="0.009cm" fo:padding-top="0cm" fo:padding-bottom="0cm" fo:border="0.5pt solid #000000" style:writing-mode="lr-tb"/>
    </style:style>
    <style:style style:name="Tabella6.10" style:family="table-row">
      <style:table-row-properties style:min-row-height="0.857cm" fo:keep-together="auto"/>
    </style:style>
    <style:style style:name="Tabella6.11" style:family="table-row">
      <style:table-row-properties style:min-row-height="2.584cm" fo:keep-together="auto"/>
    </style:style>
    <style:style style:name="Tabella6.B11" style:family="table-cell">
      <style:table-cell-properties fo:padding-left="0.009cm" fo:padding-right="0.009cm" fo:padding-top="0cm" fo:padding-bottom="0cm" fo:border="0.5pt solid #000000" style:writing-mode="lr-tb"/>
    </style:style>
    <style:style style:name="Tabella6.C11" style:family="table-cell">
      <style:table-cell-properties fo:padding-left="0.009cm" fo:padding-right="0.009cm" fo:padding-top="0cm" fo:padding-bottom="0cm" fo:border="0.5pt solid #000000" style:writing-mode="lr-tb"/>
    </style:style>
    <style:style style:name="Tabella6.12" style:family="table-row">
      <style:table-row-properties style:min-row-height="2.581cm" fo:keep-together="auto"/>
    </style:style>
    <style:style style:name="Tabella6.B12" style:family="table-cell">
      <style:table-cell-properties fo:padding-left="0.009cm" fo:padding-right="0.009cm" fo:padding-top="0cm" fo:padding-bottom="0cm" fo:border="0.5pt solid #000000" style:writing-mode="lr-tb"/>
    </style:style>
    <style:style style:name="Tabella6.C12" style:family="table-cell">
      <style:table-cell-properties fo:padding-left="0.009cm" fo:padding-right="0.009cm" fo:padding-top="0cm" fo:padding-bottom="0cm" fo:border="0.5pt solid #000000" style:writing-mode="lr-tb"/>
    </style:style>
    <style:style style:name="Tabella6.13" style:family="table-row">
      <style:table-row-properties style:min-row-height="2.586cm" fo:keep-together="auto"/>
    </style:style>
    <style:style style:name="Tabella6.B13" style:family="table-cell">
      <style:table-cell-properties fo:padding-left="0.009cm" fo:padding-right="0.009cm" fo:padding-top="0cm" fo:padding-bottom="0cm" fo:border="0.5pt solid #000000" style:writing-mode="lr-tb"/>
    </style:style>
    <style:style style:name="Tabella6.C13" style:family="table-cell">
      <style:table-cell-properties fo:padding-left="0.009cm" fo:padding-right="0.009cm" fo:padding-top="0cm" fo:padding-bottom="0cm" fo:border="0.5pt solid #000000" style:writing-mode="lr-tb"/>
    </style:style>
    <style:style style:name="Tabella6.B14" style:family="table-cell">
      <style:table-cell-properties fo:padding-left="0.009cm" fo:padding-right="0.009cm" fo:padding-top="0cm" fo:padding-bottom="0cm" fo:border="0.5pt solid #000000" style:writing-mode="lr-tb"/>
    </style:style>
    <style:style style:name="Tabella6.C14" style:family="table-cell">
      <style:table-cell-properties fo:padding-left="0.009cm" fo:padding-right="0.009cm" fo:padding-top="0cm" fo:padding-bottom="0cm" fo:border="0.5pt solid #000000" style:writing-mode="lr-tb"/>
    </style:style>
    <style:style style:name="Tabella7" style:family="table">
      <style:table-properties style:width="16.984cm" fo:margin-left="0.256cm" fo:margin-top="0cm" fo:margin-bottom="0cm" table:align="left" style:writing-mode="lr-tb"/>
    </style:style>
    <style:style style:name="Tabella7.A" style:family="table-column">
      <style:table-column-properties style:column-width="5.893cm"/>
    </style:style>
    <style:style style:name="Tabella7.B" style:family="table-column">
      <style:table-column-properties style:column-width="5.546cm"/>
    </style:style>
    <style:style style:name="Tabella7.1" style:family="table-row">
      <style:table-row-properties style:min-row-height="0.642cm" fo:keep-together="auto"/>
    </style:style>
    <style:style style:name="Tabella7.A1" style:family="table-cell">
      <style:table-cell-properties fo:background-color="#d8d8d8" fo:padding-left="0.009cm" fo:padding-right="0.009cm" fo:padding-top="0cm" fo:padding-bottom="0cm" fo:border="0.5pt solid #000000" style:writing-mode="lr-tb">
        <style:background-image/>
      </style:table-cell-properties>
    </style:style>
    <style:style style:name="Tabella7.2" style:family="table-row">
      <style:table-row-properties style:min-row-height="0.43cm" fo:keep-together="auto"/>
    </style:style>
    <style:style style:name="Tabella7.3" style:family="table-row">
      <style:table-row-properties style:min-row-height="2.581cm" fo:keep-together="auto"/>
    </style:style>
    <style:style style:name="Tabella7.B3" style:family="table-cell">
      <style:table-cell-properties fo:padding-left="0.009cm" fo:padding-right="0.009cm" fo:padding-top="0cm" fo:padding-bottom="0cm" fo:border="0.5pt solid #000000" style:writing-mode="lr-tb"/>
    </style:style>
    <style:style style:name="Tabella7.C3" style:family="table-cell">
      <style:table-cell-properties fo:padding-left="0.009cm" fo:padding-right="0.009cm" fo:padding-top="0cm" fo:padding-bottom="0cm" fo:border="0.5pt solid #000000" style:writing-mode="lr-tb"/>
    </style:style>
    <style:style style:name="Tabella7.4" style:family="table-row">
      <style:table-row-properties style:min-row-height="2.586cm" fo:keep-together="auto"/>
    </style:style>
    <style:style style:name="Tabella7.B4" style:family="table-cell">
      <style:table-cell-properties fo:padding-left="0.009cm" fo:padding-right="0.009cm" fo:padding-top="0cm" fo:padding-bottom="0cm" fo:border="0.5pt solid #000000" style:writing-mode="lr-tb"/>
    </style:style>
    <style:style style:name="Tabella7.C4" style:family="table-cell">
      <style:table-cell-properties fo:padding-left="0.009cm" fo:padding-right="0.009cm" fo:padding-top="0cm" fo:padding-bottom="0cm" fo:border="0.5pt solid #000000" style:writing-mode="lr-tb"/>
    </style:style>
    <style:style style:name="Tabella7.B5" style:family="table-cell">
      <style:table-cell-properties fo:padding-left="0.009cm" fo:padding-right="0.009cm" fo:padding-top="0cm" fo:padding-bottom="0cm" fo:border="0.5pt solid #000000" style:writing-mode="lr-tb"/>
    </style:style>
    <style:style style:name="Tabella7.C5" style:family="table-cell">
      <style:table-cell-properties fo:padding-left="0.009cm" fo:padding-right="0.009cm" fo:padding-top="0cm" fo:padding-bottom="0cm" fo:border="0.5pt solid #000000" style:writing-mode="lr-tb"/>
    </style:style>
    <style:style style:name="Tabella7.6" style:family="table-row">
      <style:table-row-properties style:min-row-height="2.584cm" fo:keep-together="auto"/>
    </style:style>
    <style:style style:name="Tabella7.B6" style:family="table-cell">
      <style:table-cell-properties fo:padding-left="0.009cm" fo:padding-right="0.009cm" fo:padding-top="0cm" fo:padding-bottom="0cm" fo:border="0.5pt solid #000000" style:writing-mode="lr-tb"/>
    </style:style>
    <style:style style:name="Tabella7.C6" style:family="table-cell">
      <style:table-cell-properties fo:padding-left="0.009cm" fo:padding-right="0.009cm" fo:padding-top="0cm" fo:padding-bottom="0cm" fo:border="0.5pt solid #000000" style:writing-mode="lr-tb"/>
    </style:style>
    <style:style style:name="Tabella8" style:family="table">
      <style:table-properties style:width="16.983cm" fo:margin-left="0.256cm" fo:margin-top="0cm" fo:margin-bottom="0cm" table:align="left" style:writing-mode="lr-tb"/>
    </style:style>
    <style:style style:name="Tabella8.A" style:family="table-column">
      <style:table-column-properties style:column-width="0.734cm"/>
    </style:style>
    <style:style style:name="Tabella8.B" style:family="table-column">
      <style:table-column-properties style:column-width="3.695cm"/>
    </style:style>
    <style:style style:name="Tabella8.C" style:family="table-column">
      <style:table-column-properties style:column-width="6.699cm"/>
    </style:style>
    <style:style style:name="Tabella8.D" style:family="table-column">
      <style:table-column-properties style:column-width="5.854cm"/>
    </style:style>
    <style:style style:name="Tabella8.1" style:family="table-row">
      <style:table-row-properties style:min-row-height="0.642cm" fo:keep-together="auto"/>
    </style:style>
    <style:style style:name="Tabella8.A1" style:family="table-cell">
      <style:table-cell-properties fo:background-color="#d8d8d8" fo:padding-left="0.009cm" fo:padding-right="0.009cm" fo:padding-top="0cm" fo:padding-bottom="0cm" fo:border="0.5pt solid #000000" style:writing-mode="lr-tb">
        <style:background-image/>
      </style:table-cell-properties>
    </style:style>
    <style:style style:name="Tabella8.2" style:family="table-row">
      <style:table-row-properties style:min-row-height="2.148cm" fo:keep-together="auto"/>
    </style:style>
    <style:style style:name="Tabella8.3" style:family="table-row">
      <style:table-row-properties style:min-row-height="1.722cm" fo:keep-together="auto"/>
    </style:style>
    <style:style style:name="Tabella8.A3" style:family="table-cell">
      <style:table-cell-properties fo:padding-left="0.009cm" fo:padding-right="0.009cm" fo:padding-top="0cm" fo:padding-bottom="0cm" fo:border="0.5pt solid #000000" style:writing-mode="lr-tb"/>
    </style:style>
    <style:style style:name="Tabella8.C3" style:family="table-cell">
      <style:table-cell-properties fo:padding-left="0.009cm" fo:padding-right="0.009cm" fo:padding-top="0cm" fo:padding-bottom="0cm" fo:border="0.5pt solid #000000" style:writing-mode="lr-tb"/>
    </style:style>
    <style:style style:name="Tabella8.D3" style:family="table-cell">
      <style:table-cell-properties fo:padding-left="0.009cm" fo:padding-right="0.009cm" fo:padding-top="0cm" fo:padding-bottom="0cm" fo:border="0.5pt solid #000000" style:writing-mode="lr-tb"/>
    </style:style>
    <style:style style:name="Tabella8.4" style:family="table-row">
      <style:table-row-properties style:min-row-height="1.293cm" fo:keep-together="auto"/>
    </style:style>
    <style:style style:name="Tabella8.A4" style:family="table-cell">
      <style:table-cell-properties fo:padding-left="0.009cm" fo:padding-right="0.009cm" fo:padding-top="0cm" fo:padding-bottom="0cm" fo:border="0.5pt solid #000000" style:writing-mode="lr-tb"/>
    </style:style>
    <style:style style:name="Tabella8.C4" style:family="table-cell">
      <style:table-cell-properties fo:padding-left="0.009cm" fo:padding-right="0.009cm" fo:padding-top="0cm" fo:padding-bottom="0cm" fo:border="0.5pt solid #000000" style:writing-mode="lr-tb"/>
    </style:style>
    <style:style style:name="Tabella8.D4" style:family="table-cell">
      <style:table-cell-properties fo:padding-left="0.009cm" fo:padding-right="0.009cm" fo:padding-top="0cm" fo:padding-bottom="0cm" fo:border="0.5pt solid #000000" style:writing-mode="lr-tb"/>
    </style:style>
    <style:style style:name="Tabella8.5" style:family="table-row">
      <style:table-row-properties style:min-row-height="1.289cm" fo:keep-together="auto"/>
    </style:style>
    <style:style style:name="Tabella8.A5" style:family="table-cell">
      <style:table-cell-properties fo:padding-left="0.009cm" fo:padding-right="0.009cm" fo:padding-top="0cm" fo:padding-bottom="0cm" fo:border="0.5pt solid #000000" style:writing-mode="lr-tb"/>
    </style:style>
    <style:style style:name="Tabella8.C5" style:family="table-cell">
      <style:table-cell-properties fo:padding-left="0.009cm" fo:padding-right="0.009cm" fo:padding-top="0cm" fo:padding-bottom="0cm" fo:border="0.5pt solid #000000" style:writing-mode="lr-tb"/>
    </style:style>
    <style:style style:name="Tabella8.D5" style:family="table-cell">
      <style:table-cell-properties fo:padding-left="0.009cm" fo:padding-right="0.009cm" fo:padding-top="0cm" fo:padding-bottom="0cm" fo:border="0.5pt solid #000000" style:writing-mode="lr-tb"/>
    </style:style>
    <style:style style:name="Tabella8.A6" style:family="table-cell">
      <style:table-cell-properties fo:padding-left="0.009cm" fo:padding-right="0.009cm" fo:padding-top="0cm" fo:padding-bottom="0cm" fo:border="0.5pt solid #000000" style:writing-mode="lr-tb"/>
    </style:style>
    <style:style style:name="Tabella8.C6" style:family="table-cell">
      <style:table-cell-properties fo:padding-left="0.009cm" fo:padding-right="0.009cm" fo:padding-top="0cm" fo:padding-bottom="0cm" fo:border="0.5pt solid #000000" style:writing-mode="lr-tb"/>
    </style:style>
    <style:style style:name="Tabella8.D6" style:family="table-cell">
      <style:table-cell-properties fo:padding-left="0.009cm" fo:padding-right="0.009cm" fo:padding-top="0cm" fo:padding-bottom="0cm" fo:border="0.5pt solid #000000" style:writing-mode="lr-tb"/>
    </style:style>
    <style:style style:name="Tabella8.7" style:family="table-row">
      <style:table-row-properties style:min-row-height="1.295cm" fo:keep-together="auto"/>
    </style:style>
    <style:style style:name="Tabella8.A7" style:family="table-cell">
      <style:table-cell-properties fo:padding-left="0.009cm" fo:padding-right="0.009cm" fo:padding-top="0cm" fo:padding-bottom="0cm" fo:border="0.5pt solid #000000" style:writing-mode="lr-tb"/>
    </style:style>
    <style:style style:name="Tabella8.C7" style:family="table-cell">
      <style:table-cell-properties fo:padding-left="0.009cm" fo:padding-right="0.009cm" fo:padding-top="0cm" fo:padding-bottom="0cm" fo:border="0.5pt solid #000000" style:writing-mode="lr-tb"/>
    </style:style>
    <style:style style:name="Tabella8.D7" style:family="table-cell">
      <style:table-cell-properties fo:padding-left="0.009cm" fo:padding-right="0.009cm" fo:padding-top="0cm" fo:padding-bottom="0cm" fo:border="0.5pt solid #000000" style:writing-mode="lr-tb"/>
    </style:style>
    <style:style style:name="Tabella8.A8" style:family="table-cell">
      <style:table-cell-properties fo:padding-left="0.009cm" fo:padding-right="0.009cm" fo:padding-top="0cm" fo:padding-bottom="0cm" fo:border="0.5pt solid #000000" style:writing-mode="lr-tb"/>
    </style:style>
    <style:style style:name="Tabella8.C8" style:family="table-cell">
      <style:table-cell-properties fo:padding-left="0.009cm" fo:padding-right="0.009cm" fo:padding-top="0cm" fo:padding-bottom="0cm" fo:border="0.5pt solid #000000" style:writing-mode="lr-tb"/>
    </style:style>
    <style:style style:name="Tabella8.D8" style:family="table-cell">
      <style:table-cell-properties fo:padding-left="0.009cm" fo:padding-right="0.009cm" fo:padding-top="0cm" fo:padding-bottom="0cm" fo:border="0.5pt solid #000000" style:writing-mode="lr-tb"/>
    </style:style>
    <style:style style:name="Tabella8.A9" style:family="table-cell">
      <style:table-cell-properties fo:padding-left="0.009cm" fo:padding-right="0.009cm" fo:padding-top="0cm" fo:padding-bottom="0cm" fo:border="0.5pt solid #000000" style:writing-mode="lr-tb"/>
    </style:style>
    <style:style style:name="Tabella8.C9" style:family="table-cell">
      <style:table-cell-properties fo:padding-left="0.009cm" fo:padding-right="0.009cm" fo:padding-top="0cm" fo:padding-bottom="0cm" fo:border="0.5pt solid #000000" style:writing-mode="lr-tb"/>
    </style:style>
    <style:style style:name="Tabella8.D9" style:family="table-cell">
      <style:table-cell-properties fo:padding-left="0.009cm" fo:padding-right="0.009cm" fo:padding-top="0cm" fo:padding-bottom="0cm" fo:border="0.5pt solid #000000" style:writing-mode="lr-tb"/>
    </style:style>
    <style:style style:name="Tabella8.10" style:family="table-row">
      <style:table-row-properties style:min-row-height="0.43cm" fo:keep-together="auto"/>
    </style:style>
    <style:style style:name="Tabella9" style:family="table">
      <style:table-properties style:width="16.986cm" fo:margin-left="0.256cm" fo:margin-top="0cm" fo:margin-bottom="0cm" table:align="left" style:writing-mode="lr-tb"/>
    </style:style>
    <style:style style:name="Tabella9.A" style:family="table-column">
      <style:table-column-properties style:column-width="4.441cm"/>
    </style:style>
    <style:style style:name="Tabella9.B" style:family="table-column">
      <style:table-column-properties style:column-width="12.545cm"/>
    </style:style>
    <style:style style:name="Tabella9.1" style:family="table-row">
      <style:table-row-properties style:min-row-height="4.304cm" fo:keep-together="auto"/>
    </style:style>
    <style:style style:name="Tabella9.A1" style:family="table-cell">
      <style:table-cell-properties fo:background-color="#d8d8d8" fo:padding-left="0.009cm" fo:padding-right="0.009cm" fo:padding-top="0cm" fo:padding-bottom="0cm" fo:border="0.5pt solid #000000" style:writing-mode="lr-tb">
        <style:background-image/>
      </style:table-cell-properties>
    </style:style>
    <style:style style:name="Tabella9.B1" style:family="table-cell">
      <style:table-cell-properties fo:padding-left="0.009cm" fo:padding-right="0.009cm" fo:padding-top="0cm" fo:padding-bottom="0cm" fo:border="0.5pt solid #000000" style:writing-mode="lr-tb"/>
    </style:style>
    <style:style style:name="Tabella9.2" style:family="table-row">
      <style:table-row-properties style:min-row-height="0.43cm" fo:keep-together="auto"/>
    </style:style>
    <style:style style:name="Tabella9.3" style:family="table-row">
      <style:table-row-properties style:min-row-height="1.295cm" fo:keep-together="auto"/>
    </style:style>
    <style:style style:name="Tabella9.A3" style:family="table-cell">
      <style:table-cell-properties fo:padding-left="0.009cm" fo:padding-right="0.009cm" fo:padding-top="0cm" fo:padding-bottom="0cm" fo:border="0.5pt solid #000000" style:writing-mode="lr-tb"/>
    </style:style>
    <style:style style:name="Tabella9.5" style:family="table-row">
      <style:table-row-properties style:min-row-height="1.289cm" fo:keep-together="auto"/>
    </style:style>
    <style:style style:name="Tabella9.A5" style:family="table-cell">
      <style:table-cell-properties fo:padding-left="0.009cm" fo:padding-right="0.009cm" fo:padding-top="0cm" fo:padding-bottom="0cm" fo:border="0.5pt solid #000000" style:writing-mode="lr-tb"/>
    </style:style>
    <style:style style:name="Tabella10" style:family="table">
      <style:table-properties style:width="16.983cm" fo:margin-left="0.256cm" fo:margin-top="0cm" fo:margin-bottom="0cm" table:align="left" style:writing-mode="lr-tb"/>
    </style:style>
    <style:style style:name="Tabella10.A" style:family="table-column">
      <style:table-column-properties style:column-width="4.364cm"/>
    </style:style>
    <style:style style:name="Tabella10.B" style:family="table-column">
      <style:table-column-properties style:column-width="12.619cm"/>
    </style:style>
    <style:style style:name="Tabella10.1" style:family="table-row">
      <style:table-row-properties style:min-row-height="0.642cm" fo:keep-together="auto"/>
    </style:style>
    <style:style style:name="Tabella10.A1" style:family="table-cell">
      <style:table-cell-properties fo:background-color="#d8d8d8" fo:padding-left="0.009cm" fo:padding-right="0.009cm" fo:padding-top="0cm" fo:padding-bottom="0cm" fo:border="0.5pt solid #000000" style:writing-mode="lr-tb">
        <style:background-image/>
      </style:table-cell-properties>
    </style:style>
    <style:style style:name="Tabella10.2" style:family="table-row">
      <style:table-row-properties style:min-row-height="2.154cm" fo:keep-together="auto"/>
    </style:style>
    <style:style style:name="Tabella10.B2" style:family="table-cell">
      <style:table-cell-properties fo:padding-left="0.009cm" fo:padding-right="0.009cm" fo:padding-top="0cm" fo:padding-bottom="0cm" fo:border="0.5pt solid #000000" style:writing-mode="lr-tb"/>
    </style:style>
    <style:style style:name="Tabella10.3" style:family="table-row">
      <style:table-row-properties style:min-row-height="2.148cm" fo:keep-together="auto"/>
    </style:style>
    <style:style style:name="Tabella10.B3" style:family="table-cell">
      <style:table-cell-properties fo:padding-left="0.009cm" fo:padding-right="0.009cm" fo:padding-top="0cm" fo:padding-bottom="0cm" fo:border="0.5pt solid #000000" style:writing-mode="lr-tb"/>
    </style:style>
    <style:style style:name="Tabella10.B4" style:family="table-cell">
      <style:table-cell-properties fo:padding-left="0.009cm" fo:padding-right="0.009cm" fo:padding-top="0cm" fo:padding-bottom="0cm" fo:border="0.5pt solid #000000" style:writing-mode="lr-tb"/>
    </style:style>
    <style:style style:name="Tabella10.5" style:family="table-row">
      <style:table-row-properties style:min-row-height="1.637cm" fo:keep-together="auto"/>
    </style:style>
    <style:style style:name="Tabella10.B5" style:family="table-cell">
      <style:table-cell-properties fo:padding-left="0.009cm" fo:padding-right="0.009cm" fo:padding-top="0cm" fo:padding-bottom="0cm" fo:border="0.5pt solid #000000" style:writing-mode="lr-tb"/>
    </style:style>
    <style:style style:name="Tabella11" style:family="table">
      <style:table-properties style:width="16.979cm" fo:margin-left="0.256cm" fo:margin-top="0cm" fo:margin-bottom="0cm" table:align="left" style:writing-mode="lr-tb"/>
    </style:style>
    <style:style style:name="Tabella11.A" style:family="table-column">
      <style:table-column-properties style:column-width="0.734cm"/>
    </style:style>
    <style:style style:name="Tabella11.B" style:family="table-column">
      <style:table-column-properties style:column-width="3.701cm"/>
    </style:style>
    <style:style style:name="Tabella11.C" style:family="table-column">
      <style:table-column-properties style:column-width="6.052cm"/>
    </style:style>
    <style:style style:name="Tabella11.D" style:family="table-column">
      <style:table-column-properties style:column-width="6.493cm"/>
    </style:style>
    <style:style style:name="Tabella11.1" style:family="table-row">
      <style:table-row-properties style:min-row-height="1.074cm" fo:keep-together="auto"/>
    </style:style>
    <style:style style:name="Tabella11.A1" style:family="table-cell">
      <style:table-cell-properties fo:background-color="#d8d8d8" fo:padding-left="0.009cm" fo:padding-right="0.009cm" fo:padding-top="0cm" fo:padding-bottom="0cm" fo:border="0.5pt solid #000000" style:writing-mode="lr-tb">
        <style:background-image/>
      </style:table-cell-properties>
    </style:style>
    <style:style style:name="Tabella11.2" style:family="table-row">
      <style:table-row-properties style:min-row-height="2.148cm" fo:keep-together="auto"/>
    </style:style>
    <style:style style:name="Tabella11.3" style:family="table-row">
      <style:table-row-properties style:min-row-height="1.295cm" fo:keep-together="auto"/>
    </style:style>
    <style:style style:name="Tabella11.A3" style:family="table-cell">
      <style:table-cell-properties fo:padding-left="0.009cm" fo:padding-right="0.009cm" fo:padding-top="0cm" fo:padding-bottom="0cm" fo:border="0.5pt solid #000000" style:writing-mode="lr-tb"/>
    </style:style>
    <style:style style:name="Tabella11.C3" style:family="table-cell">
      <style:table-cell-properties fo:padding-left="0.009cm" fo:padding-right="0.009cm" fo:padding-top="0cm" fo:padding-bottom="0cm" fo:border="0.5pt solid #000000" style:writing-mode="lr-tb"/>
    </style:style>
    <style:style style:name="Tabella11.D3" style:family="table-cell">
      <style:table-cell-properties fo:padding-left="0.009cm" fo:padding-right="0.009cm" fo:padding-top="0cm" fo:padding-bottom="0cm" fo:border="0.5pt solid #000000" style:writing-mode="lr-tb"/>
    </style:style>
    <style:style style:name="Tabella11.4" style:family="table-row">
      <style:table-row-properties style:min-row-height="1.289cm" fo:keep-together="auto"/>
    </style:style>
    <style:style style:name="Tabella11.A4" style:family="table-cell">
      <style:table-cell-properties fo:padding-left="0.009cm" fo:padding-right="0.009cm" fo:padding-top="0cm" fo:padding-bottom="0cm" fo:border="0.5pt solid #000000" style:writing-mode="lr-tb"/>
    </style:style>
    <style:style style:name="Tabella11.C4" style:family="table-cell">
      <style:table-cell-properties fo:padding-left="0.009cm" fo:padding-right="0.009cm" fo:padding-top="0cm" fo:padding-bottom="0cm" fo:border="0.5pt solid #000000" style:writing-mode="lr-tb"/>
    </style:style>
    <style:style style:name="Tabella11.D4" style:family="table-cell">
      <style:table-cell-properties fo:padding-left="0.009cm" fo:padding-right="0.009cm" fo:padding-top="0cm" fo:padding-bottom="0cm" fo:border="0.5pt solid #000000" style:writing-mode="lr-tb"/>
    </style:style>
    <style:style style:name="Tabella11.A5" style:family="table-cell">
      <style:table-cell-properties fo:padding-left="0.009cm" fo:padding-right="0.009cm" fo:padding-top="0cm" fo:padding-bottom="0cm" fo:border="0.5pt solid #000000" style:writing-mode="lr-tb"/>
    </style:style>
    <style:style style:name="Tabella11.C5" style:family="table-cell">
      <style:table-cell-properties fo:padding-left="0.009cm" fo:padding-right="0.009cm" fo:padding-top="0cm" fo:padding-bottom="0cm" fo:border="0.5pt solid #000000" style:writing-mode="lr-tb"/>
    </style:style>
    <style:style style:name="Tabella11.D5" style:family="table-cell">
      <style:table-cell-properties fo:padding-left="0.009cm" fo:padding-right="0.009cm" fo:padding-top="0cm" fo:padding-bottom="0cm" fo:border="0.5pt solid #000000" style:writing-mode="lr-tb"/>
    </style:style>
    <style:style style:name="Tabella12" style:family="table">
      <style:table-properties style:width="16.979cm" fo:margin-left="0.256cm" fo:margin-top="0cm" fo:margin-bottom="0cm" table:align="left" style:writing-mode="lr-tb"/>
    </style:style>
    <style:style style:name="Tabella12.A" style:family="table-column">
      <style:table-column-properties style:column-width="0.734cm"/>
    </style:style>
    <style:style style:name="Tabella12.B" style:family="table-column">
      <style:table-column-properties style:column-width="3.701cm"/>
    </style:style>
    <style:style style:name="Tabella12.C" style:family="table-column">
      <style:table-column-properties style:column-width="6.052cm"/>
    </style:style>
    <style:style style:name="Tabella12.D" style:family="table-column">
      <style:table-column-properties style:column-width="6.493cm"/>
    </style:style>
    <style:style style:name="Tabella12.1" style:family="table-row">
      <style:table-row-properties style:min-row-height="1.289cm" fo:keep-together="auto"/>
    </style:style>
    <style:style style:name="Tabella12.A1" style:family="table-cell">
      <style:table-cell-properties fo:padding-left="0.009cm" fo:padding-right="0.009cm" fo:padding-top="0cm" fo:padding-bottom="0cm" fo:border="0.5pt solid #000000" style:writing-mode="lr-tb"/>
    </style:style>
    <style:style style:name="Tabella12.B1" style:family="table-cell">
      <style:table-cell-properties fo:background-color="#d8d8d8" fo:padding-left="0.009cm" fo:padding-right="0.009cm" fo:padding-top="0cm" fo:padding-bottom="0cm" fo:border="0.5pt solid #000000" style:writing-mode="lr-tb">
        <style:background-image/>
      </style:table-cell-properties>
    </style:style>
    <style:style style:name="Tabella12.2" style:family="table-row">
      <style:table-row-properties style:min-row-height="1.295cm" fo:keep-together="auto"/>
    </style:style>
    <style:style style:name="Tabella12.5" style:family="table-row">
      <style:table-row-properties style:min-row-height="1.722cm" fo:keep-together="auto"/>
    </style:style>
    <style:style style:name="Tabella12.6" style:family="table-row">
      <style:table-row-properties style:min-row-height="0.46cm" fo:keep-together="auto"/>
    </style:style>
    <style:style style:name="Tabella12.7" style:family="table-row">
      <style:table-row-properties style:min-row-height="0.857cm" fo:keep-together="auto"/>
    </style:style>
    <style:style style:name="Tabella12.9" style:family="table-row">
      <style:table-row-properties style:min-row-height="0.455cm" fo:keep-together="auto"/>
    </style:style>
    <style:style style:name="Tabella12.10" style:family="table-row">
      <style:table-row-properties style:min-row-height="0.43cm" fo:keep-together="auto"/>
    </style:style>
    <style:style style:name="P1" style:family="paragraph" style:parent-style-name="Text_20_body">
      <style:paragraph-properties fo:line-height="0%"/>
    </style:style>
    <style:style style:name="P2" style:family="paragraph" style:parent-style-name="Text_20_body">
      <style:paragraph-properties fo:margin-left="0.744cm" fo:margin-top="0.002cm" fo:margin-bottom="0cm" style:contextual-spacing="false" fo:text-align="center" style:justify-single-word="false"/>
    </style:style>
    <style:style style:name="P3" style:family="paragraph" style:parent-style-name="Text_20_body">
      <style:paragraph-properties fo:margin-left="0.106cm" fo:margin-right="0.586cm" fo:text-align="center" style:justify-single-word="false"/>
    </style:style>
    <style:style style:name="P4" style:family="paragraph" style:parent-style-name="Text_20_body">
      <style:paragraph-properties fo:margin-left="0.109cm" fo:margin-right="0.586cm" fo:text-align="center" style:justify-single-word="false"/>
    </style:style>
    <style:style style:name="P5" style:family="paragraph" style:parent-style-name="Text_20_body">
      <style:paragraph-properties fo:margin-left="1.302cm" fo:margin-right="1.81cm" fo:text-align="justify" style:justify-single-word="false"/>
    </style:style>
    <style:style style:name="P6" style:family="paragraph" style:parent-style-name="Text_20_body">
      <style:paragraph-properties fo:margin-left="11.749cm" fo:margin-right="3.337cm" fo:line-height="105%"/>
    </style:style>
    <style:style style:name="P7" style:family="paragraph" style:parent-style-name="Text_20_body">
      <style:paragraph-properties fo:margin-left="11.749cm" fo:line-height="98%"/>
    </style:style>
    <style:style style:name="P8" style:family="paragraph" style:parent-style-name="Text_20_body">
      <style:paragraph-properties fo:margin-left="0.437cm" fo:margin-right="15.148cm" fo:margin-top="0.243cm" fo:margin-bottom="0cm" style:contextual-spacing="false" fo:line-height="160%"/>
    </style:style>
    <style:style style:name="P9" style:family="paragraph" style:parent-style-name="Standard">
      <style:text-properties fo:font-size="10pt" fo:font-weight="bold" style:font-size-asian="10pt" style:font-weight-asian="bold"/>
    </style:style>
    <style:style style:name="P10" style:family="paragraph" style:parent-style-name="Standard">
      <style:paragraph-properties fo:margin-top="0.053cm" fo:margin-bottom="0cm" style:contextual-spacing="false"/>
      <style:text-properties fo:font-size="10pt" fo:font-weight="bold" style:font-size-asian="10pt" style:font-weight-asian="bold"/>
    </style:style>
    <style:style style:name="P11" style:family="paragraph" style:parent-style-name="Standard">
      <style:paragraph-properties fo:margin-top="0.019cm" fo:margin-bottom="0cm" style:contextual-spacing="false"/>
      <style:text-properties fo:font-size="10pt" fo:font-weight="bold" style:font-size-asian="10pt" style:font-weight-asian="bold"/>
    </style:style>
    <style:style style:name="P12" style:family="paragraph" style:parent-style-name="Standard">
      <style:paragraph-properties fo:margin-top="0.418cm" fo:margin-bottom="0.002cm" style:contextual-spacing="false"/>
      <style:text-properties fo:font-size="10pt" fo:font-weight="bold" style:font-size-asian="10pt" style:font-weight-asian="bold"/>
    </style:style>
    <style:style style:name="P13" style:family="paragraph" style:parent-style-name="Standard">
      <style:paragraph-properties fo:margin-top="0.247cm" fo:margin-bottom="0cm" style:contextual-spacing="false"/>
      <style:text-properties fo:font-size="10pt" fo:font-weight="bold" style:font-size-asian="10pt" style:font-weight-asian="bold"/>
    </style:style>
    <style:style style:name="P14" style:family="paragraph" style:parent-style-name="Standard">
      <style:paragraph-properties fo:margin-top="0.009cm" fo:margin-bottom="0cm" style:contextual-spacing="false"/>
      <style:text-properties fo:font-size="10pt" fo:font-weight="bold" style:font-size-asian="10pt" style:font-weight-asian="bold"/>
    </style:style>
    <style:style style:name="P15" style:family="paragraph" style:parent-style-name="Standard">
      <style:paragraph-properties fo:margin-top="0.005cm" fo:margin-bottom="0cm" style:contextual-spacing="false"/>
      <style:text-properties fo:font-size="10pt" fo:font-weight="bold" style:font-size-asian="10pt" style:font-weight-asian="bold"/>
    </style:style>
    <style:style style:name="P16" style:family="paragraph" style:parent-style-name="Standard">
      <style:paragraph-properties fo:margin-top="0.309cm" fo:margin-bottom="0cm" style:contextual-spacing="false"/>
      <style:text-properties fo:font-size="10pt" fo:font-weight="bold" style:font-size-asian="10pt" style:font-weight-asian="bold"/>
    </style:style>
    <style:style style:name="P17" style:family="paragraph" style:parent-style-name="Standard">
      <style:text-properties fo:font-size="10pt" style:font-size-asian="10pt"/>
    </style:style>
    <style:style style:name="P18" style:family="paragraph" style:parent-style-name="Standard">
      <style:paragraph-properties fo:margin-top="0.192cm" fo:margin-bottom="0cm" style:contextual-spacing="false"/>
      <style:text-properties fo:font-size="10pt" style:font-size-asian="10pt"/>
    </style:style>
    <style:style style:name="P19" style:family="paragraph" style:parent-style-name="Standard">
      <style:paragraph-properties fo:margin-top="0.164cm" fo:margin-bottom="0cm" style:contextual-spacing="false"/>
      <style:text-properties fo:font-size="10pt" style:font-size-asian="10pt"/>
    </style:style>
    <style:style style:name="P20" style:family="paragraph" style:parent-style-name="Standard">
      <style:paragraph-properties fo:margin-top="0.21cm" fo:margin-bottom="0cm" style:contextual-spacing="false"/>
      <style:text-properties fo:font-size="10pt" style:font-size-asian="10pt"/>
    </style:style>
    <style:style style:name="P21" style:family="paragraph" style:parent-style-name="Standard">
      <style:paragraph-properties fo:margin-top="0.123cm" fo:margin-bottom="0cm" style:contextual-spacing="false"/>
      <style:text-properties fo:font-size="10pt" style:font-size-asian="10pt"/>
    </style:style>
    <style:style style:name="P22" style:family="paragraph" style:parent-style-name="Standard">
      <style:paragraph-properties fo:margin-top="0.053cm" fo:margin-bottom="0cm" style:contextual-spacing="false"/>
      <style:text-properties fo:font-size="10pt" style:font-size-asian="10pt"/>
    </style:style>
    <style:style style:name="P23" style:family="paragraph" style:parent-style-name="Standard">
      <style:paragraph-properties fo:margin-top="0.206cm" fo:margin-bottom="0cm" style:contextual-spacing="false"/>
      <style:text-properties fo:font-size="10pt" style:font-size-asian="10pt"/>
    </style:style>
    <style:style style:name="P24" style:family="paragraph" style:parent-style-name="Standard">
      <style:paragraph-properties fo:margin-top="0.108cm" fo:margin-bottom="0cm" style:contextual-spacing="false"/>
      <style:text-properties fo:font-size="10pt" fo:font-style="italic" style:font-size-asian="10pt" style:font-style-asian="italic"/>
    </style:style>
    <style:style style:name="P25" style:family="paragraph" style:parent-style-name="Standard">
      <style:paragraph-properties fo:margin-left="1.75cm" fo:margin-right="0.242cm" fo:line-height="108%" fo:text-align="justify" style:justify-single-word="false" fo:text-indent="-1.503cm" style:auto-text-indent="false"/>
    </style:style>
    <style:style style:name="P26" style:family="paragraph" style:parent-style-name="Standard">
      <style:paragraph-properties fo:margin-left="0.437cm">
        <style:tab-stops>
          <style:tab-stop style:position="4.755cm"/>
        </style:tab-stops>
      </style:paragraph-properties>
    </style:style>
    <style:style style:name="P27" style:family="paragraph" style:parent-style-name="Standard">
      <style:paragraph-properties fo:margin-left="0.437cm" fo:margin-top="0.238cm" fo:margin-bottom="0cm" style:contextual-spacing="false">
        <style:tab-stops>
          <style:tab-stop style:position="2.986cm"/>
          <style:tab-stop style:position="13.282cm"/>
          <style:tab-stop style:position="13.827cm"/>
        </style:tab-stops>
      </style:paragraph-properties>
    </style:style>
    <style:style style:name="P28" style:family="paragraph" style:parent-style-name="Standard">
      <style:paragraph-properties fo:margin-left="0.437cm" fo:margin-top="0.231cm" fo:margin-bottom="0cm" style:contextual-spacing="false">
        <style:tab-stops>
          <style:tab-stop style:position="3.388cm"/>
        </style:tab-stops>
      </style:paragraph-properties>
    </style:style>
    <style:style style:name="P29" style:family="paragraph" style:parent-style-name="Standard">
      <style:paragraph-properties fo:margin-left="0.437cm" fo:margin-top="0.005cm" fo:margin-bottom="0cm" style:contextual-spacing="false"/>
    </style:style>
    <style:style style:name="P30" style:family="paragraph" style:parent-style-name="Standard">
      <style:paragraph-properties fo:margin-left="1.517cm" fo:line-height="0.407cm"/>
    </style:style>
    <style:style style:name="P31" style:family="paragraph" style:parent-style-name="Standard" style:master-page-name="Converted1">
      <style:paragraph-properties fo:margin-top="0.005cm" fo:margin-bottom="0.002cm" style:contextual-spacing="false" style:page-number="auto"/>
      <style:text-properties fo:font-size="3.5pt" fo:font-weight="bold" style:font-size-asian="3.5pt" style:font-weight-asian="bold"/>
    </style:style>
    <style:style style:name="P32" style:family="paragraph" style:parent-style-name="Standard" style:master-page-name="Converted2">
      <style:paragraph-properties fo:margin-top="0.005cm" fo:margin-bottom="0.002cm" style:contextual-spacing="false" style:page-number="auto"/>
      <style:text-properties fo:font-size="3.5pt" fo:font-weight="bold" style:font-size-asian="3.5pt" style:font-weight-asian="bold"/>
    </style:style>
    <style:style style:name="P33" style:family="paragraph" style:parent-style-name="Standard" style:master-page-name="Converted3">
      <style:paragraph-properties fo:margin-top="0.005cm" fo:margin-bottom="0.002cm" style:contextual-spacing="false" style:page-number="auto"/>
      <style:text-properties fo:font-size="3.5pt" fo:font-weight="bold" style:font-size-asian="3.5pt" style:font-weight-asian="bold"/>
    </style:style>
    <style:style style:name="P34" style:family="paragraph" style:parent-style-name="Standard" style:master-page-name="Converted4">
      <style:paragraph-properties fo:margin-top="0.005cm" fo:margin-bottom="0.002cm" style:contextual-spacing="false" style:page-number="auto"/>
      <style:text-properties fo:font-size="3.5pt" fo:font-weight="bold" style:font-size-asian="3.5pt" style:font-weight-asian="bold"/>
    </style:style>
    <style:style style:name="P35" style:family="paragraph" style:parent-style-name="Standard" style:master-page-name="Converted5">
      <style:paragraph-properties fo:margin-top="0.005cm" fo:margin-bottom="0.002cm" style:contextual-spacing="false" style:page-number="auto"/>
      <style:text-properties fo:font-size="3.5pt" fo:font-weight="bold" style:font-size-asian="3.5pt" style:font-weight-asian="bold"/>
    </style:style>
    <style:style style:name="P36" style:family="paragraph" style:parent-style-name="Standard" style:master-page-name="Converted6">
      <style:paragraph-properties fo:margin-top="0.005cm" fo:margin-bottom="0.002cm" style:contextual-spacing="false" style:page-number="auto"/>
      <style:text-properties fo:font-size="3.5pt" fo:font-weight="bold" style:font-size-asian="3.5pt" style:font-weight-asian="bold"/>
    </style:style>
    <style:style style:name="P37" style:family="paragraph" style:parent-style-name="Standard" style:master-page-name="Converted7">
      <style:paragraph-properties fo:margin-top="0.005cm" fo:margin-bottom="0.002cm" style:contextual-spacing="false" style:page-number="auto"/>
      <style:text-properties fo:font-size="3.5pt" fo:font-weight="bold" style:font-size-asian="3.5pt" style:font-weight-asian="bold"/>
    </style:style>
    <style:style style:name="P38" style:family="paragraph" style:parent-style-name="Standard">
      <style:paragraph-properties fo:margin-left="0.247cm"/>
    </style:style>
    <style:style style:name="P39" style:family="paragraph" style:parent-style-name="Standard">
      <style:paragraph-properties fo:margin-top="0.019cm" fo:margin-bottom="0.002cm" style:contextual-spacing="false"/>
      <style:text-properties fo:font-size="7.5pt" fo:font-weight="bold" style:font-size-asian="7.5pt" style:font-weight-asian="bold"/>
    </style:style>
    <style:style style:name="P40" style:family="paragraph" style:parent-style-name="Standard">
      <style:paragraph-properties fo:margin-top="0.021cm" fo:margin-bottom="0cm" style:contextual-spacing="false"/>
      <style:text-properties fo:font-size="9pt" fo:font-weight="bold" style:font-size-asian="9pt" style:font-weight-asian="bold"/>
    </style:style>
    <style:style style:name="P41" style:family="paragraph" style:parent-style-name="Standard">
      <style:text-properties fo:font-size="9.5pt" fo:font-weight="bold" style:font-size-asian="9.5pt" style:font-weight-asian="bold"/>
    </style:style>
    <style:style style:name="P42" style:family="paragraph" style:parent-style-name="Standard">
      <style:paragraph-properties fo:margin-right="0.182cm" fo:margin-top="0.425cm" fo:margin-bottom="0cm" style:contextual-spacing="false"/>
    </style:style>
    <style:style style:name="P43" style:family="paragraph" style:parent-style-name="Standard">
      <style:paragraph-properties fo:margin-left="0.185cm" fo:margin-right="0.058cm" fo:margin-top="0.104cm" fo:margin-bottom="0cm" style:contextual-spacing="false" fo:text-align="center" style:justify-single-word="false" fo:break-before="column"/>
    </style:style>
    <style:style style:name="P44" style:family="paragraph" style:parent-style-name="Standard">
      <style:paragraph-properties fo:margin-left="0.185cm" fo:margin-right="0.058cm" fo:margin-top="0.104cm" fo:margin-bottom="0cm" style:contextual-spacing="false" fo:text-align="center" style:justify-single-word="false"/>
      <style:text-properties fo:color="#3b3b3b" loext:opacity="100%" fo:font-size="10pt" fo:letter-spacing="-0.007cm" style:font-size-asian="10pt"/>
    </style:style>
    <style:style style:name="P45" style:family="paragraph" style:parent-style-name="Heading_20_3">
      <style:paragraph-properties fo:margin-left="0.94cm" fo:margin-right="0cm" fo:margin-top="0.104cm" fo:margin-bottom="0cm" style:contextual-spacing="false"/>
    </style:style>
    <style:style style:name="P46" style:family="paragraph" style:parent-style-name="Heading_20_3">
      <style:paragraph-properties fo:margin-left="0.757cm" fo:margin-right="0cm" fo:margin-top="0.243cm" fo:margin-bottom="0cm" style:contextual-spacing="false"/>
    </style:style>
    <style:style style:name="P47" style:family="paragraph" style:parent-style-name="Heading_20_3">
      <style:paragraph-properties fo:margin-left="0.757cm" fo:margin-right="0cm" fo:margin-top="0.243cm" fo:margin-bottom="0cm" style:contextual-spacing="false" fo:text-align="start" style:justify-single-word="false"/>
      <style:text-properties fo:color="#3b3b3b" loext:opacity="100%"/>
    </style:style>
    <style:style style:name="P48" style:family="paragraph" style:parent-style-name="Heading_20_2">
      <style:paragraph-properties fo:margin-right="4.262cm" fo:margin-top="0.002cm" fo:margin-bottom="0cm" style:contextual-spacing="false" fo:text-align="end" style:justify-single-word="false"/>
    </style:style>
    <style:style style:name="P49" style:family="paragraph" style:parent-style-name="Heading_20_2">
      <style:paragraph-properties fo:margin-left="-0.002cm" fo:margin-right="0.002cm" fo:margin-top="0.102cm" fo:margin-bottom="0cm" style:contextual-spacing="false"/>
    </style:style>
    <style:style style:name="P50" style:family="paragraph" style:parent-style-name="Heading_20_2">
      <style:paragraph-properties fo:margin-left="0.94cm" fo:margin-right="0.18cm"/>
    </style:style>
    <style:style style:name="P51" style:family="paragraph" style:parent-style-name="Heading_20_1">
      <style:paragraph-properties fo:margin-left="0.245cm" fo:margin-right="0.252cm" fo:margin-top="0.002cm" fo:margin-bottom="0cm" style:contextual-spacing="false"/>
    </style:style>
    <style:style style:name="P52" style:family="paragraph" style:parent-style-name="Heading_20_1">
      <style:paragraph-properties fo:margin-left="0.247cm" fo:margin-right="0.252cm" fo:margin-top="0.377cm" fo:margin-bottom="0cm" style:contextual-spacing="false"/>
    </style:style>
    <style:style style:name="P53" style:family="paragraph" style:parent-style-name="Table_20_Paragraph">
      <style:paragraph-properties fo:margin-left="0.028cm" fo:margin-right="0.012cm" fo:margin-top="0.002cm" fo:margin-bottom="0cm" style:contextual-spacing="false" fo:line-height="0.393cm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4" style:family="paragraph" style:parent-style-name="Table_20_Paragraph">
      <style:paragraph-properties fo:margin-left="0.028cm" fo:margin-right="0.002cm" fo:margin-top="0.002cm" fo:margin-bottom="0cm" style:contextual-spacing="false" fo:line-height="0.393cm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5" style:family="paragraph" style:parent-style-name="Table_20_Paragraph">
      <style:paragraph-properties fo:margin-left="0.028cm" fo:margin-right="0.005cm" fo:margin-top="0.002cm" fo:margin-bottom="0cm" style:contextual-spacing="false" fo:line-height="0.393cm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6" style:family="paragraph" style:parent-style-name="Table_20_Paragraph">
      <style:paragraph-properties fo:margin-left="1.815cm" fo:margin-top="0.002cm" fo:margin-bottom="0cm" style:contextual-spacing="false" fo:line-height="0.393cm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7" style:family="paragraph" style:parent-style-name="Table_20_Paragraph">
      <style:paragraph-properties fo:margin-left="1.822cm" fo:margin-top="0.002cm" fo:margin-bottom="0cm" style:contextual-spacing="false" fo:line-height="0.393cm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8" style:family="paragraph" style:parent-style-name="Table_20_Paragraph">
      <style:paragraph-properties fo:margin-top="0cm" fo:margin-bottom="0cm" style:contextual-spacing="false" fo:line-height="0.393cm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9" style:family="paragraph" style:parent-style-name="Table_20_Paragraph">
      <style:paragraph-properties fo:margin-left="1.549cm" fo:margin-top="0.002cm" fo:margin-bottom="0cm" style:contextual-spacing="false" fo:line-height="0.393cm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0" style:family="paragraph" style:parent-style-name="Table_20_Paragraph">
      <style:paragraph-properties fo:margin-left="1.565cm" fo:margin-top="0.002cm" fo:margin-bottom="0cm" style:contextual-spacing="false" fo:line-height="0.393cm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1" style:family="paragraph" style:parent-style-name="Table_20_Paragraph">
      <style:paragraph-properties fo:margin-left="1.547cm" fo:margin-top="0.002cm" fo:margin-bottom="0cm" style:contextual-spacing="false" fo:line-height="0.393cm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2" style:family="paragraph" style:parent-style-name="Table_20_Paragraph">
      <style:paragraph-properties fo:margin-top="0.004cm" fo:margin-bottom="0cm" style:contextual-spacing="false" fo:line-height="0.393cm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3" style:family="paragraph" style:parent-style-name="Table_20_Paragraph">
      <style:paragraph-properties fo:margin-left="0.189cm" fo:margin-top="0cm" fo:margin-bottom="0cm" style:contextual-spacing="false" fo:line-height="0.393cm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4" style:family="paragraph" style:parent-style-name="Table_20_Paragraph">
      <style:paragraph-properties fo:margin-top="0.002cm" fo:margin-bottom="0cm" style:contextual-spacing="false" fo:line-height="0.393cm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5" style:family="paragraph" style:parent-style-name="Table_20_Paragraph">
      <style:paragraph-properties fo:margin-left="0.189cm" fo:margin-top="0.002cm" fo:margin-bottom="0cm" style:contextual-spacing="false" fo:line-height="0.393cm" fo:text-align="justify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6" style:family="paragraph" style:parent-style-name="Table_20_Paragraph">
      <style:paragraph-properties fo:margin-left="0.189cm" fo:margin-top="0cm" fo:margin-bottom="0cm" style:contextual-spacing="false" fo:line-height="0.393cm" fo:text-align="justify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7" style:family="paragraph" style:parent-style-name="Table_20_Paragraph">
      <style:paragraph-properties fo:margin-top="0cm" fo:margin-bottom="0cm" style:contextual-spacing="false" fo:line-height="0.393cm" fo:text-align="justify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8" style:family="paragraph" style:parent-style-name="Table_20_Paragraph">
      <style:paragraph-properties fo:margin-top="0.002cm" fo:margin-bottom="0cm" style:contextual-spacing="false" fo:line-height="0.393cm" fo:text-align="justify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9" style:family="paragraph" style:parent-style-name="Table_20_Paragraph">
      <style:paragraph-properties fo:margin-left="0.191cm" fo:margin-top="0cm" fo:margin-bottom="0cm" style:contextual-spacing="false" fo:line-height="0.393cm" fo:text-align="justify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0" style:family="paragraph" style:parent-style-name="Table_20_Paragraph">
      <style:paragraph-properties fo:margin-top="0.104cm" fo:margin-bottom="0cm" style:contextual-spacing="false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1" style:family="paragraph" style:parent-style-name="Table_20_Paragraph">
      <style:paragraph-properties fo:margin-top="0.002cm" fo:margin-bottom="0cm" style:contextual-spacing="false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2" style:family="paragraph" style:parent-style-name="Table_20_Paragraph">
      <style:paragraph-properties fo:margin-top="0cm" fo:margin-bottom="0cm" style:contextual-spacing="false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3" style:family="paragraph" style:parent-style-name="Table_20_Paragraph">
      <style:paragraph-properties fo:margin-top="0.228cm" fo:margin-bottom="0cm" style:contextual-spacing="false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4" style:family="paragraph" style:parent-style-name="Table_20_Paragraph">
      <style:paragraph-properties fo:margin-top="0.108cm" fo:margin-bottom="0cm" style:contextual-spacing="false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5" style:family="paragraph" style:parent-style-name="Table_20_Paragraph">
      <style:paragraph-properties fo:margin-left="1.074cm" fo:margin-top="0.108cm" fo:margin-bottom="0cm" style:contextual-spacing="false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6" style:family="paragraph" style:parent-style-name="Table_20_Paragraph">
      <style:paragraph-properties fo:margin-top="0.111cm" fo:margin-bottom="0cm" style:contextual-spacing="false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7" style:family="paragraph" style:parent-style-name="Table_20_Paragraph">
      <style:paragraph-properties fo:margin-top="0.217cm" fo:margin-bottom="0cm" style:contextual-spacing="false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8" style:family="paragraph" style:parent-style-name="Table_20_Paragraph">
      <style:paragraph-properties fo:margin-top="0.213cm" fo:margin-bottom="0cm" style:contextual-spacing="false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9" style:family="paragraph" style:parent-style-name="Table_20_Paragraph">
      <style:paragraph-properties fo:margin-left="0.194cm" fo:margin-right="0.104cm" fo:margin-top="0.002cm" fo:margin-bottom="0cm" style:contextual-spacing="false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0" style:family="paragraph" style:parent-style-name="Table_20_Paragraph">
      <style:paragraph-properties fo:margin-left="0.194cm" fo:margin-right="0.104cm" fo:margin-top="0.217cm" fo:margin-bottom="0cm" style:contextual-spacing="false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1" style:family="paragraph" style:parent-style-name="Table_20_Paragraph">
      <style:paragraph-properties fo:margin-left="0.194cm" fo:margin-right="0.175cm" fo:margin-top="0cm" fo:margin-bottom="0cm" style:contextual-spacing="false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2" style:family="paragraph" style:parent-style-name="Table_20_Paragraph">
      <style:paragraph-properties fo:margin-left="0.194cm" fo:margin-right="0.116cm" fo:margin-top="0.002cm" fo:margin-bottom="0cm" style:contextual-spacing="false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3" style:family="paragraph" style:parent-style-name="Table_20_Paragraph">
      <style:paragraph-properties fo:margin-left="0.194cm" fo:margin-right="0.504cm" fo:margin-top="0cm" fo:margin-bottom="0cm" style:contextual-spacing="false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4" style:family="paragraph" style:parent-style-name="Table_20_Paragraph">
      <style:paragraph-properties fo:margin-left="0.194cm" fo:margin-right="0.111cm" fo:margin-top="0cm" fo:margin-bottom="0cm" style:contextual-spacing="false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5" style:family="paragraph" style:parent-style-name="Table_20_Paragraph">
      <style:paragraph-properties fo:margin-left="0.189cm" fo:margin-top="0.002cm" fo:margin-bottom="0cm" style:contextual-spacing="false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6" style:family="paragraph" style:parent-style-name="Table_20_Paragraph">
      <style:paragraph-properties fo:margin-left="0.189cm" fo:margin-top="0cm" fo:margin-bottom="0cm" style:contextual-spacing="false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7" style:family="paragraph" style:parent-style-name="Table_20_Paragraph">
      <style:paragraph-properties fo:margin-top="0.429cm" fo:margin-bottom="0cm" style:contextual-spacing="false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8" style:family="paragraph" style:parent-style-name="Table_20_Paragraph">
      <style:paragraph-properties fo:margin-left="7.273cm" fo:margin-top="0.108cm" fo:margin-bottom="0cm" style:contextual-spacing="false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9" style:family="paragraph" style:parent-style-name="Table_20_Paragraph">
      <style:paragraph-properties fo:margin-left="2.256cm" fo:margin-top="0cm" fo:margin-bottom="0cm" style:contextual-spacing="false" fo:text-align="start" style:justify-single-word="false" fo:orphans="0" fo:widows="0" fo:hyphenation-ladder-count="no-limit" fo:text-indent="-2.007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0" style:family="paragraph" style:parent-style-name="Table_20_Paragraph">
      <style:paragraph-properties fo:margin-left="0.191cm" fo:margin-top="0cm" fo:margin-bottom="0cm" style:contextual-spacing="false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1" style:family="paragraph" style:parent-style-name="Table_20_Paragraph">
      <style:paragraph-properties fo:margin-left="0.191cm" fo:margin-top="0.002cm" fo:margin-bottom="0cm" style:contextual-spacing="false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2" style:family="paragraph" style:parent-style-name="Table_20_Paragraph">
      <style:paragraph-properties fo:margin-left="0.191cm" fo:margin-top="0.392cm" fo:margin-bottom="0cm" style:contextual-spacing="false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3" style:family="paragraph" style:parent-style-name="Table_20_Paragraph">
      <style:paragraph-properties fo:margin-top="0.175cm" fo:margin-bottom="0cm" style:contextual-spacing="false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4" style:family="paragraph" style:parent-style-name="Table_20_Paragraph">
      <style:paragraph-properties fo:margin-left="2.372cm" fo:margin-right="0.162cm" fo:margin-top="0cm" fo:margin-bottom="0cm" style:contextual-spacing="false" fo:text-align="start" style:justify-single-word="false" fo:orphans="0" fo:widows="0" fo:hyphenation-ladder-count="no-limit" fo:text-indent="-1.877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5" style:family="paragraph" style:parent-style-name="Table_20_Paragraph">
      <style:paragraph-properties fo:margin-left="0.192cm" fo:margin-top="0.002cm" fo:margin-bottom="0cm" style:contextual-spacing="false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6" style:family="paragraph" style:parent-style-name="Table_20_Paragraph">
      <style:paragraph-properties fo:margin-left="0.198cm" fo:margin-right="0.162cm" fo:margin-top="0.002cm" fo:margin-bottom="0cm" style:contextual-spacing="false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7" style:family="paragraph" style:parent-style-name="Table_20_Paragraph">
      <style:paragraph-properties fo:margin-left="0.198cm" fo:margin-right="0.162cm" fo:margin-top="0.217cm" fo:margin-bottom="0cm" style:contextual-spacing="false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8" style:family="paragraph" style:parent-style-name="Table_20_Paragraph">
      <style:paragraph-properties fo:margin-left="0.194cm" fo:margin-right="0.175cm" fo:margin-top="0cm" fo:margin-bottom="0cm" style:contextual-spacing="false" fo:text-align="start" style:justify-single-word="false" fo:orphans="0" fo:widows="0" fo:hyphenation-ladder-count="no-limit">
        <style:tab-stops>
          <style:tab-stop style:position="2.341cm"/>
          <style:tab-stop style:position="3.463cm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9" style:family="paragraph" style:parent-style-name="Table_20_Paragraph">
      <style:paragraph-properties fo:margin-left="0.191cm" fo:margin-right="0.168cm" fo:margin-top="0.002cm" fo:margin-bottom="0cm" style:contextual-spacing="false" fo:text-align="start" style:justify-single-word="false" fo:orphans="0" fo:widows="0" fo:hyphenation-ladder-count="no-limit">
        <style:tab-stops>
          <style:tab-stop style:position="2.057cm"/>
          <style:tab-stop style:position="4.567cm"/>
          <style:tab-stop style:position="5.801cm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0" style:family="paragraph" style:parent-style-name="Table_20_Paragraph">
      <style:paragraph-properties fo:margin-left="0.191cm" fo:margin-top="0cm" fo:margin-bottom="0cm" style:contextual-spacing="false" fo:text-align="start" style:justify-single-word="false" fo:orphans="0" fo:widows="0" fo:hyphenation-ladder-count="no-limit">
        <style:tab-stops>
          <style:tab-stop style:position="0.713cm"/>
          <style:tab-stop style:position="1.379cm"/>
          <style:tab-stop style:position="2.651cm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1" style:family="paragraph" style:parent-style-name="Table_20_Paragraph">
      <style:paragraph-properties fo:margin-left="0.198cm" fo:margin-right="0.162cm" fo:margin-top="0.002cm" fo:margin-bottom="0cm" style:contextual-spacing="false" fo:text-align="start" style:justify-single-word="false" fo:orphans="0" fo:widows="0" fo:hyphenation-ladder-count="no-limit">
        <style:tab-stops>
          <style:tab-stop style:position="1.57cm"/>
          <style:tab-stop style:position="3.53cm"/>
          <style:tab-stop style:position="4.498cm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2" style:family="paragraph" style:parent-style-name="Table_20_Paragraph">
      <style:paragraph-properties fo:margin-left="0cm" fo:margin-top="0.012cm" fo:margin-bottom="0cm" style:contextual-spacing="false" fo:text-align="start" style:justify-single-word="false" fo:orphans="0" fo:widows="0" fo:hyphenation-ladder-count="no-limit"/>
      <style:text-properties fo:font-size="10pt" fo:font-weight="bold" style:font-size-asian="10pt" style:font-weight-asian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3" style:family="paragraph" style:parent-style-name="Table_20_Paragraph">
      <style:paragraph-properties fo:margin-left="0cm" fo:margin-top="0.004cm" fo:margin-bottom="0cm" style:contextual-spacing="false" fo:text-align="start" style:justify-single-word="false" fo:orphans="0" fo:widows="0" fo:hyphenation-ladder-count="no-limit"/>
      <style:text-properties fo:font-size="10pt" fo:font-weight="bold" style:font-size-asian="10pt" style:font-weight-asian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4" style:family="paragraph" style:parent-style-name="Table_20_Paragraph">
      <style:paragraph-properties fo:margin-left="0cm" fo:margin-top="0cm" fo:margin-bottom="0cm" style:contextual-spacing="false" fo:text-align="start" style:justify-single-word="false" fo:orphans="0" fo:widows="0" fo:hyphenation-ladder-count="no-limit"/>
      <style:text-properties fo:font-size="10pt" fo:font-weight="bold" style:font-size-asian="10pt" style:font-weight-asian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5" style:family="paragraph" style:parent-style-name="Table_20_Paragraph">
      <style:paragraph-properties fo:margin-left="0cm" fo:margin-top="0.219cm" fo:margin-bottom="0cm" style:contextual-spacing="false" fo:text-align="start" style:justify-single-word="false" fo:orphans="0" fo:widows="0" fo:hyphenation-ladder-count="no-limit"/>
      <style:text-properties fo:font-size="10pt" fo:font-weight="bold" style:font-size-asian="10pt" style:font-weight-asian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6" style:family="paragraph" style:parent-style-name="Table_20_Paragraph">
      <style:paragraph-properties fo:margin-left="0cm" fo:margin-top="0.215cm" fo:margin-bottom="0cm" style:contextual-spacing="false" fo:text-align="start" style:justify-single-word="false" fo:orphans="0" fo:widows="0" fo:hyphenation-ladder-count="no-limit"/>
      <style:text-properties fo:font-size="10pt" fo:font-weight="bold" style:font-size-asian="10pt" style:font-weight-asian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7" style:family="paragraph" style:parent-style-name="Table_20_Paragraph">
      <style:paragraph-properties fo:margin-left="0cm" fo:margin-top="0.217cm" fo:margin-bottom="0cm" style:contextual-spacing="false" fo:text-align="start" style:justify-single-word="false" fo:orphans="0" fo:widows="0" fo:hyphenation-ladder-count="no-limit"/>
      <style:text-properties fo:font-size="10pt" fo:font-weight="bold" style:font-size-asian="10pt" style:font-weight-asian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8" style:family="paragraph" style:parent-style-name="Table_20_Paragraph">
      <style:paragraph-properties fo:margin-left="0cm" fo:margin-top="0.206cm" fo:margin-bottom="0cm" style:contextual-spacing="false" fo:text-align="start" style:justify-single-word="false" fo:orphans="0" fo:widows="0" fo:hyphenation-ladder-count="no-limit"/>
      <style:text-properties fo:font-size="10pt" fo:font-weight="bold" style:font-size-asian="10pt" style:font-weight-asian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9" style:family="paragraph" style:parent-style-name="Table_20_Paragraph">
      <style:paragraph-properties fo:margin-top="0.002cm" fo:margin-bottom="0cm" style:contextual-spacing="false" fo:text-align="start" style:justify-single-word="false" fo:orphans="0" fo:widows="0" fo:hyphenation-ladder-count="no-limit"/>
      <style:text-properties fo:font-size="10pt" fo:font-style="italic" style:font-size-asian="10pt" style:font-style-asian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0" style:family="paragraph" style:parent-style-name="Table_20_Paragraph">
      <style:paragraph-properties fo:margin-top="0cm" fo:margin-bottom="0cm" style:contextual-spacing="false" style:line-height-at-least="0.423cm" fo:text-align="start" style:justify-single-word="false" fo:orphans="0" fo:widows="0" fo:hyphenation-ladder-count="no-limit"/>
      <style:text-properties fo:font-size="10pt" fo:font-style="italic" style:font-size-asian="10pt" style:font-style-asian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1" style:family="paragraph" style:parent-style-name="Table_20_Paragraph">
      <style:paragraph-properties fo:margin-left="0cm" fo:margin-top="0cm" fo:margin-bottom="0cm" style:contextual-spacing="false" fo:text-align="start" style:justify-single-word="false" fo:orphans="0" fo:widows="0" fo:hyphenation-ladder-count="no-limit"/>
      <style:text-properties style:font-name="Times New Roman1" fo:font-size="9pt" style:font-size-asian="9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2" style:family="paragraph" style:parent-style-name="Table_20_Paragraph">
      <style:paragraph-properties fo:margin-left="0cm" fo:margin-top="0cm" fo:margin-bottom="0cm" style:contextual-spacing="false" fo:text-align="start" style:justify-single-word="false" fo:orphans="0" fo:widows="0" fo:hyphenation-ladder-count="no-limit"/>
      <style:text-properties style:font-name="Times New Roman1" fo:font-size="8pt" style:font-size-asian="8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3" style:family="paragraph" style:parent-style-name="Table_20_Paragraph">
      <style:paragraph-properties fo:margin-left="0.019cm" fo:margin-top="0.108cm" fo:margin-bottom="0cm" style:contextual-spacing="false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4" style:family="paragraph" style:parent-style-name="Table_20_Paragraph">
      <style:paragraph-properties fo:margin-left="0.028cm" fo:margin-right="0.005cm" fo:margin-top="0.108cm" fo:margin-bottom="0cm" style:contextual-spacing="false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5" style:family="paragraph" style:parent-style-name="Table_20_Paragraph">
      <style:paragraph-properties fo:margin-left="0.028cm" fo:margin-right="0.011cm" fo:margin-top="0.002cm" fo:margin-bottom="0cm" style:contextual-spacing="false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6" style:family="paragraph" style:parent-style-name="Table_20_Paragraph">
      <style:paragraph-properties fo:margin-left="0.028cm" fo:margin-right="0.004cm" fo:margin-top="0.002cm" fo:margin-bottom="0cm" style:contextual-spacing="false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7" style:family="paragraph" style:parent-style-name="Table_20_Paragraph">
      <style:paragraph-properties fo:margin-left="0.028cm" fo:margin-right="0.004cm" fo:margin-top="0.108cm" fo:margin-bottom="0cm" style:contextual-spacing="false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8" style:family="paragraph" style:parent-style-name="Table_20_Paragraph">
      <style:paragraph-properties fo:margin-left="0.028cm" fo:margin-right="0.002cm" fo:margin-top="0.108cm" fo:margin-bottom="0cm" style:contextual-spacing="false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9" style:family="paragraph" style:parent-style-name="Table_20_Paragraph">
      <style:paragraph-properties fo:margin-left="0.028cm" fo:margin-right="0.002cm" fo:margin-top="0.002cm" fo:margin-bottom="0cm" style:contextual-spacing="false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0" style:family="paragraph" style:parent-style-name="Table_20_Paragraph">
      <style:paragraph-properties fo:margin-left="0.028cm" fo:margin-top="0.108cm" fo:margin-bottom="0cm" style:contextual-spacing="false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1" style:family="paragraph" style:parent-style-name="Table_20_Paragraph">
      <style:paragraph-properties fo:margin-left="0.026cm" fo:margin-right="0.007cm" fo:margin-top="0.108cm" fo:margin-bottom="0cm" style:contextual-spacing="false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2" style:family="paragraph" style:parent-style-name="Table_20_Paragraph">
      <style:paragraph-properties fo:margin-left="0.026cm" fo:margin-top="0.108cm" fo:margin-bottom="0cm" style:contextual-spacing="false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3" style:family="paragraph" style:parent-style-name="Table_20_Paragraph">
      <style:paragraph-properties fo:margin-left="0.026cm" fo:margin-right="0.005cm" fo:margin-top="0.002cm" fo:margin-bottom="0cm" style:contextual-spacing="false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4" style:family="paragraph" style:parent-style-name="Table_20_Paragraph">
      <style:paragraph-properties fo:margin-left="0.256cm" fo:margin-right="0.242cm" fo:margin-top="0.429cm" fo:margin-bottom="0cm" style:contextual-spacing="false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5" style:family="paragraph" style:parent-style-name="Table_20_Paragraph">
      <style:paragraph-properties fo:margin-left="0.012cm" fo:margin-top="0cm" fo:margin-bottom="0cm" style:contextual-spacing="false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6" style:family="paragraph" style:parent-style-name="Table_20_Paragraph">
      <style:paragraph-properties fo:margin-left="0.012cm" fo:margin-top="0.422cm" fo:margin-bottom="0cm" style:contextual-spacing="false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7" style:family="paragraph" style:parent-style-name="Table_20_Paragraph">
      <style:paragraph-properties fo:margin-left="0.012cm" fo:margin-top="0.416cm" fo:margin-bottom="0cm" style:contextual-spacing="false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8" style:family="paragraph" style:parent-style-name="Table_20_Paragraph">
      <style:paragraph-properties fo:margin-left="0.012cm" fo:margin-top="0.205cm" fo:margin-bottom="0cm" style:contextual-spacing="false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9" style:family="paragraph" style:parent-style-name="Table_20_Paragraph">
      <style:paragraph-properties fo:margin-left="0.018cm" fo:margin-top="0.429cm" fo:margin-bottom="0cm" style:contextual-spacing="false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0" style:family="paragraph" style:parent-style-name="Table_20_Paragraph">
      <style:paragraph-properties fo:margin-left="0.018cm" fo:margin-top="0.205cm" fo:margin-bottom="0cm" style:contextual-spacing="false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1" style:family="paragraph" style:parent-style-name="Table_20_Paragraph">
      <style:paragraph-properties fo:margin-left="0.025cm" fo:margin-top="0.205cm" fo:margin-bottom="0cm" style:contextual-spacing="false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2" style:family="paragraph" style:parent-style-name="Table_20_Paragraph">
      <style:paragraph-properties fo:margin-left="0.194cm" fo:margin-right="0.104cm" fo:margin-top="0cm" fo:margin-bottom="0cm" style:contextual-spacing="false" style:line-height-at-least="0.423cm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3" style:family="paragraph" style:parent-style-name="Table_20_Paragraph">
      <style:paragraph-properties fo:margin-left="0.194cm" fo:margin-right="0.058cm" fo:margin-top="0cm" fo:margin-bottom="0cm" style:contextual-spacing="false" style:line-height-at-least="0.423cm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4" style:family="paragraph" style:parent-style-name="Table_20_Paragraph">
      <style:paragraph-properties fo:margin-left="0.189cm" fo:margin-top="0cm" fo:margin-bottom="0cm" style:contextual-spacing="false" style:line-height-at-least="0.423cm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5" style:family="paragraph" style:parent-style-name="Table_20_Paragraph">
      <style:paragraph-properties fo:margin-left="0.194cm" fo:margin-right="0.171cm" fo:margin-top="0cm" fo:margin-bottom="0cm" style:contextual-spacing="false" style:line-height-at-least="0.423cm" fo:text-align="justify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6" style:family="paragraph" style:parent-style-name="Table_20_Paragraph">
      <style:paragraph-properties fo:margin-left="0.194cm" fo:margin-right="0.164cm" fo:margin-top="0cm" fo:margin-bottom="0cm" style:contextual-spacing="false" style:line-height-at-least="0.423cm" fo:text-align="justify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7" style:family="paragraph" style:parent-style-name="Table_20_Paragraph">
      <style:paragraph-properties fo:margin-left="0.194cm" fo:margin-right="0.161cm" fo:margin-top="0cm" fo:margin-bottom="0cm" style:contextual-spacing="false" style:line-height-at-least="0.423cm" fo:text-align="justify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8" style:family="paragraph" style:parent-style-name="Table_20_Paragraph">
      <style:paragraph-properties fo:margin-left="0.194cm" fo:margin-right="0.162cm" fo:margin-top="0cm" fo:margin-bottom="0cm" style:contextual-spacing="false" style:line-height-at-least="0.423cm" fo:text-align="justify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9" style:family="paragraph" style:parent-style-name="Table_20_Paragraph">
      <style:paragraph-properties fo:margin-left="0.189cm" fo:margin-right="0.173cm" fo:margin-top="0cm" fo:margin-bottom="0cm" style:contextual-spacing="false" style:line-height-at-least="0.423cm" fo:text-align="justify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0" style:family="paragraph" style:parent-style-name="Table_20_Paragraph">
      <style:paragraph-properties fo:margin-left="0.189cm" fo:margin-right="0.166cm" fo:margin-top="0cm" fo:margin-bottom="0cm" style:contextual-spacing="false" style:line-height-at-least="0.423cm" fo:text-align="justify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1" style:family="paragraph" style:parent-style-name="Table_20_Paragraph">
      <style:paragraph-properties fo:margin-left="0.191cm" fo:margin-right="0.168cm" fo:margin-top="0cm" fo:margin-bottom="0cm" style:contextual-spacing="false" style:line-height-at-least="0.423cm" fo:text-align="justify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2" style:family="paragraph" style:parent-style-name="Table_20_Paragraph">
      <style:paragraph-properties fo:margin-left="0.192cm" fo:margin-right="0.162cm" fo:margin-top="0cm" fo:margin-bottom="0cm" style:contextual-spacing="false" style:line-height-at-least="0.423cm" fo:text-align="justify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3" style:family="paragraph" style:parent-style-name="Table_20_Paragraph">
      <style:paragraph-properties fo:margin-left="0.198cm" fo:margin-right="0.161cm" fo:margin-top="0cm" fo:margin-bottom="0cm" style:contextual-spacing="false" style:line-height-at-least="0.423cm" fo:text-align="justify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4" style:family="paragraph" style:parent-style-name="Table_20_Paragraph">
      <style:paragraph-properties fo:margin-top="0cm" fo:margin-bottom="0cm" style:contextual-spacing="false" fo:line-height="0.429cm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5" style:family="paragraph" style:parent-style-name="Table_20_Paragraph">
      <style:paragraph-properties fo:margin-left="0.189cm" fo:margin-top="0cm" fo:margin-bottom="0cm" style:contextual-spacing="false" fo:line-height="0.429cm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6" style:family="paragraph" style:parent-style-name="Table_20_Paragraph">
      <style:paragraph-properties fo:margin-left="0.191cm" fo:margin-top="0.002cm" fo:margin-bottom="0cm" style:contextual-spacing="false" fo:line-height="0.429cm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7" style:family="paragraph" style:parent-style-name="Table_20_Paragraph">
      <style:paragraph-properties fo:margin-left="0.191cm" fo:margin-top="0cm" fo:margin-bottom="0cm" style:contextual-spacing="false" fo:line-height="0.429cm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8" style:family="paragraph" style:parent-style-name="Table_20_Paragraph">
      <style:paragraph-properties fo:margin-top="0.002cm" fo:margin-bottom="0cm" style:contextual-spacing="false" fo:line-height="0.429cm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9" style:family="paragraph" style:parent-style-name="Table_20_Paragraph">
      <style:paragraph-properties fo:margin-top="0cm" fo:margin-bottom="0cm" style:contextual-spacing="false" fo:line-height="0.429cm" fo:text-align="justify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0" style:family="paragraph" style:parent-style-name="Table_20_Paragraph">
      <style:paragraph-properties fo:margin-left="0.028cm" fo:margin-right="0.004cm" fo:margin-top="0.002cm" fo:margin-bottom="0cm" style:contextual-spacing="false" fo:line-height="0.429cm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1" style:family="paragraph" style:parent-style-name="Table_20_Paragraph">
      <style:paragraph-properties fo:margin-top="0cm" fo:margin-bottom="0cm" style:contextual-spacing="false" fo:line-height="0.392cm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2" style:family="paragraph" style:parent-style-name="Table_20_Paragraph">
      <style:paragraph-properties fo:margin-left="0.189cm" fo:margin-top="0cm" fo:margin-bottom="0cm" style:contextual-spacing="false" fo:line-height="0.392cm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3" style:family="paragraph" style:parent-style-name="Table_20_Paragraph">
      <style:paragraph-properties fo:margin-left="0.191cm" fo:margin-top="0cm" fo:margin-bottom="0cm" style:contextual-spacing="false" fo:line-height="0.392cm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4" style:family="paragraph" style:parent-style-name="Table_20_Paragraph">
      <style:paragraph-properties fo:margin-left="0.192cm" fo:margin-top="0cm" fo:margin-bottom="0cm" style:contextual-spacing="false" fo:line-height="0.392cm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5" style:family="paragraph" style:parent-style-name="Table_20_Paragraph">
      <style:paragraph-properties fo:margin-left="0.198cm" fo:margin-top="0cm" fo:margin-bottom="0cm" style:contextual-spacing="false" fo:line-height="0.392cm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6" style:family="paragraph" style:parent-style-name="Table_20_Paragraph">
      <style:paragraph-properties fo:margin-top="0cm" fo:margin-bottom="0cm" style:contextual-spacing="false" fo:line-height="0.392cm" fo:text-align="justify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7" style:family="paragraph" style:parent-style-name="Table_20_Paragraph">
      <style:paragraph-properties fo:margin-left="0.028cm" fo:margin-right="0.012cm" fo:margin-top="0cm" fo:margin-bottom="0cm" style:contextual-spacing="false" fo:line-height="0.392cm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8" style:family="paragraph" style:parent-style-name="Table_20_Paragraph">
      <style:paragraph-properties fo:margin-left="0.194cm" fo:margin-right="0.164cm" fo:margin-top="0cm" fo:margin-bottom="0cm" style:contextual-spacing="false" fo:text-align="justify" style:justify-single-word="false" fo:orphans="0" fo:widows="0" fo:hyphenation-ladder-count="no-limit">
        <style:tab-stops>
          <style:tab-stop style:position="2.577cm"/>
          <style:tab-stop style:position="4.244cm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9" style:family="paragraph" style:parent-style-name="Table_20_Paragraph">
      <style:paragraph-properties fo:margin-left="0.189cm" fo:margin-right="0.166cm" fo:margin-top="0.002cm" fo:margin-bottom="0cm" style:contextual-spacing="false" fo:text-align="justify" style:justify-single-word="false" fo:orphans="0" fo:widows="0" fo:hyphenation-ladder-count="no-limit">
        <style:tab-stops>
          <style:tab-stop style:position="2.572cm"/>
          <style:tab-stop style:position="4.235cm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0" style:family="paragraph" style:parent-style-name="Table_20_Paragraph">
      <style:paragraph-properties fo:margin-left="0.194cm" fo:margin-right="0.168cm" fo:margin-top="0.002cm" fo:margin-bottom="0cm" style:contextual-spacing="false" fo:text-align="justify" style:justify-single-word="false" fo:orphans="0" fo:widows="0" fo:hyphenation-ladder-count="no-limit">
        <style:tab-stops>
          <style:tab-stop style:position="3.201cm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1" style:family="paragraph" style:parent-style-name="Table_20_Paragraph">
      <style:paragraph-properties fo:margin-left="0.194cm" fo:margin-right="0.171cm" fo:margin-top="0.217cm" fo:margin-bottom="0cm" style:contextual-spacing="false" fo:text-align="justify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2" style:family="paragraph" style:parent-style-name="Table_20_Paragraph">
      <style:paragraph-properties fo:margin-left="0.194cm" fo:margin-right="0.171cm" fo:margin-top="0.002cm" fo:margin-bottom="0cm" style:contextual-spacing="false" fo:text-align="justify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3" style:family="paragraph" style:parent-style-name="Table_20_Paragraph">
      <style:paragraph-properties fo:margin-left="0.194cm" fo:margin-right="0.164cm" fo:margin-top="0.429cm" fo:margin-bottom="0cm" style:contextual-spacing="false" fo:text-align="justify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4" style:family="paragraph" style:parent-style-name="Table_20_Paragraph">
      <style:paragraph-properties fo:margin-left="0.194cm" fo:margin-right="0.164cm" fo:margin-top="0cm" fo:margin-bottom="0cm" style:contextual-spacing="false" fo:text-align="justify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5" style:family="paragraph" style:parent-style-name="Table_20_Paragraph">
      <style:paragraph-properties fo:margin-left="0.194cm" fo:margin-right="0.164cm" fo:margin-top="0.002cm" fo:margin-bottom="0cm" style:contextual-spacing="false" fo:text-align="justify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6" style:family="paragraph" style:parent-style-name="Table_20_Paragraph">
      <style:paragraph-properties fo:margin-left="0.194cm" fo:margin-right="0.162cm" fo:margin-top="0.002cm" fo:margin-bottom="0cm" style:contextual-spacing="false" fo:text-align="justify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7" style:family="paragraph" style:parent-style-name="Table_20_Paragraph">
      <style:paragraph-properties fo:margin-left="0.194cm" fo:margin-right="0.162cm" fo:margin-top="0.217cm" fo:margin-bottom="0cm" style:contextual-spacing="false" fo:text-align="justify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8" style:family="paragraph" style:parent-style-name="Table_20_Paragraph">
      <style:paragraph-properties fo:margin-left="0.194cm" fo:margin-right="0.162cm" fo:margin-top="0cm" fo:margin-bottom="0cm" style:contextual-spacing="false" fo:text-align="justify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9" style:family="paragraph" style:parent-style-name="Table_20_Paragraph">
      <style:paragraph-properties fo:margin-left="0.194cm" fo:margin-right="0.169cm" fo:margin-top="0cm" fo:margin-bottom="0cm" style:contextual-spacing="false" fo:text-align="justify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0" style:family="paragraph" style:parent-style-name="Table_20_Paragraph">
      <style:paragraph-properties fo:margin-left="0.194cm" fo:margin-right="0.166cm" fo:margin-top="0.002cm" fo:margin-bottom="0cm" style:contextual-spacing="false" fo:text-align="justify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1" style:family="paragraph" style:parent-style-name="Table_20_Paragraph">
      <style:paragraph-properties fo:margin-left="0.194cm" fo:margin-right="0.166cm" fo:margin-top="0cm" fo:margin-bottom="0cm" style:contextual-spacing="false" fo:text-align="justify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2" style:family="paragraph" style:parent-style-name="Table_20_Paragraph">
      <style:paragraph-properties fo:margin-left="0.194cm" fo:margin-right="0.166cm" fo:margin-top="0.217cm" fo:margin-bottom="0cm" style:contextual-spacing="false" fo:text-align="justify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3" style:family="paragraph" style:parent-style-name="Table_20_Paragraph">
      <style:paragraph-properties fo:margin-left="0.194cm" fo:margin-right="0.168cm" fo:margin-top="0.002cm" fo:margin-bottom="0cm" style:contextual-spacing="false" fo:text-align="justify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4" style:family="paragraph" style:parent-style-name="Table_20_Paragraph">
      <style:paragraph-properties fo:margin-left="0.194cm" fo:margin-right="0.168cm" fo:margin-top="0cm" fo:margin-bottom="0cm" style:contextual-spacing="false" fo:text-align="justify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5" style:family="paragraph" style:parent-style-name="Table_20_Paragraph">
      <style:paragraph-properties fo:margin-left="0.194cm" fo:margin-right="0.159cm" fo:margin-top="0.002cm" fo:margin-bottom="0cm" style:contextual-spacing="false" fo:text-align="justify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6" style:family="paragraph" style:parent-style-name="Table_20_Paragraph">
      <style:paragraph-properties fo:margin-left="0.189cm" fo:margin-right="0.173cm" fo:margin-top="0.217cm" fo:margin-bottom="0cm" style:contextual-spacing="false" fo:text-align="justify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7" style:family="paragraph" style:parent-style-name="Table_20_Paragraph">
      <style:paragraph-properties fo:margin-left="0.189cm" fo:margin-right="0.166cm" fo:margin-top="0.002cm" fo:margin-bottom="0cm" style:contextual-spacing="false" fo:text-align="justify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8" style:family="paragraph" style:parent-style-name="Table_20_Paragraph">
      <style:paragraph-properties fo:margin-left="0.189cm" fo:margin-right="0.166cm" fo:margin-top="0.217cm" fo:margin-bottom="0cm" style:contextual-spacing="false" fo:text-align="justify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9" style:family="paragraph" style:parent-style-name="Table_20_Paragraph">
      <style:paragraph-properties fo:margin-left="0.189cm" fo:margin-right="0.166cm" fo:margin-top="0cm" fo:margin-bottom="0cm" style:contextual-spacing="false" fo:text-align="justify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0" style:family="paragraph" style:parent-style-name="Table_20_Paragraph">
      <style:paragraph-properties fo:margin-left="0.189cm" fo:margin-right="0.168cm" fo:margin-top="0cm" fo:margin-bottom="0cm" style:contextual-spacing="false" fo:text-align="justify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1" style:family="paragraph" style:parent-style-name="Table_20_Paragraph">
      <style:paragraph-properties fo:margin-left="0.189cm" fo:margin-right="0.168cm" fo:margin-top="0.429cm" fo:margin-bottom="0cm" style:contextual-spacing="false" fo:text-align="justify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2" style:family="paragraph" style:parent-style-name="Table_20_Paragraph">
      <style:paragraph-properties fo:margin-left="0.189cm" fo:margin-right="0.164cm" fo:margin-top="0.429cm" fo:margin-bottom="0cm" style:contextual-spacing="false" fo:text-align="justify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3" style:family="paragraph" style:parent-style-name="Table_20_Paragraph">
      <style:paragraph-properties fo:margin-left="0.189cm" fo:margin-right="0.164cm" fo:margin-top="0cm" fo:margin-bottom="0cm" style:contextual-spacing="false" fo:text-align="justify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4" style:family="paragraph" style:parent-style-name="Table_20_Paragraph">
      <style:paragraph-properties fo:margin-left="0.189cm" fo:margin-right="0.164cm" fo:margin-top="0.002cm" fo:margin-bottom="0cm" style:contextual-spacing="false" fo:text-align="justify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5" style:family="paragraph" style:parent-style-name="Table_20_Paragraph">
      <style:paragraph-properties fo:margin-top="0cm" fo:margin-bottom="0cm" style:contextual-spacing="false" fo:text-align="justify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6" style:family="paragraph" style:parent-style-name="Table_20_Paragraph">
      <style:paragraph-properties fo:margin-left="0.191cm" fo:margin-right="0.168cm" fo:margin-top="0.217cm" fo:margin-bottom="0cm" style:contextual-spacing="false" fo:text-align="justify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7" style:family="paragraph" style:parent-style-name="Table_20_Paragraph">
      <style:paragraph-properties fo:margin-left="0.191cm" fo:margin-right="0.166cm" fo:margin-top="0.002cm" fo:margin-bottom="0cm" style:contextual-spacing="false" fo:text-align="justify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8" style:family="paragraph" style:parent-style-name="Table_20_Paragraph">
      <style:paragraph-properties fo:margin-left="0.194cm" fo:margin-right="0.168cm" fo:margin-top="0.002cm" fo:margin-bottom="0cm" style:contextual-spacing="false" fo:text-align="justify" style:justify-single-word="false" fo:orphans="0" fo:widows="0" fo:hyphenation-ladder-count="no-limit">
        <style:tab-stops>
          <style:tab-stop style:position="2.725cm"/>
          <style:tab-stop style:position="5.198cm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9" style:family="paragraph" style:parent-style-name="Table_20_Paragraph">
      <style:paragraph-properties fo:margin-top="0cm" fo:margin-bottom="0cm" style:contextual-spacing="false" fo:line-height="0.397cm" fo:text-align="justify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0" style:family="paragraph" style:parent-style-name="Table_20_Paragraph">
      <style:paragraph-properties fo:margin-top="0cm" fo:margin-bottom="0cm" style:contextual-spacing="false" fo:line-height="0.395cm" fo:text-align="justify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1" style:family="paragraph" style:parent-style-name="Table_20_Paragraph">
      <style:paragraph-properties fo:margin-top="0cm" fo:margin-bottom="0cm" style:contextual-spacing="false" fo:line-height="0.395cm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2" style:family="paragraph" style:parent-style-name="Table_20_Paragraph">
      <style:paragraph-properties fo:margin-left="0.192cm" fo:margin-top="0cm" fo:margin-bottom="0cm" style:contextual-spacing="false" fo:line-height="0.395cm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3" style:family="paragraph" style:parent-style-name="Table_20_Paragraph">
      <style:paragraph-properties fo:margin-left="0.198cm" fo:margin-top="0cm" fo:margin-bottom="0cm" style:contextual-spacing="false" fo:line-height="0.395cm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4" style:family="paragraph" style:parent-style-name="Table_20_Paragraph">
      <style:paragraph-properties fo:margin-top="0cm" fo:margin-bottom="0cm" style:contextual-spacing="false" fo:line-height="0.43cm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5" style:family="paragraph" style:parent-style-name="Table_20_Paragraph">
      <style:paragraph-properties fo:margin-left="0.012cm" fo:margin-top="0.005cm" fo:margin-bottom="0cm" style:contextual-spacing="false" fo:line-height="0.418cm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6" style:family="paragraph" style:parent-style-name="Table_20_Paragraph">
      <style:paragraph-properties fo:margin-left="0.012cm" fo:margin-top="0.002cm" fo:margin-bottom="0cm" style:contextual-spacing="false" fo:line-height="0.418cm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7" style:family="paragraph" style:parent-style-name="Table_20_Paragraph">
      <style:paragraph-properties fo:margin-left="0.018cm" fo:margin-top="0.005cm" fo:margin-bottom="0cm" style:contextual-spacing="false" fo:line-height="0.418cm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8" style:family="paragraph" style:parent-style-name="Table_20_Paragraph">
      <style:paragraph-properties fo:margin-left="0.018cm" fo:margin-top="0.002cm" fo:margin-bottom="0cm" style:contextual-spacing="false" fo:line-height="0.418cm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9" style:family="paragraph" style:parent-style-name="Table_20_Paragraph">
      <style:paragraph-properties fo:margin-left="0.025cm" fo:margin-top="0.005cm" fo:margin-bottom="0cm" style:contextual-spacing="false" fo:line-height="0.418cm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0" style:family="paragraph" style:parent-style-name="Table_20_Paragraph">
      <style:paragraph-properties fo:margin-left="0.025cm" fo:margin-top="0.002cm" fo:margin-bottom="0cm" style:contextual-spacing="false" fo:line-height="0.418cm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1" style:family="paragraph" style:parent-style-name="Table_20_Paragraph">
      <style:paragraph-properties fo:margin-left="0.191cm" fo:margin-top="0.014cm" fo:margin-bottom="0cm" style:contextual-spacing="false" fo:line-height="0.411cm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2" style:family="paragraph" style:parent-style-name="Table_20_Paragraph">
      <style:paragraph-properties fo:margin-left="0.012cm" fo:margin-top="0.002cm" fo:margin-bottom="0cm" style:contextual-spacing="false" fo:line-height="0.423cm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3" style:family="paragraph" style:parent-style-name="Table_20_Paragraph">
      <style:paragraph-properties fo:margin-left="0.018cm" fo:margin-top="0.002cm" fo:margin-bottom="0cm" style:contextual-spacing="false" fo:line-height="0.423cm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4" style:family="paragraph" style:parent-style-name="Table_20_Paragraph">
      <style:paragraph-properties fo:margin-left="0.025cm" fo:margin-top="0.002cm" fo:margin-bottom="0cm" style:contextual-spacing="false" fo:line-height="0.423cm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5" style:family="paragraph" style:parent-style-name="Table_20_Paragraph">
      <style:paragraph-properties fo:margin-left="0.191cm" fo:margin-top="0.014cm" fo:margin-bottom="0cm" style:contextual-spacing="false" fo:line-height="0.406cm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6" style:family="paragraph" style:parent-style-name="Frame_20_contents">
      <style:paragraph-properties fo:margin-top="0.108cm" fo:margin-bottom="0cm" style:contextual-spacing="false" fo:text-align="center" style:justify-single-word="false"/>
    </style:style>
    <style:style style:name="P207" style:family="paragraph" style:parent-style-name="Frame_20_contents">
      <style:paragraph-properties fo:margin-left="0.185cm" fo:margin-right="0.173cm" fo:margin-top="0.002cm" fo:margin-bottom="0cm" style:contextual-spacing="false" fo:text-align="justify" style:justify-single-word="false"/>
    </style:style>
    <style:style style:name="P208" style:family="paragraph" style:parent-style-name="List_20_Paragraph" style:list-style-name="WWNum3">
      <style:paragraph-properties fo:margin-left="0.743cm" fo:margin-top="0.21cm" fo:margin-bottom="0cm" style:contextual-spacing="false" fo:text-indent="-0.496cm" style:auto-text-indent="false">
        <style:tab-stops>
          <style:tab-stop style:position="0.743cm"/>
        </style:tab-stops>
      </style:paragraph-properties>
    </style:style>
    <style:style style:name="P209" style:family="paragraph" style:parent-style-name="List_20_Paragraph" style:list-style-name="WWNum4">
      <style:paragraph-properties fo:margin-top="0.111cm" fo:margin-bottom="0cm" style:contextual-spacing="false">
        <style:tab-stops>
          <style:tab-stop style:position="2.3cm"/>
        </style:tab-stops>
      </style:paragraph-properties>
    </style:style>
    <style:style style:name="P210" style:family="paragraph" style:parent-style-name="List_20_Paragraph" style:list-style-name="WWNum4">
      <style:paragraph-properties>
        <style:tab-stops>
          <style:tab-stop style:position="2.3cm"/>
        </style:tab-stops>
      </style:paragraph-properties>
    </style:style>
    <style:style style:name="P211" style:family="paragraph" style:parent-style-name="List_20_Paragraph" style:list-style-name="WWNum4">
      <style:paragraph-properties fo:margin-left="2.3cm" fo:margin-right="2.799cm" fo:margin-top="0cm" fo:margin-bottom="0cm" style:contextual-spacing="false" fo:text-indent="-0.635cm" style:auto-text-indent="false">
        <style:tab-stops>
          <style:tab-stop style:position="2.3cm"/>
        </style:tab-stops>
      </style:paragraph-properties>
    </style:style>
    <style:style style:name="P212" style:family="paragraph" style:parent-style-name="List_20_Paragraph" style:list-style-name="WWNum4">
      <style:paragraph-properties fo:line-height="0.483cm">
        <style:tab-stops>
          <style:tab-stop style:position="2.3cm"/>
        </style:tab-stops>
      </style:paragraph-properties>
    </style:style>
    <style:style style:name="P213" style:family="paragraph" style:parent-style-name="List_20_Paragraph" style:list-style-name="WWNum3">
      <style:paragraph-properties fo:margin-left="0.748cm" fo:margin-right="0.261cm" fo:margin-top="0.002cm" fo:margin-bottom="0cm" style:contextual-spacing="false" fo:text-indent="-0.501cm" style:auto-text-indent="false">
        <style:tab-stops>
          <style:tab-stop style:position="0.743cm"/>
          <style:tab-stop style:position="0.748cm"/>
        </style:tab-stops>
      </style:paragraph-properties>
    </style:style>
    <style:style style:name="P214" style:family="paragraph" style:parent-style-name="List_20_Paragraph" style:list-style-name="WWNum2">
      <style:paragraph-properties fo:margin-top="0.182cm" fo:margin-bottom="0cm" style:contextual-spacing="false">
        <style:tab-stops>
          <style:tab-stop style:position="1.517cm"/>
        </style:tab-stops>
      </style:paragraph-properties>
    </style:style>
    <style:style style:name="P215" style:family="paragraph" style:parent-style-name="List_20_Paragraph" style:list-style-name="WWNum2">
      <style:paragraph-properties fo:margin-top="0.134cm" fo:margin-bottom="0cm" style:contextual-spacing="false">
        <style:tab-stops>
          <style:tab-stop style:position="1.517cm"/>
        </style:tab-stops>
      </style:paragraph-properties>
    </style:style>
    <style:style style:name="P216" style:family="paragraph" style:parent-style-name="List_20_Paragraph" style:list-style-name="WWNum2">
      <style:paragraph-properties fo:margin-top="0.083cm" fo:margin-bottom="0cm" style:contextual-spacing="false">
        <style:tab-stops>
          <style:tab-stop style:position="1.517cm"/>
        </style:tab-stops>
      </style:paragraph-properties>
    </style:style>
    <style:style style:name="P217" style:family="paragraph" style:parent-style-name="List_20_Paragraph" style:list-style-name="WWNum2">
      <style:paragraph-properties fo:margin-top="0.081cm" fo:margin-bottom="0cm" style:contextual-spacing="false">
        <style:tab-stops>
          <style:tab-stop style:position="1.517cm"/>
        </style:tab-stops>
      </style:paragraph-properties>
    </style:style>
    <style:style style:name="P218" style:family="paragraph" style:parent-style-name="List_20_Paragraph" style:list-style-name="WWNum2">
      <style:paragraph-properties fo:margin-left="1.517cm" fo:margin-right="0.252cm" fo:margin-top="0.109cm" fo:margin-bottom="0cm" style:contextual-spacing="false" fo:line-height="91%" fo:text-indent="-0.635cm" style:auto-text-indent="false">
        <style:tab-stops>
          <style:tab-stop style:position="1.517cm"/>
        </style:tab-stops>
      </style:paragraph-properties>
    </style:style>
    <style:style style:name="P219" style:family="paragraph" style:parent-style-name="List_20_Paragraph" style:list-style-name="WWNum2">
      <style:paragraph-properties fo:margin-left="1.505cm" fo:margin-right="0.256cm" fo:margin-top="0.155cm" fo:margin-bottom="0cm" style:contextual-spacing="false" fo:line-height="91%" fo:text-indent="-0.628cm" style:auto-text-indent="false">
        <style:tab-stops>
          <style:tab-stop style:position="1.505cm"/>
        </style:tab-stops>
      </style:paragraph-properties>
    </style:style>
    <style:style style:name="P220" style:family="paragraph" style:parent-style-name="List_20_Paragraph" style:list-style-name="WWNum2">
      <style:paragraph-properties fo:margin-top="0.088cm" fo:margin-bottom="0cm" style:contextual-spacing="false" fo:line-height="0.471cm">
        <style:tab-stops>
          <style:tab-stop style:position="1.517cm"/>
        </style:tab-stops>
      </style:paragraph-properties>
    </style:style>
    <style:style style:name="P221" style:family="paragraph" style:parent-style-name="List_20_Paragraph" style:list-style-name="WWNum1">
      <style:paragraph-properties fo:margin-left="0.748cm" fo:margin-right="0.245cm" fo:margin-top="0.108cm" fo:margin-bottom="0cm" style:contextual-spacing="false" fo:text-align="justify" style:justify-single-word="false" fo:text-indent="-0.501cm" style:auto-text-indent="false">
        <style:tab-stops>
          <style:tab-stop style:position="0.744cm"/>
          <style:tab-stop style:position="0.748cm"/>
        </style:tab-stops>
      </style:paragraph-properties>
    </style:style>
    <style:style style:name="P222" style:family="paragraph" style:parent-style-name="List_20_Paragraph" style:list-style-name="WWNum1">
      <style:paragraph-properties fo:margin-left="0.748cm" fo:margin-right="0.478cm" fo:margin-top="0.21cm" fo:margin-bottom="0cm" style:contextual-spacing="false" fo:text-indent="-0.501cm" style:auto-text-indent="false">
        <style:tab-stops>
          <style:tab-stop style:position="0.748cm"/>
        </style:tab-stops>
      </style:paragraph-properties>
    </style:style>
    <style:style style:name="P223" style:family="paragraph" style:parent-style-name="List_20_Paragraph" style:list-style-name="WWNum1">
      <style:paragraph-properties fo:margin-left="0.748cm" fo:margin-right="0.259cm" fo:text-indent="-0.501cm" style:auto-text-indent="false">
        <style:tab-stops>
          <style:tab-stop style:position="0.748cm"/>
        </style:tab-stops>
      </style:paragraph-properties>
    </style:style>
    <style:style style:name="P224" style:family="paragraph" style:parent-style-name="Text_20_body">
      <style:paragraph-properties fo:margin-top="0.176cm" fo:margin-bottom="0cm" style:contextual-spacing="false"/>
      <style:text-properties style:font-name="Times New Roman1"/>
    </style:style>
    <style:style style:name="P225" style:family="paragraph">
      <loext:graphic-properties draw:fill="none"/>
      <style:paragraph-properties fo:text-align="start"/>
      <style:text-properties fo:color="#000000" loext:opacity="100%" fo:font-size="18pt"/>
    </style:style>
    <style:style style:name="P226" style:family="paragraph">
      <loext:graphic-properties draw:fill="solid" draw:fill-color="#d8d8d8"/>
      <style:paragraph-properties fo:text-align="start"/>
      <style:text-properties fo:color="#000000" loext:opacity="100%" fo:font-size="18pt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fo:font-size="9pt" style:font-size-asian="9pt"/>
    </style:style>
    <style:style style:name="T3" style:family="text">
      <style:text-properties style:font-name="Times New Roman1" fo:font-size="8pt" style:font-size-asian="8pt"/>
    </style:style>
    <style:style style:name="T4" style:family="text">
      <style:text-properties style:font-name="Times New Roman1" fo:font-size="10pt" style:font-size-asian="10pt"/>
    </style:style>
    <style:style style:name="T5" style:family="text">
      <style:text-properties fo:color="#003399" loext:opacity="100%"/>
    </style:style>
    <style:style style:name="T6" style:family="text">
      <style:text-properties fo:color="#003399" loext:opacity="100%" fo:letter-spacing="-0.004cm"/>
    </style:style>
    <style:style style:name="T7" style:family="text">
      <style:text-properties fo:color="#003399" loext:opacity="100%" fo:font-size="10pt" fo:font-style="italic" style:font-size-asian="10pt" style:font-style-asian="italic"/>
    </style:style>
    <style:style style:name="T8" style:family="text">
      <style:text-properties fo:color="#003399" loext:opacity="100%" fo:font-size="10pt" fo:font-style="italic" style:letter-kerning="false" style:font-size-asian="10pt" style:language-asian="en" style:country-asian="US" style:font-style-asian="italic" style:font-size-complex="11pt" style:language-complex="ar" style:country-complex="SA"/>
    </style:style>
    <style:style style:name="T9" style:family="text">
      <style:text-properties fo:color="#003399" loext:opacity="100%" fo:font-size="10pt" fo:font-style="italic" fo:font-weight="bold" style:letter-kerning="false" style:font-size-asian="10pt" style:language-asian="en" style:country-asian="US" style:font-style-asian="italic" style:font-weight-asian="bold" style:font-size-complex="11pt" style:language-complex="ar" style:country-complex="SA"/>
    </style:style>
    <style:style style:name="T10" style:family="text">
      <style:text-properties fo:color="#003399" loext:opacity="100%" fo:font-size="10pt" fo:letter-spacing="-0.009cm" fo:font-style="italic" style:font-size-asian="10pt" style:font-style-asian="italic"/>
    </style:style>
    <style:style style:name="T11" style:family="text">
      <style:text-properties fo:color="#003399" loext:opacity="100%" fo:font-size="10pt" fo:letter-spacing="-0.009cm" fo:font-style="italic" style:letter-kerning="false" style:font-size-asian="10pt" style:language-asian="en" style:country-asian="US" style:font-style-asian="italic" style:font-size-complex="11pt" style:language-complex="ar" style:country-complex="SA"/>
    </style:style>
    <style:style style:name="T12" style:family="text">
      <style:text-properties fo:color="#003399" loext:opacity="100%" fo:font-size="10pt" fo:letter-spacing="-0.009cm" fo:font-style="italic" fo:font-weight="bold" style:letter-kerning="false" style:font-size-asian="10pt" style:language-asian="en" style:country-asian="US" style:font-style-asian="italic" style:font-weight-asian="bold" style:font-size-complex="11pt" style:language-complex="ar" style:country-complex="SA"/>
    </style:style>
    <style:style style:name="T13" style:family="text">
      <style:text-properties fo:color="#003399" loext:opacity="100%" fo:font-size="10pt" fo:letter-spacing="-0.009cm" fo:font-weight="bold" style:letter-kerning="false" style:font-size-asian="10pt" style:language-asian="en" style:country-asian="US" style:font-weight-asian="bold" style:font-size-complex="11pt" style:language-complex="ar" style:country-complex="SA"/>
    </style:style>
    <style:style style:name="T14" style:family="text">
      <style:text-properties fo:color="#003399" loext:opacity="100%" fo:font-size="10pt" fo:letter-spacing="-0.004cm" fo:font-style="italic" style:font-size-asian="10pt" style:font-style-asian="italic"/>
    </style:style>
    <style:style style:name="T15" style:family="text">
      <style:text-properties fo:color="#003399" loext:opacity="100%" fo:font-size="10pt" fo:letter-spacing="-0.004cm" fo:font-style="italic" style:letter-kerning="false" style:font-size-asian="10pt" style:language-asian="en" style:country-asian="US" style:font-style-asian="italic" style:font-size-complex="11pt" style:language-complex="ar" style:country-complex="SA"/>
    </style:style>
    <style:style style:name="T16" style:family="text">
      <style:text-properties fo:color="#003399" loext:opacity="100%" fo:font-size="10pt" fo:letter-spacing="-0.004cm" fo:font-style="italic" officeooo:rsid="0009597f" style:letter-kerning="false" style:font-size-asian="10pt" style:language-asian="en" style:country-asian="US" style:font-style-asian="italic" style:font-size-complex="11pt" style:language-complex="ar" style:country-complex="SA"/>
    </style:style>
    <style:style style:name="T17" style:family="text">
      <style:text-properties fo:color="#003399" loext:opacity="100%" fo:font-size="10pt" fo:letter-spacing="-0.004cm" fo:font-style="italic" fo:font-weight="bold" style:letter-kerning="false" style:font-size-asian="10pt" style:language-asian="en" style:country-asian="US" style:font-style-asian="italic" style:font-weight-asian="bold" style:font-size-complex="11pt" style:language-complex="ar" style:country-complex="SA"/>
    </style:style>
    <style:style style:name="T18" style:family="text">
      <style:text-properties fo:color="#003399" loext:opacity="100%" fo:font-size="10pt" fo:letter-spacing="-0.004cm" fo:font-weight="bold" style:letter-kerning="false" style:font-size-asian="10pt" style:language-asian="en" style:country-asian="US" style:font-weight-asian="bold" style:font-size-complex="11pt" style:language-complex="ar" style:country-complex="SA"/>
    </style:style>
    <style:style style:name="T19" style:family="text">
      <style:text-properties fo:color="#003399" loext:opacity="100%" fo:font-size="10pt" fo:letter-spacing="-0.004cm" fo:font-weight="bold" style:font-size-asian="10pt" style:font-weight-asian="bold"/>
    </style:style>
    <style:style style:name="T20" style:family="text">
      <style:text-properties fo:color="#003399" loext:opacity="100%" fo:font-size="10pt" fo:letter-spacing="-0.014cm" fo:font-style="italic" style:font-size-asian="10pt" style:font-style-asian="italic"/>
    </style:style>
    <style:style style:name="T21" style:family="text">
      <style:text-properties fo:color="#003399" loext:opacity="100%" fo:font-size="10pt" fo:letter-spacing="-0.014cm" fo:font-style="italic" style:letter-kerning="false" style:font-size-asian="10pt" style:language-asian="en" style:country-asian="US" style:font-style-asian="italic" style:font-size-complex="11pt" style:language-complex="ar" style:country-complex="SA"/>
    </style:style>
    <style:style style:name="T22" style:family="text">
      <style:text-properties fo:color="#003399" loext:opacity="100%" fo:font-size="10pt" fo:letter-spacing="-0.014cm" fo:font-weight="bold" style:letter-kerning="false" style:font-size-asian="10pt" style:language-asian="en" style:country-asian="US" style:font-weight-asian="bold" style:font-size-complex="11pt" style:language-complex="ar" style:country-complex="SA"/>
    </style:style>
    <style:style style:name="T23" style:family="text">
      <style:text-properties fo:color="#003399" loext:opacity="100%" fo:font-size="10pt" fo:letter-spacing="-0.012cm" fo:font-style="italic" style:font-size-asian="10pt" style:font-style-asian="italic"/>
    </style:style>
    <style:style style:name="T24" style:family="text">
      <style:text-properties fo:color="#003399" loext:opacity="100%" fo:font-size="10pt" fo:letter-spacing="-0.012cm" fo:font-style="italic" style:letter-kerning="false" style:font-size-asian="10pt" style:language-asian="en" style:country-asian="US" style:font-style-asian="italic" style:font-size-complex="11pt" style:language-complex="ar" style:country-complex="SA"/>
    </style:style>
    <style:style style:name="T25" style:family="text">
      <style:text-properties fo:color="#003399" loext:opacity="100%" fo:font-size="10pt" fo:letter-spacing="-0.012cm" fo:font-style="italic" fo:font-weight="bold" style:letter-kerning="false" style:font-size-asian="10pt" style:language-asian="en" style:country-asian="US" style:font-style-asian="italic" style:font-weight-asian="bold" style:font-size-complex="11pt" style:language-complex="ar" style:country-complex="SA"/>
    </style:style>
    <style:style style:name="T26" style:family="text">
      <style:text-properties fo:color="#003399" loext:opacity="100%" fo:font-size="10pt" fo:letter-spacing="-0.012cm" fo:font-weight="bold" style:letter-kerning="false" style:font-size-asian="10pt" style:language-asian="en" style:country-asian="US" style:font-weight-asian="bold" style:font-size-complex="11pt" style:language-complex="ar" style:country-complex="SA"/>
    </style:style>
    <style:style style:name="T27" style:family="text">
      <style:text-properties fo:color="#003399" loext:opacity="100%" fo:font-size="10pt" fo:letter-spacing="-0.012cm" fo:font-weight="bold" style:font-size-asian="10pt" style:font-weight-asian="bold"/>
    </style:style>
    <style:style style:name="T28" style:family="text">
      <style:text-properties fo:color="#003399" loext:opacity="100%" fo:font-size="10pt" fo:font-weight="bold" style:letter-kerning="false" style:font-size-asian="10pt" style:language-asian="en" style:country-asian="US" style:font-weight-asian="bold" style:font-size-complex="11pt" style:language-complex="ar" style:country-complex="SA"/>
    </style:style>
    <style:style style:name="T29" style:family="text">
      <style:text-properties fo:color="#003399" loext:opacity="100%" fo:font-size="10pt" fo:font-weight="bold" style:font-size-asian="10pt" style:font-weight-asian="bold"/>
    </style:style>
    <style:style style:name="T30" style:family="text">
      <style:text-properties fo:color="#003399" loext:opacity="100%" fo:font-size="10pt" fo:letter-spacing="-0.007cm" fo:font-weight="bold" style:letter-kerning="false" style:font-size-asian="10pt" style:language-asian="en" style:country-asian="US" style:font-weight-asian="bold" style:font-size-complex="11pt" style:language-complex="ar" style:country-complex="SA"/>
    </style:style>
    <style:style style:name="T31" style:family="text">
      <style:text-properties fo:color="#003399" loext:opacity="100%" fo:font-size="10pt" fo:letter-spacing="-0.007cm" fo:font-style="italic" style:letter-kerning="false" style:font-size-asian="10pt" style:language-asian="en" style:country-asian="US" style:font-style-asian="italic" style:font-size-complex="11pt" style:language-complex="ar" style:country-complex="SA"/>
    </style:style>
    <style:style style:name="T32" style:family="text">
      <style:text-properties fo:color="#003399" loext:opacity="100%" fo:font-size="10pt" fo:letter-spacing="-0.007cm" fo:font-style="italic" fo:font-weight="bold" style:letter-kerning="false" style:font-size-asian="10pt" style:language-asian="en" style:country-asian="US" style:font-style-asian="italic" style:font-weight-asian="bold" style:font-size-complex="11pt" style:language-complex="ar" style:country-complex="SA"/>
    </style:style>
    <style:style style:name="T33" style:family="text">
      <style:text-properties fo:color="#003399" loext:opacity="100%" fo:font-size="10pt" fo:letter-spacing="-0.011cm" fo:font-weight="bold" style:letter-kerning="false" style:font-size-asian="10pt" style:language-asian="en" style:country-asian="US" style:font-weight-asian="bold" style:font-size-complex="11pt" style:language-complex="ar" style:country-complex="SA"/>
    </style:style>
    <style:style style:name="T34" style:family="text">
      <style:text-properties fo:color="#003399" loext:opacity="100%" fo:font-size="10pt" fo:letter-spacing="-0.011cm" fo:font-style="italic" style:letter-kerning="false" style:font-size-asian="10pt" style:language-asian="en" style:country-asian="US" style:font-style-asian="italic" style:font-size-complex="11pt" style:language-complex="ar" style:country-complex="SA"/>
    </style:style>
    <style:style style:name="T35" style:family="text">
      <style:text-properties fo:color="#003399" loext:opacity="100%" fo:font-size="10pt" fo:letter-spacing="-0.016cm" fo:font-style="italic" style:letter-kerning="false" style:font-size-asian="10pt" style:language-asian="en" style:country-asian="US" style:font-style-asian="italic" style:font-size-complex="11pt" style:language-complex="ar" style:country-complex="SA"/>
    </style:style>
    <style:style style:name="T36" style:family="text">
      <style:text-properties fo:color="#003399" loext:opacity="100%" fo:font-size="10pt" fo:letter-spacing="-0.016cm" fo:font-style="italic" fo:font-weight="bold" style:letter-kerning="false" style:font-size-asian="10pt" style:language-asian="en" style:country-asian="US" style:font-style-asian="italic" style:font-weight-asian="bold" style:font-size-complex="11pt" style:language-complex="ar" style:country-complex="SA"/>
    </style:style>
    <style:style style:name="T37" style:family="text">
      <style:text-properties fo:color="#003399" loext:opacity="100%" fo:font-size="10pt" fo:letter-spacing="-0.016cm" fo:font-weight="bold" style:letter-kerning="false" style:font-size-asian="10pt" style:language-asian="en" style:country-asian="US" style:font-weight-asian="bold" style:font-size-complex="11pt" style:language-complex="ar" style:country-complex="SA"/>
    </style:style>
    <style:style style:name="T38" style:family="text">
      <style:text-properties fo:color="#003399" loext:opacity="100%" fo:font-size="10pt" fo:letter-spacing="-0.021cm" fo:font-style="italic" fo:font-weight="bold" style:letter-kerning="false" style:font-size-asian="10pt" style:language-asian="en" style:country-asian="US" style:font-style-asian="italic" style:font-weight-asian="bold" style:font-size-complex="11pt" style:language-complex="ar" style:country-complex="SA"/>
    </style:style>
    <style:style style:name="T39" style:family="text">
      <style:text-properties fo:color="#003399" loext:opacity="100%" fo:font-size="10pt" fo:letter-spacing="-0.021cm" fo:font-style="italic" style:letter-kerning="false" style:font-size-asian="10pt" style:language-asian="en" style:country-asian="US" style:font-style-asian="italic" style:font-size-complex="11pt" style:language-complex="ar" style:country-complex="SA"/>
    </style:style>
    <style:style style:name="T40" style:family="text">
      <style:text-properties fo:color="#003399" loext:opacity="100%" fo:font-size="10pt" fo:letter-spacing="-0.019cm" fo:font-style="italic" style:letter-kerning="false" style:font-size-asian="10pt" style:language-asian="en" style:country-asian="US" style:font-style-asian="italic" style:font-size-complex="11pt" style:language-complex="ar" style:country-complex="SA"/>
    </style:style>
    <style:style style:name="T41" style:family="text">
      <style:text-properties fo:color="#003399" loext:opacity="100%" fo:font-size="10pt" fo:letter-spacing="0.106cm" fo:font-style="italic" style:letter-kerning="false" style:font-size-asian="10pt" style:language-asian="en" style:country-asian="US" style:font-style-asian="italic" style:font-size-complex="11pt" style:language-complex="ar" style:country-complex="SA"/>
    </style:style>
    <style:style style:name="T42" style:family="text">
      <style:text-properties fo:color="#003399" loext:opacity="100%" fo:font-size="10pt" fo:letter-spacing="0.111cm" fo:font-style="italic" style:letter-kerning="false" style:font-size-asian="10pt" style:language-asian="en" style:country-asian="US" style:font-style-asian="italic" style:font-size-complex="11pt" style:language-complex="ar" style:country-complex="SA"/>
    </style:style>
    <style:style style:name="T43" style:family="text">
      <style:text-properties fo:color="#003399" loext:opacity="100%" fo:font-size="10pt" fo:letter-spacing="0.03cm" fo:font-style="italic" style:letter-kerning="false" style:font-size-asian="10pt" style:language-asian="en" style:country-asian="US" style:font-style-asian="italic" style:font-size-complex="11pt" style:language-complex="ar" style:country-complex="SA"/>
    </style:style>
    <style:style style:name="T44" style:family="text">
      <style:text-properties fo:color="#003399" loext:opacity="100%" fo:font-size="10pt" fo:letter-spacing="0.026cm" fo:font-style="italic" style:letter-kerning="false" style:font-size-asian="10pt" style:language-asian="en" style:country-asian="US" style:font-style-asian="italic" style:font-size-complex="11pt" style:language-complex="ar" style:country-complex="SA"/>
    </style:style>
    <style:style style:name="T45" style:family="text">
      <style:text-properties fo:color="#003399" loext:opacity="100%" fo:font-size="10pt" fo:letter-spacing="0.025cm" fo:font-style="italic" style:letter-kerning="false" style:font-size-asian="10pt" style:language-asian="en" style:country-asian="US" style:font-style-asian="italic" style:font-size-complex="11pt" style:language-complex="ar" style:country-complex="SA"/>
    </style:style>
    <style:style style:name="T46" style:family="text">
      <style:text-properties fo:color="#003399" loext:opacity="100%" fo:font-size="10pt" fo:letter-spacing="0.104cm" fo:font-style="italic" style:letter-kerning="false" style:font-size-asian="10pt" style:language-asian="en" style:country-asian="US" style:font-style-asian="italic" style:font-size-complex="11pt" style:language-complex="ar" style:country-complex="SA"/>
    </style:style>
    <style:style style:name="T47" style:family="text">
      <style:text-properties fo:color="#003399" loext:opacity="100%" fo:font-size="10pt" fo:letter-spacing="0.104cm" fo:font-style="italic" style:letter-kerning="false" style:font-size-asian="10pt" style:language-asian="en" style:country-asian="US" style:font-style-asian="italic" style:font-size-complex="11pt" style:language-complex="ar" style:country-complex="SA" style:text-scale="150%"/>
    </style:style>
    <style:style style:name="T48" style:family="text">
      <style:text-properties fo:color="#003399" loext:opacity="100%" fo:font-size="10pt" fo:letter-spacing="0.102cm" fo:font-style="italic" style:letter-kerning="false" style:font-size-asian="10pt" style:language-asian="en" style:country-asian="US" style:font-style-asian="italic" style:font-size-complex="11pt" style:language-complex="ar" style:country-complex="SA" style:text-scale="150%"/>
    </style:style>
    <style:style style:name="T49" style:family="text">
      <style:text-properties fo:color="#003399" loext:opacity="100%" fo:font-size="10pt" fo:letter-spacing="-0.005cm" fo:font-style="italic" style:letter-kerning="false" style:font-size-asian="10pt" style:language-asian="en" style:country-asian="US" style:font-style-asian="italic" style:font-size-complex="11pt" style:language-complex="ar" style:country-complex="SA"/>
    </style:style>
    <style:style style:name="T50" style:family="text">
      <style:text-properties fo:color="#003399" loext:opacity="100%" fo:font-size="10pt" fo:letter-spacing="-0.005cm" fo:font-style="italic" fo:font-weight="bold" style:letter-kerning="false" style:font-size-asian="10pt" style:language-asian="en" style:country-asian="US" style:font-style-asian="italic" style:font-weight-asian="bold" style:font-size-complex="11pt" style:language-complex="ar" style:country-complex="SA"/>
    </style:style>
    <style:style style:name="T51" style:family="text">
      <style:text-properties fo:color="#003399" loext:opacity="100%" fo:font-size="10pt" fo:letter-spacing="-0.005cm" fo:font-weight="bold" style:letter-kerning="false" style:font-size-asian="10pt" style:language-asian="en" style:country-asian="US" style:font-weight-asian="bold" style:font-size-complex="11pt" style:language-complex="ar" style:country-complex="SA"/>
    </style:style>
    <style:style style:name="T52" style:family="text">
      <style:text-properties fo:color="#003399" loext:opacity="100%" fo:font-size="10pt" fo:letter-spacing="0.108cm" fo:font-style="italic" style:letter-kerning="false" style:font-size-asian="10pt" style:language-asian="en" style:country-asian="US" style:font-style-asian="italic" style:font-size-complex="11pt" style:language-complex="ar" style:country-complex="SA"/>
    </style:style>
    <style:style style:name="T53" style:family="text">
      <style:text-properties fo:color="#003399" loext:opacity="100%" fo:font-size="10pt" fo:letter-spacing="-0.018cm" fo:font-style="italic" style:letter-kerning="false" style:font-size-asian="10pt" style:language-asian="en" style:country-asian="US" style:font-style-asian="italic" style:font-size-complex="11pt" style:language-complex="ar" style:country-complex="SA"/>
    </style:style>
    <style:style style:name="T54" style:family="text">
      <style:text-properties fo:color="#003399" loext:opacity="100%" fo:font-size="10pt" fo:letter-spacing="0.132cm" fo:font-style="italic" style:letter-kerning="false" style:font-size-asian="10pt" style:language-asian="en" style:country-asian="US" style:font-style-asian="italic" style:font-size-complex="11pt" style:language-complex="ar" style:country-complex="SA"/>
    </style:style>
    <style:style style:name="T55" style:family="text">
      <style:text-properties fo:color="#003399" loext:opacity="100%" fo:font-size="10pt" fo:letter-spacing="0.134cm" fo:font-style="italic" style:letter-kerning="false" style:font-size-asian="10pt" style:language-asian="en" style:country-asian="US" style:font-style-asian="italic" style:font-size-complex="11pt" style:language-complex="ar" style:country-complex="SA"/>
    </style:style>
    <style:style style:name="T56" style:family="text">
      <style:text-properties fo:color="#003399" loext:opacity="100%" fo:font-size="10pt" fo:letter-spacing="0.129cm" fo:font-style="italic" style:letter-kerning="false" style:font-size-asian="10pt" style:language-asian="en" style:country-asian="US" style:font-style-asian="italic" style:font-size-complex="11pt" style:language-complex="ar" style:country-complex="SA"/>
    </style:style>
    <style:style style:name="T57" style:family="text">
      <style:text-properties fo:color="#003399" loext:opacity="100%" fo:font-size="10pt" fo:letter-spacing="0.055cm" fo:font-style="italic" style:letter-kerning="false" style:font-size-asian="10pt" style:language-asian="en" style:country-asian="US" style:font-style-asian="italic" style:font-size-complex="11pt" style:language-complex="ar" style:country-complex="SA"/>
    </style:style>
    <style:style style:name="T58" style:family="text">
      <style:text-properties fo:color="#003399" loext:opacity="100%" fo:font-size="10pt" fo:letter-spacing="0.056cm" fo:font-style="italic" style:letter-kerning="false" style:font-size-asian="10pt" style:language-asian="en" style:country-asian="US" style:font-style-asian="italic" style:font-size-complex="11pt" style:language-complex="ar" style:country-complex="SA"/>
    </style:style>
    <style:style style:name="T59" style:family="text">
      <style:text-properties fo:color="#003399" loext:opacity="100%" fo:font-size="10pt" fo:letter-spacing="0.039cm" fo:font-style="italic" style:letter-kerning="false" style:font-size-asian="10pt" style:language-asian="en" style:country-asian="US" style:font-style-asian="italic" style:font-size-complex="11pt" style:language-complex="ar" style:country-complex="SA"/>
    </style:style>
    <style:style style:name="T60" style:family="text">
      <style:text-properties fo:color="#003399" loext:opacity="100%" fo:font-size="10pt" fo:letter-spacing="0.044cm" fo:font-style="italic" style:letter-kerning="false" style:font-size-asian="10pt" style:language-asian="en" style:country-asian="US" style:font-style-asian="italic" style:font-size-complex="11pt" style:language-complex="ar" style:country-complex="SA"/>
    </style:style>
    <style:style style:name="T61" style:family="text">
      <style:text-properties fo:color="#003399" loext:opacity="100%" fo:font-size="10pt" fo:letter-spacing="0.037cm" fo:font-style="italic" style:letter-kerning="false" style:font-size-asian="10pt" style:language-asian="en" style:country-asian="US" style:font-style-asian="italic" style:font-size-complex="11pt" style:language-complex="ar" style:country-complex="SA"/>
    </style:style>
    <style:style style:name="T62" style:family="text">
      <style:text-properties fo:color="#003399" loext:opacity="100%" fo:font-size="10pt" fo:letter-spacing="0.042cm" fo:font-style="italic" style:letter-kerning="false" style:font-size-asian="10pt" style:language-asian="en" style:country-asian="US" style:font-style-asian="italic" style:font-size-complex="11pt" style:language-complex="ar" style:country-complex="SA"/>
    </style:style>
    <style:style style:name="T63" style:family="text">
      <style:text-properties fo:color="#003399" loext:opacity="100%" fo:font-size="10pt" fo:letter-spacing="0.041cm" fo:font-style="italic" style:letter-kerning="false" style:font-size-asian="10pt" style:language-asian="en" style:country-asian="US" style:font-style-asian="italic" style:font-size-complex="11pt" style:language-complex="ar" style:country-complex="SA"/>
    </style:style>
    <style:style style:name="T64" style:family="text">
      <style:text-properties fo:color="#003399" loext:opacity="100%" fo:font-size="10pt" fo:letter-spacing="0.141cm" fo:font-style="italic" style:letter-kerning="false" style:font-size-asian="10pt" style:language-asian="en" style:country-asian="US" style:font-style-asian="italic" style:font-size-complex="11pt" style:language-complex="ar" style:country-complex="SA"/>
    </style:style>
    <style:style style:name="T65" style:family="text">
      <style:text-properties fo:color="#003399" loext:opacity="100%" fo:font-size="10pt" fo:letter-spacing="0.035cm" fo:font-style="italic" style:letter-kerning="false" style:font-size-asian="10pt" style:language-asian="en" style:country-asian="US" style:font-style-asian="italic" style:font-size-complex="11pt" style:language-complex="ar" style:country-complex="SA"/>
    </style:style>
    <style:style style:name="T66" style:family="text">
      <style:text-properties fo:color="#003399" loext:opacity="100%" fo:font-size="10pt" fo:letter-spacing="0.016cm" fo:font-style="italic" style:letter-kerning="false" style:font-size-asian="10pt" style:language-asian="en" style:country-asian="US" style:font-style-asian="italic" style:font-size-complex="11pt" style:language-complex="ar" style:country-complex="SA"/>
    </style:style>
    <style:style style:name="T67" style:family="text">
      <style:text-properties fo:color="#003399" loext:opacity="100%" fo:font-size="10pt" fo:letter-spacing="0.021cm" fo:font-style="italic" style:letter-kerning="false" style:font-size-asian="10pt" style:language-asian="en" style:country-asian="US" style:font-style-asian="italic" style:font-size-complex="11pt" style:language-complex="ar" style:country-complex="SA"/>
    </style:style>
    <style:style style:name="T68" style:family="text">
      <style:text-properties fo:color="#003399" loext:opacity="100%" fo:font-size="10pt" fo:letter-spacing="0.019cm" fo:font-style="italic" style:letter-kerning="false" style:font-size-asian="10pt" style:language-asian="en" style:country-asian="US" style:font-style-asian="italic" style:font-size-complex="11pt" style:language-complex="ar" style:country-complex="SA"/>
    </style:style>
    <style:style style:name="T69" style:family="text">
      <style:text-properties fo:color="#003399" loext:opacity="100%" fo:font-size="10pt" fo:letter-spacing="0.097cm" fo:font-style="italic" style:letter-kerning="false" style:font-size-asian="10pt" style:language-asian="en" style:country-asian="US" style:font-style-asian="italic" style:font-size-complex="11pt" style:language-complex="ar" style:country-complex="SA"/>
    </style:style>
    <style:style style:name="T70" style:family="text">
      <style:text-properties fo:color="#003399" loext:opacity="100%" fo:font-size="10pt" fo:letter-spacing="0.136cm" fo:font-style="italic" style:letter-kerning="false" style:font-size-asian="10pt" style:language-asian="en" style:country-asian="US" style:font-style-asian="italic" style:font-size-complex="11pt" style:language-complex="ar" style:country-complex="SA" style:text-scale="150%"/>
    </style:style>
    <style:style style:name="T71" style:family="text">
      <style:text-properties fo:color="#003399" loext:opacity="100%" fo:font-size="10pt" fo:letter-spacing="0.139cm" fo:font-style="italic" style:letter-kerning="false" style:font-size-asian="10pt" style:language-asian="en" style:country-asian="US" style:font-style-asian="italic" style:font-size-complex="11pt" style:language-complex="ar" style:country-complex="SA" style:text-scale="150%"/>
    </style:style>
    <style:style style:name="T72" style:family="text">
      <style:text-properties fo:color="#003399" loext:opacity="100%" fo:font-size="10pt" fo:letter-spacing="-0.002cm" fo:font-style="italic" style:letter-kerning="false" style:font-size-asian="10pt" style:language-asian="en" style:country-asian="US" style:font-style-asian="italic" style:font-size-complex="11pt" style:language-complex="ar" style:country-complex="SA"/>
    </style:style>
    <style:style style:name="T73" style:family="text">
      <style:text-properties fo:color="#003399" loext:opacity="100%" fo:font-size="10pt" fo:letter-spacing="0.06cm" fo:font-style="italic" style:letter-kerning="false" style:font-size-asian="10pt" style:language-asian="en" style:country-asian="US" style:font-style-asian="italic" style:font-size-complex="11pt" style:language-complex="ar" style:country-complex="SA"/>
    </style:style>
    <style:style style:name="T74" style:family="text">
      <style:text-properties fo:color="#003399" loext:opacity="100%" fo:font-size="10pt" fo:letter-spacing="0.064cm" fo:font-style="italic" style:letter-kerning="false" style:font-size-asian="10pt" style:language-asian="en" style:country-asian="US" style:font-style-asian="italic" style:font-size-complex="11pt" style:language-complex="ar" style:country-complex="SA"/>
    </style:style>
    <style:style style:name="T75" style:family="text">
      <style:text-properties fo:color="#003399" loext:opacity="100%" fo:font-size="10pt" fo:letter-spacing="0.058cm" fo:font-style="italic" style:letter-kerning="false" style:font-size-asian="10pt" style:language-asian="en" style:country-asian="US" style:font-style-asian="italic" style:font-size-complex="11pt" style:language-complex="ar" style:country-complex="SA"/>
    </style:style>
    <style:style style:name="T76" style:family="text">
      <style:text-properties fo:color="#003399" loext:opacity="100%" fo:font-size="10pt" fo:letter-spacing="0.062cm" fo:font-style="italic" style:letter-kerning="false" style:font-size-asian="10pt" style:language-asian="en" style:country-asian="US" style:font-style-asian="italic" style:font-size-complex="11pt" style:language-complex="ar" style:country-complex="SA"/>
    </style:style>
    <style:style style:name="T77" style:family="text">
      <style:text-properties fo:color="#003399" loext:opacity="100%" fo:font-size="10pt" fo:letter-spacing="0.071cm" fo:font-style="italic" style:letter-kerning="false" style:font-size-asian="10pt" style:language-asian="en" style:country-asian="US" style:font-style-asian="italic" style:font-size-complex="11pt" style:language-complex="ar" style:country-complex="SA"/>
    </style:style>
    <style:style style:name="T78" style:family="text">
      <style:text-properties fo:color="#003399" loext:opacity="100%" fo:font-size="10pt" fo:letter-spacing="0.067cm" fo:font-style="italic" style:letter-kerning="false" style:font-size-asian="10pt" style:language-asian="en" style:country-asian="US" style:font-style-asian="italic" style:font-size-complex="11pt" style:language-complex="ar" style:country-complex="SA"/>
    </style:style>
    <style:style style:name="T79" style:family="text">
      <style:text-properties fo:color="#003399" loext:opacity="100%" fo:font-size="10pt" fo:letter-spacing="0.065cm" fo:font-style="italic" style:letter-kerning="false" style:font-size-asian="10pt" style:language-asian="en" style:country-asian="US" style:font-style-asian="italic" style:font-size-complex="11pt" style:language-complex="ar" style:country-complex="SA"/>
    </style:style>
    <style:style style:name="T80" style:family="text">
      <style:text-properties fo:color="#003399" loext:opacity="100%" fo:font-size="10pt" fo:letter-spacing="0.023cm" fo:font-style="italic" style:letter-kerning="false" style:font-size-asian="10pt" style:language-asian="en" style:country-asian="US" style:font-style-asian="italic" style:font-size-complex="11pt" style:language-complex="ar" style:country-complex="SA"/>
    </style:style>
    <style:style style:name="T81" style:family="text">
      <style:text-properties fo:color="#003399" loext:opacity="100%" fo:font-size="10pt" fo:letter-spacing="0.028cm" fo:font-style="italic" style:letter-kerning="false" style:font-size-asian="10pt" style:language-asian="en" style:country-asian="US" style:font-style-asian="italic" style:font-size-complex="11pt" style:language-complex="ar" style:country-complex="SA"/>
    </style:style>
    <style:style style:name="T82" style:family="text">
      <style:text-properties fo:color="#003399" loext:opacity="100%" fo:font-size="10pt" fo:letter-spacing="0.092cm" fo:font-style="italic" style:letter-kerning="false" style:font-size-asian="10pt" style:language-asian="en" style:country-asian="US" style:font-style-asian="italic" style:font-size-complex="11pt" style:language-complex="ar" style:country-complex="SA"/>
    </style:style>
    <style:style style:name="T83" style:family="text">
      <style:text-properties fo:color="#003399" loext:opacity="100%" fo:font-size="10pt" fo:letter-spacing="0.088cm" fo:font-style="italic" style:letter-kerning="false" style:font-size-asian="10pt" style:language-asian="en" style:country-asian="US" style:font-style-asian="italic" style:font-size-complex="11pt" style:language-complex="ar" style:country-complex="SA"/>
    </style:style>
    <style:style style:name="T84" style:family="text">
      <style:text-properties fo:color="#003399" loext:opacity="100%" fo:font-size="10pt" fo:letter-spacing="0.09cm" fo:font-style="italic" style:letter-kerning="false" style:font-size-asian="10pt" style:language-asian="en" style:country-asian="US" style:font-style-asian="italic" style:font-size-complex="11pt" style:language-complex="ar" style:country-complex="SA"/>
    </style:style>
    <style:style style:name="T85" style:family="text">
      <style:text-properties fo:color="#003399" loext:opacity="100%" style:font-name="Times New Roman1" fo:font-size="10pt" style:text-underline-style="solid" style:text-underline-width="auto" style:text-underline-color="#003298" style:letter-kerning="false" style:font-size-asian="10pt" style:language-asian="en" style:country-asian="US" style:font-size-complex="11pt" style:language-complex="ar" style:country-complex="SA"/>
    </style:style>
    <style:style style:name="T86" style:family="text">
      <style:text-properties fo:font-size="10pt" fo:font-weight="bold" style:font-size-asian="10pt" style:font-weight-asian="bold"/>
    </style:style>
    <style:style style:name="T87" style:family="text">
      <style:text-properties fo:font-size="10pt" fo:font-weight="bold" style:letter-kerning="false" style:font-size-asian="10pt" style:language-asian="en" style:country-asian="US" style:font-weight-asian="bold" style:font-size-complex="11pt" style:language-complex="ar" style:country-complex="SA"/>
    </style:style>
    <style:style style:name="T88" style:family="text">
      <style:text-properties fo:font-size="10pt" style:font-size-asian="10pt"/>
    </style:style>
    <style:style style:name="T89" style:family="text">
      <style:text-properties fo:font-size="10pt" fo:font-style="italic" style:font-size-asian="10pt" style:font-style-asian="italic"/>
    </style:style>
    <style:style style:name="T90" style:family="text">
      <style:text-properties fo:font-size="10pt" fo:font-style="italic" fo:font-weight="bold" style:font-size-asian="10pt" style:font-style-asian="italic" style:font-weight-asian="bold"/>
    </style:style>
    <style:style style:name="T91" style:family="text">
      <style:text-properties fo:font-size="10pt" fo:letter-spacing="-0.002cm" fo:font-weight="bold" style:letter-kerning="false" style:font-size-asian="10pt" style:language-asian="en" style:country-asian="US" style:font-weight-asian="bold" style:font-size-complex="11pt" style:language-complex="ar" style:country-complex="SA"/>
    </style:style>
    <style:style style:name="T92" style:family="text">
      <style:text-properties fo:color="#3b3b3b" loext:opacity="100%"/>
    </style:style>
    <style:style style:name="T93" style:family="text">
      <style:text-properties fo:color="#3b3b3b" loext:opacity="100%" fo:letter-spacing="-0.004cm"/>
    </style:style>
    <style:style style:name="T94" style:family="text">
      <style:text-properties fo:color="#3b3b3b" loext:opacity="100%" fo:letter-spacing="-0.021cm"/>
    </style:style>
    <style:style style:name="T95" style:family="text">
      <style:text-properties fo:color="#3b3b3b" loext:opacity="100%" fo:letter-spacing="-0.019cm"/>
    </style:style>
    <style:style style:name="T96" style:family="text">
      <style:text-properties fo:color="#3b3b3b" loext:opacity="100%" fo:font-size="10pt" style:font-size-asian="10pt"/>
    </style:style>
    <style:style style:name="T97" style:family="text">
      <style:text-properties fo:color="#3b3b3b" loext:opacity="100%" fo:font-size="10pt" fo:letter-spacing="-0.005cm" style:font-size-asian="10pt"/>
    </style:style>
    <style:style style:name="T98" style:family="text">
      <style:text-properties fo:color="#3b3b3b" loext:opacity="100%" fo:font-size="10pt" fo:letter-spacing="-0.005cm" fo:font-weight="bold" style:font-size-asian="10pt" style:font-weight-asian="bold"/>
    </style:style>
    <style:style style:name="T99" style:family="text">
      <style:text-properties fo:color="#3b3b3b" loext:opacity="100%" fo:font-size="10pt" fo:letter-spacing="-0.005cm" fo:font-weight="bold" style:letter-kerning="false" style:font-size-asian="10pt" style:language-asian="en" style:country-asian="US" style:font-weight-asian="bold" style:font-size-complex="11pt" style:language-complex="ar" style:country-complex="SA"/>
    </style:style>
    <style:style style:name="T100" style:family="text">
      <style:text-properties fo:color="#3b3b3b" loext:opacity="100%" fo:font-size="10pt" fo:letter-spacing="-0.005cm" fo:font-style="italic" style:font-size-asian="10pt" style:font-style-asian="italic"/>
    </style:style>
    <style:style style:name="T101" style:family="text">
      <style:text-properties fo:color="#3b3b3b" loext:opacity="100%" fo:font-size="10pt" fo:letter-spacing="-0.005cm" style:letter-kerning="false" style:font-size-asian="10pt" style:language-asian="en" style:country-asian="US" style:font-size-complex="11pt" style:language-complex="ar" style:country-complex="SA"/>
    </style:style>
    <style:style style:name="T102" style:family="text">
      <style:text-properties fo:color="#3b3b3b" loext:opacity="100%" fo:font-size="10pt" fo:font-weight="bold" style:font-size-asian="10pt" style:font-weight-asian="bold"/>
    </style:style>
    <style:style style:name="T103" style:family="text">
      <style:text-properties fo:color="#3b3b3b" loext:opacity="100%" fo:font-size="10pt" fo:font-weight="bold" style:letter-kerning="false" style:font-size-asian="10pt" style:language-asian="en" style:country-asian="US" style:font-weight-asian="bold" style:font-size-complex="11pt" style:language-complex="ar" style:country-complex="SA"/>
    </style:style>
    <style:style style:name="T104" style:family="text">
      <style:text-properties fo:color="#3b3b3b" loext:opacity="100%" fo:font-size="10pt" fo:letter-spacing="-0.007cm" fo:font-weight="bold" style:font-size-asian="10pt" style:font-weight-asian="bold"/>
    </style:style>
    <style:style style:name="T105" style:family="text">
      <style:text-properties fo:color="#3b3b3b" loext:opacity="100%" fo:font-size="10pt" fo:letter-spacing="-0.007cm" fo:font-weight="bold" style:letter-kerning="false" style:font-size-asian="10pt" style:language-asian="en" style:country-asian="US" style:font-weight-asian="bold" style:font-size-complex="11pt" style:language-complex="ar" style:country-complex="SA"/>
    </style:style>
    <style:style style:name="T106" style:family="text">
      <style:text-properties fo:color="#3b3b3b" loext:opacity="100%" fo:font-size="10pt" fo:letter-spacing="-0.007cm" style:font-size-asian="10pt"/>
    </style:style>
    <style:style style:name="T107" style:family="text">
      <style:text-properties fo:color="#3b3b3b" loext:opacity="100%" fo:font-size="10pt" fo:letter-spacing="-0.007cm" fo:font-style="italic" style:font-size-asian="10pt" style:font-style-asian="italic"/>
    </style:style>
    <style:style style:name="T108" style:family="text">
      <style:text-properties fo:color="#3b3b3b" loext:opacity="100%" fo:font-size="10pt" fo:letter-spacing="-0.007cm" fo:font-style="italic" style:letter-kerning="false" style:font-size-asian="10pt" style:language-asian="en" style:country-asian="US" style:font-style-asian="italic" style:font-size-complex="11pt" style:language-complex="ar" style:country-complex="SA"/>
    </style:style>
    <style:style style:name="T109" style:family="text">
      <style:text-properties fo:color="#3b3b3b" loext:opacity="100%" fo:font-size="10pt" fo:letter-spacing="-0.007cm" style:letter-kerning="false" style:font-size-asian="10pt" style:language-asian="en" style:country-asian="US" style:font-size-complex="11pt" style:language-complex="ar" style:country-complex="SA"/>
    </style:style>
    <style:style style:name="T110" style:family="text">
      <style:text-properties fo:color="#3b3b3b" loext:opacity="100%" fo:font-size="10pt" fo:letter-spacing="-0.004cm" fo:font-weight="bold" style:font-size-asian="10pt" style:font-weight-asian="bold"/>
    </style:style>
    <style:style style:name="T111" style:family="text">
      <style:text-properties fo:color="#3b3b3b" loext:opacity="100%" fo:font-size="10pt" fo:letter-spacing="-0.004cm" fo:font-weight="bold" style:letter-kerning="false" style:font-size-asian="10pt" style:language-asian="en" style:country-asian="US" style:font-weight-asian="bold" style:font-size-complex="11pt" style:language-complex="ar" style:country-complex="SA"/>
    </style:style>
    <style:style style:name="T112" style:family="text">
      <style:text-properties fo:color="#3b3b3b" loext:opacity="100%" fo:font-size="10pt" fo:letter-spacing="-0.004cm" style:font-size-asian="10pt"/>
    </style:style>
    <style:style style:name="T113" style:family="text">
      <style:text-properties fo:color="#3b3b3b" loext:opacity="100%" fo:font-size="10pt" fo:letter-spacing="-0.004cm" fo:font-style="italic" style:letter-kerning="false" style:font-size-asian="10pt" style:language-asian="en" style:country-asian="US" style:font-style-asian="italic" style:font-size-complex="11pt" style:language-complex="ar" style:country-complex="SA"/>
    </style:style>
    <style:style style:name="T114" style:family="text">
      <style:text-properties fo:color="#3b3b3b" loext:opacity="100%" fo:font-size="10pt" fo:letter-spacing="-0.004cm" style:letter-kerning="false" style:font-size-asian="10pt" style:language-asian="en" style:country-asian="US" style:font-size-complex="11pt" style:language-complex="ar" style:country-complex="SA"/>
    </style:style>
    <style:style style:name="T115" style:family="text">
      <style:text-properties fo:color="#3b3b3b" loext:opacity="100%" fo:font-size="10pt" fo:letter-spacing="-0.002cm" style:font-size-asian="10pt"/>
    </style:style>
    <style:style style:name="T116" style:family="text">
      <style:text-properties fo:color="#3b3b3b" loext:opacity="100%" fo:font-size="10pt" fo:letter-spacing="-0.002cm" style:letter-kerning="false" style:font-size-asian="10pt" style:language-asian="en" style:country-asian="US" style:font-size-complex="11pt" style:language-complex="ar" style:country-complex="SA"/>
    </style:style>
    <style:style style:name="T117" style:family="text">
      <style:text-properties fo:color="#3b3b3b" loext:opacity="100%" fo:font-size="10pt" fo:letter-spacing="-0.009cm" style:font-size-asian="10pt"/>
    </style:style>
    <style:style style:name="T118" style:family="text">
      <style:text-properties fo:color="#3b3b3b" loext:opacity="100%" fo:font-size="10pt" fo:letter-spacing="-0.009cm" fo:font-style="italic" style:font-size-asian="10pt" style:font-style-asian="italic"/>
    </style:style>
    <style:style style:name="T119" style:family="text">
      <style:text-properties fo:color="#3b3b3b" loext:opacity="100%" fo:font-size="10pt" fo:letter-spacing="-0.009cm" fo:font-style="italic" style:letter-kerning="false" style:font-size-asian="10pt" style:language-asian="en" style:country-asian="US" style:font-style-asian="italic" style:font-size-complex="11pt" style:language-complex="ar" style:country-complex="SA"/>
    </style:style>
    <style:style style:name="T120" style:family="text">
      <style:text-properties fo:color="#3b3b3b" loext:opacity="100%" fo:font-size="10pt" fo:letter-spacing="-0.009cm" style:letter-kerning="false" style:font-size-asian="10pt" style:language-asian="en" style:country-asian="US" style:font-size-complex="11pt" style:language-complex="ar" style:country-complex="SA"/>
    </style:style>
    <style:style style:name="T121" style:family="text">
      <style:text-properties fo:color="#3b3b3b" loext:opacity="100%" fo:font-size="10pt" fo:letter-spacing="-0.009cm" fo:font-weight="bold" style:letter-kerning="false" style:font-size-asian="10pt" style:language-asian="en" style:country-asian="US" style:font-weight-asian="bold" style:font-size-complex="11pt" style:language-complex="ar" style:country-complex="SA"/>
    </style:style>
    <style:style style:name="T122" style:family="text">
      <style:text-properties fo:color="#3b3b3b" loext:opacity="100%" fo:font-size="10pt" fo:letter-spacing="-0.011cm" style:font-size-asian="10pt"/>
    </style:style>
    <style:style style:name="T123" style:family="text">
      <style:text-properties fo:color="#3b3b3b" loext:opacity="100%" fo:font-size="10pt" fo:letter-spacing="-0.011cm" fo:font-style="italic" style:font-size-asian="10pt" style:font-style-asian="italic"/>
    </style:style>
    <style:style style:name="T124" style:family="text">
      <style:text-properties fo:color="#3b3b3b" loext:opacity="100%" fo:font-size="10pt" fo:letter-spacing="-0.011cm" fo:font-style="italic" style:letter-kerning="false" style:font-size-asian="10pt" style:language-asian="en" style:country-asian="US" style:font-style-asian="italic" style:font-size-complex="11pt" style:language-complex="ar" style:country-complex="SA"/>
    </style:style>
    <style:style style:name="T125" style:family="text">
      <style:text-properties fo:color="#3b3b3b" loext:opacity="100%" fo:font-size="10pt" fo:letter-spacing="-0.011cm" style:letter-kerning="false" style:font-size-asian="10pt" style:language-asian="en" style:country-asian="US" style:font-size-complex="11pt" style:language-complex="ar" style:country-complex="SA"/>
    </style:style>
    <style:style style:name="T126" style:family="text">
      <style:text-properties fo:color="#3b3b3b" loext:opacity="100%" fo:font-size="10pt" fo:letter-spacing="-0.011cm" fo:font-weight="bold" style:letter-kerning="false" style:font-size-asian="10pt" style:language-asian="en" style:country-asian="US" style:font-weight-asian="bold" style:font-size-complex="11pt" style:language-complex="ar" style:country-complex="SA"/>
    </style:style>
    <style:style style:name="T127" style:family="text">
      <style:text-properties fo:color="#3b3b3b" loext:opacity="100%" fo:font-size="10pt" fo:letter-spacing="-0.012cm" fo:font-weight="bold" style:font-size-asian="10pt" style:font-weight-asian="bold"/>
    </style:style>
    <style:style style:name="T128" style:family="text">
      <style:text-properties fo:color="#3b3b3b" loext:opacity="100%" fo:font-size="10pt" fo:letter-spacing="-0.012cm" fo:font-weight="bold" style:letter-kerning="false" style:font-size-asian="10pt" style:language-asian="en" style:country-asian="US" style:font-weight-asian="bold" style:font-size-complex="11pt" style:language-complex="ar" style:country-complex="SA"/>
    </style:style>
    <style:style style:name="T129" style:family="text">
      <style:text-properties fo:color="#3b3b3b" loext:opacity="100%" fo:font-size="10pt" fo:letter-spacing="-0.012cm" style:font-size-asian="10pt"/>
    </style:style>
    <style:style style:name="T130" style:family="text">
      <style:text-properties fo:color="#3b3b3b" loext:opacity="100%" fo:font-size="10pt" fo:letter-spacing="-0.012cm" style:letter-kerning="false" style:font-size-asian="10pt" style:language-asian="en" style:country-asian="US" style:font-size-complex="11pt" style:language-complex="ar" style:country-complex="SA"/>
    </style:style>
    <style:style style:name="T131" style:family="text">
      <style:text-properties fo:color="#3b3b3b" loext:opacity="100%" fo:font-size="10pt" fo:letter-spacing="-0.012cm" fo:font-style="italic" style:letter-kerning="false" style:font-size-asian="10pt" style:language-asian="en" style:country-asian="US" style:font-style-asian="italic" style:font-size-complex="11pt" style:language-complex="ar" style:country-complex="SA"/>
    </style:style>
    <style:style style:name="T132" style:family="text">
      <style:text-properties fo:color="#3b3b3b" loext:opacity="100%" fo:font-size="10pt" fo:letter-spacing="-0.016cm" style:font-size-asian="10pt"/>
    </style:style>
    <style:style style:name="T133" style:family="text">
      <style:text-properties fo:color="#3b3b3b" loext:opacity="100%" fo:font-size="10pt" fo:letter-spacing="-0.016cm" fo:font-weight="bold" style:font-size-asian="10pt" style:font-weight-asian="bold"/>
    </style:style>
    <style:style style:name="T134" style:family="text">
      <style:text-properties fo:color="#3b3b3b" loext:opacity="100%" fo:font-size="10pt" fo:letter-spacing="-0.016cm" fo:font-weight="bold" style:letter-kerning="false" style:font-size-asian="10pt" style:language-asian="en" style:country-asian="US" style:font-weight-asian="bold" style:font-size-complex="11pt" style:language-complex="ar" style:country-complex="SA"/>
    </style:style>
    <style:style style:name="T135" style:family="text">
      <style:text-properties fo:color="#3b3b3b" loext:opacity="100%" fo:font-size="10pt" fo:letter-spacing="-0.016cm" style:letter-kerning="false" style:font-size-asian="10pt" style:language-asian="en" style:country-asian="US" style:font-size-complex="11pt" style:language-complex="ar" style:country-complex="SA"/>
    </style:style>
    <style:style style:name="T136" style:family="text">
      <style:text-properties fo:color="#3b3b3b" loext:opacity="100%" fo:font-size="10pt" fo:letter-spacing="-0.016cm" fo:font-style="italic" style:letter-kerning="false" style:font-size-asian="10pt" style:language-asian="en" style:country-asian="US" style:font-style-asian="italic" style:font-size-complex="11pt" style:language-complex="ar" style:country-complex="SA"/>
    </style:style>
    <style:style style:name="T137" style:family="text">
      <style:text-properties fo:color="#3b3b3b" loext:opacity="100%" fo:font-size="10pt" fo:letter-spacing="-0.014cm" style:font-size-asian="10pt"/>
    </style:style>
    <style:style style:name="T138" style:family="text">
      <style:text-properties fo:color="#3b3b3b" loext:opacity="100%" fo:font-size="10pt" fo:letter-spacing="-0.014cm" style:letter-kerning="false" style:font-size-asian="10pt" style:language-asian="en" style:country-asian="US" style:font-size-complex="11pt" style:language-complex="ar" style:country-complex="SA"/>
    </style:style>
    <style:style style:name="T139" style:family="text">
      <style:text-properties fo:color="#3b3b3b" loext:opacity="100%" fo:font-size="10pt" fo:letter-spacing="-0.014cm" fo:font-style="italic" style:letter-kerning="false" style:font-size-asian="10pt" style:language-asian="en" style:country-asian="US" style:font-style-asian="italic" style:font-size-complex="11pt" style:language-complex="ar" style:country-complex="SA"/>
    </style:style>
    <style:style style:name="T140" style:family="text">
      <style:text-properties fo:color="#3b3b3b" loext:opacity="100%" fo:font-size="10pt" fo:letter-spacing="-0.014cm" fo:font-weight="bold" style:letter-kerning="false" style:font-size-asian="10pt" style:language-asian="en" style:country-asian="US" style:font-weight-asian="bold" style:font-size-complex="11pt" style:language-complex="ar" style:country-complex="SA"/>
    </style:style>
    <style:style style:name="T141" style:family="text">
      <style:text-properties fo:color="#3b3b3b" loext:opacity="100%" fo:font-size="10pt" fo:letter-spacing="0.039cm" style:font-size-asian="10pt"/>
    </style:style>
    <style:style style:name="T142" style:family="text">
      <style:text-properties fo:color="#3b3b3b" loext:opacity="100%" fo:font-size="10pt" fo:letter-spacing="0.042cm" style:font-size-asian="10pt"/>
    </style:style>
    <style:style style:name="T143" style:family="text">
      <style:text-properties fo:color="#3b3b3b" loext:opacity="100%" fo:font-size="10pt" fo:letter-spacing="0.035cm" style:font-size-asian="10pt"/>
    </style:style>
    <style:style style:name="T144" style:family="text">
      <style:text-properties fo:color="#3b3b3b" loext:opacity="100%" fo:font-size="10pt" fo:letter-spacing="0.035cm" style:letter-kerning="false" style:font-size-asian="10pt" style:language-asian="en" style:country-asian="US" style:font-size-complex="11pt" style:language-complex="ar" style:country-complex="SA"/>
    </style:style>
    <style:style style:name="T145" style:family="text">
      <style:text-properties fo:color="#3b3b3b" loext:opacity="100%" fo:font-size="10pt" fo:letter-spacing="0.058cm" style:font-size-asian="10pt"/>
    </style:style>
    <style:style style:name="T146" style:family="text">
      <style:text-properties fo:color="#3b3b3b" loext:opacity="100%" fo:font-size="10pt" fo:letter-spacing="0.055cm" style:font-size-asian="10pt"/>
    </style:style>
    <style:style style:name="T147" style:family="text">
      <style:text-properties fo:color="#3b3b3b" loext:opacity="100%" fo:font-size="10pt" fo:letter-spacing="0.051cm" style:font-size-asian="10pt"/>
    </style:style>
    <style:style style:name="T148" style:family="text">
      <style:text-properties fo:color="#3b3b3b" loext:opacity="100%" fo:font-size="10pt" fo:letter-spacing="0.023cm" style:font-size-asian="10pt"/>
    </style:style>
    <style:style style:name="T149" style:family="text">
      <style:text-properties fo:color="#3b3b3b" loext:opacity="100%" fo:font-size="10pt" fo:letter-spacing="0.018cm" style:font-size-asian="10pt"/>
    </style:style>
    <style:style style:name="T150" style:family="text">
      <style:text-properties fo:color="#3b3b3b" loext:opacity="100%" fo:font-size="10pt" fo:letter-spacing="0.019cm" style:font-size-asian="10pt"/>
    </style:style>
    <style:style style:name="T151" style:family="text">
      <style:text-properties fo:color="#3b3b3b" loext:opacity="100%" fo:font-size="10pt" fo:letter-spacing="0.021cm" style:font-size-asian="10pt"/>
    </style:style>
    <style:style style:name="T152" style:family="text">
      <style:text-properties fo:color="#3b3b3b" loext:opacity="100%" fo:font-size="10pt" fo:letter-spacing="0.016cm" style:font-size-asian="10pt"/>
    </style:style>
    <style:style style:name="T153" style:family="text">
      <style:text-properties fo:color="#3b3b3b" loext:opacity="100%" fo:font-size="10pt" fo:letter-spacing="0.025cm" style:font-size-asian="10pt"/>
    </style:style>
    <style:style style:name="T154" style:family="text">
      <style:text-properties fo:color="#3b3b3b" loext:opacity="100%" fo:font-size="10pt" fo:letter-spacing="-0.021cm" style:font-size-asian="10pt"/>
    </style:style>
    <style:style style:name="T155" style:family="text">
      <style:text-properties fo:color="#3b3b3b" loext:opacity="100%" fo:font-size="10pt" fo:letter-spacing="-0.021cm" fo:font-style="italic" style:font-size-asian="10pt" style:font-style-asian="italic"/>
    </style:style>
    <style:style style:name="T156" style:family="text">
      <style:text-properties fo:color="#3b3b3b" loext:opacity="100%" fo:font-size="10pt" fo:letter-spacing="-0.021cm" style:letter-kerning="false" style:font-size-asian="10pt" style:language-asian="en" style:country-asian="US" style:font-size-complex="11pt" style:language-complex="ar" style:country-complex="SA"/>
    </style:style>
    <style:style style:name="T157" style:family="text">
      <style:text-properties fo:color="#3b3b3b" loext:opacity="100%" fo:font-size="10pt" fo:letter-spacing="-0.021cm" fo:font-weight="bold" style:letter-kerning="false" style:font-size-asian="10pt" style:language-asian="en" style:country-asian="US" style:font-weight-asian="bold" style:font-size-complex="11pt" style:language-complex="ar" style:country-complex="SA"/>
    </style:style>
    <style:style style:name="T158" style:family="text">
      <style:text-properties fo:color="#3b3b3b" loext:opacity="100%" fo:font-size="10pt" fo:letter-spacing="-0.019cm" style:font-size-asian="10pt"/>
    </style:style>
    <style:style style:name="T159" style:family="text">
      <style:text-properties fo:color="#3b3b3b" loext:opacity="100%" fo:font-size="10pt" fo:letter-spacing="-0.019cm" fo:font-style="italic" style:font-size-asian="10pt" style:font-style-asian="italic"/>
    </style:style>
    <style:style style:name="T160" style:family="text">
      <style:text-properties fo:color="#3b3b3b" loext:opacity="100%" fo:font-size="10pt" fo:letter-spacing="-0.019cm" style:letter-kerning="false" style:font-size-asian="10pt" style:language-asian="en" style:country-asian="US" style:font-size-complex="11pt" style:language-complex="ar" style:country-complex="SA"/>
    </style:style>
    <style:style style:name="T161" style:family="text">
      <style:text-properties fo:color="#3b3b3b" loext:opacity="100%" fo:font-size="10pt" fo:letter-spacing="-0.019cm" fo:font-weight="bold" style:letter-kerning="false" style:font-size-asian="10pt" style:language-asian="en" style:country-asian="US" style:font-weight-asian="bold" style:font-size-complex="11pt" style:language-complex="ar" style:country-complex="SA"/>
    </style:style>
    <style:style style:name="T162" style:family="text">
      <style:text-properties fo:color="#3b3b3b" loext:opacity="100%" fo:font-size="10pt" fo:font-style="italic" style:font-size-asian="10pt" style:font-style-asian="italic"/>
    </style:style>
    <style:style style:name="T163" style:family="text">
      <style:text-properties fo:color="#3b3b3b" loext:opacity="100%" fo:font-size="10pt" fo:font-style="italic" style:letter-kerning="false" style:font-size-asian="10pt" style:language-asian="en" style:country-asian="US" style:font-style-asian="italic" style:font-size-complex="11pt" style:language-complex="ar" style:country-complex="SA"/>
    </style:style>
    <style:style style:name="T164" style:family="text">
      <style:text-properties fo:color="#3b3b3b" loext:opacity="100%" fo:font-size="10pt" style:letter-kerning="false" style:font-size-asian="10pt" style:language-asian="en" style:country-asian="US" style:font-size-complex="11pt" style:language-complex="ar" style:country-complex="SA"/>
    </style:style>
    <style:style style:name="T165" style:family="text">
      <style:text-properties fo:color="#3b3b3b" loext:opacity="100%" fo:font-size="10pt" fo:letter-spacing="0.012cm" style:letter-kerning="false" style:font-size-asian="10pt" style:language-asian="en" style:country-asian="US" style:font-size-complex="11pt" style:language-complex="ar" style:country-complex="SA"/>
    </style:style>
    <style:style style:name="T166" style:family="text">
      <style:text-properties fo:color="#3b3b3b" loext:opacity="100%" fo:font-size="10pt" fo:letter-spacing="-0.018cm" style:letter-kerning="false" style:font-size-asian="10pt" style:language-asian="en" style:country-asian="US" style:font-size-complex="11pt" style:language-complex="ar" style:country-complex="SA"/>
    </style:style>
    <style:style style:name="T167" style:family="text">
      <style:text-properties fo:color="#3b3b3b" loext:opacity="100%" fo:font-size="10pt" fo:letter-spacing="-0.018cm" fo:font-weight="bold" style:letter-kerning="false" style:font-size-asian="10pt" style:language-asian="en" style:country-asian="US" style:font-weight-asian="bold" style:font-size-complex="11pt" style:language-complex="ar" style:country-complex="SA"/>
    </style:style>
    <style:style style:name="T168" style:family="text">
      <style:text-properties fo:color="#3b3b3b" loext:opacity="100%" fo:font-size="10pt" fo:letter-spacing="0.141cm" style:letter-kerning="false" style:font-size-asian="10pt" style:language-asian="en" style:country-asian="US" style:font-size-complex="11pt" style:language-complex="ar" style:country-complex="SA"/>
    </style:style>
    <style:style style:name="T169" style:family="text">
      <style:text-properties fo:color="#3b3b3b" loext:opacity="100%" fo:font-size="10pt" fo:letter-spacing="0.141cm" style:letter-kerning="false" style:font-size-asian="10pt" style:language-asian="en" style:country-asian="US" style:font-size-complex="11pt" style:language-complex="ar" style:country-complex="SA" style:text-scale="150%"/>
    </style:style>
    <style:style style:name="T170" style:family="text">
      <style:text-properties fo:color="#3b3b3b" loext:opacity="100%" fo:font-size="10pt" fo:letter-spacing="0.071cm" style:letter-kerning="false" style:font-size-asian="10pt" style:language-asian="en" style:country-asian="US" style:font-size-complex="11pt" style:language-complex="ar" style:country-complex="SA"/>
    </style:style>
    <style:style style:name="T171" style:family="text">
      <style:text-properties fo:color="#3b3b3b" loext:opacity="100%" fo:font-size="10pt" fo:letter-spacing="0.072cm" style:letter-kerning="false" style:font-size-asian="10pt" style:language-asian="en" style:country-asian="US" style:font-size-complex="11pt" style:language-complex="ar" style:country-complex="SA"/>
    </style:style>
    <style:style style:name="T172" style:family="text">
      <style:text-properties fo:color="#3b3b3b" loext:opacity="100%" fo:font-size="10pt" fo:letter-spacing="0.074cm" style:letter-kerning="false" style:font-size-asian="10pt" style:language-asian="en" style:country-asian="US" style:font-size-complex="11pt" style:language-complex="ar" style:country-complex="SA"/>
    </style:style>
    <style:style style:name="T173" style:family="text">
      <style:text-properties fo:color="#3b3b3b" loext:opacity="100%" fo:font-size="10pt" fo:letter-spacing="0.125cm" style:letter-kerning="false" style:font-size-asian="10pt" style:language-asian="en" style:country-asian="US" style:font-size-complex="11pt" style:language-complex="ar" style:country-complex="SA" style:text-scale="150%"/>
    </style:style>
    <style:style style:name="T174" style:family="text">
      <style:text-properties fo:color="#3b3b3b" loext:opacity="100%" fo:font-size="10pt" fo:letter-spacing="0.122cm" style:letter-kerning="false" style:font-size-asian="10pt" style:language-asian="en" style:country-asian="US" style:font-size-complex="11pt" style:language-complex="ar" style:country-complex="SA" style:text-scale="150%"/>
    </style:style>
    <style:style style:name="T175" style:family="text">
      <style:text-properties fo:color="#3b3b3b" loext:opacity="100%" fo:font-size="10pt" fo:letter-spacing="0.127cm" style:letter-kerning="false" style:font-size-asian="10pt" style:language-asian="en" style:country-asian="US" style:font-size-complex="11pt" style:language-complex="ar" style:country-complex="SA" style:text-scale="150%"/>
    </style:style>
    <style:style style:name="T176" style:family="text">
      <style:text-properties fo:color="#3b3b3b" loext:opacity="100%" fo:font-size="10pt" fo:letter-spacing="0.06cm" style:letter-kerning="false" style:font-size-asian="10pt" style:language-asian="en" style:country-asian="US" style:font-size-complex="11pt" style:language-complex="ar" style:country-complex="SA"/>
    </style:style>
    <style:style style:name="T177" style:family="text">
      <style:text-properties fo:color="#3b3b3b" loext:opacity="100%" fo:font-size="10pt" fo:letter-spacing="0.064cm" style:letter-kerning="false" style:font-size-asian="10pt" style:language-asian="en" style:country-asian="US" style:font-size-complex="11pt" style:language-complex="ar" style:country-complex="SA"/>
    </style:style>
    <style:style style:name="T178" style:family="text">
      <style:text-properties fo:color="#3b3b3b" loext:opacity="100%" fo:font-size="10pt" fo:letter-spacing="0.113cm" style:letter-kerning="false" style:font-size-asian="10pt" style:language-asian="en" style:country-asian="US" style:font-size-complex="11pt" style:language-complex="ar" style:country-complex="SA" style:text-scale="150%"/>
    </style:style>
    <style:style style:name="T179" style:family="text">
      <style:text-properties fo:color="#3b3b3b" loext:opacity="100%" fo:font-size="10pt" fo:letter-spacing="0.118cm" style:letter-kerning="false" style:font-size-asian="10pt" style:language-asian="en" style:country-asian="US" style:font-size-complex="11pt" style:language-complex="ar" style:country-complex="SA" style:text-scale="150%"/>
    </style:style>
    <style:style style:name="T180" style:family="text">
      <style:text-properties fo:color="#3b3b3b" loext:opacity="100%" fo:font-size="10pt" fo:letter-spacing="0.004cm" style:letter-kerning="false" style:font-size-asian="10pt" style:language-asian="en" style:country-asian="US" style:font-size-complex="11pt" style:language-complex="ar" style:country-complex="SA"/>
    </style:style>
    <style:style style:name="T181" style:family="text">
      <style:text-properties fo:color="#3b3b3b" loext:opacity="100%" fo:font-size="10pt" fo:letter-spacing="0.002cm" style:letter-kerning="false" style:font-size-asian="10pt" style:language-asian="en" style:country-asian="US" style:font-size-complex="11pt" style:language-complex="ar" style:country-complex="SA"/>
    </style:style>
    <style:style style:name="T182" style:family="text">
      <style:text-properties fo:color="#3b3b3b" loext:opacity="100%" style:text-position="5% 100%" fo:font-size="10pt" style:font-size-asian="10pt"/>
    </style:style>
    <style:style style:name="T183" style:family="text">
      <style:text-properties fo:color="#3b3b3b" loext:opacity="100%" style:text-position="5% 100%" fo:font-size="10pt" fo:letter-spacing="-0.009cm" style:font-size-asian="10pt"/>
    </style:style>
    <style:style style:name="T184" style:family="text">
      <style:text-properties fo:color="#3b3b3b" loext:opacity="100%" style:text-position="5% 100%" fo:font-size="10pt" fo:letter-spacing="-0.004cm" style:font-size-asian="10pt"/>
    </style:style>
    <style:style style:name="T185" style:family="text">
      <style:text-properties fo:color="#3b3b3b" loext:opacity="100%" style:text-position="5% 100%" fo:font-size="10pt" fo:letter-spacing="-0.004cm" officeooo:rsid="0009597f" style:font-size-asian="10pt"/>
    </style:style>
    <style:style style:name="T186" style:family="text">
      <style:text-properties fo:color="#3b3b3b" loext:opacity="100%" style:text-position="10% 100%" fo:font-size="10pt" style:font-size-asian="10pt"/>
    </style:style>
    <style:style style:name="T187" style:family="text">
      <style:text-properties fo:color="#3b3b3b" loext:opacity="100%" style:text-position="10% 100%" fo:font-size="10pt" fo:letter-spacing="-0.009cm" style:font-size-asian="10pt"/>
    </style:style>
    <style:style style:name="T188" style:family="text">
      <style:text-properties fo:color="#3b3b3b" loext:opacity="100%" style:text-position="10% 100%" fo:font-size="10pt" fo:letter-spacing="-0.018cm" style:font-size-asian="10pt"/>
    </style:style>
    <style:style style:name="T189" style:family="text">
      <style:text-properties fo:color="#3b3b3b" loext:opacity="100%" style:text-position="10% 100%" fo:font-size="10pt" fo:letter-spacing="-0.004cm" style:font-size-asian="10pt"/>
    </style:style>
    <style:style style:name="T190" style:family="text">
      <style:text-properties fo:color="#3b3b3b" loext:opacity="100%" style:text-position="10% 100%" fo:font-size="10pt" fo:letter-spacing="0.011cm" style:font-size-asian="10pt"/>
    </style:style>
    <style:style style:name="T191" style:family="text">
      <style:text-properties fo:color="#3b3b3b" loext:opacity="100%" fo:letter-spacing="-0.009cm"/>
    </style:style>
    <style:style style:name="T192" style:family="text">
      <style:text-properties fo:color="#3b3b3b" loext:opacity="100%" style:font-name="Arial MT" fo:font-size="10pt" style:letter-kerning="false" style:font-size-asian="10pt" style:language-asian="en" style:country-asian="US" style:font-size-complex="11pt" style:language-complex="ar" style:country-complex="SA"/>
    </style:style>
    <style:style style:name="T193" style:family="text">
      <style:text-properties fo:color="#3b3b3b" loext:opacity="100%" style:font-name="Arial MT" fo:font-size="10pt" fo:letter-spacing="-0.012cm" style:letter-kerning="false" style:font-size-asian="10pt" style:language-asian="en" style:country-asian="US" style:font-size-complex="11pt" style:language-complex="ar" style:country-complex="SA"/>
    </style:style>
    <style:style style:name="T194" style:family="text">
      <style:text-properties fo:color="#3b3b3b" loext:opacity="100%" style:font-name="Arial MT" fo:font-size="10pt" fo:letter-spacing="-0.014cm" style:letter-kerning="false" style:font-size-asian="10pt" style:language-asian="en" style:country-asian="US" style:font-size-complex="11pt" style:language-complex="ar" style:country-complex="SA"/>
    </style:style>
    <style:style style:name="T195" style:family="text">
      <style:text-properties fo:color="#3b3b3b" loext:opacity="100%" style:font-name="Arial MT" fo:font-size="10pt" fo:letter-spacing="-0.016cm" style:letter-kerning="false" style:font-size-asian="10pt" style:language-asian="en" style:country-asian="US" style:font-size-complex="11pt" style:language-complex="ar" style:country-complex="SA"/>
    </style:style>
    <style:style style:name="T196" style:family="text">
      <style:text-properties fo:color="#3b3b3b" loext:opacity="100%" style:font-name="Arial MT" fo:font-size="10pt" fo:letter-spacing="-0.011cm" style:letter-kerning="false" style:font-size-asian="10pt" style:language-asian="en" style:country-asian="US" style:font-size-complex="11pt" style:language-complex="ar" style:country-complex="SA"/>
    </style:style>
    <style:style style:name="T197" style:family="text">
      <style:text-properties fo:color="#3b3b3b" loext:opacity="100%" style:font-name="Arial MT" fo:font-size="10pt" fo:letter-spacing="-0.004cm" style:letter-kerning="false" style:font-size-asian="10pt" style:language-asian="en" style:country-asian="US" style:font-size-complex="11pt" style:language-complex="ar" style:country-complex="SA"/>
    </style:style>
    <style:style style:name="T198" style:family="text">
      <style:text-properties fo:color="#3b3b3b" loext:opacity="100%" style:font-name="Arial" fo:font-size="10pt" fo:font-weight="bold" style:letter-kerning="false" style:font-size-asian="10pt" style:language-asian="en" style:country-asian="US" style:font-weight-asian="bold" style:font-size-complex="11pt" style:language-complex="ar" style:country-complex="SA"/>
    </style:style>
    <style:style style:name="T199" style:family="text">
      <style:text-properties fo:color="#3b3b3b" loext:opacity="100%" style:font-name="Arial" fo:font-size="10pt" fo:letter-spacing="-0.011cm" fo:font-weight="bold" style:letter-kerning="false" style:font-size-asian="10pt" style:language-asian="en" style:country-asian="US" style:font-weight-asian="bold" style:font-size-complex="11pt" style:language-complex="ar" style:country-complex="SA"/>
    </style:style>
    <style:style style:name="T200" style:family="text">
      <style:text-properties fo:color="#3b3b3b" loext:opacity="100%" style:font-name="Arial" fo:font-size="10pt" fo:letter-spacing="-0.004cm" fo:font-weight="bold" style:letter-kerning="false" style:font-size-asian="10pt" style:language-asian="en" style:country-asian="US" style:font-weight-asian="bold" style:font-size-complex="11pt" style:language-complex="ar" style:country-complex="SA"/>
    </style:style>
    <style:style style:name="T201" style:family="text">
      <style:text-properties fo:color="#3b3b3b" loext:opacity="100%" style:font-name="Arial" fo:font-size="10pt" fo:letter-spacing="-0.009cm" fo:font-weight="bold" style:letter-kerning="false" style:font-size-asian="10pt" style:language-asian="en" style:country-asian="US" style:font-weight-asian="bold" style:font-size-complex="11pt" style:language-complex="ar" style:country-complex="SA"/>
    </style:style>
    <style:style style:name="T202" style:family="text">
      <style:text-properties fo:color="#3b3b3b" loext:opacity="100%" style:font-name="Arial" fo:font-size="10pt" fo:letter-spacing="-0.007cm" fo:font-weight="bold" style:letter-kerning="false" style:font-size-asian="10pt" style:language-asian="en" style:country-asian="US" style:font-weight-asian="bold" style:font-size-complex="11pt" style:language-complex="ar" style:country-complex="SA"/>
    </style:style>
    <style:style style:name="T203" style:family="text">
      <style:text-properties fo:color="#3b3b3b" loext:opacity="100%" style:font-name="Arial" fo:font-size="10pt" fo:letter-spacing="-0.016cm" fo:font-weight="bold" style:letter-kerning="false" style:font-size-asian="10pt" style:language-asian="en" style:country-asian="US" style:font-weight-asian="bold" style:font-size-complex="11pt" style:language-complex="ar" style:country-complex="SA"/>
    </style:style>
    <style:style style:name="T204" style:family="text">
      <style:text-properties fo:color="#3b3b3b" loext:opacity="100%" style:font-name="SimSun-ExtB1" fo:font-size="10pt" fo:letter-spacing="-0.018cm" style:letter-kerning="false" style:font-size-asian="10pt" style:language-asian="en" style:country-asian="US" style:font-size-complex="11pt" style:language-complex="ar" style:country-complex="SA"/>
    </style:style>
    <style:style style:name="T205" style:family="text">
      <style:text-properties fo:color="#3b3b3b" loext:opacity="100%" fo:letter-spacing="-0.007cm"/>
    </style:style>
    <style:style style:name="T206" style:family="text">
      <style:text-properties fo:color="#3b3b3b" loext:opacity="100%" fo:letter-spacing="-0.005cm"/>
    </style:style>
    <style:style style:name="T207" style:family="text">
      <style:text-properties fo:letter-spacing="-0.018cm"/>
    </style:style>
    <style:style style:name="T208" style:family="text">
      <style:text-properties fo:letter-spacing="-0.016cm"/>
    </style:style>
    <style:style style:name="T209" style:family="text">
      <style:text-properties fo:letter-spacing="-0.016cm" fo:font-style="italic" style:font-style-asian="italic"/>
    </style:style>
    <style:style style:name="T210" style:family="text">
      <style:text-properties fo:letter-spacing="-0.019cm"/>
    </style:style>
    <style:style style:name="T211" style:family="text">
      <style:text-properties fo:letter-spacing="-0.014cm"/>
    </style:style>
    <style:style style:name="T212" style:family="text">
      <style:text-properties fo:letter-spacing="-0.014cm" fo:font-style="italic" style:font-style-asian="italic"/>
    </style:style>
    <style:style style:name="T213" style:family="text">
      <style:text-properties fo:font-style="italic" style:font-style-asian="italic"/>
    </style:style>
    <style:style style:name="T214" style:family="text">
      <style:text-properties fo:letter-spacing="-0.011cm"/>
    </style:style>
    <style:style style:name="T215" style:family="text">
      <style:text-properties fo:letter-spacing="-0.009cm"/>
    </style:style>
    <style:style style:name="T216" style:family="text">
      <style:text-properties style:font-name="Arial" fo:font-size="10pt" fo:font-weight="bold" style:font-size-asian="10pt" style:font-weight-asian="bold"/>
    </style:style>
    <style:style style:name="T217" style:family="text">
      <style:text-properties style:font-name="Arial MT" fo:font-size="10pt" style:font-size-asian="10pt"/>
    </style:style>
    <style:style style:name="T218" style:family="text">
      <style:text-properties fo:color="#000000" loext:opacity="100%" fo:font-size="10pt" fo:font-weight="bold" style:font-size-asian="10pt" style:font-weight-asian="bold"/>
    </style:style>
    <style:style style:name="T219" style:family="text">
      <style:text-properties fo:font-size="3.5pt" fo:font-weight="bold" style:font-size-asian="3.5pt" style:font-weight-asian="bold"/>
    </style:style>
    <style:style style:name="T220" style:family="text">
      <style:text-properties fo:font-size="7.5pt" fo:font-weight="bold" style:font-size-asian="7.5pt" style:font-weight-asian="bold"/>
    </style:style>
    <style:style style:name="T221" style:family="text">
      <style:text-properties style:font-name="SimSun-ExtB1" fo:font-size="10pt" style:font-size-asian="10pt"/>
    </style:style>
    <style:style style:name="T222" style:family="text">
      <style:text-properties style:font-name="SimSun-ExtB1" fo:font-size="10pt" fo:letter-spacing="-0.018cm" style:letter-kerning="false" style:font-size-asian="10pt" style:language-asian="en" style:country-asian="US" style:font-size-complex="11pt" style:language-complex="ar" style:country-complex="SA"/>
    </style:style>
    <style:style style:name="T223" style:family="text">
      <style:text-properties fo:font-size="9pt" fo:font-weight="bold" style:font-size-asian="9pt" style:font-weight-asian="bold"/>
    </style:style>
    <style:style style:name="T224" style:family="text">
      <style:text-properties fo:font-size="9.5pt" fo:font-weight="bold" style:font-size-asian="9.5pt" style:font-weight-asian="bold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text:dont-balance-text-columns="true" style:writing-mode="lr-tb" style:editable="false">
        <style:columns fo:column-count="2">
          <style:column style:rel-width="30456*" fo:start-indent="0cm" fo:end-indent="0.362cm"/>
          <style:column style:rel-width="35079*" fo:start-indent="0.362cm" fo:end-indent="0cm"/>
        </style:columns>
      </style:section-properties>
    </style:style>
    <style:style style:name="gr1" style:family="graphic" style:parent-style-name="Frame">
      <style:graphic-properties draw:stroke="solid" svg:stroke-width="0.018cm" svg:stroke-color="#000000" draw:stroke-linejoin="round" draw:fill="none" loext:fill-use-slide-background="false" draw:textarea-vertical-align="top" draw:auto-grow-height="false" fo:min-height="5.392cm" fo:min-width="16.986cm" fo:padding-top="0cm" fo:padding-bottom="0cm" fo:padding-left="0cm" fo:padding-right="0cm" fo:wrap-option="wrap" loext:decorative="false" fo:margin-left="0.026cm" fo:margin-right="0.002cm" fo:margin-top="0cm" fo:margin-bottom="0.034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solid" svg:stroke-width="0.018cm" svg:stroke-color="#000000" draw:stroke-linejoin="round" draw:fill="solid" draw:fill-color="#d8d8d8" draw:textarea-vertical-align="top" draw:auto-grow-height="false" fo:min-height="0.663cm" fo:min-width="16.986cm" fo:padding-top="0cm" fo:padding-bottom="0cm" fo:padding-left="0cm" fo:padding-right="0cm" fo:wrap-option="wrap" loext:decorative="false" fo:margin-left="-0.011cm" fo:margin-right="-0.009cm" fo:margin-top="0.002cm" fo:margin-bottom="0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4" loext:marker-style-name="T1"/>
      <text:h text:style-name="P48" text:outline-level="2" loext:marker-style-name="T6"><text:span text:style-name="T6">Allegato C</text:span><text:span text:style-name="T6"/></text:h>
      <text:p text:style-name="P9" loext:marker-style-name="T86"/>
      <text:p text:style-name="P9" loext:marker-style-name="T86"/>
      <text:p text:style-name="P9" loext:marker-style-name="T86"/>
      <text:p text:style-name="P9" loext:marker-style-name="T86"/>
      <text:p text:style-name="P10" loext:marker-style-name="T86"/>
      <text:h text:style-name="P51" text:outline-level="1" loext:marker-style-name="T5"><text:span text:style-name="T5">DIAGNOSI DIGITALE</text:span><text:span text:style-name="T5"/></text:h>
      <text:p text:style-name="P11" loext:marker-style-name="T86"/>
      <text:p text:style-name="P6"><text:span text:style-name="T93">Spettabile </text:span><text:span text:style-name="T92">Regione</text:span><text:span text:style-name="T94"> </text:span><text:span text:style-name="T92">Calabria</text:span></text:p>
      <text:p text:style-name="P7"><text:span text:style-name="T92">Dipartimento</text:span><text:span text:style-name="T94"> </text:span><text:span text:style-name="T92">Transizione</text:span><text:span text:style-name="T95"> </text:span><text:span text:style-name="T92">Digitale</text:span><text:span text:style-name="T95"> </text:span><text:span text:style-name="T92">ed Attività Strategiche</text:span></text:p>
      <text:p text:style-name="P17" loext:marker-style-name="T88"/>
      <text:p text:style-name="P18" loext:marker-style-name="T88"/>
      <text:p text:style-name="P25" loext:marker-style-name="T89"><text:span text:style-name="T96">Oggetto:</text:span><text:span text:style-name="T97"> </text:span><text:span text:style-name="T102">Diagnosi</text:span><text:span text:style-name="T104"> </text:span><text:span text:style-name="T102">Digitale</text:span><text:span text:style-name="T110"> </text:span><text:span text:style-name="T96">a</text:span><text:span text:style-name="T97"> </text:span><text:span text:style-name="T96">corredo</text:span><text:span text:style-name="T112"> </text:span><text:span text:style-name="T96">della</text:span><text:span text:style-name="T115"> </text:span><text:span text:style-name="T102">Domanda</text:span><text:span text:style-name="T110"> </text:span><text:span text:style-name="T96">(solo</text:span><text:span text:style-name="T117"> </text:span><text:span text:style-name="T96">ex</text:span><text:span text:style-name="T97"> </text:span><text:span text:style-name="T96">ante)</text:span><text:span text:style-name="T97"> </text:span><text:span text:style-name="T96">o</text:span><text:span text:style-name="T115"> </text:span><text:span text:style-name="T96">della</text:span><text:span text:style-name="T97"> </text:span><text:span text:style-name="T96">richiesta</text:span><text:span text:style-name="T106"> </text:span><text:span text:style-name="T96">di</text:span><text:span text:style-name="T112"> </text:span><text:span text:style-name="T96">erogazione</text:span><text:span text:style-name="T106"> </text:span><text:span text:style-name="T96">(completa)</text:span><text:span text:style-name="T97"> </text:span><text:span text:style-name="T96">relativa</text:span><text:span text:style-name="T97"> </text:span><text:span text:style-name="T96">al </text:span><text:span text:style-name="T102">Progetto </text:span><text:span text:style-name="T96">presentato dalla </text:span><text:span text:style-name="T102">PMI </text:span><text:span text:style-name="T96">e approvato a</text:span><text:span text:style-name="T115"> </text:span><text:span text:style-name="T96">valere sull’</text:span><text:span text:style-name="T102">Avviso </text:span><text:span text:style-name="T96">in oggetto e identificato con il n. </text:span><text:span text:style-name="T7">(ID domanda)</text:span><text:span text:style-name="T96">, CUP </text:span><text:span text:style-name="T7">(codice CUP) </text:span><text:span text:style-name="T96">e COR </text:span><text:span text:style-name="T7">(codice COR).</text:span></text:p>
      <text:p text:style-name="P24" loext:marker-style-name="T89"/>
      <text:p text:style-name="P26" loext:marker-style-name="T89"><text:span text:style-name="T182">Il/La</text:span><text:span text:style-name="T183"> </text:span><text:span text:style-name="T184">sottoscritto ${</text:span><text:span text:style-name="T185">azienda_ragione_sociale</text:span><text:span text:style-name="T184">}</text:span></text:p>
      <text:p text:style-name="P27" loext:marker-style-name="T89"><text:span text:style-name="T186">nato/a</text:span><text:span text:style-name="T187"> </text:span><text:span text:style-name="T188">a</text:span><text:span text:style-name="T186"><text:tab/></text:span><text:span text:style-name="T7">(Stato,</text:span><text:span text:style-name="T10"> </text:span><text:span text:style-name="T14">Comune)</text:span><text:span text:style-name="T7"><text:tab/></text:span><text:span text:style-name="T187">il</text:span><text:span text:style-name="T186"><text:tab/></text:span><text:span text:style-name="T14">(gg/mm/aaaa)</text:span></text:p>
      <text:p text:style-name="P28" loext:marker-style-name="T89"><text:span text:style-name="T189">residente</text:span><text:span text:style-name="T190"> </text:span><text:span text:style-name="T187">in</text:span><text:span text:style-name="T186"><text:tab/></text:span><text:span text:style-name="T7">(Stato,</text:span><text:span text:style-name="T20"> </text:span><text:span text:style-name="T7">CAP,</text:span><text:span text:style-name="T23"> </text:span><text:span text:style-name="T7">Provincia,</text:span><text:span text:style-name="T23"> </text:span><text:span text:style-name="T7">Comune,</text:span><text:span text:style-name="T23"> </text:span><text:span text:style-name="T14">Indirizzo)</text:span></text:p>
      <text:p text:style-name="P8"><text:span text:style-name="T92">codice</text:span><text:span text:style-name="T94"> </text:span><text:span text:style-name="T92">fiscale Partita IVA</text:span></text:p>
      <text:p text:style-name="P29" loext:marker-style-name="T88"><text:span text:style-name="T96">in</text:span><text:span text:style-name="T122"> </text:span><text:span text:style-name="T96">qualità</text:span><text:span text:style-name="T122"> </text:span><text:span text:style-name="T96">di</text:span><text:span text:style-name="T117"> </text:span><text:span text:style-name="T102">Innovation</text:span><text:span text:style-name="T98"> </text:span><text:span text:style-name="T102">Manager</text:span><text:span text:style-name="T104"> </text:span><text:span text:style-name="T96">incaricato</text:span><text:span text:style-name="T122"> </text:span><text:span text:style-name="T96">di</text:span><text:span text:style-name="T97"> </text:span><text:span text:style-name="T96">redigere</text:span><text:span text:style-name="T122"> </text:span><text:span text:style-name="T96">la</text:span><text:span text:style-name="T115"> </text:span><text:span text:style-name="T102">Diagnosi</text:span><text:span text:style-name="T127"> </text:span><text:span text:style-name="T102">Digitale</text:span><text:span text:style-name="T104"> </text:span><text:span text:style-name="T96">sia</text:span><text:span text:style-name="T117"> </text:span><text:span text:style-name="T96">ex</text:span><text:span text:style-name="T122"> </text:span><text:span text:style-name="T96">ante</text:span><text:span text:style-name="T122"> </text:span><text:span text:style-name="T96">che</text:span><text:span text:style-name="T129"> </text:span><text:span text:style-name="T96">ex</text:span><text:span text:style-name="T117"> </text:span><text:span text:style-name="T106">post</text:span></text:p>
      <text:p text:style-name="P19" loext:marker-style-name="T88"/>
      <text:h text:style-name="P52" text:outline-level="1" loext:marker-style-name="T6"><text:span text:style-name="T6">DICHIARA</text:span><text:span text:style-name="T6"/></text:h>
      <text:h text:style-name="P49" text:outline-level="2" loext:marker-style-name="T191"><text:span text:style-name="T191">ai sensi degli artt. 46 e 47 del D.P.R. 445 del 28/12/2000,</text:span><text:span text:style-name="T191"/></text:h>
      <text:h text:style-name="P49" text:outline-level="2" loext:marker-style-name="T191"><text:span text:style-name="T191">consapevole delle sanzioni penali, nel caso di dichiarazioni non veritiere e falsità negli atti, richiamate dall’art. 76, consapevole altresì che, nel caso di dichiarazioni non veritiere e falsità negli atti, il dichiarante sopra indicato decadrà dai benefici per i quali la stessa dichiarazione è rilasciata</text:span><text:span text:style-name="T191"/></text:h>
      <text:list xml:id="list4274659501" text:style-name="WWNum3">
        <text:list-item>
          <text:p text:style-name="P208" loext:marker-style-name="T88"><text:span text:style-name="T96">di</text:span><text:span text:style-name="T122"> </text:span><text:span text:style-name="T96">essere</text:span><text:span text:style-name="T122"> </text:span><text:span text:style-name="T96">in</text:span><text:span text:style-name="T97"> </text:span><text:span text:style-name="T96">possesso</text:span><text:span text:style-name="T129"> </text:span><text:span text:style-name="T96">di</text:span><text:span text:style-name="T106"> </text:span><text:span text:style-name="T96">uno</text:span><text:span text:style-name="T132"> </text:span><text:span text:style-name="T96">dei</text:span><text:span text:style-name="T117"> </text:span><text:span text:style-name="T96">requisiti</text:span><text:span text:style-name="T122"> </text:span><text:span text:style-name="T96">specifici</text:span><text:span text:style-name="T122"> </text:span><text:span text:style-name="T96">previsti</text:span><text:span text:style-name="T117"> </text:span><text:span text:style-name="T96">per</text:span><text:span text:style-name="T122"> </text:span><text:span text:style-name="T96">l’incarico</text:span><text:span text:style-name="T122"> </text:span><text:span text:style-name="T96">ed</text:span><text:span text:style-name="T117"> </text:span><text:span text:style-name="T96">in</text:span><text:span text:style-name="T122"> </text:span><text:span text:style-name="T96">particolare</text:span><text:span text:style-name="T122"> </text:span><text:span text:style-name="T96">di</text:span><text:span text:style-name="T106"> </text:span><text:span text:style-name="T112">essere:</text:span></text:p>
        </text:list-item>
      </text:list>
      <text:list text:style-name="WWNum4">
        <text:list-item>
          <text:list>
            <text:list-item>
              <text:p text:style-name="P209" loext:marker-style-name="T88"><text:span text:style-name="T96">un</text:span><text:span text:style-name="T122"> </text:span><text:span text:style-name="T96">Innovation</text:span><text:span text:style-name="T137"> </text:span><text:span text:style-name="T112">Manager</text:span></text:p>
            </text:list-item>
            <text:list-item>
              <text:p text:style-name="P210" loext:marker-style-name="T88"><text:span text:style-name="T96">uno</text:span><text:span text:style-name="T137"> </text:span><text:span text:style-name="T96">Specialista</text:span><text:span text:style-name="T132"> </text:span><text:span text:style-name="T112">dell’Innovazione</text:span></text:p>
            </text:list-item>
            <text:list-item>
              <text:p text:style-name="P212" loext:marker-style-name="T88"><text:span text:style-name="T96">un</text:span><text:span text:style-name="T122"> </text:span><text:span text:style-name="T96">Tecnico</text:span><text:span text:style-name="T137"> </text:span><text:span text:style-name="T112">dell’Innovazione</text:span></text:p>
            </text:list-item>
            <text:list-item>
              <text:p text:style-name="P211" loext:marker-style-name="T88"><text:span text:style-name="T96">professionista</text:span><text:span text:style-name="T117"> </text:span><text:span text:style-name="T96">indipendente</text:span><text:span text:style-name="T122"> </text:span><text:span text:style-name="T96">terzo</text:span><text:span text:style-name="T117"> </text:span><text:span text:style-name="T96">rispetto</text:span><text:span text:style-name="T117"> </text:span><text:span text:style-name="T96">all’impresa</text:span><text:span text:style-name="T117"> </text:span><text:span text:style-name="T96">beneficiaria</text:span><text:span text:style-name="T117"> </text:span><text:span text:style-name="T96">che</text:span><text:span text:style-name="T112"> </text:span><text:span text:style-name="T96">eroga</text:span><text:span text:style-name="T117"> </text:span><text:span text:style-name="T96">la</text:span><text:span text:style-name="T117"> </text:span><text:span text:style-name="T96">propria attività nell’ambito del DIH – Digital Innovation Hub</text:span></text:p>
            </text:list-item>
          </text:list>
        </text:list-item>
      </text:list>
      <text:p text:style-name="P20" loext:marker-style-name="T88"/>
      <text:p text:style-name="P5">la<text:span text:style-name="T207"> </text:span>cui<text:span text:style-name="T207"> </text:span>figura<text:span text:style-name="T207"> </text:span>professionale<text:span text:style-name="T207"> </text:span>è<text:span text:style-name="T208"> </text:span>certificata<text:span text:style-name="T207"> </text:span>ai<text:span text:style-name="T210"> </text:span>sensi<text:span text:style-name="T207"> </text:span>della<text:span text:style-name="T210"> </text:span>norma<text:span text:style-name="T207"> </text:span>UNI<text:span text:style-name="T207"> </text:span>11814<text:span text:style-name="T207"> </text:span>dall’Organismo<text:span text:style-name="T210"> </text:span>di<text:span text:style-name="T207"> </text:span>certificazione del<text:span text:style-name="T211"> </text:span>personale<text:span text:style-name="T208"> </text:span><text:span text:style-name="T213">(denominazione</text:span><text:span text:style-name="T212"> </text:span><text:span text:style-name="T213">legale</text:span><text:span text:style-name="T212"> </text:span><text:span text:style-name="T213">dell’Organismo)</text:span><text:span text:style-name="T209"> </text:span>accreditato<text:span text:style-name="T211"> </text:span>da<text:span text:style-name="T211"> </text:span>ACCREDIA<text:span text:style-name="T214"> </text:span>in<text:span text:style-name="T211"> </text:span>accordo<text:span text:style-name="T215"> </text:span>alla<text:span text:style-name="T211"> </text:span>norma ISO/IEC 17024 per la specifica norma UNI 11814</text:p>
      <text:p text:style-name="P17" loext:marker-style-name="T88"/>
      <text:p text:style-name="P17" loext:marker-style-name="T88"/>
      <text:list text:continue-numbering="true" text:style-name="WWNum4">
        <text:list-item>
          <text:list>
            <text:list-item>
              <text:p text:style-name="P211" loext:marker-style-name="T96"><text:span text:style-name="T96">come riscontrabile direttamente dal sito ACCREDIA (pagina Banche Dati ~ Accredia - Figure professionali certificate)</text:span><text:span text:style-name="T96"/></text:p>
            </text:list-item>
            <text:list-item>
              <text:p text:style-name="P211" loext:marker-style-name="T96"><text:span text:style-name="T96">come riscontrabile da documentazione allegata e conforme all’originale</text:span><text:span text:style-name="T96"/></text:p>
            </text:list-item>
          </text:list>
        </text:list-item>
      </text:list>
      <text:p text:style-name="P21" loext:marker-style-name="T88"/>
      <text:list text:continue-list="list4274659501" text:style-name="WWNum3">
        <text:list-item>
          <text:p text:style-name="P213" loext:marker-style-name="T88"><text:span text:style-name="T96">che</text:span><text:span text:style-name="T141"> </text:span><text:span text:style-name="T96">sussistono</text:span><text:span text:style-name="T142"> </text:span><text:span text:style-name="T96">i</text:span><text:span text:style-name="T141"> </text:span><text:span text:style-name="T96">requisiti</text:span><text:span text:style-name="T141"> </text:span><text:span text:style-name="T96">di</text:span><text:span text:style-name="T141"> </text:span><text:span text:style-name="T96">indipendenza</text:span><text:span text:style-name="T141"> </text:span><text:span text:style-name="T96">ed</text:span><text:span text:style-name="T142"> </text:span><text:span text:style-name="T96">obiettività</text:span><text:span text:style-name="T141"> </text:span><text:span text:style-name="T96">di</text:span><text:span text:style-name="T141"> </text:span><text:span text:style-name="T96">cui</text:span><text:span text:style-name="T141"> </text:span><text:span text:style-name="T96">all’art.</text:span><text:span text:style-name="T141"> </text:span><text:span text:style-name="T96">10</text:span><text:span text:style-name="T141"> </text:span><text:span text:style-name="T96">del</text:span><text:span text:style-name="T141"> </text:span><text:span text:style-name="T96">D.</text:span><text:span text:style-name="T141"> </text:span><text:span text:style-name="T96">Lgs.</text:span><text:span text:style-name="T141"> </text:span><text:span text:style-name="T96">n.39</text:span><text:span text:style-name="T143"> </text:span><text:span text:style-name="T96">del</text:span><text:span text:style-name="T141"> </text:span><text:span text:style-name="T96">2010</text:span><text:span text:style-name="T141"> </text:span><text:span text:style-name="T96">e</text:span><text:span text:style-name="T142"> </text:span><text:span text:style-name="T96">ss.mm.ii,</text:span><text:span text:style-name="T141"> </text:span><text:span text:style-name="T96">in particolare di:</text:span></text:p>
        </text:list-item>
      </text:list>
      <text:list text:style-name="WWNum2">
        <text:list-item>
          <text:p text:style-name="P214" loext:marker-style-name="T88"><text:span text:style-name="T96">non</text:span><text:span text:style-name="T117"> </text:span><text:span text:style-name="T96">essere</text:span><text:span text:style-name="T137"> </text:span><text:span text:style-name="T96">coinvolto</text:span><text:span text:style-name="T129"> </text:span><text:span text:style-name="T96">nella</text:span><text:span text:style-name="T129"> </text:span><text:span text:style-name="T96">realizzazione</text:span><text:span text:style-name="T137"> </text:span><text:span text:style-name="T96">delle</text:span><text:span text:style-name="T129"> </text:span><text:span text:style-name="T96">attività</text:span><text:span text:style-name="T129"> </text:span><text:span text:style-name="T96">oggetto</text:span><text:span text:style-name="T137"> </text:span><text:span text:style-name="T96">della</text:span><text:span text:style-name="T129"> </text:span><text:span text:style-name="T96">presente</text:span><text:span text:style-name="T137"> </text:span><text:span text:style-name="T112">diagnosi;</text:span></text:p>
        </text:list-item>
        <text:list-item>
          <text:p text:style-name="P218" loext:marker-style-name="T88"><text:span text:style-name="T96">non</text:span><text:span text:style-name="T145"> </text:span><text:span text:style-name="T96">trarre</text:span><text:span text:style-name="T146"> </text:span><text:span text:style-name="T96">benefici</text:span><text:span text:style-name="T146"> </text:span><text:span text:style-name="T96">diretti</text:span><text:span text:style-name="T146"> </text:span><text:span text:style-name="T96">dall'accettazione</text:span><text:span text:style-name="T147"> </text:span><text:span text:style-name="T96">dell’incarico</text:span><text:span text:style-name="T146"> </text:span><text:span text:style-name="T96">diversi</text:span><text:span text:style-name="T146"> </text:span><text:span text:style-name="T96">dal</text:span><text:span text:style-name="T147"> </text:span><text:span text:style-name="T96">compenso</text:span><text:span text:style-name="T146"> </text:span><text:span text:style-name="T96">pattuito</text:span><text:span text:style-name="T147"> </text:span><text:span text:style-name="T96">per</text:span><text:span text:style-name="T146"> </text:span><text:span text:style-name="T96">il</text:span><text:span text:style-name="T147"> </text:span><text:span text:style-name="T96">rilascio</text:span><text:span text:style-name="T146"> </text:span><text:span text:style-name="T96">della </text:span><text:soft-page-break/><text:span text:style-name="T96">presente </text:span><text:span text:style-name="T102">Diagnosi Digitale</text:span><text:span text:style-name="T96">;</text:span></text:p>
        </text:list-item>
        <text:list-item>
          <text:p text:style-name="P215" loext:marker-style-name="T88"><text:span text:style-name="T96">non</text:span><text:span text:style-name="T97"> </text:span><text:span text:style-name="T96">avere</text:span><text:span text:style-name="T122"> </text:span><text:span text:style-name="T96">un</text:span><text:span text:style-name="T117"> </text:span><text:span text:style-name="T96">rapporto</text:span><text:span text:style-name="T122"> </text:span><text:span text:style-name="T96">stretto</text:span><text:span text:style-name="T129"> </text:span><text:span text:style-name="T96">con</text:span><text:span text:style-name="T117"> </text:span><text:span text:style-name="T96">una</text:span><text:span text:style-name="T117"> </text:span><text:span text:style-name="T96">persona</text:span><text:span text:style-name="T117"> </text:span><text:span text:style-name="T96">che</text:span><text:span text:style-name="T117"> </text:span><text:span text:style-name="T96">rappresenta</text:span><text:span text:style-name="T117"> </text:span><text:span text:style-name="T96">il</text:span><text:span text:style-name="T97"> </text:span><text:span text:style-name="T110">Beneficiario</text:span><text:span text:style-name="T112">;</text:span></text:p>
        </text:list-item>
        <text:list-item>
          <text:p text:style-name="P216" loext:marker-style-name="T88"><text:span text:style-name="T96">non</text:span><text:span text:style-name="T117"> </text:span><text:span text:style-name="T96">essere</text:span><text:span text:style-name="T122"> </text:span><text:span text:style-name="T96">un</text:span><text:span text:style-name="T106"> </text:span><text:span text:style-name="T96">dirigente,</text:span><text:span text:style-name="T129"> </text:span><text:span text:style-name="T96">un</text:span><text:span text:style-name="T129"> </text:span><text:span text:style-name="T96">dipendente,</text:span><text:span text:style-name="T122"> </text:span><text:span text:style-name="T96">un</text:span><text:span text:style-name="T129"> </text:span><text:span text:style-name="T96">fiduciario</text:span><text:span text:style-name="T129"> </text:span><text:span text:style-name="T96">o</text:span><text:span text:style-name="T117"> </text:span><text:span text:style-name="T96">un</text:span><text:span text:style-name="T117"> </text:span><text:span text:style-name="T96">partner</text:span><text:span text:style-name="T122"> </text:span><text:span text:style-name="T96">del</text:span><text:span text:style-name="T106"> </text:span><text:span text:style-name="T110">Beneficiario</text:span><text:span text:style-name="T112">;</text:span></text:p>
        </text:list-item>
        <text:list-item>
          <text:p text:style-name="P217" loext:marker-style-name="T88"><text:span text:style-name="T96">di</text:span><text:span text:style-name="T129"> </text:span><text:span text:style-name="T96">essere</text:span><text:span text:style-name="T122"> </text:span><text:span text:style-name="T96">indipendente</text:span><text:span text:style-name="T129"> </text:span><text:span text:style-name="T96">e</text:span><text:span text:style-name="T122"> </text:span><text:span text:style-name="T96">terzo</text:span><text:span text:style-name="T97"> </text:span><text:span text:style-name="T96">rispetto</text:span><text:span text:style-name="T122"> </text:span><text:span text:style-name="T96">al</text:span><text:span text:style-name="T122"> </text:span><text:span text:style-name="T96">fornitore</text:span><text:span text:style-name="T122"> </text:span><text:span text:style-name="T96">del</text:span><text:span text:style-name="T122"> </text:span><text:span text:style-name="T96">servizio/prodotto</text:span><text:span text:style-name="T129"> </text:span><text:span text:style-name="T96">reso,</text:span><text:span text:style-name="T122"> </text:span><text:span text:style-name="T96">di</text:span><text:span text:style-name="T129"> </text:span><text:span text:style-name="T96">cui</text:span><text:span text:style-name="T129"> </text:span><text:span text:style-name="T96">alla</text:span><text:span text:style-name="T122"> </text:span><text:span text:style-name="T96">Diagnosi</text:span><text:span text:style-name="T137"> </text:span><text:span text:style-name="T96">ex</text:span><text:span text:style-name="T117"> </text:span><text:span text:style-name="T112">post;</text:span></text:p>
        </text:list-item>
        <text:list-item>
          <text:p text:style-name="P220" loext:marker-style-name="T88"><text:span text:style-name="T96">non</text:span><text:span text:style-name="T148"> </text:span><text:span text:style-name="T96">trovarsi</text:span><text:span text:style-name="T149"> </text:span><text:span text:style-name="T96">in</text:span><text:span text:style-name="T150"> </text:span><text:span text:style-name="T96">un'altra</text:span><text:span text:style-name="T151"> </text:span><text:span text:style-name="T96">situazione</text:span><text:span text:style-name="T151"> </text:span><text:span text:style-name="T96">che</text:span><text:span text:style-name="T150"> </text:span><text:span text:style-name="T96">compromette</text:span><text:span text:style-name="T152"> </text:span><text:span text:style-name="T96">la</text:span><text:span text:style-name="T151"> </text:span><text:span text:style-name="T96">sua</text:span><text:span text:style-name="T148"> </text:span><text:span text:style-name="T96">indipendenza</text:span><text:span text:style-name="T153"> </text:span><text:span text:style-name="T96">o</text:span><text:span text:style-name="T149"> </text:span><text:span text:style-name="T96">la</text:span><text:span text:style-name="T151"> </text:span><text:span text:style-name="T96">sua</text:span><text:span text:style-name="T148"> </text:span><text:span text:style-name="T96">capacità</text:span><text:span text:style-name="T151"> </text:span><text:span text:style-name="T96">di</text:span><text:span text:style-name="T149"> </text:span><text:span text:style-name="T96">predisporre</text:span><text:span text:style-name="T151"> </text:span><text:span text:style-name="T117">la</text:span></text:p>
        </text:list-item>
      </text:list>
      <text:p text:style-name="P30" loext:marker-style-name="T88"><text:span text:style-name="T102">Diagnosi</text:span><text:span text:style-name="T133"> </text:span><text:span text:style-name="T102">Digitale</text:span><text:span text:style-name="T127"> </text:span><text:span text:style-name="T96">in</text:span><text:span text:style-name="T117"> </text:span><text:span text:style-name="T96">modo</text:span><text:span text:style-name="T122"> </text:span><text:span text:style-name="T112">indipendente;</text:span></text:p>
      <text:list text:continue-numbering="true" text:style-name="WWNum2">
        <text:list-item>
          <text:p text:style-name="P219" loext:marker-style-name="T88"><text:span text:style-name="T96">di</text:span><text:span text:style-name="T129"> </text:span><text:span text:style-name="T96">non</text:span><text:span text:style-name="T122"> </text:span><text:span text:style-name="T96">trovarsi</text:span><text:span text:style-name="T132"> </text:span><text:span text:style-name="T96">in</text:span><text:span text:style-name="T129"> </text:span><text:span text:style-name="T96">alcuna</text:span><text:span text:style-name="T129"> </text:span><text:span text:style-name="T96">situazione</text:span><text:span text:style-name="T132"> </text:span><text:span text:style-name="T96">di</text:span><text:span text:style-name="T129"> </text:span><text:span text:style-name="T96">incompatibilità,</text:span><text:span text:style-name="T129"> </text:span><text:span text:style-name="T96">sia</text:span><text:span text:style-name="T129"> </text:span><text:span text:style-name="T96">di</text:span><text:span text:style-name="T129"> </text:span><text:span text:style-name="T96">diritto</text:span><text:span text:style-name="T129"> </text:span><text:span text:style-name="T96">che</text:span><text:span text:style-name="T129"> </text:span><text:span text:style-name="T96">di</text:span><text:span text:style-name="T129"> </text:span><text:span text:style-name="T96">fatto,</text:span><text:span text:style-name="T129"> </text:span><text:span text:style-name="T96">nonché</text:span><text:span text:style-name="T132"> </text:span><text:span text:style-name="T96">in</text:span><text:span text:style-name="T132"> </text:span><text:span text:style-name="T96">situazioni</text:span><text:span text:style-name="T132"> </text:span><text:span text:style-name="T96">di</text:span><text:span text:style-name="T129"> </text:span><text:span text:style-name="T96">conflitto, anche potenziale, d’interessi che pregiudichino l’esercizio imparziale delle funzioni attribuite.</text:span></text:p>
        </text:list-item>
      </text:list>
      <text:h text:style-name="P52" text:outline-level="1" loext:marker-style-name="T6"><text:span text:style-name="T6">E INOLTRE DICHIARA</text:span><text:span text:style-name="T6"/></text:h>
      <text:list text:style-name="WWNum1">
        <text:list-item>
          <text:p text:style-name="P221" loext:marker-style-name="T88"><text:span text:style-name="T96">di essere consapevole che l’articolo 264 comma 2, lett. a) del D.L. 19 maggio 2020, n. 34 ha modificato, tra l’altro, gli</text:span><text:span text:style-name="T154"> </text:span><text:span text:style-name="T96">articoli</text:span><text:span text:style-name="T158"> </text:span><text:span text:style-name="T96">75</text:span><text:span text:style-name="T158"> </text:span><text:span text:style-name="T96">e</text:span><text:span text:style-name="T154"> </text:span><text:span text:style-name="T96">76</text:span><text:span text:style-name="T158"> </text:span><text:span text:style-name="T96">del</text:span><text:span text:style-name="T158"> </text:span><text:span text:style-name="T96">D.P.R.</text:span><text:span text:style-name="T154"> </text:span><text:span text:style-name="T96">n.</text:span><text:span text:style-name="T158"> </text:span><text:span text:style-name="T96">445/2000,</text:span><text:span text:style-name="T158"> </text:span><text:span text:style-name="T96">prevedendo</text:span><text:span text:style-name="T154"> </text:span><text:span text:style-name="T96">in</text:span><text:span text:style-name="T158"> </text:span><text:span text:style-name="T96">particolare</text:span><text:span text:style-name="T158"> </text:span><text:span text:style-name="T96">che</text:span><text:span text:style-name="T158"> </text:span><text:span text:style-name="T96">“</text:span><text:span text:style-name="T162">La</text:span><text:span text:style-name="T155"> </text:span><text:span text:style-name="T162">dichiarazione</text:span><text:span text:style-name="T159"> </text:span><text:span text:style-name="T162">mendace</text:span><text:span text:style-name="T159"> </text:span><text:span text:style-name="T162">comporta,</text:span><text:span text:style-name="T155"> </text:span><text:span text:style-name="T162">altresì, la revoca degli eventuali benefici già erogati nonché il divieto di accesso a contributi, finanziamenti e agevolazioni per</text:span><text:span text:style-name="T123"> </text:span><text:span text:style-name="T162">un</text:span><text:span text:style-name="T100"> </text:span><text:span text:style-name="T162">periodo</text:span><text:span text:style-name="T107"> </text:span><text:span text:style-name="T162">di</text:span><text:span text:style-name="T123"> </text:span><text:span text:style-name="T162">2</text:span><text:span text:style-name="T107"> </text:span><text:span text:style-name="T162">anni</text:span><text:span text:style-name="T123"> </text:span><text:span text:style-name="T162">decorrenti</text:span><text:span text:style-name="T107"> </text:span><text:span text:style-name="T162">da</text:span><text:span text:style-name="T118"> </text:span><text:span text:style-name="T162">quando</text:span><text:span text:style-name="T118"> </text:span><text:span text:style-name="T162">l'amministrazione</text:span><text:span text:style-name="T107"> </text:span><text:span text:style-name="T162">ha</text:span><text:span text:style-name="T118"> </text:span><text:span text:style-name="T162">adottato</text:span><text:span text:style-name="T107"> </text:span><text:span text:style-name="T162">l'atto</text:span><text:span text:style-name="T107"> </text:span><text:span text:style-name="T162">di</text:span><text:span text:style-name="T123"> </text:span><text:span text:style-name="T162">decadenza</text:span><text:span text:style-name="T96">”</text:span><text:span text:style-name="T106"> </text:span><text:span text:style-name="T96">e</text:span><text:span text:style-name="T117"> </text:span><text:span text:style-name="T96">che</text:span><text:span text:style-name="T106"> </text:span><text:span text:style-name="T96">“</text:span><text:span text:style-name="T162">la</text:span><text:span text:style-name="T118"> </text:span><text:span text:style-name="T162">sanzione ordinariamente prevista dal codice penale è aumentata da un terzo alla metà</text:span><text:span text:style-name="T96">”;</text:span></text:p>
        </text:list-item>
        <text:list-item>
          <text:p text:style-name="P222" loext:marker-style-name="T88"><text:span text:style-name="T96">di</text:span><text:span text:style-name="T106"> </text:span><text:span text:style-name="T96">impegnarsi</text:span><text:span text:style-name="T106"> </text:span><text:span text:style-name="T96">a</text:span><text:span text:style-name="T115"> </text:span><text:span text:style-name="T96">dare</text:span><text:span text:style-name="T106"> </text:span><text:span text:style-name="T96">tempestiva</text:span><text:span text:style-name="T106"> </text:span><text:span text:style-name="T96">comunicazione</text:span><text:span text:style-name="T106"> </text:span><text:span text:style-name="T96">in</text:span><text:span text:style-name="T106"> </text:span><text:span text:style-name="T96">caso</text:span><text:span text:style-name="T106"> </text:span><text:span text:style-name="T96">intervengano</text:span><text:span text:style-name="T112"> </text:span><text:span text:style-name="T96">eventi</text:span><text:span text:style-name="T106"> </text:span><text:span text:style-name="T96">che</text:span><text:span text:style-name="T106"> </text:span><text:span text:style-name="T96">rendano</text:span><text:span text:style-name="T115"> </text:span><text:span text:style-name="T96">mendaci</text:span><text:span text:style-name="T106"> </text:span><text:span text:style-name="T96">le</text:span><text:span text:style-name="T106"> </text:span><text:span text:style-name="T96">dichiarazioni </text:span><text:span text:style-name="T112">rese;</text:span></text:p>
        </text:list-item>
        <text:list-item>
          <text:p text:style-name="P223" loext:marker-style-name="T88"><text:span text:style-name="T96">di</text:span><text:span text:style-name="T117"> </text:span><text:span text:style-name="T96">aver</text:span><text:span text:style-name="T117"> </text:span><text:span text:style-name="T96">preso</text:span><text:span text:style-name="T137"> </text:span><text:span text:style-name="T96">visione</text:span><text:span text:style-name="T117"> </text:span><text:span text:style-name="T96">della</text:span><text:span text:style-name="T117"> </text:span><text:span text:style-name="T96">informativa</text:span><text:span text:style-name="T117"> </text:span><text:span text:style-name="T96">ai</text:span><text:span text:style-name="T129"> </text:span><text:span text:style-name="T96">sensi</text:span><text:span text:style-name="T129"> </text:span><text:span text:style-name="T96">degli</text:span><text:span text:style-name="T117"> </text:span><text:span text:style-name="T96">artt.</text:span><text:span text:style-name="T129"> </text:span><text:span text:style-name="T96">13</text:span><text:span text:style-name="T129"> </text:span><text:span text:style-name="T96">e</text:span><text:span text:style-name="T122"> </text:span><text:span text:style-name="T96">14</text:span><text:span text:style-name="T117"> </text:span><text:span text:style-name="T96">del</text:span><text:span text:style-name="T117"> </text:span><text:span text:style-name="T96">Reg.</text:span><text:span text:style-name="T117"> </text:span><text:span text:style-name="T96">(UE)</text:span><text:span text:style-name="T129"> </text:span><text:span text:style-name="T96">2016/679</text:span><text:span text:style-name="T117"> </text:span><text:span text:style-name="T96">in</text:span><text:span text:style-name="T117"> </text:span><text:span text:style-name="T96">materia</text:span><text:span text:style-name="T117"> </text:span><text:span text:style-name="T96">di</text:span><text:span text:style-name="T117"> </text:span><text:span text:style-name="T96">protezione</text:span><text:span text:style-name="T122"> </text:span><text:span text:style-name="T96">dei dati personali</text:span></text:p>
        </text:list-item>
      </text:list>
      <text:h text:style-name="P52" text:outline-level="1" loext:marker-style-name="T6"><text:span text:style-name="T6">TUTTO CIÒ PREMESSO SI RENDE LA SEGUENTE DIAGNOSI DIGITALE</text:span><text:span text:style-name="T6"/></text:h>
      <text:p text:style-name="P12" loext:marker-style-name="T86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table:number-columns-spanned="4" office:value-type="string">
            <text:p text:style-name="P53" loext:marker-style-name="T86"><text:span text:style-name="T28">Sezione</text:span><text:span text:style-name="T26"> </text:span><text:span text:style-name="T28">1:</text:span><text:span text:style-name="T26"> </text:span><text:span text:style-name="T28">Anagrafica</text:span><text:span text:style-name="T30"> </text:span><text:span text:style-name="T28">del</text:span><text:span text:style-name="T22"> </text:span><text:span text:style-name="T18">progetto</text:span></text:p>
          </table:table-cell>
          <table:covered-table-cell/>
          <table:covered-table-cell/>
          <table:covered-table-cell/>
        </table:table-row>
        <table:table-row table:style-name="Tabella1.2">
          <table:table-cell table:style-name="Tabella1.A1" table:number-columns-spanned="3" office:value-type="string">
            <text:p text:style-name="P70" loext:marker-style-name="T216"><text:span text:style-name="T192">Ragione</text:span><text:span text:style-name="T193"> </text:span><text:span text:style-name="T192">sociale</text:span><text:span text:style-name="T194"> </text:span><text:span text:style-name="T198">PMI</text:span><text:span text:style-name="T199"> </text:span><text:span text:style-name="T192">oggetto</text:span><text:span text:style-name="T195"> </text:span><text:span text:style-name="T192">della</text:span><text:span text:style-name="T195"> </text:span><text:span text:style-name="T200">Diagnosi</text:span></text:p>
          </table:table-cell>
          <table:covered-table-cell/>
          <table:covered-table-cell/>
          <table:table-cell table:style-name="Tabella1.D2" office:value-type="string">
            <text:p text:style-name="P71" loext:marker-style-name="T89"><text:span text:style-name="T15">${</text:span><text:span text:style-name="T16">azienda_ragione_sociale</text:span><text:span text:style-name="T15">}</text:span></text:p>
          </table:table-cell>
        </table:table-row>
        <table:table-row table:style-name="Tabella1.3">
          <table:table-cell table:style-name="Tabella1.A1" table:number-columns-spanned="3" office:value-type="string">
            <text:p text:style-name="P102" loext:marker-style-name="T86"/>
            <text:p text:style-name="P72" loext:marker-style-name="T217"><text:span text:style-name="T198">Sede</text:span><text:span text:style-name="T201"> </text:span><text:span text:style-name="T192">o</text:span><text:span text:style-name="T196"> </text:span><text:span text:style-name="T198">Sedi</text:span><text:span text:style-name="T199"> </text:span><text:span text:style-name="T198">Operative</text:span><text:span text:style-name="T202"> </text:span><text:span text:style-name="T197">interessate</text:span></text:p>
          </table:table-cell>
          <table:covered-table-cell/>
          <table:covered-table-cell/>
          <table:table-cell table:style-name="Tabella1.D3" office:value-type="string">
            <text:p text:style-name="P71" loext:marker-style-name="T89"><text:span text:style-name="T15">${indirizzo}</text:span><text:span text:style-name="T15"/></text:p>
            <text:p text:style-name="P109" loext:marker-style-name="T89"/>
          </table:table-cell>
        </table:table-row>
        <table:table-row table:style-name="Tabella1.4">
          <table:table-cell table:style-name="Tabella1.A1" table:number-columns-spanned="3" office:value-type="string">
            <text:p text:style-name="P73" loext:marker-style-name="T216"><text:span text:style-name="T192">Dimensione</text:span><text:span text:style-name="T193"> </text:span><text:span text:style-name="T192">della</text:span><text:span text:style-name="T196"> </text:span><text:span text:style-name="T198">PMI</text:span><text:span text:style-name="T203"> </text:span><text:span text:style-name="T200">Beneficiaria</text:span></text:p>
          </table:table-cell>
          <table:covered-table-cell/>
          <table:covered-table-cell/>
          <table:table-cell table:style-name="Tabella1.D4" office:value-type="string">
            <text:p text:style-name="P110" loext:marker-style-name="T89"/>
          </table:table-cell>
        </table:table-row>
        <table:table-row table:style-name="Tabella1.5">
          <table:table-cell table:style-name="Tabella1.A1" table:number-columns-spanned="3" office:value-type="string">
            <text:p text:style-name="P74" loext:marker-style-name="T86"><text:span text:style-name="T103">Interventi</text:span><text:span text:style-name="T128"> </text:span><text:span text:style-name="T164">(rif.</text:span><text:span text:style-name="T125"> </text:span><text:span text:style-name="T164">articolo</text:span><text:span text:style-name="T120"> </text:span><text:span text:style-name="T164">1</text:span><text:span text:style-name="T125"> </text:span><text:span text:style-name="T164">e</text:span><text:span text:style-name="T125"> </text:span><text:span text:style-name="T164">appendice</text:span><text:span text:style-name="T125"> </text:span><text:span text:style-name="T164">4</text:span><text:span text:style-name="T125"> </text:span><text:span text:style-name="T164">dell’</text:span><text:span text:style-name="T103">Avviso</text:span><text:span text:style-name="T164">)</text:span><text:span text:style-name="T125"> </text:span><text:span text:style-name="T164">previsti</text:span><text:span text:style-name="T109"> </text:span><text:span text:style-name="T164">dal</text:span><text:span text:style-name="T120"> </text:span><text:span text:style-name="T111">Progetto</text:span></text:p>
          </table:table-cell>
          <table:covered-table-cell/>
          <table:covered-table-cell/>
          <table:table-cell table:style-name="Tabella1.A1" office:value-type="string">
            <text:p text:style-name="P75" loext:marker-style-name="T86"><text:span text:style-name="T111">Contributo</text:span><text:span text:style-name="T111"/></text:p>
          </table:table-cell>
        </table:table-row>
        <table:table-row table:style-name="Tabella1.5">
          <table:table-cell table:style-name="Tabella1.A1" office:value-type="string">
            <text:p text:style-name="P74" loext:marker-style-name="T86"><text:span text:style-name="T103">A.</text:span><text:span text:style-name="T126"> </text:span><text:span text:style-name="T103">Digital</text:span><text:span text:style-name="T126"> </text:span><text:span text:style-name="T111">Workplace</text:span></text:p>
          </table:table-cell>
          <table:table-cell table:style-name="Tabella1.A1" office:value-type="string">
            <text:p text:style-name="P74" loext:marker-style-name="T89"><text:span text:style-name="T113">Numero</text:span><text:span text:style-name="T113"/></text:p>
          </table:table-cell>
          <table:table-cell table:style-name="Tabella1.C6" office:value-type="string">
            <text:p text:style-name="P111" loext:marker-style-name="T2"/>
          </table:table-cell>
          <table:table-cell table:style-name="Tabella1.D6" office:value-type="string">
            <text:p text:style-name="P111" loext:marker-style-name="T2"/>
          </table:table-cell>
        </table:table-row>
        <table:table-row table:style-name="Tabella1.5">
          <table:table-cell table:style-name="Tabella1.A1" table:number-columns-spanned="3" office:value-type="string">
            <text:p text:style-name="P74" loext:marker-style-name="T86"><text:span text:style-name="T103">B.</text:span><text:span text:style-name="T128"> </text:span><text:span text:style-name="T103">Digital</text:span><text:span text:style-name="T126"> </text:span><text:span text:style-name="T103">Commerce</text:span><text:span text:style-name="T121"> </text:span><text:span text:style-name="T103">&amp;</text:span><text:span text:style-name="T105"> </text:span><text:span text:style-name="T111">Engagement</text:span></text:p>
          </table:table-cell>
          <table:covered-table-cell/>
          <table:covered-table-cell/>
          <table:table-cell table:style-name="Tabella1.D7" office:value-type="string">
            <text:p text:style-name="P111" loext:marker-style-name="T2"/>
          </table:table-cell>
        </table:table-row>
        <table:table-row table:style-name="Tabella1.8">
          <table:table-cell table:style-name="Tabella1.A1" table:number-columns-spanned="3" office:value-type="string">
            <text:p text:style-name="P74" loext:marker-style-name="T86"><text:span text:style-name="T103">C.1</text:span><text:span text:style-name="T126"> </text:span><text:span text:style-name="T103">Cloud</text:span><text:span text:style-name="T126"> </text:span><text:span text:style-name="T103">Computing</text:span><text:span text:style-name="T121"> </text:span><text:span text:style-name="T103">-</text:span><text:span text:style-name="T128"> </text:span><text:span text:style-name="T103">Application</text:span><text:span text:style-name="T105"> </text:span><text:span text:style-name="T111">Server</text:span></text:p>
          </table:table-cell>
          <table:covered-table-cell/>
          <table:covered-table-cell/>
          <table:table-cell table:style-name="Tabella1.D8" office:value-type="string">
            <text:p text:style-name="P111" loext:marker-style-name="T2"/>
          </table:table-cell>
        </table:table-row>
        <table:table-row table:style-name="Tabella1.5">
          <table:table-cell table:style-name="Tabella1.A1" table:number-columns-spanned="3" office:value-type="string">
            <text:p text:style-name="P76" loext:marker-style-name="T86"><text:span text:style-name="T103">C.2</text:span><text:span text:style-name="T126"> </text:span><text:span text:style-name="T103">Cloud</text:span><text:span text:style-name="T126"> </text:span><text:span text:style-name="T103">Computing</text:span><text:span text:style-name="T105"> </text:span><text:span text:style-name="T103">-</text:span><text:span text:style-name="T128"> </text:span><text:span text:style-name="T103">Database</text:span><text:span text:style-name="T105"> </text:span><text:span text:style-name="T111">Server</text:span></text:p>
          </table:table-cell>
          <table:covered-table-cell/>
          <table:covered-table-cell/>
          <table:table-cell table:style-name="Tabella1.D9" office:value-type="string">
            <text:p text:style-name="P111" loext:marker-style-name="T2"/>
          </table:table-cell>
        </table:table-row>
        <table:table-row table:style-name="Tabella1.5">
          <table:table-cell table:style-name="Tabella1.A1" table:number-columns-spanned="3" office:value-type="string">
            <text:p text:style-name="P74" loext:marker-style-name="T86"><text:span text:style-name="T103">C.3</text:span><text:span text:style-name="T121"> </text:span><text:span text:style-name="T103">Cloud</text:span><text:span text:style-name="T121"> </text:span><text:span text:style-name="T103">Computing</text:span><text:span text:style-name="T99"> </text:span><text:span text:style-name="T103">-</text:span><text:span text:style-name="T126"> </text:span><text:span text:style-name="T103">Web</text:span><text:span text:style-name="T121"> </text:span><text:span text:style-name="T111">Server</text:span></text:p>
          </table:table-cell>
          <table:covered-table-cell/>
          <table:covered-table-cell/>
          <table:table-cell table:style-name="Tabella1.D10" office:value-type="string">
            <text:p text:style-name="P111" loext:marker-style-name="T2"/>
          </table:table-cell>
        </table:table-row>
        <table:table-row table:style-name="Tabella1.5">
          <table:table-cell table:style-name="Tabella1.A1" table:number-columns-spanned="3" office:value-type="string">
            <text:p text:style-name="P74" loext:marker-style-name="T86"><text:span text:style-name="T103">C.4</text:span><text:span text:style-name="T121"> </text:span><text:span text:style-name="T103">Cloud</text:span><text:span text:style-name="T126"> </text:span><text:span text:style-name="T103">Computing</text:span><text:span text:style-name="T121"> </text:span><text:span text:style-name="T103">-</text:span><text:span text:style-name="T126"> </text:span><text:span text:style-name="T103">Database</text:span><text:span text:style-name="T105"> </text:span><text:span text:style-name="T103">Back</text:span><text:span text:style-name="T126"> </text:span><text:span text:style-name="T121">Up</text:span></text:p>
          </table:table-cell>
          <table:covered-table-cell/>
          <table:covered-table-cell/>
          <table:table-cell table:style-name="Tabella1.D11" office:value-type="string">
            <text:p text:style-name="P111" loext:marker-style-name="T2"/>
          </table:table-cell>
        </table:table-row>
        <table:table-row table:style-name="Tabella1.5">
          <table:table-cell table:style-name="Tabella1.A1" table:number-columns-spanned="3" office:value-type="string">
            <text:p text:style-name="P74" loext:marker-style-name="T86"><text:span text:style-name="T103">D.</text:span><text:span text:style-name="T126"> </text:span><text:span text:style-name="T103">Cyber</text:span><text:span text:style-name="T111"> Security</text:span></text:p>
          </table:table-cell>
          <table:covered-table-cell/>
          <table:covered-table-cell/>
          <table:table-cell table:style-name="Tabella1.D12" office:value-type="string">
            <text:p text:style-name="P111" loext:marker-style-name="T2"/>
          </table:table-cell>
        </table:table-row>
        <table:table-row table:style-name="Tabella1.5">
          <table:table-cell table:style-name="Tabella1.A1" table:number-columns-spanned="3" office:value-type="string">
            <text:p text:style-name="P74" loext:marker-style-name="T86"><text:span text:style-name="T111">Totale</text:span><text:span text:style-name="T111"/></text:p>
          </table:table-cell>
          <table:covered-table-cell/>
          <table:covered-table-cell/>
          <table:table-cell table:style-name="Tabella1.D13" office:value-type="string">
            <text:p text:style-name="P111" loext:marker-style-name="T2"/>
          </table:table-cell>
        </table:table-row>
      </table:table>
      <text:p text:style-name="P9" loext:marker-style-name="T86"/>
      <text:p text:style-name="P9" loext:marker-style-name="T86"/>
      <text:p text:style-name="P9" loext:marker-style-name="T86"/>
      <text:p text:style-name="P9" loext:marker-style-name="T86"/>
      <text:p text:style-name="P13" loext:marker-style-name="T86"><draw:custom-shape text:anchor-type="char" draw:z-index="9" draw:name="Textbox 2" draw:style-name="gr2" draw:text-style-name="P226" svg:width="16.985cm" svg:height="0.662cm" svg:x="2.007cm" svg:y="0.728cm"><text:p text:style-name="P206" loext:marker-style-name="T218"><text:span text:style-name="T29">Sezione</text:span><text:span text:style-name="T27"> </text:span><text:span text:style-name="T29">2:</text:span><text:span text:style-name="T27"> </text:span><text:span text:style-name="T29">Approccio</text:span><text:span text:style-name="T27"> </text:span><text:span text:style-name="T19">metodologico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1" loext:marker-style-name="T219"/>
      <text:p text:style-name="P38" loext:marker-style-name="T88"><draw:custom-shape text:anchor-type="as-char" draw:z-index="10" draw:name="Textbox 3" draw:style-name="gr1" draw:text-style-name="P225" svg:width="16.985cm" svg:height="5.391cm"><text:p text:style-name="P207" loext:marker-style-name="T89"><text:span text:style-name="T7">Il criterio adottato per la diagnosi digitale si concentra sull'efficacia dei processi di distribuzione e sui tempi di consegna dell'azienda. Si valutano quantitativamente i costi operativi e qualitativamente la soddisfazione del cliente per definire obiettivi di miglioramento e benefici attesi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9" loext:marker-style-name="T220"/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table:number-columns-spanned="3" office:value-type="string">
            <text:p text:style-name="P113" loext:marker-style-name="T86"><text:span text:style-name="T28">Sezione</text:span><text:span text:style-name="T13"> </text:span><text:span text:style-name="T28">3:</text:span><text:span text:style-name="T13"> </text:span><text:span text:style-name="T28">Analisi</text:span><text:span text:style-name="T33"> </text:span><text:span text:style-name="T28">del</text:span><text:span text:style-name="T33"> </text:span><text:span text:style-name="T28">contesto</text:span><text:span text:style-name="T13"> </text:span><text:span text:style-name="T18">aziendale</text:span></text:p>
          </table:table-cell>
          <table:covered-table-cell/>
          <table:covered-table-cell/>
        </table:table-row>
        <table:table-row table:style-name="Tabella2.2">
          <table:table-cell table:style-name="Tabella2.A1" office:value-type="string">
            <text:p text:style-name="P112" loext:marker-style-name="T3"/>
          </table:table-cell>
          <table:table-cell table:style-name="Tabella2.A1" office:value-type="string">
            <text:p text:style-name="P56" loext:marker-style-name="T88"><text:span text:style-name="T114">ANALISI</text:span><text:span text:style-name="T165"> </text:span><text:span text:style-name="T114">EX-</text:span><text:span text:style-name="T109">ANTE</text:span></text:p>
          </table:table-cell>
          <table:table-cell table:style-name="Tabella2.A1" office:value-type="string">
            <text:p text:style-name="P57" loext:marker-style-name="T88"><text:span text:style-name="T114">ANALISI</text:span><text:span text:style-name="T165"> </text:span><text:span text:style-name="T114">EX-</text:span><text:span text:style-name="T109">POST</text:span></text:p>
          </table:table-cell>
        </table:table-row>
        <table:table-row table:style-name="Tabella2.3">
          <table:table-cell table:style-name="Tabella2.A1" office:value-type="string">
            <text:p text:style-name="P132" loext:marker-style-name="T88"><text:span text:style-name="T164">Settore</text:span><text:span text:style-name="T156"> </text:span><text:span text:style-name="T164">industriale</text:span><text:span text:style-name="T160"> </text:span><text:span text:style-name="T164">di </text:span><text:span text:style-name="T114">riferimento</text:span></text:p>
          </table:table-cell>
          <table:table-cell table:style-name="Tabella2.B3" table:number-columns-spanned="2" office:value-type="string">
            <text:p text:style-name="P77" loext:marker-style-name="T89"><text:span text:style-name="T8">Descrivere</text:span><text:span text:style-name="T34"> </text:span><text:span text:style-name="T8">in</text:span><text:span text:style-name="T34"> </text:span><text:span text:style-name="T8">questo</text:span><text:span text:style-name="T34"> </text:span><text:span text:style-name="T8">campo</text:span><text:span text:style-name="T31"> </text:span><text:span text:style-name="T8">lo</text:span><text:span text:style-name="T24"> </text:span><text:span text:style-name="T8">specifico</text:span><text:span text:style-name="T31"> </text:span><text:span text:style-name="T8">settore</text:span><text:span text:style-name="T11"> </text:span><text:span text:style-name="T8">di</text:span><text:span text:style-name="T34"> </text:span><text:span text:style-name="T15">riferimento.</text:span></text:p>
          </table:table-cell>
          <table:covered-table-cell/>
        </table:table-row>
        <table:table-row table:style-name="Tabella2.4">
          <table:table-cell table:style-name="Tabella2.A1" office:value-type="string">
            <text:p text:style-name="P144" loext:marker-style-name="T88"><text:span text:style-name="T164">Dimensioni</text:span><text:span text:style-name="T135"> </text:span><text:span text:style-name="T164">attuali</text:span><text:span text:style-name="T138"> </text:span><text:span text:style-name="T164">e</text:span><text:span text:style-name="T138"> </text:span><text:span text:style-name="T114">ambizioni</text:span></text:p>
            <text:p text:style-name="P58" loext:marker-style-name="T88"><text:span text:style-name="T164">di</text:span><text:span text:style-name="T125"> </text:span><text:span text:style-name="T164">crescita</text:span><text:span text:style-name="T120"> </text:span><text:span text:style-name="T114">dell’azienda</text:span></text:p>
          </table:table-cell>
          <table:table-cell table:style-name="Tabella2.B4" table:number-columns-spanned="2" office:value-type="string">
            <text:p text:style-name="P78" loext:marker-style-name="T89"><text:span text:style-name="T8">Descrivere</text:span><text:span text:style-name="T24"> </text:span><text:span text:style-name="T8">in</text:span><text:span text:style-name="T24"> </text:span><text:span text:style-name="T8">questo</text:span><text:span text:style-name="T34"> </text:span><text:span text:style-name="T8">campo</text:span><text:span text:style-name="T11"> </text:span><text:span text:style-name="T8">dimensioni</text:span><text:span text:style-name="T24"> </text:span><text:span text:style-name="T8">e</text:span><text:span text:style-name="T31"> </text:span><text:span text:style-name="T8">ambizioni</text:span><text:span text:style-name="T34"> </text:span><text:span text:style-name="T8">di</text:span><text:span text:style-name="T21"> </text:span><text:span text:style-name="T8">crescita</text:span><text:span text:style-name="T34"> </text:span><text:span text:style-name="T15">dell’azienda.</text:span></text:p>
          </table:table-cell>
          <table:covered-table-cell/>
        </table:table-row>
        <table:table-row table:style-name="Tabella2.5">
          <table:table-cell table:style-name="Tabella2.A1" office:value-type="string">
            <text:p text:style-name="P79" loext:marker-style-name="T88"><text:span text:style-name="T164">Caratteristiche</text:span><text:span text:style-name="T156"> </text:span><text:span text:style-name="T164">dei</text:span><text:span text:style-name="T160"> </text:span><text:span text:style-name="T164">prodotti</text:span><text:span text:style-name="T160"> </text:span><text:span text:style-name="T164">/ servizi forniti (es., turistici,</text:span></text:p>
            <text:p text:style-name="P151" loext:marker-style-name="T88"><text:span text:style-name="T164">artigianali,</text:span><text:span text:style-name="T160"> </text:span><text:span text:style-name="T114">tecnici)</text:span></text:p>
          </table:table-cell>
          <table:table-cell table:style-name="Tabella2.B5" table:number-columns-spanned="2" office:value-type="string">
            <text:p text:style-name="P103" loext:marker-style-name="T86"/>
            <text:p text:style-name="P72" loext:marker-style-name="T89"><text:span text:style-name="T8">Descrivere</text:span><text:span text:style-name="T35"> </text:span><text:span text:style-name="T8">in</text:span><text:span text:style-name="T21"> </text:span><text:span text:style-name="T8">questo</text:span><text:span text:style-name="T21"> </text:span><text:span text:style-name="T8">campo</text:span><text:span text:style-name="T34"> </text:span><text:span text:style-name="T8">le</text:span><text:span text:style-name="T35"> </text:span><text:span text:style-name="T8">caratteristiche</text:span><text:span text:style-name="T35"> </text:span><text:span text:style-name="T8">specifiche</text:span><text:span text:style-name="T11"> </text:span><text:span text:style-name="T8">dei</text:span><text:span text:style-name="T35"> </text:span><text:span text:style-name="T8">prodotti/servizi</text:span><text:span text:style-name="T21"> </text:span><text:span text:style-name="T15">offerti.</text:span></text:p>
          </table:table-cell>
          <table:covered-table-cell/>
        </table:table-row>
        <table:table-row table:style-name="Tabella2.6">
          <table:table-cell table:style-name="Tabella2.A1" office:value-type="string">
            <text:p text:style-name="P104" loext:marker-style-name="T86"/>
            <text:p text:style-name="P104" loext:marker-style-name="T86"/>
            <text:p text:style-name="P104" loext:marker-style-name="T86"/>
            <text:p text:style-name="P105" loext:marker-style-name="T86"/>
            <text:p text:style-name="P72" loext:marker-style-name="T88"><text:span text:style-name="T164">Maturità</text:span><text:span text:style-name="T135"> </text:span><text:span text:style-name="T164">digitale</text:span><text:span text:style-name="T166"> </text:span><text:span text:style-name="T114">dell’impresa</text:span></text:p>
          </table:table-cell>
          <table:table-cell table:style-name="Tabella2.B6" office:value-type="string">
            <text:p text:style-name="P103" loext:marker-style-name="T86"/>
            <text:p text:style-name="P158" loext:marker-style-name="T89"><text:span text:style-name="T8">Descrivere in questo campo il giudizio </text:span><text:span text:style-name="T15">sintetico</text:span><text:span text:style-name="T8"><text:tab/></text:span><text:span text:style-name="T31">che</text:span><text:span text:style-name="T8"><text:tab/></text:span><text:span text:style-name="T15">rappresenti </text:span><text:span text:style-name="T8">complessivamente il grado di maturità digitale dell’impresa evidenziandone </text:span><text:span text:style-name="T9">punti di forza</text:span><text:span text:style-name="T8">, di </text:span><text:span text:style-name="T9">debolezza</text:span><text:span text:style-name="T8">, le possibili </text:span><text:span text:style-name="T9">opportunità</text:span><text:span text:style-name="T38"> </text:span><text:span text:style-name="T8">che</text:span><text:span text:style-name="T40"> </text:span><text:span text:style-name="T8">si</text:span><text:span text:style-name="T40"> </text:span><text:span text:style-name="T8">possono</text:span><text:span text:style-name="T39"> </text:span><text:span text:style-name="T8">prospettare e le </text:span><text:span text:style-name="T9">minacce </text:span><text:span text:style-name="T8">da affrontare.</text:span></text:p>
          </table:table-cell>
          <table:table-cell table:style-name="Tabella2.C6" office:value-type="string">
            <text:p text:style-name="P159" loext:marker-style-name="T89"><text:span text:style-name="T8">Descrivere in questo campo il giudizio </text:span><text:span text:style-name="T15">sintetico</text:span><text:span text:style-name="T8"><text:tab/></text:span><text:span text:style-name="T31">che</text:span><text:span text:style-name="T8"><text:tab/></text:span><text:span text:style-name="T15">rappresenti </text:span><text:span text:style-name="T8">complessivamente il grado di maturità digitale dell’impresa successivamente alla realizzazione dell’intervento evidenziando</text:span><text:span text:style-name="T39"> </text:span><text:span text:style-name="T8">in</text:span><text:span text:style-name="T40"> </text:span><text:span text:style-name="T8">particolare,</text:span><text:span text:style-name="T40"> </text:span><text:span text:style-name="T8">rispetto</text:span><text:span text:style-name="T39"> </text:span><text:span text:style-name="T8">alle azioni</text:span><text:span text:style-name="T35"> </text:span><text:span text:style-name="T8">intraprese,</text:span><text:span text:style-name="T24"> </text:span><text:span text:style-name="T8">l’impatto</text:span><text:span text:style-name="T21"> </text:span><text:span text:style-name="T8">migliorativo rilevabile rispetto ai </text:span><text:span text:style-name="T9">punti di debolezza </text:span><text:span text:style-name="T8">precedentemente</text:span><text:span text:style-name="T41"> </text:span><text:span text:style-name="T8">prospettati</text:span><text:span text:style-name="T41"> </text:span><text:span text:style-name="T8">e</text:span><text:span text:style-name="T42"> </text:span><text:span text:style-name="T11">le</text:span></text:p>
            <text:p text:style-name="P65" loext:marker-style-name="T89"><text:span text:style-name="T9">minacce</text:span><text:span text:style-name="T36"> </text:span><text:span text:style-name="T15">mitigate.</text:span></text:p>
          </table:table-cell>
        </table:table-row>
        <table:table-row table:style-name="Tabella2.7">
          <table:table-cell table:style-name="Tabella2.A1" office:value-type="string">
            <text:p text:style-name="P160" loext:marker-style-name="T88"><text:span text:style-name="T164">Obiettivi dell’azienda (es., crescita presenza sul mercato, </text:span><text:span text:style-name="T114">efficienza</text:span><text:span text:style-name="T164"><text:tab/></text:span><text:span text:style-name="T114">operativa,</text:span></text:p>
            <text:p text:style-name="P67" loext:marker-style-name="T88"><text:span text:style-name="T114">espansione</text:span><text:span text:style-name="T165"> </text:span><text:span text:style-name="T114">geografica)</text:span></text:p>
          </table:table-cell>
          <table:table-cell table:style-name="Tabella2.B7" office:value-type="string">
            <text:p text:style-name="P161" loext:marker-style-name="T89"><text:span text:style-name="T8">Descrivere in questo campo la specifica caratteristica</text:span><text:span text:style-name="T21"> </text:span><text:span text:style-name="T8">allo</text:span><text:span text:style-name="T21"> </text:span><text:span text:style-name="T8">stato</text:span><text:span text:style-name="T21"> </text:span><text:span text:style-name="T8">EX-ANTE</text:span><text:span text:style-name="T21"> </text:span><text:span text:style-name="T8">(prima </text:span><text:span text:style-name="T15">dell’intervento).</text:span></text:p>
          </table:table-cell>
          <table:table-cell table:style-name="Tabella2.C7" office:value-type="string">
            <text:p text:style-name="P176" loext:marker-style-name="T89"><text:span text:style-name="T8">Descrivere in questo campo la specifica caratteristica allo stato EX-POST (dopo </text:span><text:span text:style-name="T15">l’intervento).</text:span></text:p>
          </table:table-cell>
        </table:table-row>
        <table:table-row table:style-name="Tabella2.5">
          <table:table-cell table:style-name="Tabella2.A1" office:value-type="string">
            <text:p text:style-name="P80" loext:marker-style-name="T88"><text:span text:style-name="T164">Capacità</text:span><text:span text:style-name="T156"> </text:span><text:span text:style-name="T164">di</text:span><text:span text:style-name="T160"> </text:span><text:span text:style-name="T164">investimento </text:span><text:span text:style-name="T114">dell’azienda</text:span></text:p>
          </table:table-cell>
          <table:table-cell table:style-name="Tabella2.B8" office:value-type="string">
            <text:p text:style-name="P71" loext:marker-style-name="T89"><text:span text:style-name="T8">Descrivere in questo campo la specifica caratteristica</text:span><text:span text:style-name="T11"> </text:span><text:span text:style-name="T8">allo</text:span><text:span text:style-name="T31"> </text:span><text:span text:style-name="T8">stato</text:span><text:span text:style-name="T11"> </text:span><text:span text:style-name="T8">EX-ANTE</text:span><text:span text:style-name="T31"> </text:span><text:span text:style-name="T15">(prima</text:span></text:p>
            <text:p text:style-name="P151" loext:marker-style-name="T89"><text:span text:style-name="T15">dell’intervento).</text:span><text:span text:style-name="T15"/></text:p>
          </table:table-cell>
          <table:table-cell table:style-name="Tabella2.C8" office:value-type="string">
            <text:p text:style-name="P85" loext:marker-style-name="T89"><text:span text:style-name="T8">Descrivere in questo campo la specifica caratteristica</text:span><text:span text:style-name="T43"> </text:span><text:span text:style-name="T8">allo</text:span><text:span text:style-name="T44"> </text:span><text:span text:style-name="T8">stato</text:span><text:span text:style-name="T45"> </text:span><text:span text:style-name="T8">EX-POST</text:span><text:span text:style-name="T44"> </text:span><text:span text:style-name="T15">(dopo</text:span></text:p>
            <text:p text:style-name="P152" loext:marker-style-name="T89"><text:span text:style-name="T15">l’intervento).</text:span><text:span text:style-name="T15"/></text:p>
          </table:table-cell>
        </table:table-row>
        <table:table-row table:style-name="Tabella2.9">
          <table:table-cell table:style-name="Tabella2.A1" office:value-type="string">
            <text:p text:style-name="P80" loext:marker-style-name="T88"><text:span text:style-name="T164">Capacità</text:span><text:span text:style-name="T156"> </text:span><text:span text:style-name="T164">di</text:span><text:span text:style-name="T160"> </text:span><text:span text:style-name="T164">gestione</text:span><text:span text:style-name="T160"> </text:span><text:span text:style-name="T164">della trasformazione digitale.</text:span></text:p>
          </table:table-cell>
          <table:table-cell table:style-name="Tabella2.B9" office:value-type="string">
            <text:p text:style-name="P135" loext:marker-style-name="T89"><text:span text:style-name="T8">Descrivere in questo campo la specifica caratteristica</text:span><text:span text:style-name="T21"> </text:span><text:span text:style-name="T8">allo</text:span><text:span text:style-name="T21"> </text:span><text:span text:style-name="T8">stato</text:span><text:span text:style-name="T21"> </text:span><text:span text:style-name="T8">EX-ANTE</text:span><text:span text:style-name="T21"> </text:span><text:span text:style-name="T8">(prima </text:span><text:span text:style-name="T15">dell’intervento).</text:span></text:p>
          </table:table-cell>
          <table:table-cell table:style-name="Tabella2.C9" office:value-type="string">
            <text:p text:style-name="P139" loext:marker-style-name="T89"><text:span text:style-name="T8">Descrivere in questo campo la specifica caratteristica allo stato EX-POST (dopo </text:span><text:span text:style-name="T15">l’intervento).</text:span></text:p>
          </table:table-cell>
        </table:table-row>
      </table:table>
      <text:p text:style-name="P14" loext:marker-style-name="T86"/>
      <table:table table:name="Tabella3" table:style-name="Tabella3">
        <table:table-column table:style-name="Tabella3.A"/>
        <table:table-column table:style-name="Tabella3.B" table:number-columns-repeated="2"/>
        <table:table-row table:style-name="Tabella3.1">
          <table:table-cell table:style-name="Tabella3.A1" table:number-columns-spanned="3" office:value-type="string">
            <text:p text:style-name="P114" loext:marker-style-name="T86"><text:span text:style-name="T28">Sezione</text:span><text:span text:style-name="T33"> </text:span><text:span text:style-name="T28">4:</text:span><text:span text:style-name="T33"> </text:span><text:span text:style-name="T28">Analisi</text:span><text:span text:style-name="T33"> </text:span><text:span text:style-name="T28">per</text:span><text:span text:style-name="T33"> </text:span><text:span text:style-name="T28">Tipologia</text:span><text:span text:style-name="T13"> </text:span><text:span text:style-name="T28">di</text:span><text:span text:style-name="T33"> </text:span><text:span text:style-name="T18">Intervento</text:span></text:p>
          </table:table-cell>
          <table:covered-table-cell/>
          <table:covered-table-cell/>
        </table:table-row>
        <table:table-row table:style-name="Tabella3.2">
          <table:table-cell table:style-name="Tabella3.A1" office:value-type="string">
            <text:p text:style-name="P112" loext:marker-style-name="T3"/>
          </table:table-cell>
          <table:table-cell table:style-name="Tabella3.A1" office:value-type="string">
            <text:p text:style-name="P59" loext:marker-style-name="T88"><text:span text:style-name="T114">ANALISI</text:span><text:span text:style-name="T165"> </text:span><text:span text:style-name="T114">EX-</text:span><text:span text:style-name="T109">ANTE</text:span></text:p>
          </table:table-cell>
          <table:table-cell table:style-name="Tabella3.A1" office:value-type="string">
            <text:p text:style-name="P60" loext:marker-style-name="T88"><text:span text:style-name="T114">ANALISI</text:span><text:span text:style-name="T165"> </text:span><text:span text:style-name="T114">EX-</text:span><text:span text:style-name="T109">POST</text:span></text:p>
          </table:table-cell>
        </table:table-row>
        <table:table-row table:style-name="Tabella3.3">
          <table:table-cell table:style-name="Tabella3.A1" table:number-columns-spanned="3" office:value-type="string">
            <text:p text:style-name="P115" loext:marker-style-name="T86"><text:span text:style-name="T28">A</text:span><text:span text:style-name="T26"> </text:span><text:span text:style-name="T28">Digital</text:span><text:span text:style-name="T26"> </text:span><text:span text:style-name="T28">Workplace</text:span><text:span text:style-name="T30"> </text:span><text:span text:style-name="T28">(postazioni</text:span><text:span text:style-name="T26"> </text:span><text:span text:style-name="T28">di</text:span><text:span text:style-name="T26"> </text:span><text:span text:style-name="T28">lavoro</text:span><text:span text:style-name="T30"> </text:span><text:span text:style-name="T18">digitale)</text:span></text:p>
          </table:table-cell>
          <table:covered-table-cell/>
          <table:covered-table-cell/>
        </table:table-row>
        <table:table-row table:style-name="Tabella3.4">
          <table:table-cell table:style-name="Tabella3.A1" table:number-columns-spanned="3" office:value-type="string">
            <text:p text:style-name="P116" loext:marker-style-name="T86"><text:span text:style-name="T103">MAPPATURA</text:span><text:span text:style-name="T161"> </text:span><text:span text:style-name="T103">DELLE</text:span><text:span text:style-name="T134"> </text:span><text:span text:style-name="T111">DOTAZIONI</text:span></text:p>
            <text:p text:style-name="P54" loext:marker-style-name="T89"><text:span text:style-name="T163">(descrizione</text:span><text:span text:style-name="T136"> </text:span><text:span text:style-name="T163">e</text:span><text:span text:style-name="T119"> </text:span><text:span text:style-name="T163">composizione</text:span><text:span text:style-name="T136"> </text:span><text:span text:style-name="T163">del</text:span><text:span text:style-name="T136"> </text:span><text:span text:style-name="T163">portafoglio</text:span><text:span text:style-name="T124"> </text:span><text:span text:style-name="T113">applicativo)</text:span></text:p>
          </table:table-cell>
          <table:covered-table-cell/>
          <table:covered-table-cell/>
        </table:table-row>
        <table:table-row table:style-name="Tabella3.5">
          <table:table-cell table:style-name="Tabella3.A1" office:value-type="string">
            <text:p text:style-name="P163" loext:marker-style-name="T88"><text:span text:style-name="T164">Software</text:span><text:span text:style-name="T160"> </text:span><text:span text:style-name="T164">di</text:span><text:span text:style-name="T166"> </text:span><text:span text:style-name="T164">produttività</text:span><text:span text:style-name="T166"> </text:span><text:span text:style-name="T164">personale</text:span><text:span text:style-name="T160"> </text:span><text:span text:style-name="T164">(es. suite</text:span><text:span text:style-name="T138"> </text:span><text:span text:style-name="T164">Office,</text:span><text:span text:style-name="T130"> </text:span><text:span text:style-name="T164">GSuite,</text:span><text:span text:style-name="T130"> </text:span><text:span text:style-name="T164">ecc.)</text:span><text:span text:style-name="T130"> </text:span><text:span text:style-name="T164">inclusivi</text:span><text:span text:style-name="T138"> </text:span><text:span text:style-name="T164">di</text:span><text:span text:style-name="T120"> </text:span><text:span text:style-name="T164">e- mail aziendali integrate nel flusso di </text:span><text:span text:style-name="T114">lavoro</text:span></text:p>
          </table:table-cell>
          <table:table-cell table:style-name="Tabella3.B5" office:value-type="string">
            <text:p text:style-name="P177" loext:marker-style-name="T89"><text:span text:style-name="T8">Indicare il numero di postazioni di lavoro digitali che posseggono applicazioni che rientrano in questa categoria e la tipologia di software </text:span><text:span text:style-name="T15">utilizzato.</text:span></text:p>
          </table:table-cell>
          <table:table-cell table:style-name="Tabella3.C5" office:value-type="string">
            <text:p text:style-name="P166" loext:marker-style-name="T89"><text:span text:style-name="T8">Indicare il numero di postazioni aggiuntive che posseggono applicazioni che rientrano in questa </text:span><text:span text:style-name="T15">categoria.</text:span></text:p>
            <text:p text:style-name="P149" loext:marker-style-name="T89"><text:span text:style-name="T8">Evidenziare,</text:span><text:span text:style-name="T47"> </text:span><text:span text:style-name="T8">inoltre,</text:span><text:span text:style-name="T47"> </text:span><text:span text:style-name="T8">le</text:span><text:span text:style-name="T48"> </text:span><text:span text:style-name="T15">postazioni</text:span></text:p>
            <text:p text:style-name="P189" loext:marker-style-name="T89"><text:span text:style-name="T8">che</text:span><text:span text:style-name="T49"> </text:span><text:span text:style-name="T8">hanno</text:span><text:span text:style-name="T49"> </text:span><text:span text:style-name="T8">ricevuto</text:span><text:span text:style-name="T49"> </text:span><text:span text:style-name="T8">un</text:span><text:span text:style-name="T21"> </text:span><text:span text:style-name="T15">“upgrade”.</text:span></text:p>
          </table:table-cell>
        </table:table-row>
      </table:table>
      <text:p text:style-name="P32" loext:marker-style-name="T219"/>
      <table:table table:name="Tabella4" table:style-name="Tabella4">
        <table:table-column table:style-name="Tabella4.A"/>
        <table:table-column table:style-name="Tabella4.B" table:number-columns-repeated="2"/>
        <table:table-row table:style-name="Tabella4.1">
          <table:table-cell table:style-name="Tabella4.A1" table:number-columns-spanned="3" office:value-type="string">
            <text:p text:style-name="P114" loext:marker-style-name="T86"><text:span text:style-name="T28">Sezione</text:span><text:span text:style-name="T33"> </text:span><text:span text:style-name="T28">4:</text:span><text:span text:style-name="T33"> </text:span><text:span text:style-name="T28">Analisi</text:span><text:span text:style-name="T33"> </text:span><text:span text:style-name="T28">per</text:span><text:span text:style-name="T33"> </text:span><text:span text:style-name="T28">Tipologia</text:span><text:span text:style-name="T13"> </text:span><text:span text:style-name="T28">di</text:span><text:span text:style-name="T33"> </text:span><text:span text:style-name="T18">Intervento</text:span></text:p>
          </table:table-cell>
          <table:covered-table-cell/>
          <table:covered-table-cell/>
        </table:table-row>
        <table:table-row table:style-name="Tabella4.2">
          <table:table-cell table:style-name="Tabella4.A1" office:value-type="string">
            <text:p text:style-name="P112" loext:marker-style-name="T3"/>
          </table:table-cell>
          <table:table-cell table:style-name="Tabella4.A1" office:value-type="string">
            <text:p text:style-name="P61" loext:marker-style-name="T88"><text:span text:style-name="T114">ANALISI</text:span><text:span text:style-name="T165"> </text:span><text:span text:style-name="T114">EX-</text:span><text:span text:style-name="T109">ANTE</text:span></text:p>
          </table:table-cell>
          <table:table-cell table:style-name="Tabella4.A1" office:value-type="string">
            <text:p text:style-name="P60" loext:marker-style-name="T88"><text:span text:style-name="T114">ANALISI</text:span><text:span text:style-name="T165"> </text:span><text:span text:style-name="T114">EX-</text:span><text:span text:style-name="T109">POST</text:span></text:p>
          </table:table-cell>
        </table:table-row>
        <table:table-row table:style-name="Tabella4.3">
          <table:table-cell table:style-name="Tabella4.A1" office:value-type="string">
            <text:p text:style-name="P106" loext:marker-style-name="T86"/>
            <text:p text:style-name="P169" loext:marker-style-name="T88"><text:span text:style-name="T164">Altri software di utilizzo personale – quali antivirus personali o software di utilità di sistema</text:span><text:span text:style-name="T164"/></text:p>
          </table:table-cell>
          <table:table-cell table:style-name="Tabella4.B3" office:value-type="string">
            <text:p text:style-name="P177" loext:marker-style-name="T89"><text:span text:style-name="T8">Indicare il numero di postazioni di lavoro digitali che posseggono applicazioni che rientrano in questa categoria e la tipologia di software </text:span><text:span text:style-name="T15">utilizzato.</text:span></text:p>
          </table:table-cell>
          <table:table-cell table:style-name="Tabella4.C3" office:value-type="string">
            <text:p text:style-name="P166" loext:marker-style-name="T89"><text:span text:style-name="T8">Indicare il numero di postazioni aggiuntive che posseggono applicazioni che rientrano in questa </text:span><text:span text:style-name="T15">categoria.</text:span></text:p>
            <text:p text:style-name="P149" loext:marker-style-name="T89"><text:span text:style-name="T8">Evidenziare,</text:span><text:span text:style-name="T47"> </text:span><text:span text:style-name="T8">inoltre,</text:span><text:span text:style-name="T47"> </text:span><text:span text:style-name="T8">le</text:span><text:span text:style-name="T48"> </text:span><text:span text:style-name="T15">postazioni</text:span></text:p>
            <text:p text:style-name="P156" loext:marker-style-name="T89"><text:span text:style-name="T8">che</text:span><text:span text:style-name="T49"> </text:span><text:span text:style-name="T8">hanno</text:span><text:span text:style-name="T49"> </text:span><text:span text:style-name="T8">ricevuto</text:span><text:span text:style-name="T49"> </text:span><text:span text:style-name="T8">un</text:span><text:span text:style-name="T21"> </text:span><text:span text:style-name="T15">“upgrade”.</text:span></text:p>
          </table:table-cell>
        </table:table-row>
        <table:table-row table:style-name="Tabella4.4">
          <table:table-cell table:style-name="Tabella4.A1" office:value-type="string">
            <text:p text:style-name="P104" loext:marker-style-name="T86"/>
            <text:p text:style-name="P103" loext:marker-style-name="T86"/>
            <text:p text:style-name="P98" loext:marker-style-name="T88"><text:span text:style-name="T114">Software</text:span><text:span text:style-name="T164"><text:tab/></text:span><text:span text:style-name="T125">di</text:span><text:span text:style-name="T164"><text:tab/></text:span><text:span text:style-name="T114">comunicazione, </text:span><text:span text:style-name="T164">collaborazione e video conferenze</text:span></text:p>
          </table:table-cell>
          <table:table-cell table:style-name="Tabella4.B4" office:value-type="string">
            <text:p text:style-name="P177" loext:marker-style-name="T89"><text:span text:style-name="T8">Indicare il numero di postazioni di lavoro digitali che posseggono applicazioni che rientrano in questa categoria e la tipologia di software </text:span><text:span text:style-name="T15">utilizzato.</text:span></text:p>
          </table:table-cell>
          <table:table-cell table:style-name="Tabella4.C4" office:value-type="string">
            <text:p text:style-name="P166" loext:marker-style-name="T89"><text:span text:style-name="T8">Indicare il numero di postazioni aggiuntive che posseggono applicazioni che rientrano in questa </text:span><text:span text:style-name="T15">categoria.</text:span></text:p>
            <text:p text:style-name="P185" loext:marker-style-name="T89"><text:span text:style-name="T8">Evidenziare,</text:span><text:span text:style-name="T47"> </text:span><text:span text:style-name="T8">inoltre,</text:span><text:span text:style-name="T47"> </text:span><text:span text:style-name="T8">le</text:span><text:span text:style-name="T48"> </text:span><text:span text:style-name="T15">postazioni</text:span></text:p>
            <text:p text:style-name="P68" loext:marker-style-name="T89"><text:span text:style-name="T8">che</text:span><text:span text:style-name="T49"> </text:span><text:span text:style-name="T8">hanno</text:span><text:span text:style-name="T49"> </text:span><text:span text:style-name="T8">ricevuto</text:span><text:span text:style-name="T49"> </text:span><text:span text:style-name="T8">un</text:span><text:span text:style-name="T21"> </text:span><text:span text:style-name="T15">“upgrade”.</text:span></text:p>
          </table:table-cell>
        </table:table-row>
        <table:table-row table:style-name="Tabella4.3">
          <table:table-cell table:style-name="Tabella4.A1" office:value-type="string">
            <text:p text:style-name="P104" loext:marker-style-name="T86"/>
            <text:p text:style-name="P104" loext:marker-style-name="T86"/>
            <text:p text:style-name="P81" loext:marker-style-name="T88"><text:span text:style-name="T164">Software</text:span><text:span text:style-name="T168"> </text:span><text:span text:style-name="T164">per</text:span><text:span text:style-name="T168"> </text:span><text:span text:style-name="T164">l’archiviazione</text:span><text:span text:style-name="T168"> </text:span><text:span text:style-name="T164">e</text:span><text:span text:style-name="T168"> </text:span><text:span text:style-name="T164">la gestione documentale in cloud</text:span></text:p>
          </table:table-cell>
          <table:table-cell table:style-name="Tabella4.B5" office:value-type="string">
            <text:p text:style-name="P177" loext:marker-style-name="T89"><text:span text:style-name="T8">Indicare il numero di postazioni di lavoro digitali che posseggono applicazioni che rientrano in questa categoria e la tipologia di software </text:span><text:span text:style-name="T15">utilizzato.</text:span></text:p>
          </table:table-cell>
          <table:table-cell table:style-name="Tabella4.C5" office:value-type="string">
            <text:p text:style-name="P166" loext:marker-style-name="T89"><text:span text:style-name="T8">Indicare il numero di postazioni aggiuntive che posseggono applicazioni che rientrano in questa </text:span><text:span text:style-name="T15">categoria.</text:span></text:p>
            <text:p text:style-name="P149" loext:marker-style-name="T89"><text:span text:style-name="T8">Evidenziare,</text:span><text:span text:style-name="T47"> </text:span><text:span text:style-name="T8">inoltre,</text:span><text:span text:style-name="T47"> </text:span><text:span text:style-name="T8">le</text:span><text:span text:style-name="T48"> </text:span><text:span text:style-name="T15">postazioni</text:span></text:p>
            <text:p text:style-name="P156" loext:marker-style-name="T89"><text:span text:style-name="T8">che</text:span><text:span text:style-name="T49"> </text:span><text:span text:style-name="T8">hanno</text:span><text:span text:style-name="T49"> </text:span><text:span text:style-name="T8">ricevuto</text:span><text:span text:style-name="T49"> </text:span><text:span text:style-name="T8">un</text:span><text:span text:style-name="T21"> </text:span><text:span text:style-name="T15">“upgrade”.</text:span></text:p>
          </table:table-cell>
        </table:table-row>
        <table:table-row table:style-name="Tabella4.6">
          <table:table-cell table:style-name="Tabella4.A1" office:value-type="string">
            <text:p text:style-name="P170" loext:marker-style-name="T88"><text:span text:style-name="T164">Software per l’automazione dei flussi di lavoro documentali (es. software per la creazione dei processi di </text:span><text:span text:style-name="T114">approvazione/revisione/pubblicazione </text:span><text:span text:style-name="T164">documentale automatizzato, anche di carattere</text:span><text:span text:style-name="T170"> </text:span><text:span text:style-name="T164">specifico</text:span><text:span text:style-name="T171"> </text:span><text:span text:style-name="T164">per</text:span><text:span text:style-name="T170"> </text:span><text:span text:style-name="T164">il</text:span><text:span text:style-name="T172"> </text:span><text:span text:style-name="T114">settore</text:span></text:p>
            <text:p text:style-name="P62" loext:marker-style-name="T88"><text:span text:style-name="T114">merceologico)</text:span><text:span text:style-name="T114"/></text:p>
          </table:table-cell>
          <table:table-cell table:style-name="Tabella4.B6" office:value-type="string">
            <text:p text:style-name="P178" loext:marker-style-name="T89"><text:span text:style-name="T8">Indicare il numero di postazioni di lavoro digitali che posseggono applicazioni che rientrano in questa categoria e la tipologia di software </text:span><text:span text:style-name="T15">utilizzato.</text:span></text:p>
          </table:table-cell>
          <table:table-cell table:style-name="Tabella4.C6" office:value-type="string">
            <text:p text:style-name="P167" loext:marker-style-name="T89"><text:span text:style-name="T8">Indicare il numero di postazioni aggiuntive che posseggono applicazioni che rientrano in questa </text:span><text:span text:style-name="T15">categoria.</text:span></text:p>
            <text:p text:style-name="P170" loext:marker-style-name="T89"><text:span text:style-name="T8">Evidenziare, inoltre, le postazioni che hanno ricevuto un “upgrade”.</text:span><text:span text:style-name="T8"/></text:p>
          </table:table-cell>
        </table:table-row>
        <table:table-row table:style-name="Tabella4.3">
          <table:table-cell table:style-name="Tabella4.A1" office:value-type="string">
            <text:p text:style-name="P104" loext:marker-style-name="T86"/>
            <text:p text:style-name="P104" loext:marker-style-name="T86"/>
            <text:p text:style-name="P81" loext:marker-style-name="T88"><text:span text:style-name="T164">Piattaforme</text:span><text:span text:style-name="T170"> </text:span><text:span text:style-name="T164">per</text:span><text:span text:style-name="T170"> </text:span><text:span text:style-name="T164">la</text:span><text:span text:style-name="T170"> </text:span><text:span text:style-name="T164">condivisione</text:span><text:span text:style-name="T170"> </text:span><text:span text:style-name="T164">e</text:span><text:span text:style-name="T170"> </text:span><text:span text:style-name="T164">la distribuzione dei contenuti interni</text:span></text:p>
          </table:table-cell>
          <table:table-cell table:style-name="Tabella4.B7" office:value-type="string">
            <text:p text:style-name="P179" loext:marker-style-name="T89"><text:span text:style-name="T8">Indicare il numero di postazioni di lavoro digitali che posseggono applicazioni che rientrano in questa categoria e la tipologia di piattaforma utilizzata.</text:span><text:span text:style-name="T8"/></text:p>
          </table:table-cell>
          <table:table-cell table:style-name="Tabella4.C7" office:value-type="string">
            <text:p text:style-name="P168" loext:marker-style-name="T89"><text:span text:style-name="T8">Indicare il numero di postazioni aggiuntive che posseggono applicazioni che rientrano in questa </text:span><text:span text:style-name="T15">categoria.</text:span></text:p>
            <text:p text:style-name="P185" loext:marker-style-name="T89"><text:span text:style-name="T8">Evidenziare,</text:span><text:span text:style-name="T47"> </text:span><text:span text:style-name="T8">inoltre,</text:span><text:span text:style-name="T47"> </text:span><text:span text:style-name="T8">le</text:span><text:span text:style-name="T48"> </text:span><text:span text:style-name="T15">postazioni</text:span></text:p>
            <text:p text:style-name="P67" loext:marker-style-name="T89"><text:span text:style-name="T8">che</text:span><text:span text:style-name="T49"> </text:span><text:span text:style-name="T8">hanno</text:span><text:span text:style-name="T49"> </text:span><text:span text:style-name="T8">ricevuto</text:span><text:span text:style-name="T49"> </text:span><text:span text:style-name="T8">un</text:span><text:span text:style-name="T21"> </text:span><text:span text:style-name="T15">“upgrade”.</text:span></text:p>
          </table:table-cell>
        </table:table-row>
        <table:table-row table:style-name="Tabella4.4">
          <table:table-cell table:style-name="Tabella4.A1" office:value-type="string">
            <text:p text:style-name="P104" loext:marker-style-name="T86"/>
            <text:p text:style-name="P104" loext:marker-style-name="T86"/>
            <text:p text:style-name="P81" loext:marker-style-name="T88"><text:span text:style-name="T164">Software</text:span><text:span text:style-name="T169"> </text:span><text:span text:style-name="T164">di</text:span><text:span text:style-name="T169"> </text:span><text:span text:style-name="T164">firma</text:span><text:span text:style-name="T169"> </text:span><text:span text:style-name="T164">digitale</text:span><text:span text:style-name="T169"> </text:span><text:span text:style-name="T164">e</text:span><text:span text:style-name="T169"> </text:span><text:span text:style-name="T164">di archiviazione a norma di legge.</text:span></text:p>
          </table:table-cell>
          <table:table-cell table:style-name="Tabella4.B8" office:value-type="string">
            <text:p text:style-name="P177" loext:marker-style-name="T89"><text:span text:style-name="T8">Indicare il numero di postazioni di lavoro digitali che posseggono applicazioni che rientrano in questa categoria e la tipologia di software </text:span><text:span text:style-name="T15">utilizzato.</text:span></text:p>
          </table:table-cell>
          <table:table-cell table:style-name="Tabella4.C8" office:value-type="string">
            <text:p text:style-name="P166" loext:marker-style-name="T89"><text:span text:style-name="T8">Indicare il numero di postazioni aggiuntive che posseggono applicazioni che rientrano in questa </text:span><text:span text:style-name="T15">categoria.</text:span></text:p>
            <text:p text:style-name="P185" loext:marker-style-name="T89"><text:span text:style-name="T8">Evidenziare,</text:span><text:span text:style-name="T47"> </text:span><text:span text:style-name="T8">inoltre,</text:span><text:span text:style-name="T47"> </text:span><text:span text:style-name="T8">le</text:span><text:span text:style-name="T48"> </text:span><text:span text:style-name="T15">postazioni</text:span></text:p>
            <text:p text:style-name="P68" loext:marker-style-name="T89"><text:span text:style-name="T8">che</text:span><text:span text:style-name="T49"> </text:span><text:span text:style-name="T8">hanno</text:span><text:span text:style-name="T49"> </text:span><text:span text:style-name="T8">ricevuto</text:span><text:span text:style-name="T49"> </text:span><text:span text:style-name="T8">un</text:span><text:span text:style-name="T21"> </text:span><text:span text:style-name="T15">“upgrade”.</text:span></text:p>
          </table:table-cell>
        </table:table-row>
        <table:table-row table:style-name="Tabella4.9">
          <table:table-cell table:style-name="Tabella4.A1" table:number-columns-spanned="3" office:value-type="string">
            <text:p text:style-name="P118" loext:marker-style-name="T86"><text:span text:style-name="T28">B</text:span><text:span text:style-name="T30"> </text:span><text:span text:style-name="T28">Digital</text:span><text:span text:style-name="T33"> </text:span><text:span text:style-name="T28">Commerce</text:span><text:span text:style-name="T13"> </text:span><text:span text:style-name="T28">&amp;</text:span><text:span text:style-name="T30"> </text:span><text:span text:style-name="T18">Engagement</text:span></text:p>
          </table:table-cell>
          <table:covered-table-cell/>
          <table:covered-table-cell/>
        </table:table-row>
        <table:table-row table:style-name="Tabella4.10">
          <table:table-cell table:style-name="Tabella4.A1" table:number-columns-spanned="3" office:value-type="string">
            <text:p text:style-name="P117" loext:marker-style-name="T86"><text:span text:style-name="T103">MAPPATURA</text:span><text:span text:style-name="T161"> </text:span><text:span text:style-name="T103">DELLE</text:span><text:span text:style-name="T134"> </text:span><text:span text:style-name="T111">DOTAZIONI</text:span></text:p>
            <text:p text:style-name="P119" loext:marker-style-name="T89"><text:span text:style-name="T163">(descrizione</text:span><text:span text:style-name="T136"> </text:span><text:span text:style-name="T163">e</text:span><text:span text:style-name="T119"> </text:span><text:span text:style-name="T163">composizione</text:span><text:span text:style-name="T136"> </text:span><text:span text:style-name="T163">del</text:span><text:span text:style-name="T136"> </text:span><text:span text:style-name="T163">portafoglio</text:span><text:span text:style-name="T124"> </text:span><text:span text:style-name="T113">applicativo)</text:span></text:p>
          </table:table-cell>
          <table:covered-table-cell/>
          <table:covered-table-cell/>
        </table:table-row>
        <table:table-row table:style-name="Tabella4.11">
          <table:table-cell table:style-name="Tabella4.A1" office:value-type="string">
            <text:p text:style-name="P188" loext:marker-style-name="T88"><text:span text:style-name="T164">Piattaforme integrate di digital commerce comprensive di eventuali </text:span><text:span text:style-name="T114">applicazioni</text:span><text:span text:style-name="T164"><text:tab/></text:span><text:span text:style-name="T114">addizionali.</text:span><text:span text:style-name="T164"><text:tab/></text:span><text:span text:style-name="T109">Tali </text:span><text:span text:style-name="T164">piattaforme possono includere anche funzionalità</text:span><text:span text:style-name="T130"> </text:span><text:span text:style-name="T164">di</text:span><text:span text:style-name="T130"> </text:span><text:span text:style-name="T164">integrazione</text:span><text:span text:style-name="T130"> </text:span><text:span text:style-name="T164">con</text:span><text:span text:style-name="T130"> </text:span><text:span text:style-name="T164">i</text:span><text:span text:style-name="T120"> </text:span><text:span text:style-name="T164">punti vendita (es. Click-and-collect) e altre simili</text:span><text:span text:style-name="T173"> </text:span><text:span text:style-name="T164">modalità</text:span><text:span text:style-name="T174"> </text:span><text:span text:style-name="T164">di</text:span><text:span text:style-name="T175"> </text:span><text:span text:style-name="T164">integrazione</text:span><text:span text:style-name="T173"> </text:span><text:span text:style-name="T120">tra</text:span></text:p>
            <text:p text:style-name="P67" loext:marker-style-name="T88"><text:span text:style-name="T164">acquisti</text:span><text:span text:style-name="T125"> </text:span><text:span text:style-name="T164">in</text:span><text:span text:style-name="T101"> </text:span><text:span text:style-name="T164">presenza</text:span><text:span text:style-name="T109"> </text:span><text:span text:style-name="T164">e</text:span><text:span text:style-name="T125"> </text:span><text:span text:style-name="T164">acquisti</text:span><text:span text:style-name="T138"> </text:span><text:span text:style-name="T114">online.</text:span></text:p>
          </table:table-cell>
          <table:table-cell table:style-name="Tabella4.B11" office:value-type="string">
            <text:p text:style-name="P104" loext:marker-style-name="T86"/>
            <text:p text:style-name="P104" loext:marker-style-name="T86"/>
            <text:p text:style-name="P180" loext:marker-style-name="T89"><text:span text:style-name="T8">Indicare il numero di software posseduti che rientrano in questa categoria</text:span><text:span text:style-name="T39"> </text:span><text:span text:style-name="T8">descrivendone</text:span><text:span text:style-name="T40"> </text:span><text:span text:style-name="T8">le</text:span><text:span text:style-name="T40"> </text:span><text:span text:style-name="T8">specifiche </text:span><text:span text:style-name="T15">funzioni.</text:span></text:p>
          </table:table-cell>
          <table:table-cell table:style-name="Tabella4.C11" office:value-type="string">
            <text:p text:style-name="P103" loext:marker-style-name="T86"/>
            <text:p text:style-name="P171" loext:marker-style-name="T89"><text:span text:style-name="T8">Indicare il numero di software posseduti che rientrano in questa categoria</text:span><text:span text:style-name="T39"> </text:span><text:span text:style-name="T8">descrivendone</text:span><text:span text:style-name="T40"> </text:span><text:span text:style-name="T8">le</text:span><text:span text:style-name="T40"> </text:span><text:span text:style-name="T8">specifiche funzioni, evidenziando le nuove soluzioni introdotte in seguito all’intervento realizzato.</text:span></text:p>
          </table:table-cell>
        </table:table-row>
      </table:table>
      <text:p text:style-name="P33" loext:marker-style-name="T219"/>
      <table:table table:name="Tabella5" table:style-name="Tabella5">
        <table:table-column table:style-name="Tabella5.A"/>
        <table:table-column table:style-name="Tabella5.B" table:number-columns-repeated="2"/>
        <table:table-row table:style-name="Tabella5.1">
          <table:table-cell table:style-name="Tabella5.A1" table:number-columns-spanned="3" office:value-type="string">
            <text:p text:style-name="P114" loext:marker-style-name="T86"><text:span text:style-name="T28">Sezione</text:span><text:span text:style-name="T33"> </text:span><text:span text:style-name="T28">4:</text:span><text:span text:style-name="T33"> </text:span><text:span text:style-name="T28">Analisi</text:span><text:span text:style-name="T33"> </text:span><text:span text:style-name="T28">per</text:span><text:span text:style-name="T33"> </text:span><text:span text:style-name="T28">Tipologia</text:span><text:span text:style-name="T13"> </text:span><text:span text:style-name="T28">di</text:span><text:span text:style-name="T33"> </text:span><text:span text:style-name="T18">Intervento</text:span></text:p>
          </table:table-cell>
          <table:covered-table-cell/>
          <table:covered-table-cell/>
        </table:table-row>
        <table:table-row table:style-name="Tabella5.2">
          <table:table-cell table:style-name="Tabella5.A1" office:value-type="string">
            <text:p text:style-name="P112" loext:marker-style-name="T3"/>
          </table:table-cell>
          <table:table-cell table:style-name="Tabella5.A1" office:value-type="string">
            <text:p text:style-name="P61" loext:marker-style-name="T88"><text:span text:style-name="T114">ANALISI</text:span><text:span text:style-name="T165"> </text:span><text:span text:style-name="T114">EX-</text:span><text:span text:style-name="T109">ANTE</text:span></text:p>
          </table:table-cell>
          <table:table-cell table:style-name="Tabella5.A1" office:value-type="string">
            <text:p text:style-name="P60" loext:marker-style-name="T88"><text:span text:style-name="T114">ANALISI</text:span><text:span text:style-name="T165"> </text:span><text:span text:style-name="T114">EX-</text:span><text:span text:style-name="T109">POST</text:span></text:p>
          </table:table-cell>
        </table:table-row>
        <table:table-row table:style-name="Tabella5.3">
          <table:table-cell table:style-name="Tabella5.A1" office:value-type="string">
            <text:p text:style-name="P173" loext:marker-style-name="T88"><text:span text:style-name="T164">Piattaforme</text:span><text:span text:style-name="T120"> </text:span><text:span text:style-name="T164">per</text:span><text:span text:style-name="T138"> </text:span><text:span text:style-name="T164">gestione</text:span><text:span text:style-name="T138"> </text:span><text:span text:style-name="T164">di</text:span><text:span text:style-name="T125"> </text:span><text:span text:style-name="T164">campagne pubblicitarie/promozionali sui canali </text:span><text:span text:style-name="T114">digitali (Digital Marketing)</text:span><text:span text:style-name="T120"> </text:span><text:span text:style-name="T114">che possano </text:span><text:span text:style-name="T164">comprendere promozione e ottimizzazione su motori di ricerca generali</text:span><text:span text:style-name="T125"> </text:span><text:span text:style-name="T164">o</text:span><text:span text:style-name="T101"> </text:span><text:span text:style-name="T164">settoriali,</text:span><text:span text:style-name="T101"> </text:span><text:span text:style-name="T164">campagne</text:span><text:span text:style-name="T125"> </text:span><text:span text:style-name="T164">e-</text:span><text:span text:style-name="T109">mail,</text:span></text:p>
            <text:p text:style-name="P156" loext:marker-style-name="T88"><text:span text:style-name="T164">Social,</text:span><text:span text:style-name="T130"> </text:span><text:span text:style-name="T164">Ads</text:span><text:span text:style-name="T125"> </text:span><text:span text:style-name="T114">personalizzate;</text:span></text:p>
          </table:table-cell>
          <table:table-cell table:style-name="Tabella5.B3" office:value-type="string">
            <text:p text:style-name="P106" loext:marker-style-name="T86"/>
            <text:p text:style-name="P180" loext:marker-style-name="T89"><text:span text:style-name="T8">Indicare il numero di software posseduti che rientrano in questa categoria</text:span><text:span text:style-name="T39"> </text:span><text:span text:style-name="T8">descrivendone</text:span><text:span text:style-name="T40"> </text:span><text:span text:style-name="T8">le</text:span><text:span text:style-name="T40"> </text:span><text:span text:style-name="T8">specifiche </text:span><text:span text:style-name="T15">funzioni.</text:span></text:p>
          </table:table-cell>
          <table:table-cell table:style-name="Tabella5.C3" office:value-type="string">
            <text:p text:style-name="P172" loext:marker-style-name="T89"><text:span text:style-name="T8">Indicare il numero di software posseduti che rientrano in questa categoria</text:span><text:span text:style-name="T39"> </text:span><text:span text:style-name="T8">descrivendone</text:span><text:span text:style-name="T40"> </text:span><text:span text:style-name="T8">le</text:span><text:span text:style-name="T40"> </text:span><text:span text:style-name="T8">specifiche funzioni, evidenziando le nuove soluzioni introdotte in seguito all’intervento realizzato.</text:span></text:p>
          </table:table-cell>
        </table:table-row>
        <table:table-row table:style-name="Tabella5.4">
          <table:table-cell table:style-name="Tabella5.A1" office:value-type="string">
            <text:p text:style-name="P173" loext:marker-style-name="T88"><text:span text:style-name="T164">Piattaforme di Digital Experience (gestione contenuti web e personalizzazione) ai fini della condivisione di informazioni, servizi e supporto ai clienti / partner;</text:span><text:span text:style-name="T164"/></text:p>
          </table:table-cell>
          <table:table-cell table:style-name="Tabella5.B4" office:value-type="string">
            <text:p text:style-name="P103" loext:marker-style-name="T86"/>
            <text:p text:style-name="P180" loext:marker-style-name="T89"><text:span text:style-name="T8">Indicare il numero di software posseduti che rientrano in questa categoria</text:span><text:span text:style-name="T39"> </text:span><text:span text:style-name="T8">descrivendone</text:span><text:span text:style-name="T40"> </text:span><text:span text:style-name="T8">le</text:span><text:span text:style-name="T40"> </text:span><text:span text:style-name="T8">specifiche </text:span><text:span text:style-name="T15">funzioni.</text:span></text:p>
          </table:table-cell>
          <table:table-cell table:style-name="Tabella5.C4" office:value-type="string">
            <text:p text:style-name="P170" loext:marker-style-name="T89"><text:span text:style-name="T8">Indicare il numero di software posseduti che rientrano in questa categoria</text:span><text:span text:style-name="T39"> </text:span><text:span text:style-name="T8">descrivendone</text:span><text:span text:style-name="T40"> </text:span><text:span text:style-name="T8">le</text:span><text:span text:style-name="T40"> </text:span><text:span text:style-name="T8">specifiche funzioni, evidenziando le nuove soluzioni</text:span><text:span text:style-name="T46"> </text:span><text:span text:style-name="T8">introdotte</text:span><text:span text:style-name="T52"> </text:span><text:span text:style-name="T8">in</text:span><text:span text:style-name="T41"> </text:span><text:span text:style-name="T15">seguito</text:span></text:p>
            <text:p text:style-name="P68" loext:marker-style-name="T89"><text:span text:style-name="T8">all’intervento</text:span><text:span text:style-name="T53"> </text:span><text:span text:style-name="T15">realizzato.</text:span></text:p>
          </table:table-cell>
        </table:table-row>
        <table:table-row table:style-name="Tabella5.5">
          <table:table-cell table:style-name="Tabella5.A1" office:value-type="string">
            <text:p text:style-name="P164" loext:marker-style-name="T88"><text:span text:style-name="T164">Piattaforme di Analytics a supporto dell’analisi del digital commerce ed </text:span><text:span text:style-name="T114">engagement;</text:span></text:p>
          </table:table-cell>
          <table:table-cell table:style-name="Tabella5.B5" office:value-type="string">
            <text:p text:style-name="P181" loext:marker-style-name="T89"><text:span text:style-name="T8">Indicare il numero di software posseduti che rientrano in questa categoria</text:span><text:span text:style-name="T39"> </text:span><text:span text:style-name="T8">descrivendone</text:span><text:span text:style-name="T40"> </text:span><text:span text:style-name="T8">le</text:span><text:span text:style-name="T40"> </text:span><text:span text:style-name="T8">specifiche </text:span><text:span text:style-name="T15">funzioni.</text:span></text:p>
          </table:table-cell>
          <table:table-cell table:style-name="Tabella5.C5" office:value-type="string">
            <text:p text:style-name="P171" loext:marker-style-name="T89"><text:span text:style-name="T8">Indicare il numero di software posseduti che rientrano in questa categoria</text:span><text:span text:style-name="T39"> </text:span><text:span text:style-name="T8">descrivendone</text:span><text:span text:style-name="T40"> </text:span><text:span text:style-name="T8">le</text:span><text:span text:style-name="T40"> </text:span><text:span text:style-name="T8">specifiche funzioni, evidenziando le nuove soluzioni</text:span><text:span text:style-name="T46"> </text:span><text:span text:style-name="T8">introdotte</text:span><text:span text:style-name="T52"> </text:span><text:span text:style-name="T8">in</text:span><text:span text:style-name="T41"> </text:span><text:span text:style-name="T15">seguito</text:span></text:p>
            <text:p text:style-name="P67" loext:marker-style-name="T89"><text:span text:style-name="T8">all’intervento</text:span><text:span text:style-name="T53"> </text:span><text:span text:style-name="T15">realizzato.</text:span></text:p>
          </table:table-cell>
        </table:table-row>
        <table:table-row table:style-name="Tabella5.6">
          <table:table-cell table:style-name="Tabella5.A1" office:value-type="string">
            <text:p text:style-name="P162" loext:marker-style-name="T88"><text:span text:style-name="T164">Piattaforme di supporto e gestione clienti personalizzate</text:span><text:span text:style-name="T116"> </text:span><text:span text:style-name="T164">via Web, Mobile App, Social;</text:span></text:p>
          </table:table-cell>
          <table:table-cell table:style-name="Tabella5.B6" office:value-type="string">
            <text:p text:style-name="P103" loext:marker-style-name="T86"/>
            <text:p text:style-name="P180" loext:marker-style-name="T89"><text:span text:style-name="T8">Indicare il numero di software posseduti che rientrano in questa categoria</text:span><text:span text:style-name="T39"> </text:span><text:span text:style-name="T8">descrivendone</text:span><text:span text:style-name="T40"> </text:span><text:span text:style-name="T8">le</text:span><text:span text:style-name="T40"> </text:span><text:span text:style-name="T8">specifiche </text:span><text:span text:style-name="T15">funzioni.</text:span></text:p>
          </table:table-cell>
          <table:table-cell table:style-name="Tabella5.C6" office:value-type="string">
            <text:p text:style-name="P170" loext:marker-style-name="T89"><text:span text:style-name="T8">Indicare il numero di software posseduti che rientrano in questa categoria</text:span><text:span text:style-name="T39"> </text:span><text:span text:style-name="T8">descrivendone</text:span><text:span text:style-name="T40"> </text:span><text:span text:style-name="T8">le</text:span><text:span text:style-name="T40"> </text:span><text:span text:style-name="T8">specifiche funzioni, evidenziando le nuove soluzioni</text:span><text:span text:style-name="T46"> </text:span><text:span text:style-name="T8">introdotte</text:span><text:span text:style-name="T52"> </text:span><text:span text:style-name="T8">in</text:span><text:span text:style-name="T41"> </text:span><text:span text:style-name="T15">seguito</text:span></text:p>
            <text:p text:style-name="P68" loext:marker-style-name="T89"><text:span text:style-name="T8">all’intervento</text:span><text:span text:style-name="T53"> </text:span><text:span text:style-name="T15">realizzato.</text:span></text:p>
          </table:table-cell>
        </table:table-row>
        <table:table-row table:style-name="Tabella5.7">
          <table:table-cell table:style-name="Tabella5.A1" office:value-type="string">
            <text:p text:style-name="P169" loext:marker-style-name="T88"><text:span text:style-name="T164">Integrazione con piattaforme di terze parti</text:span><text:span text:style-name="T114"> </text:span><text:span text:style-name="T164">(portali</text:span><text:span text:style-name="T116"> </text:span><text:span text:style-name="T164">eCommerce</text:span><text:span text:style-name="T114"> </text:span><text:span text:style-name="T164">o</text:span><text:span text:style-name="T116"> </text:span><text:span text:style-name="T164">verticali</text:span><text:span text:style-name="T114"> </text:span><text:span text:style-name="T164">di </text:span><text:span text:style-name="T114">segmento);</text:span></text:p>
          </table:table-cell>
          <table:table-cell table:style-name="Tabella5.B7" office:value-type="string">
            <text:p text:style-name="P182" loext:marker-style-name="T89"><text:span text:style-name="T8">Indicare il numero di integrazioni esistenti con piattaforme di terze </text:span><text:span text:style-name="T15">parti.</text:span></text:p>
          </table:table-cell>
          <table:table-cell table:style-name="Tabella5.C7" office:value-type="string">
            <text:p text:style-name="P171" loext:marker-style-name="T89"><text:span text:style-name="T8">Indicare il numero di integrazioni esistenti con piattaforme di terze parti, a valle dell’intervento realizzato,</text:span><text:span text:style-name="T54"> </text:span><text:span text:style-name="T8">evidenziando</text:span><text:span text:style-name="T55"> </text:span><text:span text:style-name="T8">le</text:span><text:span text:style-name="T56"> </text:span><text:span text:style-name="T31">nuove</text:span></text:p>
            <text:p text:style-name="P67" loext:marker-style-name="T89"><text:span text:style-name="T8">integrazioni</text:span><text:span text:style-name="T40"> </text:span><text:span text:style-name="T15">instaurate.</text:span></text:p>
          </table:table-cell>
        </table:table-row>
        <table:table-row table:style-name="Tabella5.8">
          <table:table-cell table:style-name="Tabella5.A1" office:value-type="string">
            <text:p text:style-name="P173" loext:marker-style-name="T88"><text:span text:style-name="T164">Integrazione</text:span><text:span text:style-name="T156"> </text:span><text:span text:style-name="T164">con</text:span><text:span text:style-name="T160"> </text:span><text:span text:style-name="T164">provider</text:span><text:span text:style-name="T160"> </text:span><text:span text:style-name="T164">di</text:span><text:span text:style-name="T160"> </text:span><text:span text:style-name="T164">logistica</text:span><text:span text:style-name="T156"> </text:span><text:span text:style-name="T164">e distribuzione per il miglioramento del tracciamento ed efficacia della </text:span><text:span text:style-name="T114">distribuzione.</text:span></text:p>
          </table:table-cell>
          <table:table-cell table:style-name="Tabella5.B8" office:value-type="string">
            <text:p text:style-name="P103" loext:marker-style-name="T86"/>
            <text:p text:style-name="P183" loext:marker-style-name="T89"><text:span text:style-name="T8">Indicare il numero di integrazioni esistenti con piattaforme di terze </text:span><text:span text:style-name="T15">parti.</text:span></text:p>
          </table:table-cell>
          <table:table-cell table:style-name="Tabella5.C8" office:value-type="string">
            <text:p text:style-name="P170" loext:marker-style-name="T89"><text:span text:style-name="T8">Indicare il numero di integrazioni esistenti con piattaforme di terze parti, a valle dell’intervento realizzato,</text:span><text:span text:style-name="T54"> </text:span><text:span text:style-name="T8">evidenziando</text:span><text:span text:style-name="T55"> </text:span><text:span text:style-name="T8">le</text:span><text:span text:style-name="T56"> </text:span><text:span text:style-name="T31">nuove</text:span></text:p>
            <text:p text:style-name="P67" loext:marker-style-name="T89"><text:span text:style-name="T8">integrazioni</text:span><text:span text:style-name="T40"> </text:span><text:span text:style-name="T15">instaurate.</text:span></text:p>
          </table:table-cell>
        </table:table-row>
        <table:table-row table:style-name="Tabella5.1">
          <table:table-cell table:style-name="Tabella5.A1" table:number-columns-spanned="3" office:value-type="string">
            <text:p text:style-name="P120" loext:marker-style-name="T86"><text:span text:style-name="T28">C</text:span><text:span text:style-name="T30"> </text:span><text:span text:style-name="T28">Cloud</text:span><text:span text:style-name="T51"> </text:span><text:span text:style-name="T18">Computing</text:span></text:p>
          </table:table-cell>
          <table:covered-table-cell/>
          <table:covered-table-cell/>
        </table:table-row>
        <table:table-row table:style-name="Tabella5.10">
          <table:table-cell table:style-name="Tabella5.A1" table:number-columns-spanned="3" office:value-type="string">
            <text:p text:style-name="P116" loext:marker-style-name="T86"><text:span text:style-name="T103">MAPPATURA</text:span><text:span text:style-name="T161"> </text:span><text:span text:style-name="T103">DELLE</text:span><text:span text:style-name="T134"> </text:span><text:span text:style-name="T111">DOTAZIONI</text:span></text:p>
            <text:p text:style-name="P55" loext:marker-style-name="T89"><text:span text:style-name="T163">(descrizione</text:span><text:span text:style-name="T139"> </text:span><text:span text:style-name="T163">e</text:span><text:span text:style-name="T119"> </text:span><text:span text:style-name="T163">composizione</text:span><text:span text:style-name="T139"> </text:span><text:span text:style-name="T163">delle</text:span><text:span text:style-name="T139"> </text:span><text:span text:style-name="T163">dotazioni</text:span><text:span text:style-name="T131"> </text:span><text:span text:style-name="T163">informatiche</text:span><text:span text:style-name="T119"> </text:span><text:span text:style-name="T163">locali</text:span><text:span text:style-name="T139"> </text:span><text:span text:style-name="T163">e</text:span><text:span text:style-name="T108"> </text:span><text:span text:style-name="T163">in</text:span><text:span text:style-name="T131"> </text:span><text:span text:style-name="T113">cloud)</text:span></text:p>
          </table:table-cell>
          <table:covered-table-cell/>
          <table:covered-table-cell/>
        </table:table-row>
        <table:table-row table:style-name="Tabella5.11">
          <table:table-cell table:style-name="Tabella5.A1" office:value-type="string">
            <text:p text:style-name="P104" loext:marker-style-name="T86"/>
            <text:p text:style-name="P106" loext:marker-style-name="T86"/>
            <text:p text:style-name="P174" loext:marker-style-name="T88"><text:span text:style-name="T164">Presenza di applicazioni erogate</text:span><text:span text:style-name="T116"> </text:span><text:span text:style-name="T164">già in cloud – ovvero basate</text:span><text:span text:style-name="T116"> </text:span><text:span text:style-name="T164">su IaaS, PaaS, o </text:span><text:span text:style-name="T109">SaaS</text:span></text:p>
          </table:table-cell>
          <table:table-cell table:style-name="Tabella5.B11" office:value-type="string">
            <text:p text:style-name="P184" loext:marker-style-name="T89"><text:span text:style-name="T8">Indicare la presenza di applicazioni erogate</text:span><text:span text:style-name="T21"> </text:span><text:span text:style-name="T8">già</text:span><text:span text:style-name="T24"> </text:span><text:span text:style-name="T8">in</text:span><text:span text:style-name="T35"> </text:span><text:span text:style-name="T8">cloud</text:span><text:span text:style-name="T24"> </text:span><text:span text:style-name="T8">–</text:span><text:span text:style-name="T35"> </text:span><text:span text:style-name="T8">ovvero</text:span><text:span text:style-name="T35"> </text:span><text:span text:style-name="T8">basate su IaaS, PaaS, o SaaS.</text:span></text:p>
            <text:p text:style-name="P180" loext:marker-style-name="T90"><text:span text:style-name="T9">N.B. La presenza di applicazioni rientranti nella presente casistica rende non ammissibile la </text:span><text:span text:style-name="T17">realizzazione</text:span><text:span text:style-name="T32"> </text:span><text:span text:style-name="T17">di</text:span><text:span text:style-name="T25"> </text:span><text:span text:style-name="T17">interventi</text:span><text:span text:style-name="T12"> </text:span><text:span text:style-name="T17">in</text:span><text:span text:style-name="T50"> </text:span><text:span text:style-name="T17">ambito</text:span></text:p>
            <text:p text:style-name="P66" loext:marker-style-name="T90"><text:span text:style-name="T9">Cloud</text:span><text:span text:style-name="T25"> </text:span><text:span text:style-name="T17">Computing.</text:span></text:p>
          </table:table-cell>
          <table:table-cell table:style-name="Tabella5.C11" office:value-type="string">
            <text:p text:style-name="P104" loext:marker-style-name="T86"/>
            <text:p text:style-name="P106" loext:marker-style-name="T86"/>
            <text:p text:style-name="P171" loext:marker-style-name="T89"><text:span text:style-name="T8">Indicare la presenza di applicazioni erogate in cloud – ovvero basate su IaaS, PaaS, o SaaS.</text:span><text:span text:style-name="T8"/></text:p>
          </table:table-cell>
        </table:table-row>
      </table:table>
      <text:p text:style-name="P34" loext:marker-style-name="T219"/>
      <table:table table:name="Tabella6" table:style-name="Tabella6">
        <table:table-column table:style-name="Tabella6.A"/>
        <table:table-column table:style-name="Tabella6.B" table:number-columns-repeated="2"/>
        <table:table-row table:style-name="Tabella6.1">
          <table:table-cell table:style-name="Tabella6.A1" table:number-columns-spanned="3" office:value-type="string">
            <text:p text:style-name="P114" loext:marker-style-name="T86"><text:span text:style-name="T28">Sezione</text:span><text:span text:style-name="T33"> </text:span><text:span text:style-name="T28">4:</text:span><text:span text:style-name="T33"> </text:span><text:span text:style-name="T28">Analisi</text:span><text:span text:style-name="T33"> </text:span><text:span text:style-name="T28">per</text:span><text:span text:style-name="T33"> </text:span><text:span text:style-name="T28">Tipologia</text:span><text:span text:style-name="T13"> </text:span><text:span text:style-name="T28">di</text:span><text:span text:style-name="T33"> </text:span><text:span text:style-name="T18">Intervento</text:span></text:p>
          </table:table-cell>
          <table:covered-table-cell/>
          <table:covered-table-cell/>
        </table:table-row>
        <table:table-row table:style-name="Tabella6.2">
          <table:table-cell table:style-name="Tabella6.A1" office:value-type="string">
            <text:p text:style-name="P112" loext:marker-style-name="T3"/>
          </table:table-cell>
          <table:table-cell table:style-name="Tabella6.A1" office:value-type="string">
            <text:p text:style-name="P61" loext:marker-style-name="T88"><text:span text:style-name="T114">ANALISI</text:span><text:span text:style-name="T165"> </text:span><text:span text:style-name="T114">EX-</text:span><text:span text:style-name="T109">ANTE</text:span></text:p>
          </table:table-cell>
          <table:table-cell table:style-name="Tabella6.A1" office:value-type="string">
            <text:p text:style-name="P60" loext:marker-style-name="T88"><text:span text:style-name="T114">ANALISI</text:span><text:span text:style-name="T165"> </text:span><text:span text:style-name="T114">EX-</text:span><text:span text:style-name="T109">POST</text:span></text:p>
          </table:table-cell>
        </table:table-row>
        <table:table-row table:style-name="Tabella6.3">
          <table:table-cell table:style-name="Tabella6.A1" office:value-type="string">
            <text:p text:style-name="P104" loext:marker-style-name="T86"/>
            <text:p text:style-name="P104" loext:marker-style-name="T86"/>
            <text:p text:style-name="P107" loext:marker-style-name="T86"/>
            <text:p text:style-name="P168" loext:marker-style-name="T88"><text:span text:style-name="T164">Presenza applicazioni “Client”, ovvero esclusivamente eseguite su dispositivi individuali e di produttività personale</text:span><text:span text:style-name="T164"/></text:p>
          </table:table-cell>
          <table:table-cell table:style-name="Tabella6.B3" office:value-type="string">
            <text:p text:style-name="P184" loext:marker-style-name="T89"><text:span text:style-name="T8">Indicare la presenza di applicazioni “Client”, ovvero esclusivamente eseguite su dispositivi individuali e di produttività personale.</text:span><text:span text:style-name="T8"/></text:p>
            <text:p text:style-name="P180" loext:marker-style-name="T90"><text:span text:style-name="T9">N.B. La presenza di applicazioni rientranti nella presente casistica rende non ammissibile la </text:span><text:span text:style-name="T17">realizzazione</text:span><text:span text:style-name="T32"> </text:span><text:span text:style-name="T17">di</text:span><text:span text:style-name="T25"> </text:span><text:span text:style-name="T17">interventi</text:span><text:span text:style-name="T12"> </text:span><text:span text:style-name="T17">in</text:span><text:span text:style-name="T50"> </text:span><text:span text:style-name="T17">ambito</text:span></text:p>
            <text:p text:style-name="P66" loext:marker-style-name="T90"><text:span text:style-name="T9">Cloud</text:span><text:span text:style-name="T25"> </text:span><text:span text:style-name="T17">Computing.</text:span></text:p>
          </table:table-cell>
          <table:table-cell table:style-name="Tabella6.C3" office:value-type="string">
            <text:p text:style-name="P104" loext:marker-style-name="T86"/>
            <text:p text:style-name="P104" loext:marker-style-name="T86"/>
            <text:p text:style-name="P107" loext:marker-style-name="T86"/>
            <text:p text:style-name="P171" loext:marker-style-name="T89"><text:span text:style-name="T8">Indicare la presenza di applicazioni erogate in cloud – ovvero basate su IaaS, PaaS, o SaaS.</text:span><text:span text:style-name="T8"/></text:p>
          </table:table-cell>
        </table:table-row>
        <table:table-row table:style-name="Tabella6.4">
          <table:table-cell table:style-name="Tabella6.A1" office:value-type="string">
            <text:p text:style-name="P103" loext:marker-style-name="T86"/>
            <text:p text:style-name="P72" loext:marker-style-name="T88"><text:span text:style-name="T164">Servizi</text:span><text:span text:style-name="T125"> </text:span><text:span text:style-name="T164">di</text:span><text:span text:style-name="T130"> </text:span><text:span text:style-name="T114">Calcolo</text:span></text:p>
          </table:table-cell>
          <table:table-cell table:style-name="Tabella6.B4" office:value-type="string">
            <text:p text:style-name="P140" loext:marker-style-name="T89"><text:span text:style-name="T8">Indicare il numero di macchine fisiche</text:span><text:span text:style-name="T53"> </text:span><text:span text:style-name="T8">che</text:span><text:span text:style-name="T53"> </text:span><text:span text:style-name="T8">erogano</text:span><text:span text:style-name="T35"> </text:span><text:span text:style-name="T8">servizi</text:span><text:span text:style-name="T53"> </text:span><text:span text:style-name="T8">previsti</text:span><text:span text:style-name="T53"> </text:span><text:span text:style-name="T8">di cui al presente punto.</text:span></text:p>
          </table:table-cell>
          <table:table-cell table:style-name="Tabella6.C4" office:value-type="string">
            <text:p text:style-name="P136" loext:marker-style-name="T89"><text:span text:style-name="T8">Indicare il numero e la tipologia di virtual machine acquisite o migrate in un cloud pubblico.</text:span><text:span text:style-name="T8"/></text:p>
          </table:table-cell>
        </table:table-row>
        <table:table-row table:style-name="Tabella6.5">
          <table:table-cell table:style-name="Tabella6.A1" office:value-type="string">
            <text:p text:style-name="P87" loext:marker-style-name="T88"><text:span text:style-name="T164">Servizi</text:span><text:span text:style-name="T130"> </text:span><text:span text:style-name="T164">di</text:span><text:span text:style-name="T135"> </text:span><text:span text:style-name="T164">Archiviazione</text:span><text:span text:style-name="T138"> </text:span><text:span text:style-name="T164">e</text:span><text:span text:style-name="T130"> </text:span><text:span text:style-name="T114">Database</text:span></text:p>
          </table:table-cell>
          <table:table-cell table:style-name="Tabella6.B5" office:value-type="string">
            <text:p text:style-name="P145" loext:marker-style-name="T89"><text:span text:style-name="T8">Indicare</text:span><text:span text:style-name="T57"> </text:span><text:span text:style-name="T8">il</text:span><text:span text:style-name="T58"> </text:span><text:span text:style-name="T8">numero</text:span><text:span text:style-name="T58"> </text:span><text:span text:style-name="T8">di</text:span><text:span text:style-name="T58"> </text:span><text:span text:style-name="T15">macchine</text:span></text:p>
            <text:p text:style-name="P134" loext:marker-style-name="T89"><text:span text:style-name="T8">fisiche</text:span><text:span text:style-name="T40"> </text:span><text:span text:style-name="T8">che</text:span><text:span text:style-name="T40"> </text:span><text:span text:style-name="T8">erogano</text:span><text:span text:style-name="T53"> </text:span><text:span text:style-name="T8">servizi</text:span><text:span text:style-name="T40"> </text:span><text:span text:style-name="T8">previsti</text:span><text:span text:style-name="T40"> </text:span><text:span text:style-name="T8">di cui al presente punto.</text:span></text:p>
          </table:table-cell>
          <table:table-cell table:style-name="Tabella6.C5" office:value-type="string">
            <text:p text:style-name="P144" loext:marker-style-name="T89"><text:span text:style-name="T8">Indicare</text:span><text:span text:style-name="T59"> </text:span><text:span text:style-name="T8">il</text:span><text:span text:style-name="T60"> </text:span><text:span text:style-name="T8">numero</text:span><text:span text:style-name="T61"> </text:span><text:span text:style-name="T8">e</text:span><text:span text:style-name="T60"> </text:span><text:span text:style-name="T8">la</text:span><text:span text:style-name="T62"> </text:span><text:span text:style-name="T8">tipologia</text:span><text:span text:style-name="T63"> </text:span><text:span text:style-name="T11">di</text:span></text:p>
            <text:p text:style-name="P133" loext:marker-style-name="T89"><text:span text:style-name="T8">virtual machine acquisite o migrate in un cloud pubblico.</text:span><text:span text:style-name="T8"/></text:p>
          </table:table-cell>
        </table:table-row>
        <table:table-row table:style-name="Tabella6.5">
          <table:table-cell table:style-name="Tabella6.A1" office:value-type="string">
            <text:p text:style-name="P87" loext:marker-style-name="T88"><text:span text:style-name="T164">Servizi</text:span><text:span text:style-name="T125"> </text:span><text:span text:style-name="T164">di</text:span><text:span text:style-name="T130"> </text:span><text:span text:style-name="T109">Rete</text:span></text:p>
          </table:table-cell>
          <table:table-cell table:style-name="Tabella6.B6" office:value-type="string">
            <text:p text:style-name="P85" loext:marker-style-name="T89"><text:span text:style-name="T8">Indicare</text:span><text:span text:style-name="T64"> </text:span><text:span text:style-name="T8">il</text:span><text:span text:style-name="T64"> </text:span><text:span text:style-name="T8">numero</text:span><text:span text:style-name="T64"> </text:span><text:span text:style-name="T8">di</text:span><text:span text:style-name="T64"> </text:span><text:span text:style-name="T8">macchine fisiche</text:span><text:span text:style-name="T53"> </text:span><text:span text:style-name="T8">che</text:span><text:span text:style-name="T35"> </text:span><text:span text:style-name="T8">erogano</text:span><text:span text:style-name="T35"> </text:span><text:span text:style-name="T8">servizi</text:span><text:span text:style-name="T35"> </text:span><text:span text:style-name="T8">previsti</text:span><text:span text:style-name="T35"> </text:span><text:span text:style-name="T11">di</text:span></text:p>
            <text:p text:style-name="P152" loext:marker-style-name="T89"><text:span text:style-name="T8">cui</text:span><text:span text:style-name="T31"> </text:span><text:span text:style-name="T8">al</text:span><text:span text:style-name="T31"> </text:span><text:span text:style-name="T8">presente</text:span><text:span text:style-name="T49"> </text:span><text:span text:style-name="T15">punto.</text:span></text:p>
          </table:table-cell>
          <table:table-cell table:style-name="Tabella6.C6" office:value-type="string">
            <text:p text:style-name="P71" loext:marker-style-name="T89"><text:span text:style-name="T8">Indicare</text:span><text:span text:style-name="T61"> </text:span><text:span text:style-name="T8">il</text:span><text:span text:style-name="T63"> </text:span><text:span text:style-name="T8">numero</text:span><text:span text:style-name="T65"> </text:span><text:span text:style-name="T8">e</text:span><text:span text:style-name="T63"> </text:span><text:span text:style-name="T8">la</text:span><text:span text:style-name="T59"> </text:span><text:span text:style-name="T8">tipologia</text:span><text:span text:style-name="T59"> </text:span><text:span text:style-name="T8">di virtual</text:span><text:span text:style-name="T66"> </text:span><text:span text:style-name="T8">machine</text:span><text:span text:style-name="T67"> </text:span><text:span text:style-name="T8">acquisite</text:span><text:span text:style-name="T68"> </text:span><text:span text:style-name="T8">o</text:span><text:span text:style-name="T68"> </text:span><text:span text:style-name="T15">migrate</text:span></text:p>
            <text:p text:style-name="P151" loext:marker-style-name="T89"><text:span text:style-name="T8">in</text:span><text:span text:style-name="T49"> </text:span><text:span text:style-name="T8">un</text:span><text:span text:style-name="T49"> </text:span><text:span text:style-name="T8">cloud</text:span><text:span text:style-name="T31"> </text:span><text:span text:style-name="T15">pubblico.</text:span></text:p>
          </table:table-cell>
        </table:table-row>
        <table:table-row table:style-name="Tabella6.4">
          <table:table-cell table:style-name="Tabella6.A1" office:value-type="string">
            <text:p text:style-name="P103" loext:marker-style-name="T86"/>
            <text:p text:style-name="P72" loext:marker-style-name="T88"><text:span text:style-name="T164">Servizi</text:span><text:span text:style-name="T125"> </text:span><text:span text:style-name="T164">di</text:span><text:span text:style-name="T138"> </text:span><text:span text:style-name="T164">gestione</text:span><text:span text:style-name="T130"> </text:span><text:span text:style-name="T164">identità</text:span><text:span text:style-name="T125"> </text:span><text:span text:style-name="T164">e</text:span><text:span text:style-name="T120"> </text:span><text:span text:style-name="T114">sicurezza</text:span></text:p>
          </table:table-cell>
          <table:table-cell table:style-name="Tabella6.B7" office:value-type="string">
            <text:p text:style-name="P140" loext:marker-style-name="T89"><text:span text:style-name="T8">Indicare il numero di macchine fisiche</text:span><text:span text:style-name="T53"> </text:span><text:span text:style-name="T8">che</text:span><text:span text:style-name="T53"> </text:span><text:span text:style-name="T8">erogano</text:span><text:span text:style-name="T35"> </text:span><text:span text:style-name="T8">servizi</text:span><text:span text:style-name="T53"> </text:span><text:span text:style-name="T8">previsti</text:span><text:span text:style-name="T53"> </text:span><text:span text:style-name="T8">di cui al presente punto.</text:span></text:p>
          </table:table-cell>
          <table:table-cell table:style-name="Tabella6.C7" office:value-type="string">
            <text:p text:style-name="P136" loext:marker-style-name="T89"><text:span text:style-name="T8">Indicare il numero e la tipologia di virtual machine acquisite o migrate in un cloud pubblico.</text:span><text:span text:style-name="T8"/></text:p>
          </table:table-cell>
        </table:table-row>
        <table:table-row table:style-name="Tabella6.5">
          <table:table-cell table:style-name="Tabella6.A1" office:value-type="string">
            <text:p text:style-name="P87" loext:marker-style-name="T88"><text:span text:style-name="T164">Servizi</text:span><text:span text:style-name="T125"> </text:span><text:span text:style-name="T164">di</text:span><text:span text:style-name="T138"> </text:span><text:span text:style-name="T164">strumenti</text:span><text:span text:style-name="T120"> </text:span><text:span text:style-name="T164">di</text:span><text:span text:style-name="T109"> </text:span><text:span text:style-name="T164">sviluppo</text:span><text:span text:style-name="T125"> </text:span><text:span text:style-name="T164">e</text:span><text:span text:style-name="T125"> </text:span><text:span text:style-name="T109">test</text:span></text:p>
          </table:table-cell>
          <table:table-cell table:style-name="Tabella6.B8" office:value-type="string">
            <text:p text:style-name="P86" loext:marker-style-name="T89"><text:span text:style-name="T8">Indicare</text:span><text:span text:style-name="T64"> </text:span><text:span text:style-name="T8">il</text:span><text:span text:style-name="T64"> </text:span><text:span text:style-name="T8">numero</text:span><text:span text:style-name="T64"> </text:span><text:span text:style-name="T8">di</text:span><text:span text:style-name="T64"> </text:span><text:span text:style-name="T8">macchine fisiche</text:span><text:span text:style-name="T53"> </text:span><text:span text:style-name="T8">che</text:span><text:span text:style-name="T35"> </text:span><text:span text:style-name="T8">erogano</text:span><text:span text:style-name="T35"> </text:span><text:span text:style-name="T8">servizi</text:span><text:span text:style-name="T35"> </text:span><text:span text:style-name="T8">previsti</text:span><text:span text:style-name="T35"> </text:span><text:span text:style-name="T11">di</text:span></text:p>
            <text:p text:style-name="P63" loext:marker-style-name="T89"><text:span text:style-name="T8">cui</text:span><text:span text:style-name="T31"> </text:span><text:span text:style-name="T8">al</text:span><text:span text:style-name="T31"> </text:span><text:span text:style-name="T8">presente</text:span><text:span text:style-name="T49"> </text:span><text:span text:style-name="T15">punto.</text:span></text:p>
          </table:table-cell>
          <table:table-cell table:style-name="Tabella6.C8" office:value-type="string">
            <text:p text:style-name="P72" loext:marker-style-name="T89"><text:span text:style-name="T8">Indicare</text:span><text:span text:style-name="T61"> </text:span><text:span text:style-name="T8">il</text:span><text:span text:style-name="T63"> </text:span><text:span text:style-name="T8">numero</text:span><text:span text:style-name="T65"> </text:span><text:span text:style-name="T8">e</text:span><text:span text:style-name="T63"> </text:span><text:span text:style-name="T8">la</text:span><text:span text:style-name="T59"> </text:span><text:span text:style-name="T8">tipologia</text:span><text:span text:style-name="T59"> </text:span><text:span text:style-name="T8">di virtual</text:span><text:span text:style-name="T66"> </text:span><text:span text:style-name="T8">machine</text:span><text:span text:style-name="T67"> </text:span><text:span text:style-name="T8">acquisite</text:span><text:span text:style-name="T68"> </text:span><text:span text:style-name="T8">o</text:span><text:span text:style-name="T68"> </text:span><text:span text:style-name="T15">migrate</text:span></text:p>
            <text:p text:style-name="P58" loext:marker-style-name="T89"><text:span text:style-name="T8">in</text:span><text:span text:style-name="T49"> </text:span><text:span text:style-name="T8">un</text:span><text:span text:style-name="T49"> </text:span><text:span text:style-name="T8">cloud</text:span><text:span text:style-name="T31"> </text:span><text:span text:style-name="T15">pubblico.</text:span></text:p>
          </table:table-cell>
        </table:table-row>
        <table:table-row table:style-name="Tabella6.1">
          <table:table-cell table:style-name="Tabella6.A1" table:number-columns-spanned="3" office:value-type="string">
            <text:p text:style-name="P88" loext:marker-style-name="T86"><text:span text:style-name="T28">D.</text:span><text:span text:style-name="T33"> </text:span><text:span text:style-name="T28">Cyber</text:span><text:span text:style-name="T18"> Security</text:span></text:p>
          </table:table-cell>
          <table:covered-table-cell/>
          <table:covered-table-cell/>
        </table:table-row>
        <table:table-row table:style-name="Tabella6.10">
          <table:table-cell table:style-name="Tabella6.A1" table:number-columns-spanned="3" office:value-type="string">
            <text:p text:style-name="P150" loext:marker-style-name="T86"><text:span text:style-name="T103">MAPPATURA</text:span><text:span text:style-name="T161"> </text:span><text:span text:style-name="T103">DELLE</text:span><text:span text:style-name="T134"> </text:span><text:span text:style-name="T111">DOTAZIONI</text:span></text:p>
            <text:p text:style-name="P157" loext:marker-style-name="T89"><text:span text:style-name="T163">(descrizione</text:span><text:span text:style-name="T139"> </text:span><text:span text:style-name="T163">e</text:span><text:span text:style-name="T108"> </text:span><text:span text:style-name="T163">composizione</text:span><text:span text:style-name="T139"> </text:span><text:span text:style-name="T163">del</text:span><text:span text:style-name="T131"> </text:span><text:span text:style-name="T163">portafoglio</text:span><text:span text:style-name="T119"> </text:span><text:span text:style-name="T163">di</text:span><text:span text:style-name="T139"> </text:span><text:span text:style-name="T113">sistemi/servizi)</text:span></text:p>
          </table:table-cell>
          <table:covered-table-cell/>
          <table:covered-table-cell/>
        </table:table-row>
        <table:table-row table:style-name="Tabella6.11">
          <table:table-cell table:style-name="Tabella6.A1" office:value-type="string">
            <text:p text:style-name="P104" loext:marker-style-name="T86"/>
            <text:p text:style-name="P103" loext:marker-style-name="T86"/>
            <text:p text:style-name="P81" loext:marker-style-name="T88"><text:span text:style-name="T164">Sistemi</text:span><text:span text:style-name="T144"> </text:span><text:span text:style-name="T164">e servizi per la gestione delle identità e degli accessi</text:span></text:p>
          </table:table-cell>
          <table:table-cell table:style-name="Tabella6.B11" office:value-type="string">
            <text:p text:style-name="P103" loext:marker-style-name="T86"/>
            <text:p text:style-name="P180" loext:marker-style-name="T89"><text:span text:style-name="T8">Indicare il numero di sistemi/servizi posseduti che rientrano in questa categoria</text:span><text:span text:style-name="T39"> </text:span><text:span text:style-name="T8">descrivendone</text:span><text:span text:style-name="T40"> </text:span><text:span text:style-name="T8">le</text:span><text:span text:style-name="T40"> </text:span><text:span text:style-name="T8">specifiche </text:span><text:span text:style-name="T15">funzioni.</text:span></text:p>
          </table:table-cell>
          <table:table-cell table:style-name="Tabella6.C11" office:value-type="string">
            <text:p text:style-name="P170" loext:marker-style-name="T89"><text:span text:style-name="T8">Indicare il numero di sistemi/servizi posseduti che rientrano in questa categoria</text:span><text:span text:style-name="T39"> </text:span><text:span text:style-name="T8">descrivendone</text:span><text:span text:style-name="T40"> </text:span><text:span text:style-name="T8">le</text:span><text:span text:style-name="T40"> </text:span><text:span text:style-name="T8">specifiche funzioni ed evidenziando le nuove soluzioni</text:span><text:span text:style-name="T46"> </text:span><text:span text:style-name="T8">introdotte</text:span><text:span text:style-name="T52"> </text:span><text:span text:style-name="T8">in</text:span><text:span text:style-name="T41"> </text:span><text:span text:style-name="T15">seguito</text:span></text:p>
            <text:p text:style-name="P68" loext:marker-style-name="T89"><text:span text:style-name="T8">all’intervento</text:span><text:span text:style-name="T53"> </text:span><text:span text:style-name="T15">realizzato.</text:span></text:p>
          </table:table-cell>
        </table:table-row>
        <table:table-row table:style-name="Tabella6.12">
          <table:table-cell table:style-name="Tabella6.A1" office:value-type="string">
            <text:p text:style-name="P104" loext:marker-style-name="T86"/>
            <text:p text:style-name="P104" loext:marker-style-name="T86"/>
            <text:p text:style-name="P81" loext:marker-style-name="T88"><text:span text:style-name="T164">Sistemi</text:span><text:span text:style-name="T170"> </text:span><text:span text:style-name="T164">e</text:span><text:span text:style-name="T170"> </text:span><text:span text:style-name="T164">servizi</text:span><text:span text:style-name="T170"> </text:span><text:span text:style-name="T164">per</text:span><text:span text:style-name="T170"> </text:span><text:span text:style-name="T164">sicurezza</text:span><text:span text:style-name="T170"> </text:span><text:span text:style-name="T164">della rete aziendale</text:span></text:p>
          </table:table-cell>
          <table:table-cell table:style-name="Tabella6.B12" office:value-type="string">
            <text:p text:style-name="P103" loext:marker-style-name="T86"/>
            <text:p text:style-name="P180" loext:marker-style-name="T89"><text:span text:style-name="T8">Indicare il numero di sistemi/servizi posseduti che rientrano in questa categoria</text:span><text:span text:style-name="T39"> </text:span><text:span text:style-name="T8">descrivendone</text:span><text:span text:style-name="T40"> </text:span><text:span text:style-name="T8">le</text:span><text:span text:style-name="T40"> </text:span><text:span text:style-name="T8">specifiche </text:span><text:span text:style-name="T15">funzioni.</text:span></text:p>
          </table:table-cell>
          <table:table-cell table:style-name="Tabella6.C12" office:value-type="string">
            <text:p text:style-name="P170" loext:marker-style-name="T89"><text:span text:style-name="T8">Indicare il numero di sistemi/servizi posseduti che rientrano in questa categoria</text:span><text:span text:style-name="T39"> </text:span><text:span text:style-name="T8">descrivendone</text:span><text:span text:style-name="T40"> </text:span><text:span text:style-name="T8">le</text:span><text:span text:style-name="T40"> </text:span><text:span text:style-name="T8">specifiche funzioni ed evidenziando le nuove soluzioni</text:span><text:span text:style-name="T46"> </text:span><text:span text:style-name="T8">introdotte</text:span><text:span text:style-name="T52"> </text:span><text:span text:style-name="T8">in</text:span><text:span text:style-name="T41"> </text:span><text:span text:style-name="T15">seguito</text:span></text:p>
            <text:p text:style-name="P156" loext:marker-style-name="T89"><text:span text:style-name="T8">all’intervento</text:span><text:span text:style-name="T53"> </text:span><text:span text:style-name="T15">realizzato.</text:span></text:p>
          </table:table-cell>
        </table:table-row>
        <table:table-row table:style-name="Tabella6.13">
          <table:table-cell table:style-name="Tabella6.A1" office:value-type="string">
            <text:p text:style-name="P104" loext:marker-style-name="T86"/>
            <text:p text:style-name="P103" loext:marker-style-name="T86"/>
            <text:p text:style-name="P81" loext:marker-style-name="T88"><text:span text:style-name="T164">Sistemi e servizi per la sicurezza degli </text:span><text:span text:style-name="T114">endpoint</text:span></text:p>
          </table:table-cell>
          <table:table-cell table:style-name="Tabella6.B13" office:value-type="string">
            <text:p text:style-name="P103" loext:marker-style-name="T86"/>
            <text:p text:style-name="P180" loext:marker-style-name="T89"><text:span text:style-name="T8">Indicare il numero di sistemi/servizi posseduti che rientrano in questa categoria</text:span><text:span text:style-name="T39"> </text:span><text:span text:style-name="T8">descrivendone</text:span><text:span text:style-name="T40"> </text:span><text:span text:style-name="T8">le</text:span><text:span text:style-name="T40"> </text:span><text:span text:style-name="T8">specifiche </text:span><text:span text:style-name="T15">funzioni.</text:span></text:p>
          </table:table-cell>
          <table:table-cell table:style-name="Tabella6.C13" office:value-type="string">
            <text:p text:style-name="P170" loext:marker-style-name="T89"><text:span text:style-name="T8">Indicare il numero di sistemi/servizi posseduti che rientrano in questa categoria</text:span><text:span text:style-name="T39"> </text:span><text:span text:style-name="T8">descrivendone</text:span><text:span text:style-name="T40"> </text:span><text:span text:style-name="T8">le</text:span><text:span text:style-name="T40"> </text:span><text:span text:style-name="T8">specifiche funzioni ed evidenziando le nuove soluzioni</text:span><text:span text:style-name="T46"> </text:span><text:span text:style-name="T8">introdotte</text:span><text:span text:style-name="T52"> </text:span><text:span text:style-name="T8">in</text:span><text:span text:style-name="T41"> </text:span><text:span text:style-name="T15">seguito</text:span></text:p>
            <text:p text:style-name="P68" loext:marker-style-name="T89"><text:span text:style-name="T8">all’intervento</text:span><text:span text:style-name="T53"> </text:span><text:span text:style-name="T15">realizzato.</text:span></text:p>
          </table:table-cell>
        </table:table-row>
        <table:table-row table:style-name="Tabella6.11">
          <table:table-cell table:style-name="Tabella6.A1" office:value-type="string">
            <text:p text:style-name="P104" loext:marker-style-name="T86"/>
            <text:p text:style-name="P104" loext:marker-style-name="T86"/>
            <text:p text:style-name="P72" loext:marker-style-name="T88"><text:span text:style-name="T164">Sistemi</text:span><text:span text:style-name="T176"> </text:span><text:span text:style-name="T164">e</text:span><text:span text:style-name="T177"> </text:span><text:span text:style-name="T164">servizi</text:span><text:span text:style-name="T177"> </text:span><text:span text:style-name="T164">per</text:span><text:span text:style-name="T177"> </text:span><text:span text:style-name="T164">la</text:span><text:span text:style-name="T176"> </text:span><text:span text:style-name="T164">sicurezza</text:span><text:span text:style-name="T177"> </text:span><text:span text:style-name="T164">dei </text:span><text:span text:style-name="T109">dati</text:span></text:p>
          </table:table-cell>
          <table:table-cell table:style-name="Tabella6.B14" office:value-type="string">
            <text:p text:style-name="P103" loext:marker-style-name="T86"/>
            <text:p text:style-name="P180" loext:marker-style-name="T89"><text:span text:style-name="T8">Indicare il numero di sistemi/servizi posseduti che rientrano in questa categoria</text:span><text:span text:style-name="T39"> </text:span><text:span text:style-name="T8">descrivendone</text:span><text:span text:style-name="T40"> </text:span><text:span text:style-name="T8">le</text:span><text:span text:style-name="T40"> </text:span><text:span text:style-name="T8">specifiche </text:span><text:span text:style-name="T15">funzioni.</text:span></text:p>
          </table:table-cell>
          <table:table-cell table:style-name="Tabella6.C14" office:value-type="string">
            <text:p text:style-name="P170" loext:marker-style-name="T89"><text:span text:style-name="T8">Indicare il numero di sistemi/servizi posseduti che rientrano in questa categoria</text:span><text:span text:style-name="T39"> </text:span><text:span text:style-name="T8">descrivendone</text:span><text:span text:style-name="T40"> </text:span><text:span text:style-name="T8">le</text:span><text:span text:style-name="T40"> </text:span><text:span text:style-name="T8">specifiche funzioni ed evidenziando le nuove soluzioni</text:span><text:span text:style-name="T46"> </text:span><text:span text:style-name="T8">introdotte</text:span><text:span text:style-name="T52"> </text:span><text:span text:style-name="T8">in</text:span><text:span text:style-name="T41"> </text:span><text:span text:style-name="T15">seguito</text:span></text:p>
            <text:p text:style-name="P190" loext:marker-style-name="T89"><text:span text:style-name="T8">all’intervento</text:span><text:span text:style-name="T53"> </text:span><text:span text:style-name="T15">realizzato.</text:span></text:p>
          </table:table-cell>
        </table:table-row>
      </table:table>
      <text:p text:style-name="P35" loext:marker-style-name="T219"/>
      <table:table table:name="Tabella7" table:style-name="Tabella7">
        <table:table-column table:style-name="Tabella7.A"/>
        <table:table-column table:style-name="Tabella7.B" table:number-columns-repeated="2"/>
        <table:table-row table:style-name="Tabella7.1">
          <table:table-cell table:style-name="Tabella7.A1" table:number-columns-spanned="3" office:value-type="string">
            <text:p text:style-name="P114" loext:marker-style-name="T86"><text:span text:style-name="T28">Sezione</text:span><text:span text:style-name="T33"> </text:span><text:span text:style-name="T28">4:</text:span><text:span text:style-name="T33"> </text:span><text:span text:style-name="T28">Analisi</text:span><text:span text:style-name="T33"> </text:span><text:span text:style-name="T28">per</text:span><text:span text:style-name="T33"> </text:span><text:span text:style-name="T28">Tipologia</text:span><text:span text:style-name="T13"> </text:span><text:span text:style-name="T28">di</text:span><text:span text:style-name="T33"> </text:span><text:span text:style-name="T18">Intervento</text:span></text:p>
          </table:table-cell>
          <table:covered-table-cell/>
          <table:covered-table-cell/>
        </table:table-row>
        <table:table-row table:style-name="Tabella7.2">
          <table:table-cell table:style-name="Tabella7.A1" office:value-type="string">
            <text:p text:style-name="P112" loext:marker-style-name="T3"/>
          </table:table-cell>
          <table:table-cell table:style-name="Tabella7.A1" office:value-type="string">
            <text:p text:style-name="P61" loext:marker-style-name="T88"><text:span text:style-name="T114">ANALISI</text:span><text:span text:style-name="T165"> </text:span><text:span text:style-name="T114">EX-</text:span><text:span text:style-name="T109">ANTE</text:span></text:p>
          </table:table-cell>
          <table:table-cell table:style-name="Tabella7.A1" office:value-type="string">
            <text:p text:style-name="P60" loext:marker-style-name="T88"><text:span text:style-name="T114">ANALISI</text:span><text:span text:style-name="T165"> </text:span><text:span text:style-name="T114">EX-</text:span><text:span text:style-name="T109">POST</text:span></text:p>
          </table:table-cell>
        </table:table-row>
        <table:table-row table:style-name="Tabella7.3">
          <table:table-cell table:style-name="Tabella7.A1" office:value-type="string">
            <text:p text:style-name="P104" loext:marker-style-name="T86"/>
            <text:p text:style-name="P104" loext:marker-style-name="T86"/>
            <text:p text:style-name="P81" loext:marker-style-name="T88"><text:span text:style-name="T164">Sistemi</text:span><text:span text:style-name="T144"> </text:span><text:span text:style-name="T164">e servizi per la gestione delle </text:span><text:span text:style-name="T114">vulnerabilità</text:span></text:p>
          </table:table-cell>
          <table:table-cell table:style-name="Tabella7.B3" office:value-type="string">
            <text:p text:style-name="P181" loext:marker-style-name="T89"><text:span text:style-name="T8">Indicare il numero di sistemi/servizi posseduti che rientrano in questa categoria</text:span><text:span text:style-name="T39"> </text:span><text:span text:style-name="T8">descrivendone</text:span><text:span text:style-name="T40"> </text:span><text:span text:style-name="T8">le</text:span><text:span text:style-name="T40"> </text:span><text:span text:style-name="T8">specifiche </text:span><text:span text:style-name="T15">funzioni.</text:span></text:p>
          </table:table-cell>
          <table:table-cell table:style-name="Tabella7.C3" office:value-type="string">
            <text:p text:style-name="P170" loext:marker-style-name="T89"><text:span text:style-name="T8">Indicare il numero di sistemi/servizi posseduti che rientrano in questa categoria</text:span><text:span text:style-name="T39"> </text:span><text:span text:style-name="T8">descrivendone</text:span><text:span text:style-name="T40"> </text:span><text:span text:style-name="T8">le</text:span><text:span text:style-name="T40"> </text:span><text:span text:style-name="T8">specifiche funzioni ed evidenziando le nuove soluzioni</text:span><text:span text:style-name="T46"> </text:span><text:span text:style-name="T8">introdotte</text:span><text:span text:style-name="T52"> </text:span><text:span text:style-name="T8">in</text:span><text:span text:style-name="T41"> </text:span><text:span text:style-name="T15">seguito</text:span></text:p>
            <text:p text:style-name="P156" loext:marker-style-name="T89"><text:span text:style-name="T8">all’intervento</text:span><text:span text:style-name="T53"> </text:span><text:span text:style-name="T15">realizzato.</text:span></text:p>
          </table:table-cell>
        </table:table-row>
        <table:table-row table:style-name="Tabella7.4">
          <table:table-cell table:style-name="Tabella7.A1" office:value-type="string">
            <text:p text:style-name="P104" loext:marker-style-name="T86"/>
            <text:p text:style-name="P106" loext:marker-style-name="T86"/>
            <text:p text:style-name="P72" loext:marker-style-name="T88"><text:span text:style-name="T164">Sistemi</text:span><text:span text:style-name="T125"> </text:span><text:span text:style-name="T164">e</text:span><text:span text:style-name="T130"> </text:span><text:span text:style-name="T164">servizi</text:span><text:span text:style-name="T125"> </text:span><text:span text:style-name="T164">di</text:span><text:span text:style-name="T109"> </text:span><text:span text:style-name="T164">Security</text:span><text:span text:style-name="T120"> </text:span><text:span text:style-name="T114">Analytics;</text:span></text:p>
          </table:table-cell>
          <table:table-cell table:style-name="Tabella7.B4" office:value-type="string">
            <text:p text:style-name="P103" loext:marker-style-name="T86"/>
            <text:p text:style-name="P180" loext:marker-style-name="T89"><text:span text:style-name="T8">Indicare il numero di sistemi/servizi posseduti che rientrano in questa categoria</text:span><text:span text:style-name="T39"> </text:span><text:span text:style-name="T8">descrivendone</text:span><text:span text:style-name="T40"> </text:span><text:span text:style-name="T8">le</text:span><text:span text:style-name="T40"> </text:span><text:span text:style-name="T8">specifiche </text:span><text:span text:style-name="T15">funzioni.</text:span></text:p>
          </table:table-cell>
          <table:table-cell table:style-name="Tabella7.C4" office:value-type="string">
            <text:p text:style-name="P170" loext:marker-style-name="T89"><text:span text:style-name="T8">Indicare il numero di sistemi/servizi posseduti che rientrano in questa categoria</text:span><text:span text:style-name="T39"> </text:span><text:span text:style-name="T8">descrivendone</text:span><text:span text:style-name="T40"> </text:span><text:span text:style-name="T8">le</text:span><text:span text:style-name="T40"> </text:span><text:span text:style-name="T8">specifiche funzioni ed evidenziando le nuove soluzioni</text:span><text:span text:style-name="T46"> </text:span><text:span text:style-name="T8">introdotte</text:span><text:span text:style-name="T52"> </text:span><text:span text:style-name="T8">in</text:span><text:span text:style-name="T41"> </text:span><text:span text:style-name="T15">seguito</text:span></text:p>
            <text:p text:style-name="P68" loext:marker-style-name="T89"><text:span text:style-name="T8">all’intervento</text:span><text:span text:style-name="T53"> </text:span><text:span text:style-name="T15">realizzato.</text:span></text:p>
          </table:table-cell>
        </table:table-row>
        <table:table-row table:style-name="Tabella7.3">
          <table:table-cell table:style-name="Tabella7.A1" office:value-type="string">
            <text:p text:style-name="P104" loext:marker-style-name="T86"/>
            <text:p text:style-name="P104" loext:marker-style-name="T86"/>
            <text:p text:style-name="P81" loext:marker-style-name="T88"><text:span text:style-name="T164">Sistemi</text:span><text:span text:style-name="T168"> </text:span><text:span text:style-name="T164">e</text:span><text:span text:style-name="T168"> </text:span><text:span text:style-name="T164">servizi</text:span><text:span text:style-name="T168"> </text:span><text:span text:style-name="T164">per</text:span><text:span text:style-name="T168"> </text:span><text:span text:style-name="T164">application</text:span><text:span text:style-name="T170"> </text:span><text:span text:style-name="T114">security</text:span></text:p>
          </table:table-cell>
          <table:table-cell table:style-name="Tabella7.B5" office:value-type="string">
            <text:p text:style-name="P181" loext:marker-style-name="T89"><text:span text:style-name="T8">Indicare il numero di sistemi/servizi posseduti che rientrano in questa categoria</text:span><text:span text:style-name="T39"> </text:span><text:span text:style-name="T8">descrivendone</text:span><text:span text:style-name="T40"> </text:span><text:span text:style-name="T8">le</text:span><text:span text:style-name="T40"> </text:span><text:span text:style-name="T8">specifiche </text:span><text:span text:style-name="T15">funzioni.</text:span></text:p>
          </table:table-cell>
          <table:table-cell table:style-name="Tabella7.C5" office:value-type="string">
            <text:p text:style-name="P170" loext:marker-style-name="T89"><text:span text:style-name="T8">Indicare il numero di sistemi/servizi posseduti che rientrano in questa categoria</text:span><text:span text:style-name="T39"> </text:span><text:span text:style-name="T8">descrivendone</text:span><text:span text:style-name="T40"> </text:span><text:span text:style-name="T8">le</text:span><text:span text:style-name="T40"> </text:span><text:span text:style-name="T8">specifiche funzioni ed evidenziando le nuove soluzioni</text:span><text:span text:style-name="T46"> </text:span><text:span text:style-name="T8">introdotte</text:span><text:span text:style-name="T52"> </text:span><text:span text:style-name="T8">in</text:span><text:span text:style-name="T41"> </text:span><text:span text:style-name="T15">seguito</text:span></text:p>
            <text:p text:style-name="P156" loext:marker-style-name="T89"><text:span text:style-name="T8">all’intervento</text:span><text:span text:style-name="T53"> </text:span><text:span text:style-name="T15">realizzato.</text:span></text:p>
          </table:table-cell>
        </table:table-row>
        <table:table-row table:style-name="Tabella7.6">
          <table:table-cell table:style-name="Tabella7.A1" office:value-type="string">
            <text:p text:style-name="P104" loext:marker-style-name="T86"/>
            <text:p text:style-name="P103" loext:marker-style-name="T86"/>
            <text:p text:style-name="P81" loext:marker-style-name="T88"><text:span text:style-name="T164">Sistemi</text:span><text:span text:style-name="T170"> </text:span><text:span text:style-name="T164">e</text:span><text:span text:style-name="T170"> </text:span><text:span text:style-name="T164">servizi</text:span><text:span text:style-name="T170"> </text:span><text:span text:style-name="T164">per</text:span><text:span text:style-name="T170"> </text:span><text:span text:style-name="T164">la</text:span><text:span text:style-name="T170"> </text:span><text:span text:style-name="T164">gestione</text:span><text:span text:style-name="T170"> </text:span><text:span text:style-name="T164">del rischio e della compliance</text:span></text:p>
          </table:table-cell>
          <table:table-cell table:style-name="Tabella7.B6" office:value-type="string">
            <text:p text:style-name="P103" loext:marker-style-name="T86"/>
            <text:p text:style-name="P180" loext:marker-style-name="T89"><text:span text:style-name="T8">Indicare il numero di sistemi/servizi posseduti che rientrano in questa categoria</text:span><text:span text:style-name="T39"> </text:span><text:span text:style-name="T8">descrivendone</text:span><text:span text:style-name="T40"> </text:span><text:span text:style-name="T8">le</text:span><text:span text:style-name="T40"> </text:span><text:span text:style-name="T8">specifiche </text:span><text:span text:style-name="T15">funzioni.</text:span></text:p>
          </table:table-cell>
          <table:table-cell table:style-name="Tabella7.C6" office:value-type="string">
            <text:p text:style-name="P170" loext:marker-style-name="T89"><text:span text:style-name="T8">Indicare il numero di sistemi/servizi posseduti che rientrano in questa categoria</text:span><text:span text:style-name="T39"> </text:span><text:span text:style-name="T8">descrivendone</text:span><text:span text:style-name="T40"> </text:span><text:span text:style-name="T8">le</text:span><text:span text:style-name="T40"> </text:span><text:span text:style-name="T8">specifiche funzioni ed evidenziando le nuove soluzioni</text:span><text:span text:style-name="T46"> </text:span><text:span text:style-name="T8">introdotte</text:span><text:span text:style-name="T52"> </text:span><text:span text:style-name="T8">in</text:span><text:span text:style-name="T41"> </text:span><text:span text:style-name="T15">seguito</text:span></text:p>
            <text:p text:style-name="P68" loext:marker-style-name="T89"><text:span text:style-name="T8">all’intervento</text:span><text:span text:style-name="T53"> </text:span><text:span text:style-name="T15">realizzato.</text:span></text:p>
          </table:table-cell>
        </table:table-row>
      </table:table>
      <text:p text:style-name="P15" loext:marker-style-name="T86"/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row table:style-name="Tabella8.1">
          <table:table-cell table:style-name="Tabella8.A1" table:number-columns-spanned="4" office:value-type="string">
            <text:p text:style-name="P121" loext:marker-style-name="T86"><text:span text:style-name="T28">Sezione</text:span><text:span text:style-name="T22"> </text:span><text:span text:style-name="T28">5:</text:span><text:span text:style-name="T26"> </text:span><text:span text:style-name="T28">Sintesi</text:span><text:span text:style-name="T22"> </text:span><text:span text:style-name="T28">dell’analisi</text:span><text:span text:style-name="T51"> </text:span><text:span text:style-name="T28">ex-ante</text:span><text:span text:style-name="T33"> </text:span><text:span text:style-name="T28">(azioni</text:span><text:span text:style-name="T22"> </text:span><text:span text:style-name="T28">di</text:span><text:span text:style-name="T26"> </text:span><text:span text:style-name="T28">miglioramento</text:span><text:span text:style-name="T13"> </text:span><text:span text:style-name="T18">suggerite)</text:span></text:p>
          </table:table-cell>
          <table:covered-table-cell/>
          <table:covered-table-cell/>
          <table:covered-table-cell/>
        </table:table-row>
        <table:table-row table:style-name="Tabella8.2">
          <table:table-cell table:style-name="Tabella8.A1" table:number-columns-spanned="2" office:value-type="string">
            <text:p text:style-name="P82" loext:marker-style-name="T86"><text:span text:style-name="T103">AMBITI DI </text:span><text:span text:style-name="T111">DIGITALIZZAZIONE VALUTATI:</text:span></text:p>
            <text:p text:style-name="P144" loext:marker-style-name="T88"><text:span text:style-name="T164">(selezionare</text:span><text:span text:style-name="T166"> </text:span><text:span text:style-name="T164">gli</text:span><text:span text:style-name="T125"> </text:span><text:span text:style-name="T103">Interventi</text:span><text:span text:style-name="T167"> </text:span><text:span text:style-name="T120">di</text:span></text:p>
            <text:p text:style-name="P151" loext:marker-style-name="T86"><text:span text:style-name="T164">interesse</text:span><text:span text:style-name="T138"> </text:span><text:span text:style-name="T164">del</text:span><text:span text:style-name="T120"> </text:span><text:span text:style-name="T111">Progetto)</text:span></text:p>
          </table:table-cell>
          <table:covered-table-cell/>
          <table:table-cell table:style-name="Tabella8.A1" office:value-type="string">
            <text:p text:style-name="P124" loext:marker-style-name="T86"><text:span text:style-name="T103">SINTESI</text:span><text:span text:style-name="T161"> </text:span><text:span text:style-name="T103">DELLA</text:span><text:span text:style-name="T161"> </text:span><text:span text:style-name="T103">DIAGNOSI</text:span><text:span text:style-name="T161"> </text:span><text:span text:style-name="T103">DIGITALE</text:span><text:span text:style-name="T134"> </text:span><text:span text:style-name="T103">EX ANTE PER CIASCUN AMBITO DI </text:span><text:span text:style-name="T111">INTERVENTO</text:span></text:p>
          </table:table-cell>
          <table:table-cell table:style-name="Tabella8.A1" office:value-type="string">
            <text:p text:style-name="P106" loext:marker-style-name="T86"/>
            <text:p text:style-name="P89" loext:marker-style-name="T86"><text:span text:style-name="T103">DETERMINAZIONE</text:span><text:span text:style-name="T157"> </text:span><text:span text:style-name="T103">DEL</text:span><text:span text:style-name="T161"> </text:span><text:span text:style-name="T103">FABBISOGNO </text:span><text:span text:style-name="T111">DIGITALE</text:span></text:p>
          </table:table-cell>
        </table:table-row>
        <table:table-row table:style-name="Tabella8.3">
          <table:table-cell table:style-name="Tabella8.A3" office:value-type="string">
            <text:p text:style-name="P108" loext:marker-style-name="T86"/>
            <text:p text:style-name="P125" loext:marker-style-name="T221"><text:span text:style-name="T204">☐</text:span><text:span text:style-name="T204"/></text:p>
          </table:table-cell>
          <table:table-cell table:style-name="Tabella8.A1" office:value-type="string">
            <text:p text:style-name="P105" loext:marker-style-name="T86"/>
            <text:p text:style-name="P90" loext:marker-style-name="T86"><text:span text:style-name="T103">A.</text:span><text:span text:style-name="T126"> </text:span><text:span text:style-name="T103">Digital</text:span><text:span text:style-name="T126"> </text:span><text:span text:style-name="T111">Workplace</text:span></text:p>
          </table:table-cell>
          <table:table-cell table:style-name="Tabella8.C3" office:value-type="string">
            <text:p text:style-name="P186" loext:marker-style-name="T89"><text:span text:style-name="T8">Descrivere sinteticamente l’esito della valutazione ex-ante eseguita su questo ambito di intervento.</text:span><text:span text:style-name="T8"/></text:p>
          </table:table-cell>
          <table:table-cell table:style-name="Tabella8.D3" office:value-type="string">
            <text:p text:style-name="P175" loext:marker-style-name="T89"><text:span text:style-name="T8">Indicare</text:span><text:span text:style-name="T11"> </text:span><text:span text:style-name="T8">il</text:span><text:span text:style-name="T11"> </text:span><text:span text:style-name="T8">numero</text:span><text:span text:style-name="T31"> </text:span><text:span text:style-name="T8">esatto</text:span><text:span text:style-name="T24"> </text:span><text:span text:style-name="T8">di</text:span><text:span text:style-name="T11"> </text:span><text:span text:style-name="T8">postazioni che necessitano una sostituzione e il numero</text:span><text:span text:style-name="T69"> <text:s text:c="2"/></text:span><text:span text:style-name="T8">delle</text:span><text:span text:style-name="T69"> </text:span><text:span text:style-name="T8">postazioni</text:span><text:span text:style-name="T69"> <text:s text:c="2"/></text:span><text:span text:style-name="T11">che</text:span></text:p>
            <text:p text:style-name="P67" loext:marker-style-name="T89"><text:span text:style-name="T8">necessitano</text:span><text:span text:style-name="T11"> </text:span><text:span text:style-name="T8">un</text:span><text:span text:style-name="T34"> </text:span><text:span text:style-name="T15">upgrade.</text:span></text:p>
          </table:table-cell>
        </table:table-row>
        <table:table-row table:style-name="Tabella8.4">
          <table:table-cell table:style-name="Tabella8.A4" office:value-type="string">
            <text:p text:style-name="P126" loext:marker-style-name="T221"><text:span text:style-name="T204">☐</text:span><text:span text:style-name="T204"/></text:p>
          </table:table-cell>
          <table:table-cell table:style-name="Tabella8.A1" office:value-type="string">
            <text:p text:style-name="P91" loext:marker-style-name="T86"><text:span text:style-name="T103">B.</text:span><text:span text:style-name="T157"> </text:span><text:span text:style-name="T103">Digital</text:span><text:span text:style-name="T161"> </text:span><text:span text:style-name="T103">Commerce</text:span><text:span text:style-name="T161"> </text:span><text:span text:style-name="T103">&amp; </text:span><text:span text:style-name="T111">Engagement</text:span></text:p>
          </table:table-cell>
          <table:table-cell table:style-name="Tabella8.C4" office:value-type="string">
            <text:p text:style-name="P141" loext:marker-style-name="T89"><text:span text:style-name="T8">Descrivere sinteticamente l’esito della valutazione ex-ante eseguita su questo ambito di intervento.</text:span><text:span text:style-name="T8"/></text:p>
          </table:table-cell>
          <table:table-cell table:style-name="Tabella8.D4" office:value-type="string">
            <text:p text:style-name="P137" loext:marker-style-name="T89"><text:span text:style-name="T8">Indicare il numero esatto di interventi Digital Commerce &amp; Engagement </text:span><text:span text:style-name="T15">previsti</text:span></text:p>
          </table:table-cell>
        </table:table-row>
        <table:table-row table:style-name="Tabella8.5">
          <table:table-cell table:style-name="Tabella8.A5" office:value-type="string">
            <text:p text:style-name="P126" loext:marker-style-name="T221"><text:span text:style-name="T204">☐</text:span><text:span text:style-name="T204"/></text:p>
          </table:table-cell>
          <table:table-cell table:style-name="Tabella8.A1" office:value-type="string">
            <text:p text:style-name="P146" loext:marker-style-name="T86"><text:span text:style-name="T103">C.1.</text:span><text:span text:style-name="T128"> </text:span><text:span text:style-name="T103">Cloud</text:span><text:span text:style-name="T105"> </text:span><text:span text:style-name="T111">Computing</text:span></text:p>
            <text:p text:style-name="P147" loext:marker-style-name="T86"><text:span text:style-name="T103">-</text:span><text:span text:style-name="T140"> </text:span><text:span text:style-name="T103">Application</text:span><text:span text:style-name="T121"> </text:span><text:span text:style-name="T111">Server</text:span></text:p>
          </table:table-cell>
          <table:table-cell table:style-name="Tabella8.C5" office:value-type="string">
            <text:p text:style-name="P99" loext:marker-style-name="T89"><text:span text:style-name="T15">Descrivere</text:span><text:span text:style-name="T8"><text:tab/></text:span><text:span text:style-name="T15">sinteticamente</text:span><text:span text:style-name="T8"><text:tab/></text:span><text:span text:style-name="T15">l’esito</text:span><text:span text:style-name="T8"><text:tab/></text:span><text:span text:style-name="T31">della </text:span><text:span text:style-name="T8">valutazione</text:span><text:span text:style-name="T70"> </text:span><text:span text:style-name="T8">ex-ante</text:span><text:span text:style-name="T70"> </text:span><text:span text:style-name="T8">eseguita</text:span><text:span text:style-name="T71"> </text:span><text:span text:style-name="T8">su</text:span><text:span text:style-name="T71"> </text:span><text:span text:style-name="T15">questo</text:span></text:p>
            <text:p text:style-name="P153" loext:marker-style-name="T89"><text:span text:style-name="T8">ambito</text:span><text:span text:style-name="T31"> </text:span><text:span text:style-name="T8">di</text:span><text:span text:style-name="T31"> </text:span><text:span text:style-name="T15">intervento.</text:span></text:p>
          </table:table-cell>
          <table:table-cell table:style-name="Tabella8.D5" office:value-type="string">
            <text:p text:style-name="P71" loext:marker-style-name="T89"><text:span text:style-name="T8">Indicare</text:span><text:span text:style-name="T39"> </text:span><text:span text:style-name="T8">se</text:span><text:span text:style-name="T40"> </text:span><text:span text:style-name="T8">l’Azienda</text:span><text:span text:style-name="T40"> </text:span><text:span text:style-name="T8">necessiti</text:span><text:span text:style-name="T44"> </text:span><text:span text:style-name="T8">(o</text:span><text:span text:style-name="T40"> </text:span><text:span text:style-name="T8">no)</text:span><text:span text:style-name="T40"> </text:span><text:span text:style-name="T8">di acquistare</text:span><text:span text:style-name="T15"> </text:span><text:span text:style-name="T8">(o</text:span><text:span text:style-name="T72"> </text:span><text:span text:style-name="T8">migrare verso)</text:span><text:span text:style-name="T15"> </text:span><text:span text:style-name="T8">una VM</text:span><text:span text:style-name="T72"> </text:span><text:span text:style-name="T53">-</text:span></text:p>
            <text:p text:style-name="P151" loext:marker-style-name="T89"><text:span text:style-name="T8">Application</text:span><text:span text:style-name="T53"> </text:span><text:span text:style-name="T15">Server.</text:span></text:p>
          </table:table-cell>
        </table:table-row>
        <table:table-row table:style-name="Tabella8.5">
          <table:table-cell table:style-name="Tabella8.A6" office:value-type="string">
            <text:p text:style-name="P126" loext:marker-style-name="T221"><text:span text:style-name="T204">☐</text:span><text:span text:style-name="T204"/></text:p>
          </table:table-cell>
          <table:table-cell table:style-name="Tabella8.A1" office:value-type="string">
            <text:p text:style-name="P91" loext:marker-style-name="T86"><text:span text:style-name="T103">C.2.</text:span><text:span text:style-name="T128"> </text:span><text:span text:style-name="T103">Cloud</text:span><text:span text:style-name="T105"> </text:span><text:span text:style-name="T111">Computing</text:span></text:p>
            <text:p text:style-name="P91" loext:marker-style-name="T86"><text:span text:style-name="T103">-</text:span><text:span text:style-name="T128"> </text:span><text:span text:style-name="T103">Database</text:span><text:span text:style-name="T105"> </text:span><text:span text:style-name="T111">Server</text:span></text:p>
          </table:table-cell>
          <table:table-cell table:style-name="Tabella8.C6" office:value-type="string">
            <text:p text:style-name="P99" loext:marker-style-name="T89"><text:span text:style-name="T15">Descrivere</text:span><text:span text:style-name="T8"><text:tab/></text:span><text:span text:style-name="T15">sinteticamente</text:span><text:span text:style-name="T8"><text:tab/></text:span><text:span text:style-name="T15">l’esito</text:span><text:span text:style-name="T8"><text:tab/></text:span><text:span text:style-name="T31">della </text:span><text:span text:style-name="T8">valutazione</text:span><text:span text:style-name="T70"> </text:span><text:span text:style-name="T8">ex-ante</text:span><text:span text:style-name="T70"> </text:span><text:span text:style-name="T8">eseguita</text:span><text:span text:style-name="T71"> </text:span><text:span text:style-name="T8">su</text:span><text:span text:style-name="T71"> </text:span><text:span text:style-name="T15">questo</text:span></text:p>
            <text:p text:style-name="P153" loext:marker-style-name="T89"><text:span text:style-name="T8">ambito</text:span><text:span text:style-name="T31"> </text:span><text:span text:style-name="T8">di</text:span><text:span text:style-name="T31"> </text:span><text:span text:style-name="T15">intervento.</text:span></text:p>
          </table:table-cell>
          <table:table-cell table:style-name="Tabella8.D6" office:value-type="string">
            <text:p text:style-name="P71" loext:marker-style-name="T89"><text:span text:style-name="T8">Indicare</text:span><text:span text:style-name="T24"> </text:span><text:span text:style-name="T8">se</text:span><text:span text:style-name="T24"> </text:span><text:span text:style-name="T8">l’Azienda</text:span><text:span text:style-name="T21"> </text:span><text:span text:style-name="T8">necessiti</text:span><text:span text:style-name="T21"> </text:span><text:span text:style-name="T8">(o</text:span><text:span text:style-name="T11"> </text:span><text:span text:style-name="T8">no)</text:span><text:span text:style-name="T21"> </text:span><text:span text:style-name="T8">di acquistare</text:span><text:span text:style-name="T15"> </text:span><text:span text:style-name="T8">(o</text:span><text:span text:style-name="T72"> </text:span><text:span text:style-name="T8">migrare verso)</text:span><text:span text:style-name="T15"> </text:span><text:span text:style-name="T8">una VM</text:span><text:span text:style-name="T72"> </text:span><text:span text:style-name="T53">-</text:span></text:p>
            <text:p text:style-name="P151" loext:marker-style-name="T89"><text:span text:style-name="T8">Database</text:span><text:span text:style-name="T35"> </text:span><text:span text:style-name="T15">Server.</text:span></text:p>
          </table:table-cell>
        </table:table-row>
        <table:table-row table:style-name="Tabella8.7">
          <table:table-cell table:style-name="Tabella8.A7" office:value-type="string">
            <text:p text:style-name="P126" loext:marker-style-name="T221"><text:span text:style-name="T204">☐</text:span><text:span text:style-name="T204"/></text:p>
          </table:table-cell>
          <table:table-cell table:style-name="Tabella8.A1" office:value-type="string">
            <text:p text:style-name="P91" loext:marker-style-name="T86"><text:span text:style-name="T103">C.3.</text:span><text:span text:style-name="T128"> </text:span><text:span text:style-name="T103">Cloud</text:span><text:span text:style-name="T105"> </text:span><text:span text:style-name="T111">Computing</text:span></text:p>
            <text:p text:style-name="P91" loext:marker-style-name="T86"><text:span text:style-name="T103">-</text:span><text:span text:style-name="T121"> </text:span><text:span text:style-name="T103">Web</text:span><text:span text:style-name="T99"> </text:span><text:span text:style-name="T111">Server</text:span></text:p>
          </table:table-cell>
          <table:table-cell table:style-name="Tabella8.C7" office:value-type="string">
            <text:p text:style-name="P141" loext:marker-style-name="T89"><text:span text:style-name="T8">Descrivere sinteticamente l’esito della valutazione ex-ante eseguita su questo ambito di intervento.</text:span><text:span text:style-name="T8"/></text:p>
          </table:table-cell>
          <table:table-cell table:style-name="Tabella8.D7" office:value-type="string">
            <text:p text:style-name="P136" loext:marker-style-name="T89"><text:span text:style-name="T8">Indicare</text:span><text:span text:style-name="T39"> </text:span><text:span text:style-name="T8">se</text:span><text:span text:style-name="T40"> </text:span><text:span text:style-name="T8">l’Azienda</text:span><text:span text:style-name="T40"> </text:span><text:span text:style-name="T8">necessiti</text:span><text:span text:style-name="T44"> </text:span><text:span text:style-name="T8">(o</text:span><text:span text:style-name="T39"> </text:span><text:span text:style-name="T8">no)</text:span><text:span text:style-name="T40"> </text:span><text:span text:style-name="T8">di acquistare</text:span><text:span text:style-name="T49"> </text:span><text:span text:style-name="T8">(o</text:span><text:span text:style-name="T15"> </text:span><text:span text:style-name="T8">migrare</text:span><text:span text:style-name="T15"> </text:span><text:span text:style-name="T8">verso)</text:span><text:span text:style-name="T49"> </text:span><text:span text:style-name="T8">una</text:span><text:span text:style-name="T15"> </text:span><text:span text:style-name="T8">VM</text:span><text:span text:style-name="T15"> </text:span><text:span text:style-name="T8">- Web Server.</text:span></text:p>
          </table:table-cell>
        </table:table-row>
        <table:table-row table:style-name="Tabella8.5">
          <table:table-cell table:style-name="Tabella8.A8" office:value-type="string">
            <text:p text:style-name="P126" loext:marker-style-name="T221"><text:span text:style-name="T204">☐</text:span><text:span text:style-name="T204"/></text:p>
          </table:table-cell>
          <table:table-cell table:style-name="Tabella8.A1" office:value-type="string">
            <text:p text:style-name="P146" loext:marker-style-name="T86"><text:span text:style-name="T103">C.4.</text:span><text:span text:style-name="T128"> </text:span><text:span text:style-name="T103">Cloud</text:span><text:span text:style-name="T105"> </text:span><text:span text:style-name="T111">Computing</text:span></text:p>
            <text:p text:style-name="P147" loext:marker-style-name="T86"><text:span text:style-name="T103">-</text:span><text:span text:style-name="T128"> </text:span><text:span text:style-name="T103">Database</text:span><text:span text:style-name="T99"> </text:span><text:span text:style-name="T103">Back</text:span><text:span text:style-name="T126"> </text:span><text:span text:style-name="T121">Up</text:span></text:p>
          </table:table-cell>
          <table:table-cell table:style-name="Tabella8.C8" office:value-type="string">
            <text:p text:style-name="P99" loext:marker-style-name="T89"><text:span text:style-name="T15">Descrivere</text:span><text:span text:style-name="T8"><text:tab/></text:span><text:span text:style-name="T15">sinteticamente</text:span><text:span text:style-name="T8"><text:tab/></text:span><text:span text:style-name="T15">l’esito</text:span><text:span text:style-name="T8"><text:tab/></text:span><text:span text:style-name="T31">della </text:span><text:span text:style-name="T8">valutazione</text:span><text:span text:style-name="T70"> </text:span><text:span text:style-name="T8">ex-ante</text:span><text:span text:style-name="T70"> </text:span><text:span text:style-name="T8">eseguita</text:span><text:span text:style-name="T71"> </text:span><text:span text:style-name="T8">su</text:span><text:span text:style-name="T71"> </text:span><text:span text:style-name="T15">questo</text:span></text:p>
            <text:p text:style-name="P153" loext:marker-style-name="T89"><text:span text:style-name="T8">ambito</text:span><text:span text:style-name="T31"> </text:span><text:span text:style-name="T8">di</text:span><text:span text:style-name="T31"> </text:span><text:span text:style-name="T15">intervento.</text:span></text:p>
          </table:table-cell>
          <table:table-cell table:style-name="Tabella8.D8" office:value-type="string">
            <text:p text:style-name="P71" loext:marker-style-name="T89"><text:span text:style-name="T8">Indicare</text:span><text:span text:style-name="T24"> </text:span><text:span text:style-name="T8">se</text:span><text:span text:style-name="T24"> </text:span><text:span text:style-name="T8">l’Azienda</text:span><text:span text:style-name="T21"> </text:span><text:span text:style-name="T8">necessiti</text:span><text:span text:style-name="T21"> </text:span><text:span text:style-name="T8">(o</text:span><text:span text:style-name="T11"> </text:span><text:span text:style-name="T8">no)</text:span><text:span text:style-name="T21"> </text:span><text:span text:style-name="T8">di acquistare</text:span><text:span text:style-name="T15"> </text:span><text:span text:style-name="T8">(o</text:span><text:span text:style-name="T72"> </text:span><text:span text:style-name="T8">migrare verso)</text:span><text:span text:style-name="T15"> </text:span><text:span text:style-name="T8">una VM</text:span><text:span text:style-name="T72"> </text:span><text:span text:style-name="T53">-</text:span></text:p>
            <text:p text:style-name="P151" loext:marker-style-name="T89"><text:span text:style-name="T8">Database</text:span><text:span text:style-name="T21"> </text:span><text:span text:style-name="T8">Back</text:span><text:span text:style-name="T34"> </text:span><text:span text:style-name="T11">up.</text:span></text:p>
          </table:table-cell>
        </table:table-row>
        <table:table-row table:style-name="Tabella8.4">
          <table:table-cell table:style-name="Tabella8.A9" office:value-type="string">
            <text:p text:style-name="P126" loext:marker-style-name="T221"><text:span text:style-name="T204">☐</text:span><text:span text:style-name="T204"/></text:p>
          </table:table-cell>
          <table:table-cell table:style-name="Tabella8.A1" office:value-type="string">
            <text:p text:style-name="P103" loext:marker-style-name="T86"/>
            <text:p text:style-name="P90" loext:marker-style-name="T86"><text:span text:style-name="T103">D.</text:span><text:span text:style-name="T126"> </text:span><text:span text:style-name="T103">Cyber</text:span><text:span text:style-name="T111"> Security</text:span></text:p>
          </table:table-cell>
          <table:table-cell table:style-name="Tabella8.C9" office:value-type="string">
            <text:p text:style-name="P141" loext:marker-style-name="T89"><text:span text:style-name="T8">Descrivere sinteticamente l’esito della valutazione ex-ante eseguita su questo ambito di intervento.</text:span><text:span text:style-name="T8"/></text:p>
          </table:table-cell>
          <table:table-cell table:style-name="Tabella8.D9" office:value-type="string">
            <text:p text:style-name="P138" loext:marker-style-name="T89"><text:span text:style-name="T8">Indicare se l’Azienda necessita o no di un</text:span><text:span text:style-name="T39"> </text:span><text:span text:style-name="T8">intervento</text:span><text:span text:style-name="T40"> </text:span><text:span text:style-name="T8">in</text:span><text:span text:style-name="T40"> </text:span><text:span text:style-name="T8">cyber</text:span><text:span text:style-name="T39"> </text:span><text:span text:style-name="T8">security</text:span><text:span text:style-name="T40"> </text:span><text:span text:style-name="T8">e</text:span><text:span text:style-name="T40"> </text:span><text:span text:style-name="T8">se</text:span><text:span text:style-name="T39"> </text:span><text:span text:style-name="T8">si</text:span><text:span text:style-name="T40"> </text:span><text:span text:style-name="T8">di quale o di quali.</text:span></text:p>
          </table:table-cell>
        </table:table-row>
        <table:table-row table:style-name="Tabella8.10">
          <table:table-cell table:style-name="Tabella8.A1" table:number-columns-spanned="4" office:value-type="string">
            <text:p text:style-name="P191" loext:marker-style-name="T88"><text:span text:style-name="T164">IMPATTO</text:span><text:span text:style-name="T135"> </text:span><text:span text:style-name="T164">PREVISTO</text:span><text:span text:style-name="T138"> </text:span><text:span text:style-name="T164">DALLE</text:span><text:span text:style-name="T135"> </text:span><text:span text:style-name="T164">SOLUZIONI</text:span><text:span text:style-name="T130"> </text:span><text:span text:style-name="T114">SUGGERITE</text:span></text:p>
          </table:table-cell>
          <table:covered-table-cell/>
          <table:covered-table-cell/>
          <table:covered-table-cell/>
        </table:table-row>
      </table:table>
      <text:p text:style-name="P36" loext:marker-style-name="T219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65" loext:marker-style-name="T88"><text:span text:style-name="T164">Descrivere sinteticamente l’esito della valutazione ex- ante eseguita evidenziando l’impatto stimato in termini di: Miglioramento / crescita del fatturato aziendale; Miglioramento dei costi operativi aziendali e Riduzione</text:span><text:span text:style-name="T178"> <text:s text:c="2"/></text:span><text:span text:style-name="T164">dei</text:span><text:span text:style-name="T179"> <text:s text:c="2"/></text:span><text:span text:style-name="T114">rischi</text:span></text:p>
            <text:p text:style-name="P156" loext:marker-style-name="T88"><text:span text:style-name="T164">operativi</text:span><text:span text:style-name="T166"> </text:span><text:span text:style-name="T114">aziendali.</text:span></text:p>
          </table:table-cell>
          <table:table-cell table:style-name="Tabella9.B1" office:value-type="string">
            <text:p text:style-name="P104" loext:marker-style-name="T86"/>
            <text:p text:style-name="P104" loext:marker-style-name="T86"/>
            <text:p text:style-name="P104" loext:marker-style-name="T86"/>
            <text:p text:style-name="P105" loext:marker-style-name="T86"/>
            <text:p text:style-name="P125" loext:marker-style-name="T89"><text:span text:style-name="T8">Inserire</text:span><text:span text:style-name="T21"> </text:span><text:span text:style-name="T8">una</text:span><text:span text:style-name="T34"> </text:span><text:span text:style-name="T8">breve</text:span><text:span text:style-name="T11"> </text:span><text:span text:style-name="T8">ma</text:span><text:span text:style-name="T34"> </text:span><text:span text:style-name="T8">esaustiva</text:span><text:span text:style-name="T24"> </text:span><text:span text:style-name="T8">descrizione</text:span><text:span text:style-name="T24"> </text:span><text:span text:style-name="T8">dell’impatto</text:span><text:span text:style-name="T35"> </text:span><text:span text:style-name="T15">stimato.</text:span></text:p>
          </table:table-cell>
        </table:table-row>
        <table:table-row table:style-name="Tabella9.2">
          <table:table-cell table:style-name="Tabella9.A1" table:number-columns-spanned="2" office:value-type="string">
            <text:p text:style-name="P64" loext:marker-style-name="T88"><text:span text:style-name="T164">PRINCIPALI</text:span><text:span text:style-name="T138"> </text:span><text:span text:style-name="T164">RISCHI</text:span><text:span text:style-name="T130"> </text:span><text:span text:style-name="T164">IDENTIFICATI</text:span><text:span text:style-name="T138"> </text:span><text:span text:style-name="T164">PER</text:span><text:span text:style-name="T130"> </text:span><text:span text:style-name="T164">LE</text:span><text:span text:style-name="T120"> </text:span><text:span text:style-name="T164">INIZIATIVE</text:span><text:span text:style-name="T138"> </text:span><text:span text:style-name="T114">PREDISPOSTE</text:span></text:p>
          </table:table-cell>
          <table:covered-table-cell/>
        </table:table-row>
        <table:table-row table:style-name="Tabella9.3">
          <table:table-cell table:style-name="Tabella9.A3" table:number-columns-spanned="2" office:value-type="string">
            <text:p text:style-name="P103" loext:marker-style-name="T86"/>
            <text:p text:style-name="P72" loext:marker-style-name="T89"><text:span text:style-name="T8">Descrivere</text:span><text:span text:style-name="T21"> </text:span><text:span text:style-name="T8">quali</text:span><text:span text:style-name="T24"> </text:span><text:span text:style-name="T8">rischi</text:span><text:span text:style-name="T21"> </text:span><text:span text:style-name="T8">derivino</text:span><text:span text:style-name="T34"> </text:span><text:span text:style-name="T8">dall’attuazione</text:span><text:span text:style-name="T24"> </text:span><text:span text:style-name="T8">degli</text:span><text:span text:style-name="T24"> </text:span><text:span text:style-name="T8">interventi</text:span><text:span text:style-name="T24"> </text:span><text:span text:style-name="T8">(se</text:span><text:span text:style-name="T24"> </text:span><text:span text:style-name="T15">individuati).</text:span></text:p>
          </table:table-cell>
          <table:covered-table-cell/>
        </table:table-row>
        <table:table-row table:style-name="Tabella9.2">
          <table:table-cell table:style-name="Tabella9.A1" table:number-columns-spanned="2" office:value-type="string">
            <text:p text:style-name="P64" loext:marker-style-name="T88"><text:span text:style-name="T164">CRITERI</text:span><text:span text:style-name="T125"> </text:span><text:span text:style-name="T164">CHIAVE</text:span><text:span text:style-name="T138"> </text:span><text:span text:style-name="T164">DI</text:span><text:span text:style-name="T125"> </text:span><text:span text:style-name="T164">SUCCESSO</text:span><text:span text:style-name="T120"> </text:span><text:span text:style-name="T164">RICHIESTI</text:span><text:span text:style-name="T138"> </text:span><text:span text:style-name="T164">PER</text:span><text:span text:style-name="T138"> </text:span><text:span text:style-name="T164">IL</text:span><text:span text:style-name="T138"> </text:span><text:span text:style-name="T164">COMPLETAMENTO</text:span><text:span text:style-name="T138"> </text:span><text:span text:style-name="T164">DELLE</text:span><text:span text:style-name="T130"> </text:span><text:span text:style-name="T114">INIZIATIVE</text:span></text:p>
          </table:table-cell>
          <table:covered-table-cell/>
        </table:table-row>
        <table:table-row table:style-name="Tabella9.5">
          <table:table-cell table:style-name="Tabella9.A5" table:number-columns-spanned="2" office:value-type="string">
            <text:p text:style-name="P87" loext:marker-style-name="T89"><text:span text:style-name="T8">Descrivere</text:span><text:span text:style-name="T34"> </text:span><text:span text:style-name="T8">gli</text:span><text:span text:style-name="T34"> </text:span><text:span text:style-name="T8">elementi</text:span><text:span text:style-name="T34"> </text:span><text:span text:style-name="T8">chiave</text:span><text:span text:style-name="T24"> </text:span><text:span text:style-name="T8">da</text:span><text:span text:style-name="T11"> </text:span><text:span text:style-name="T8">osservare</text:span><text:span text:style-name="T24"> </text:span><text:span text:style-name="T8">per</text:span><text:span text:style-name="T24"> </text:span><text:span text:style-name="T8">assicurare</text:span><text:span text:style-name="T24"> </text:span><text:span text:style-name="T8">il</text:span><text:span text:style-name="T49"> </text:span><text:span text:style-name="T8">completamento</text:span><text:span text:style-name="T11"> </text:span><text:span text:style-name="T8">delle</text:span><text:span text:style-name="T34"> </text:span><text:span text:style-name="T15">iniziative.</text:span></text:p>
          </table:table-cell>
          <table:covered-table-cell/>
        </table:table-row>
      </table:table>
      <text:p text:style-name="P40" loext:marker-style-name="T223"/>
      <table:table table:name="Tabella10" table:style-name="Tabella10">
        <table:table-column table:style-name="Tabella10.A"/>
        <table:table-column table:style-name="Tabella10.B"/>
        <table:table-row table:style-name="Tabella10.1">
          <table:table-cell table:style-name="Tabella10.A1" table:number-columns-spanned="2" office:value-type="string">
            <text:p text:style-name="P122" loext:marker-style-name="T86"><text:span text:style-name="T28">Sezione</text:span><text:span text:style-name="T22"> </text:span><text:span text:style-name="T28">6:</text:span><text:span text:style-name="T26"> </text:span><text:span text:style-name="T28">Sintesi</text:span><text:span text:style-name="T26"> </text:span><text:span text:style-name="T28">dell’analisi</text:span><text:span text:style-name="T30"> </text:span><text:span text:style-name="T28">ex-ante</text:span><text:span text:style-name="T13"> </text:span><text:span text:style-name="T28">(piano</text:span><text:span text:style-name="T13"> </text:span><text:span text:style-name="T28">complessivo</text:span><text:span text:style-name="T26"> </text:span><text:span text:style-name="T28">–</text:span><text:span text:style-name="T30"> </text:span><text:span text:style-name="T28">master</text:span><text:span text:style-name="T13"> </text:span><text:span text:style-name="T18">plan)</text:span></text:p>
          </table:table-cell>
          <table:covered-table-cell/>
        </table:table-row>
        <table:table-row table:style-name="Tabella10.2">
          <table:table-cell table:style-name="Tabella10.A1" office:value-type="string">
            <text:p text:style-name="P87" loext:marker-style-name="T88"><text:span text:style-name="T164">IDENTIFICAZIONE DELLE PRIORITA’</text:span><text:span text:style-name="T156"> </text:span><text:span text:style-name="T164">DELLE</text:span><text:span text:style-name="T160"> </text:span><text:span text:style-name="T164">AZIONI</text:span><text:span text:style-name="T160"> </text:span><text:span text:style-name="T164">DI </text:span><text:span text:style-name="T114">SUGGERITE</text:span></text:p>
          </table:table-cell>
          <table:table-cell table:style-name="Tabella10.B2" office:value-type="string">
            <text:p text:style-name="P187" loext:marker-style-name="T89"><text:span text:style-name="T8">Rispetto agli interventi individuati nella sezione precedente, in questo campo è necessario</text:span><text:span text:style-name="T24"> </text:span><text:span text:style-name="T8">individuare</text:span><text:span text:style-name="T24"> </text:span><text:span text:style-name="T8">l’ordine</text:span><text:span text:style-name="T11"> </text:span><text:span text:style-name="T8">di</text:span><text:span text:style-name="T35"> </text:span><text:span text:style-name="T8">avvio</text:span><text:span text:style-name="T21"> </text:span><text:span text:style-name="T8">per</text:span><text:span text:style-name="T24"> </text:span><text:span text:style-name="T8">priorità</text:span><text:span text:style-name="T11"> </text:span><text:span text:style-name="T8">di</text:span><text:span text:style-name="T35"> </text:span><text:span text:style-name="T8">intervento</text:span><text:span text:style-name="T21"> </text:span><text:span text:style-name="T8">delle</text:span><text:span text:style-name="T24"> </text:span><text:span text:style-name="T8">azioni</text:span><text:span text:style-name="T35"> </text:span><text:span text:style-name="T8">suggerite. Tale sintesi deve evidenziare le dipendenze esistenti fra le iniziative, la capacità/ disponibilità</text:span><text:span text:style-name="T73"> </text:span><text:span text:style-name="T8">di</text:span><text:span text:style-name="T73"> </text:span><text:span text:style-name="T8">risorse</text:span><text:span text:style-name="T74"> </text:span><text:span text:style-name="T8">economiche</text:span><text:span text:style-name="T75"> </text:span><text:span text:style-name="T8">ed</text:span><text:span text:style-name="T74"> </text:span><text:span text:style-name="T8">umane</text:span><text:span text:style-name="T76"> </text:span><text:span text:style-name="T8">richieste,</text:span><text:span text:style-name="T74"> </text:span><text:span text:style-name="T8">la</text:span><text:span text:style-name="T76"> </text:span><text:span text:style-name="T8">disponibilità</text:span><text:span text:style-name="T76"> </text:span><text:span text:style-name="T11">di</text:span></text:p>
            <text:p text:style-name="P69" loext:marker-style-name="T89"><text:span text:style-name="T8">soluzioni/partner</text:span><text:span text:style-name="T21"> </text:span><text:span text:style-name="T8">tecnologici</text:span><text:span text:style-name="T35"> </text:span><text:span text:style-name="T8">nell’avviare</text:span><text:span text:style-name="T35"> </text:span><text:span text:style-name="T8">le</text:span><text:span text:style-name="T24"> </text:span><text:span text:style-name="T8">attività</text:span><text:span text:style-name="T24"> </text:span><text:span text:style-name="T8">di</text:span><text:span text:style-name="T21"> </text:span><text:span text:style-name="T15">trasformazione.</text:span></text:p>
          </table:table-cell>
        </table:table-row>
        <table:table-row table:style-name="Tabella10.3">
          <table:table-cell table:style-name="Tabella10.A1" office:value-type="string">
            <text:p text:style-name="P83" loext:marker-style-name="T88"><text:span text:style-name="T164">NUMERO DI MESI NECESSARI PER IL </text:span><text:span text:style-name="T114">COMPLETAMENTO </text:span><text:span text:style-name="T164">DELL’INTERVENTO</text:span><text:span text:style-name="T156"> </text:span><text:span text:style-name="T164">DALLA</text:span></text:p>
            <text:p text:style-name="P58" loext:marker-style-name="T88"><text:span text:style-name="T164">DATA</text:span><text:span text:style-name="T125"> </text:span><text:span text:style-name="T164">DI</text:span><text:span text:style-name="T109"> AVVIO</text:span></text:p>
          </table:table-cell>
          <table:table-cell table:style-name="Tabella10.B3" office:value-type="string">
            <text:p text:style-name="P104" loext:marker-style-name="T86"/>
            <text:p text:style-name="P104" loext:marker-style-name="T86"/>
            <text:p text:style-name="P90" loext:marker-style-name="T89"><text:span text:style-name="T8">Indicare</text:span><text:span text:style-name="T11"> </text:span><text:span text:style-name="T8">il</text:span><text:span text:style-name="T31"> </text:span><text:span text:style-name="T8">numero</text:span><text:span text:style-name="T31"> </text:span><text:span text:style-name="T8">dei</text:span><text:span text:style-name="T31"> </text:span><text:span text:style-name="T8">mesi</text:span><text:span text:style-name="T31"> </text:span><text:span text:style-name="T15">previsti.</text:span></text:p>
          </table:table-cell>
        </table:table-row>
        <table:table-row table:style-name="Tabella10.2">
          <table:table-cell table:style-name="Tabella10.A1" office:value-type="string">
            <text:p text:style-name="P71" loext:marker-style-name="T88"><text:span text:style-name="T164">DATA PREVISTA PER IL </text:span><text:span text:style-name="T114">COMPLETAMENTO </text:span><text:span text:style-name="T164">DELL’INTERVENTO</text:span><text:span text:style-name="T156"> </text:span><text:span text:style-name="T164">(12</text:span><text:span text:style-name="T160"> </text:span><text:span text:style-name="T164">mesi</text:span></text:p>
            <text:p text:style-name="P194" loext:marker-style-name="T88"><text:span text:style-name="T164">dalla</text:span><text:span text:style-name="T114"> </text:span><text:span text:style-name="T164">data</text:span><text:span text:style-name="T109"> </text:span><text:span text:style-name="T164">di</text:span><text:span text:style-name="T101"> </text:span><text:span text:style-name="T114">sottoscrizione</text:span></text:p>
            <text:p text:style-name="P64" loext:marker-style-name="T88"><text:span text:style-name="T164">dell’Atto</text:span><text:span text:style-name="T130"> </text:span><text:span text:style-name="T164">di</text:span><text:span text:style-name="T109"> </text:span><text:span text:style-name="T114">impegno)</text:span></text:p>
          </table:table-cell>
          <table:table-cell table:style-name="Tabella10.B4" office:value-type="string">
            <text:p text:style-name="P104" loext:marker-style-name="T86"/>
            <text:p text:style-name="P103" loext:marker-style-name="T86"/>
            <text:p text:style-name="P100" loext:marker-style-name="T4"><text:span text:style-name="T85"><text:tab/></text:span><text:span text:style-name="T53">/</text:span><text:span text:style-name="T85"><text:tab/></text:span><text:span text:style-name="T53">/</text:span></text:p>
          </table:table-cell>
        </table:table-row>
        <table:table-row table:style-name="Tabella10.5">
          <table:table-cell table:style-name="Tabella10.A1" office:value-type="string">
            <text:p text:style-name="P93" loext:marker-style-name="T88"><text:span text:style-name="T114">CRONOPROGRAMMA </text:span><text:span text:style-name="T164">PREVISTO</text:span><text:span text:style-name="T156"> </text:span><text:span text:style-name="T164">DELLE</text:span><text:span text:style-name="T160"> </text:span><text:span text:style-name="T164">AZIONI </text:span><text:span text:style-name="T114">SUGGERITE</text:span></text:p>
          </table:table-cell>
          <table:table-cell table:style-name="Tabella10.B5" office:value-type="string">
            <text:p text:style-name="P92" loext:marker-style-name="T89"><text:span text:style-name="T8">Rappresentare,</text:span><text:span text:style-name="T24"> </text:span><text:span text:style-name="T8">anche</text:span><text:span text:style-name="T21"> </text:span><text:span text:style-name="T8">con</text:span><text:span text:style-name="T24"> </text:span><text:span text:style-name="T8">l’ausilio</text:span><text:span text:style-name="T24"> </text:span><text:span text:style-name="T8">di</text:span><text:span text:style-name="T35"> </text:span><text:span text:style-name="T8">strumenti</text:span><text:span text:style-name="T35"> </text:span><text:span text:style-name="T8">grafici</text:span><text:span text:style-name="T24"> </text:span><text:span text:style-name="T8">(es.</text:span><text:span text:style-name="T24"> </text:span><text:span text:style-name="T8">GANTT),</text:span><text:span text:style-name="T24"> </text:span><text:span text:style-name="T8">le</text:span><text:span text:style-name="T21"> </text:span><text:span text:style-name="T8">azioni/interventi suggeriti rispetto ai tempi di realizzazione previsti.</text:span></text:p>
          </table:table-cell>
        </table:table-row>
      </table:table>
      <text:p text:style-name="P41" loext:marker-style-name="T224"/>
      <table:table table:name="Tabella11" table:style-name="Tabella11">
        <table:table-column table:style-name="Tabella11.A"/>
        <table:table-column table:style-name="Tabella11.B"/>
        <table:table-column table:style-name="Tabella11.C"/>
        <table:table-column table:style-name="Tabella11.D"/>
        <table:table-row table:style-name="Tabella11.1">
          <table:table-cell table:style-name="Tabella11.A1" table:number-columns-spanned="4" office:value-type="string">
            <text:p text:style-name="P122" loext:marker-style-name="T86"><text:span text:style-name="T28">Sezione</text:span><text:span text:style-name="T37"> </text:span><text:span text:style-name="T28">7:</text:span><text:span text:style-name="T22"> </text:span><text:span text:style-name="T28">Sintesi</text:span><text:span text:style-name="T37"> </text:span><text:span text:style-name="T28">dell’analisi</text:span><text:span text:style-name="T30"> </text:span><text:span text:style-name="T28">ex-</text:span><text:span text:style-name="T30">post</text:span></text:p>
            <text:p text:style-name="P123" loext:marker-style-name="T86"><text:span text:style-name="T28">(valutazione</text:span><text:span text:style-name="T33"> </text:span><text:span text:style-name="T28">dei</text:span><text:span text:style-name="T37"> </text:span><text:span text:style-name="T28">risultati</text:span><text:span text:style-name="T22"> </text:span><text:span text:style-name="T28">raggiunti</text:span><text:span text:style-name="T37"> </text:span><text:span text:style-name="T28">rispetto</text:span><text:span text:style-name="T13"> </text:span><text:span text:style-name="T28">a</text:span><text:span text:style-name="T33"> </text:span><text:span text:style-name="T28">quelli</text:span><text:span text:style-name="T22"> </text:span><text:span text:style-name="T28">previsti</text:span><text:span text:style-name="T33"> </text:span><text:span text:style-name="T28">ex-</text:span><text:span text:style-name="T18">ante)</text:span></text:p>
          </table:table-cell>
          <table:covered-table-cell/>
          <table:covered-table-cell/>
          <table:covered-table-cell/>
        </table:table-row>
        <table:table-row table:style-name="Tabella11.2">
          <table:table-cell table:style-name="Tabella11.A1" table:number-columns-spanned="2" office:value-type="string">
            <text:p text:style-name="P84" loext:marker-style-name="T86"><text:span text:style-name="T103">AMBITI DI </text:span><text:span text:style-name="T111">DIGITALIZZAZIONE VALUTATI:</text:span></text:p>
            <text:p text:style-name="P148" loext:marker-style-name="T88"><text:span text:style-name="T164">(selezionare</text:span><text:span text:style-name="T166"> </text:span><text:span text:style-name="T164">gli</text:span><text:span text:style-name="T125"> </text:span><text:span text:style-name="T103">Interventi</text:span><text:span text:style-name="T167"> </text:span><text:span text:style-name="T120">di</text:span></text:p>
            <text:p text:style-name="P151" loext:marker-style-name="T86"><text:span text:style-name="T164">interesse</text:span><text:span text:style-name="T138"> </text:span><text:span text:style-name="T164">del</text:span><text:span text:style-name="T120"> </text:span><text:span text:style-name="T111">Progetto)</text:span></text:p>
          </table:table-cell>
          <table:covered-table-cell/>
          <table:table-cell table:style-name="Tabella11.A1" office:value-type="string">
            <text:p text:style-name="P129" loext:marker-style-name="T86"><text:span text:style-name="T103">SINTESI</text:span><text:span text:style-name="T161"> </text:span><text:span text:style-name="T103">DELLA</text:span><text:span text:style-name="T161"> </text:span><text:span text:style-name="T103">DIAGNOSI</text:span><text:span text:style-name="T161"> </text:span><text:span text:style-name="T103">DIGITALE</text:span><text:span text:style-name="T140"> </text:span><text:span text:style-name="T103">EX- POST PER CIASCUN AMBITO DI </text:span><text:span text:style-name="T111">INTERVENTO</text:span></text:p>
          </table:table-cell>
          <table:table-cell table:style-name="Tabella11.A1" office:value-type="string">
            <text:p text:style-name="P106" loext:marker-style-name="T86"/>
            <text:p text:style-name="P94" loext:marker-style-name="T86"><text:span text:style-name="T103">MISURA</text:span><text:span text:style-name="T157"> </text:span><text:span text:style-name="T103">DELLA</text:span><text:span text:style-name="T161"> </text:span><text:span text:style-name="T103">REALIZZAZIONE</text:span><text:span text:style-name="T161"> </text:span><text:span text:style-name="T103">DEGLI </text:span><text:span text:style-name="T111">INTERVENTI</text:span></text:p>
          </table:table-cell>
        </table:table-row>
        <table:table-row table:style-name="Tabella11.3">
          <table:table-cell table:style-name="Tabella11.A3" office:value-type="string">
            <text:p text:style-name="P126" loext:marker-style-name="T221"><text:span text:style-name="T204">☐</text:span><text:span text:style-name="T204"/></text:p>
          </table:table-cell>
          <table:table-cell table:style-name="Tabella11.A1" office:value-type="string">
            <text:p text:style-name="P103" loext:marker-style-name="T86"/>
            <text:p text:style-name="P90" loext:marker-style-name="T86"><text:span text:style-name="T103">A.</text:span><text:span text:style-name="T126"> </text:span><text:span text:style-name="T103">Digital</text:span><text:span text:style-name="T126"> </text:span><text:span text:style-name="T111">Workplace</text:span></text:p>
          </table:table-cell>
          <table:table-cell table:style-name="Tabella11.C3" office:value-type="string">
            <text:p text:style-name="P142" loext:marker-style-name="T89"><text:span text:style-name="T8">Descrivere sinteticamente l’esito della valutazione ex-post eseguita su questo ambito di intervento.</text:span><text:span text:style-name="T8"/></text:p>
          </table:table-cell>
          <table:table-cell table:style-name="Tabella11.D3" office:value-type="string">
            <text:p text:style-name="P143" loext:marker-style-name="T89"><text:span text:style-name="T8">Indicare il numero esatto di postazioni sostituite/potenziate che rientrano </text:span><text:span text:style-name="T15">nell’intervento.</text:span></text:p>
          </table:table-cell>
        </table:table-row>
        <table:table-row table:style-name="Tabella11.4">
          <table:table-cell table:style-name="Tabella11.A4" office:value-type="string">
            <text:p text:style-name="P127" loext:marker-style-name="T221"><text:span text:style-name="T204">☐</text:span><text:span text:style-name="T204"/></text:p>
          </table:table-cell>
          <table:table-cell table:style-name="Tabella11.A1" office:value-type="string">
            <text:p text:style-name="P91" loext:marker-style-name="T86"><text:span text:style-name="T103">B.</text:span><text:span text:style-name="T157"> </text:span><text:span text:style-name="T103">Digital</text:span><text:span text:style-name="T161"> </text:span><text:span text:style-name="T103">Commerce</text:span><text:span text:style-name="T161"> </text:span><text:span text:style-name="T103">&amp; </text:span><text:span text:style-name="T111">Engagement</text:span></text:p>
          </table:table-cell>
          <table:table-cell table:style-name="Tabella11.C4" office:value-type="string">
            <text:p text:style-name="P95" loext:marker-style-name="T89"><text:span text:style-name="T8">Descrivere</text:span><text:span text:style-name="T77"> </text:span><text:span text:style-name="T8">sinteticamente</text:span><text:span text:style-name="T78"> </text:span><text:span text:style-name="T8">l’esito</text:span><text:span text:style-name="T79"> </text:span><text:span text:style-name="T8">della valutazione</text:span><text:span text:style-name="T80"> </text:span><text:span text:style-name="T8">ex-post</text:span><text:span text:style-name="T43"> </text:span><text:span text:style-name="T8">eseguita</text:span><text:span text:style-name="T80"> </text:span><text:span text:style-name="T8">su</text:span><text:span text:style-name="T81"> </text:span><text:span text:style-name="T15">questo</text:span></text:p>
            <text:p text:style-name="P154" loext:marker-style-name="T89"><text:span text:style-name="T8">ambito</text:span><text:span text:style-name="T31"> </text:span><text:span text:style-name="T8">di</text:span><text:span text:style-name="T31"> </text:span><text:span text:style-name="T15">intervento.</text:span></text:p>
          </table:table-cell>
          <table:table-cell table:style-name="Tabella11.D4" office:value-type="string">
            <text:p text:style-name="P101" loext:marker-style-name="T89"><text:span text:style-name="T8">Indicare</text:span><text:span text:style-name="T77"> </text:span><text:span text:style-name="T8">il</text:span><text:span text:style-name="T77"> </text:span><text:span text:style-name="T8">numero</text:span><text:span text:style-name="T77"> </text:span><text:span text:style-name="T8">esatto</text:span><text:span text:style-name="T77"> </text:span><text:span text:style-name="T8">di</text:span><text:span text:style-name="T77"> </text:span><text:span text:style-name="T8">interventi</text:span><text:span text:style-name="T77"> </text:span><text:span text:style-name="T15">Digital</text:span><text:span text:style-name="T8"><text:tab/></text:span><text:span text:style-name="T15">Commerce</text:span><text:span text:style-name="T8"><text:tab/></text:span><text:span text:style-name="T11">and</text:span><text:span text:style-name="T8"><text:tab/></text:span><text:span text:style-name="T15">engagement</text:span></text:p>
            <text:p text:style-name="P155" loext:marker-style-name="T89"><text:span text:style-name="T15">realizzati.</text:span><text:span text:style-name="T15"/></text:p>
          </table:table-cell>
        </table:table-row>
        <table:table-row table:style-name="Tabella11.3">
          <table:table-cell table:style-name="Tabella11.A5" office:value-type="string">
            <text:p text:style-name="P126" loext:marker-style-name="T221"><text:span text:style-name="T204">☐</text:span><text:span text:style-name="T204"/></text:p>
          </table:table-cell>
          <table:table-cell table:style-name="Tabella11.A1" office:value-type="string">
            <text:p text:style-name="P91" loext:marker-style-name="T86"><text:span text:style-name="T103">C.1.</text:span><text:span text:style-name="T128"> </text:span><text:span text:style-name="T103">Cloud</text:span><text:span text:style-name="T105"> </text:span><text:span text:style-name="T111">Computing</text:span></text:p>
            <text:p text:style-name="P91" loext:marker-style-name="T86"><text:span text:style-name="T103">-</text:span><text:span text:style-name="T140"> </text:span><text:span text:style-name="T103">Application</text:span><text:span text:style-name="T121"> </text:span><text:span text:style-name="T111">Server</text:span></text:p>
          </table:table-cell>
          <table:table-cell table:style-name="Tabella11.C5" office:value-type="string">
            <text:p text:style-name="P95" loext:marker-style-name="T89"><text:span text:style-name="T8">Descrivere</text:span><text:span text:style-name="T77"> </text:span><text:span text:style-name="T8">sinteticamente</text:span><text:span text:style-name="T78"> </text:span><text:span text:style-name="T8">l’esito</text:span><text:span text:style-name="T79"> </text:span><text:span text:style-name="T8">della valutazione</text:span><text:span text:style-name="T80"> </text:span><text:span text:style-name="T8">ex-post</text:span><text:span text:style-name="T43"> </text:span><text:span text:style-name="T8">eseguita</text:span><text:span text:style-name="T80"> </text:span><text:span text:style-name="T8">su</text:span><text:span text:style-name="T81"> </text:span><text:span text:style-name="T15">questo</text:span></text:p>
            <text:p text:style-name="P192" loext:marker-style-name="T89"><text:span text:style-name="T8">ambito</text:span><text:span text:style-name="T31"> </text:span><text:span text:style-name="T8">di</text:span><text:span text:style-name="T31"> </text:span><text:span text:style-name="T15">intervento.</text:span></text:p>
          </table:table-cell>
          <table:table-cell table:style-name="Tabella11.D5" office:value-type="string">
            <text:p text:style-name="P96" loext:marker-style-name="T89"><text:span text:style-name="T8">Indicare</text:span><text:span text:style-name="T64"> </text:span><text:span text:style-name="T8">se</text:span><text:span text:style-name="T64"> </text:span><text:span text:style-name="T8">l’Azienda</text:span><text:span text:style-name="T64"> </text:span><text:span text:style-name="T8">abbia</text:span><text:span text:style-name="T64"> </text:span><text:span text:style-name="T8">realizzato l’intervento</text:span><text:span text:style-name="T82"> </text:span><text:span text:style-name="T8">di</text:span><text:span text:style-name="T82"> </text:span><text:span text:style-name="T8">acquisto</text:span><text:span text:style-name="T83"> </text:span><text:span text:style-name="T8">(o</text:span><text:span text:style-name="T84"> </text:span><text:span text:style-name="T8">di</text:span><text:span text:style-name="T83"> </text:span><text:span text:style-name="T15">migrazione)</text:span></text:p>
            <text:p text:style-name="P193" loext:marker-style-name="T89"><text:span text:style-name="T15">previsto.</text:span><text:span text:style-name="T15"/></text:p>
          </table:table-cell>
        </table:table-row>
      </table:table>
      <text:p text:style-name="P37" loext:marker-style-name="T219"/>
      <table:table table:name="Tabella12" table:style-name="Tabella12">
        <table:table-column table:style-name="Tabella12.A"/>
        <table:table-column table:style-name="Tabella12.B"/>
        <table:table-column table:style-name="Tabella12.C"/>
        <table:table-column table:style-name="Tabella12.D"/>
        <table:table-row table:style-name="Tabella12.1">
          <table:table-cell table:style-name="Tabella12.A1" office:value-type="string">
            <text:p text:style-name="P126" loext:marker-style-name="T221"><text:span text:style-name="T204">☐</text:span><text:span text:style-name="T204"/></text:p>
          </table:table-cell>
          <table:table-cell table:style-name="Tabella12.B1" office:value-type="string">
            <text:p text:style-name="P91" loext:marker-style-name="T86"><text:span text:style-name="T103">C.2.</text:span><text:span text:style-name="T128"> </text:span><text:span text:style-name="T103">Cloud</text:span><text:span text:style-name="T105"> </text:span><text:span text:style-name="T111">Computing</text:span></text:p>
            <text:p text:style-name="P91" loext:marker-style-name="T86"><text:span text:style-name="T103">-</text:span><text:span text:style-name="T128"> </text:span><text:span text:style-name="T103">Database</text:span><text:span text:style-name="T105"> </text:span><text:span text:style-name="T111">Server</text:span></text:p>
          </table:table-cell>
          <table:table-cell table:style-name="Tabella12.A1" office:value-type="string">
            <text:p text:style-name="P95" loext:marker-style-name="T89"><text:span text:style-name="T8">Descrivere</text:span><text:span text:style-name="T77"> </text:span><text:span text:style-name="T8">sinteticamente</text:span><text:span text:style-name="T78"> </text:span><text:span text:style-name="T8">l’esito</text:span><text:span text:style-name="T79"> </text:span><text:span text:style-name="T8">della valutazione</text:span><text:span text:style-name="T80"> </text:span><text:span text:style-name="T8">ex-post</text:span><text:span text:style-name="T43"> </text:span><text:span text:style-name="T8">eseguita</text:span><text:span text:style-name="T80"> </text:span><text:span text:style-name="T8">su</text:span><text:span text:style-name="T81"> </text:span><text:span text:style-name="T15">questo</text:span></text:p>
            <text:p text:style-name="P154" loext:marker-style-name="T89"><text:span text:style-name="T8">ambito</text:span><text:span text:style-name="T31"> </text:span><text:span text:style-name="T8">di</text:span><text:span text:style-name="T31"> </text:span><text:span text:style-name="T15">intervento.</text:span></text:p>
          </table:table-cell>
          <table:table-cell table:style-name="Tabella12.A1" office:value-type="string">
            <text:p text:style-name="P96" loext:marker-style-name="T89"><text:span text:style-name="T8">Indicare</text:span><text:span text:style-name="T64"> </text:span><text:span text:style-name="T8">se</text:span><text:span text:style-name="T64"> </text:span><text:span text:style-name="T8">l’Azienda</text:span><text:span text:style-name="T64"> </text:span><text:span text:style-name="T8">abbia</text:span><text:span text:style-name="T64"> </text:span><text:span text:style-name="T8">realizzato l’intervento</text:span><text:span text:style-name="T82"> </text:span><text:span text:style-name="T8">di</text:span><text:span text:style-name="T82"> </text:span><text:span text:style-name="T8">acquisto</text:span><text:span text:style-name="T83"> </text:span><text:span text:style-name="T8">(o</text:span><text:span text:style-name="T84"> </text:span><text:span text:style-name="T8">di</text:span><text:span text:style-name="T83"> </text:span><text:span text:style-name="T15">migrazione)</text:span></text:p>
            <text:p text:style-name="P155" loext:marker-style-name="T89"><text:span text:style-name="T15">previsto.</text:span><text:span text:style-name="T15"/></text:p>
          </table:table-cell>
        </table:table-row>
        <table:table-row table:style-name="Tabella12.2">
          <table:table-cell table:style-name="Tabella12.A1" office:value-type="string">
            <text:p text:style-name="P126" loext:marker-style-name="T221"><text:span text:style-name="T204">☐</text:span><text:span text:style-name="T204"/></text:p>
          </table:table-cell>
          <table:table-cell table:style-name="Tabella12.B1" office:value-type="string">
            <text:p text:style-name="P91" loext:marker-style-name="T86"><text:span text:style-name="T103">C.3.</text:span><text:span text:style-name="T128"> </text:span><text:span text:style-name="T103">Cloud</text:span><text:span text:style-name="T105"> </text:span><text:span text:style-name="T111">Computing</text:span></text:p>
            <text:p text:style-name="P91" loext:marker-style-name="T86"><text:span text:style-name="T103">-</text:span><text:span text:style-name="T121"> </text:span><text:span text:style-name="T103">Web</text:span><text:span text:style-name="T99"> </text:span><text:span text:style-name="T111">Server</text:span></text:p>
          </table:table-cell>
          <table:table-cell table:style-name="Tabella12.A1" office:value-type="string">
            <text:p text:style-name="P142" loext:marker-style-name="T89"><text:span text:style-name="T8">Descrivere sinteticamente l’esito della valutazione ex-post eseguita su questo ambito di intervento.</text:span><text:span text:style-name="T8"/></text:p>
          </table:table-cell>
          <table:table-cell table:style-name="Tabella12.A1" office:value-type="string">
            <text:p text:style-name="P143" loext:marker-style-name="T89"><text:span text:style-name="T8">Indicare se l’Azienda abbia realizzato l’intervento di acquisto (o di migrazione) </text:span><text:span text:style-name="T15">previsto.</text:span></text:p>
          </table:table-cell>
        </table:table-row>
        <table:table-row table:style-name="Tabella12.1">
          <table:table-cell table:style-name="Tabella12.A1" office:value-type="string">
            <text:p text:style-name="P127" loext:marker-style-name="T221"><text:span text:style-name="T204">☐</text:span><text:span text:style-name="T204"/></text:p>
          </table:table-cell>
          <table:table-cell table:style-name="Tabella12.B1" office:value-type="string">
            <text:p text:style-name="P146" loext:marker-style-name="T86"><text:span text:style-name="T103">C.4.</text:span><text:span text:style-name="T128"> </text:span><text:span text:style-name="T103">Cloud</text:span><text:span text:style-name="T105"> </text:span><text:span text:style-name="T111">Computing</text:span></text:p>
            <text:p text:style-name="P147" loext:marker-style-name="T86"><text:span text:style-name="T103">-</text:span><text:span text:style-name="T128"> </text:span><text:span text:style-name="T103">Database</text:span><text:span text:style-name="T99"> </text:span><text:span text:style-name="T103">Back</text:span><text:span text:style-name="T126"> </text:span><text:span text:style-name="T121">Up</text:span></text:p>
          </table:table-cell>
          <table:table-cell table:style-name="Tabella12.A1" office:value-type="string">
            <text:p text:style-name="P95" loext:marker-style-name="T89"><text:span text:style-name="T8">Descrivere</text:span><text:span text:style-name="T77"> </text:span><text:span text:style-name="T8">sinteticamente</text:span><text:span text:style-name="T78"> </text:span><text:span text:style-name="T8">l’esito</text:span><text:span text:style-name="T79"> </text:span><text:span text:style-name="T8">della valutazione</text:span><text:span text:style-name="T80"> </text:span><text:span text:style-name="T8">ex-post</text:span><text:span text:style-name="T43"> </text:span><text:span text:style-name="T8">eseguita</text:span><text:span text:style-name="T80"> </text:span><text:span text:style-name="T8">su</text:span><text:span text:style-name="T81"> </text:span><text:span text:style-name="T15">questo</text:span></text:p>
            <text:p text:style-name="P154" loext:marker-style-name="T89"><text:span text:style-name="T8">ambito</text:span><text:span text:style-name="T31"> </text:span><text:span text:style-name="T8">di</text:span><text:span text:style-name="T31"> </text:span><text:span text:style-name="T15">intervento.</text:span></text:p>
          </table:table-cell>
          <table:table-cell table:style-name="Tabella12.A1" office:value-type="string">
            <text:p text:style-name="P96" loext:marker-style-name="T89"><text:span text:style-name="T8">Indicare</text:span><text:span text:style-name="T64"> </text:span><text:span text:style-name="T8">se</text:span><text:span text:style-name="T64"> </text:span><text:span text:style-name="T8">l’Azienda</text:span><text:span text:style-name="T64"> </text:span><text:span text:style-name="T8">abbia</text:span><text:span text:style-name="T64"> </text:span><text:span text:style-name="T8">realizzato l’intervento</text:span><text:span text:style-name="T82"> </text:span><text:span text:style-name="T8">di</text:span><text:span text:style-name="T82"> </text:span><text:span text:style-name="T8">acquisto</text:span><text:span text:style-name="T83"> </text:span><text:span text:style-name="T8">(o</text:span><text:span text:style-name="T84"> </text:span><text:span text:style-name="T8">di</text:span><text:span text:style-name="T83"> </text:span><text:span text:style-name="T15">migrazione)</text:span></text:p>
            <text:p text:style-name="P155" loext:marker-style-name="T89"><text:span text:style-name="T15">previsto.</text:span><text:span text:style-name="T15"/></text:p>
          </table:table-cell>
        </table:table-row>
        <table:table-row table:style-name="Tabella12.1">
          <table:table-cell table:style-name="Tabella12.A1" office:value-type="string">
            <text:p text:style-name="P126" loext:marker-style-name="T221"><text:span text:style-name="T204">☐</text:span><text:span text:style-name="T204"/></text:p>
          </table:table-cell>
          <table:table-cell table:style-name="Tabella12.B1" office:value-type="string">
            <text:p text:style-name="P103" loext:marker-style-name="T86"/>
            <text:p text:style-name="P90" loext:marker-style-name="T86"><text:span text:style-name="T103">D.</text:span><text:span text:style-name="T126"> </text:span><text:span text:style-name="T103">Cyber</text:span><text:span text:style-name="T111"> Security</text:span></text:p>
          </table:table-cell>
          <table:table-cell table:style-name="Tabella12.A1" office:value-type="string">
            <text:p text:style-name="P95" loext:marker-style-name="T89"><text:span text:style-name="T8">Descrivere</text:span><text:span text:style-name="T77"> </text:span><text:span text:style-name="T8">sinteticamente</text:span><text:span text:style-name="T78"> </text:span><text:span text:style-name="T8">l’esito</text:span><text:span text:style-name="T79"> </text:span><text:span text:style-name="T8">della valutazione</text:span><text:span text:style-name="T80"> </text:span><text:span text:style-name="T8">ex-post</text:span><text:span text:style-name="T43"> </text:span><text:span text:style-name="T8">eseguita</text:span><text:span text:style-name="T80"> </text:span><text:span text:style-name="T8">su</text:span><text:span text:style-name="T81"> </text:span><text:span text:style-name="T15">questo</text:span></text:p>
            <text:p text:style-name="P154" loext:marker-style-name="T89"><text:span text:style-name="T8">ambito</text:span><text:span text:style-name="T31"> </text:span><text:span text:style-name="T8">di</text:span><text:span text:style-name="T31"> </text:span><text:span text:style-name="T15">intervento.</text:span></text:p>
          </table:table-cell>
          <table:table-cell table:style-name="Tabella12.A1" office:value-type="string">
            <text:p text:style-name="P97" loext:marker-style-name="T89"><text:span text:style-name="T8">Indicare</text:span><text:span text:style-name="T64"> </text:span><text:span text:style-name="T8">se</text:span><text:span text:style-name="T64"> </text:span><text:span text:style-name="T8">l’Azienda</text:span><text:span text:style-name="T64"> </text:span><text:span text:style-name="T8">abbia</text:span><text:span text:style-name="T64"> </text:span><text:span text:style-name="T8">realizzato l’intervento di acquisto (previsto.</text:span></text:p>
          </table:table-cell>
        </table:table-row>
        <table:table-row table:style-name="Tabella12.5">
          <table:table-cell table:style-name="Tabella12.B1" table:number-columns-spanned="4" office:value-type="string">
            <text:p text:style-name="P71" loext:marker-style-name="T88"><text:span text:style-name="T164">SERVIZI</text:span><text:span text:style-name="T170"> </text:span><text:span text:style-name="T164">SOFTWARE</text:span><text:span text:style-name="T170"> </text:span><text:span text:style-name="T164">IN</text:span><text:span text:style-name="T170"> </text:span><text:span text:style-name="T164">LICENZA/CANONE</text:span><text:span text:style-name="T170"> </text:span><text:span text:style-name="T164">DI</text:span><text:span text:style-name="T170"> </text:span><text:span text:style-name="T164">UTILIZZO</text:span><text:span text:style-name="T170"> </text:span><text:span text:style-name="T164">ASSOCIATI</text:span><text:span text:style-name="T170"> </text:span><text:span text:style-name="T164">ALL’INTERVENTO</text:span><text:span text:style-name="T170"> </text:span><text:span text:style-name="T164">DESCRITTO</text:span><text:span text:style-name="T170"> </text:span><text:span text:style-name="T164">PER</text:span><text:span text:style-name="T170"> </text:span><text:span text:style-name="T164">LA</text:span><text:span text:style-name="T170"> </text:span><text:span text:style-name="T164">DURATA COMPLESSIVA DI 36 MESI DALL’ATTIVAZIONE</text:span></text:p>
            <text:p text:style-name="P148" loext:marker-style-name="T88"><text:span text:style-name="T164">(indicare</text:span><text:span text:style-name="T116"> </text:span><text:span text:style-name="T164">“Sì”</text:span><text:span text:style-name="T114"> </text:span><text:span text:style-name="T164">o “No”</text:span><text:span text:style-name="T116"> </text:span><text:span text:style-name="T164">se</text:span><text:span text:style-name="T116"> </text:span><text:span text:style-name="T164">dalla</text:span><text:span text:style-name="T180"> </text:span><text:span text:style-name="T164">valutazione effettuata</text:span><text:span text:style-name="T114"> </text:span><text:span text:style-name="T164">EX-POST</text:span><text:span text:style-name="T114"> </text:span><text:span text:style-name="T164">sia rilevabile</text:span><text:span text:style-name="T114"> </text:span><text:span text:style-name="T164">la</text:span><text:span text:style-name="T181"> </text:span><text:span text:style-name="T164">presenza di</text:span><text:span text:style-name="T180"> </text:span><text:span text:style-name="T164">servizi per almeno</text:span><text:span text:style-name="T181"> </text:span><text:span text:style-name="T164">36</text:span><text:span text:style-name="T116"> </text:span><text:span text:style-name="T109">mesi</text:span></text:p>
            <text:p text:style-name="P151" loext:marker-style-name="T88"><text:span text:style-name="T114">dall’attivazione)</text:span><text:span text:style-name="T114"/></text:p>
          </table:table-cell>
          <table:covered-table-cell/>
          <table:covered-table-cell/>
          <table:covered-table-cell/>
        </table:table-row>
        <table:table-row table:style-name="Tabella12.6">
          <table:table-cell table:style-name="Tabella12.A1" office:value-type="string">
            <text:p text:style-name="P195" loext:marker-style-name="T221"><text:span text:style-name="T204">☐</text:span><text:span text:style-name="T204"/></text:p>
          </table:table-cell>
          <table:table-cell table:style-name="Tabella12.B1" office:value-type="string">
            <text:p text:style-name="P201" loext:marker-style-name="T86"><text:span text:style-name="T103">A.</text:span><text:span text:style-name="T126"> </text:span><text:span text:style-name="T103">Digital</text:span><text:span text:style-name="T126"> </text:span><text:span text:style-name="T111">Workplace</text:span></text:p>
          </table:table-cell>
          <table:table-cell table:style-name="Tabella12.A1" office:value-type="string">
            <text:p text:style-name="P197" loext:marker-style-name="T221"><text:span text:style-name="T103">Si</text:span><text:span text:style-name="T105"> </text:span><text:span text:style-name="T204">☐</text:span></text:p>
          </table:table-cell>
          <table:table-cell table:style-name="Tabella12.A1" office:value-type="string">
            <text:p text:style-name="P199" loext:marker-style-name="T221"><text:span text:style-name="T87">No</text:span><text:span text:style-name="T91"> </text:span><text:span text:style-name="T222">☐</text:span></text:p>
          </table:table-cell>
        </table:table-row>
        <table:table-row table:style-name="Tabella12.7">
          <table:table-cell table:style-name="Tabella12.A1" office:value-type="string">
            <text:p text:style-name="P128" loext:marker-style-name="T221"><text:span text:style-name="T204">☐</text:span><text:span text:style-name="T204"/></text:p>
          </table:table-cell>
          <table:table-cell table:style-name="Tabella12.B1" office:value-type="string">
            <text:p text:style-name="P146" loext:marker-style-name="T86"><text:span text:style-name="T103">B.</text:span><text:span text:style-name="T128"> </text:span><text:span text:style-name="T103">Digital</text:span><text:span text:style-name="T128"> </text:span><text:span text:style-name="T103">Commerce</text:span><text:span text:style-name="T126"> </text:span><text:span text:style-name="T167">&amp;</text:span></text:p>
            <text:p text:style-name="P153" loext:marker-style-name="T86"><text:span text:style-name="T111">Engagement</text:span><text:span text:style-name="T111"/></text:p>
          </table:table-cell>
          <table:table-cell table:style-name="Tabella12.A1" office:value-type="string">
            <text:p text:style-name="P130" loext:marker-style-name="T221"><text:span text:style-name="T103">Si</text:span><text:span text:style-name="T105"> </text:span><text:span text:style-name="T204">☐</text:span></text:p>
          </table:table-cell>
          <table:table-cell table:style-name="Tabella12.A1" office:value-type="string">
            <text:p text:style-name="P131" loext:marker-style-name="T221"><text:span text:style-name="T87">No</text:span><text:span text:style-name="T91"> </text:span><text:span text:style-name="T222">☐</text:span></text:p>
          </table:table-cell>
        </table:table-row>
        <table:table-row table:style-name="Tabella12.6">
          <table:table-cell table:style-name="Tabella12.A1" office:value-type="string">
            <text:p text:style-name="P202" loext:marker-style-name="T221"><text:span text:style-name="T204">☐</text:span><text:span text:style-name="T204"/></text:p>
          </table:table-cell>
          <table:table-cell table:style-name="Tabella12.B1" office:value-type="string">
            <text:p text:style-name="P201" loext:marker-style-name="T86"><text:span text:style-name="T103">C.</text:span><text:span text:style-name="T126"> </text:span><text:span text:style-name="T103">Cloud</text:span><text:span text:style-name="T111"> Computing</text:span></text:p>
          </table:table-cell>
          <table:table-cell table:style-name="Tabella12.A1" office:value-type="string">
            <text:p text:style-name="P203" loext:marker-style-name="T221"><text:span text:style-name="T103">Si</text:span><text:span text:style-name="T105"> </text:span><text:span text:style-name="T204">☐</text:span></text:p>
          </table:table-cell>
          <table:table-cell table:style-name="Tabella12.A1" office:value-type="string">
            <text:p text:style-name="P204" loext:marker-style-name="T221"><text:span text:style-name="T87">No</text:span><text:span text:style-name="T91"> </text:span><text:span text:style-name="T222">☐</text:span></text:p>
          </table:table-cell>
        </table:table-row>
        <table:table-row table:style-name="Tabella12.9">
          <table:table-cell table:style-name="Tabella12.A1" office:value-type="string">
            <text:p text:style-name="P196" loext:marker-style-name="T221"><text:span text:style-name="T204">☐</text:span><text:span text:style-name="T204"/></text:p>
          </table:table-cell>
          <table:table-cell table:style-name="Tabella12.B1" office:value-type="string">
            <text:p text:style-name="P205" loext:marker-style-name="T86"><text:span text:style-name="T103">D.</text:span><text:span text:style-name="T126"> </text:span><text:span text:style-name="T103">Cyber</text:span><text:span text:style-name="T111"> Security</text:span></text:p>
          </table:table-cell>
          <table:table-cell table:style-name="Tabella12.A1" office:value-type="string">
            <text:p text:style-name="P198" loext:marker-style-name="T221"><text:span text:style-name="T103">Si</text:span><text:span text:style-name="T105"> </text:span><text:span text:style-name="T204">☐</text:span></text:p>
          </table:table-cell>
          <table:table-cell table:style-name="Tabella12.A1" office:value-type="string">
            <text:p text:style-name="P200" loext:marker-style-name="T221"><text:span text:style-name="T87">No</text:span><text:span text:style-name="T91"> </text:span><text:span text:style-name="T222">☐</text:span></text:p>
          </table:table-cell>
        </table:table-row>
        <table:table-row table:style-name="Tabella12.10">
          <table:table-cell table:style-name="Tabella12.B1" table:number-columns-spanned="4" office:value-type="string">
            <text:p text:style-name="P64" loext:marker-style-name="T88"><text:span text:style-name="T164">GIUDIZIO</text:span><text:span text:style-name="T135"> </text:span><text:span text:style-name="T164">FINALE</text:span><text:span text:style-name="T138"> </text:span><text:span text:style-name="T164">SUL</text:span><text:span text:style-name="T138"> </text:span><text:span text:style-name="T164">RAGGIUNGIMENTO</text:span><text:span text:style-name="T130"> </text:span><text:span text:style-name="T164">DEGLI</text:span><text:span text:style-name="T138"> </text:span><text:span text:style-name="T114">OBIETTIVI</text:span></text:p>
          </table:table-cell>
          <table:covered-table-cell/>
          <table:covered-table-cell/>
          <table:covered-table-cell/>
        </table:table-row>
        <table:table-row table:style-name="Tabella12.10">
          <table:table-cell table:style-name="Tabella12.A1" table:number-columns-spanned="4" office:value-type="string">
            <text:p text:style-name="P64" loext:marker-style-name="T89"><text:span text:style-name="T8">Descrivere</text:span><text:span text:style-name="T24"> </text:span><text:span text:style-name="T8">EX-POST</text:span><text:span text:style-name="T21"> </text:span><text:span text:style-name="T8">l’esito</text:span><text:span text:style-name="T11"> </text:span><text:span text:style-name="T8">conclusivo</text:span><text:span text:style-name="T11"> </text:span><text:span text:style-name="T8">della</text:span><text:span text:style-name="T24"> </text:span><text:span text:style-name="T8">Diagnosi</text:span><text:span text:style-name="T34"> </text:span><text:span text:style-name="T8">Digitale</text:span><text:span text:style-name="T34"> </text:span><text:span text:style-name="T8">condotta</text:span><text:span text:style-name="T35"> </text:span><text:span text:style-name="T8">in</text:span><text:span text:style-name="T34"> </text:span><text:span text:style-name="T8">seguito</text:span><text:span text:style-name="T11"> </text:span><text:span text:style-name="T8">alla</text:span><text:span text:style-name="T24"> </text:span><text:span text:style-name="T8">realizzazione</text:span><text:span text:style-name="T24"> </text:span><text:span text:style-name="T8">del</text:span><text:span text:style-name="T21"> </text:span><text:span text:style-name="T8">gli</text:span><text:span text:style-name="T24"> </text:span><text:span text:style-name="T15">interventi.</text:span></text:p>
          </table:table-cell>
          <table:covered-table-cell/>
          <table:covered-table-cell/>
          <table:covered-table-cell/>
        </table:table-row>
      </table:table>
      <text:p text:style-name="P16" loext:marker-style-name="T86"/>
      <text:section text:style-name="Sect1" text:name="TextSection">
        <text:h text:style-name="P45" text:outline-level="3" loext:marker-style-name="T205"><text:span text:style-name="T205">EX-ANTE</text:span><text:span text:style-name="T205"/></text:h>
        <text:p text:style-name="P42" loext:marker-style-name="T106"><text:span text:style-name="T106"><text:s text:c="53"/>In fede</text:span><text:span text:style-name="T106"/></text:p>
        <text:h text:style-name="P50" text:outline-level="2" loext:marker-style-name="T92"><text:span text:style-name="T92">L’Innovation Manager o altro soggetto previsto dall’Avviso</text:span><text:span text:style-name="T92"/></text:h>
        <text:h text:style-name="P46" text:outline-level="3" loext:marker-style-name="T92"><text:span text:style-name="T92">DATATO E SOTTOSCRITTO CON FIRMA DIGITALE</text:span><text:span text:style-name="T92"/></text:h>
        <text:h text:style-name="P47" text:outline-level="3" loext:marker-style-name="T92"/>
        <text:p text:style-name="P22" loext:marker-style-name="T88"/>
        <text:p text:style-name="P2"><text:span text:style-name="T92">Per</text:span><text:span text:style-name="T191"> </text:span><text:span text:style-name="T92">presa</text:span><text:span text:style-name="T191"> </text:span><text:span text:style-name="T93">visione</text:span></text:p>
        <text:h text:style-name="P50" text:outline-level="2" loext:marker-style-name="T92"><text:span text:style-name="T92">Il Legale Rappresentante</text:span><text:span text:style-name="T92"/></text:h>
        <text:h text:style-name="P46" text:outline-level="3" loext:marker-style-name="T92"><text:span text:style-name="T92">DATATO E SOTTOSCRITTO CON FIRMA DIGITALE</text:span><text:span text:style-name="T92"/></text:h>
        <text:p text:style-name="P43" loext:marker-style-name="T106"><text:span text:style-name="T106">EX-POST</text:span><text:span text:style-name="T106"/></text:p>
        <text:p text:style-name="P44" loext:marker-style-name="T106"/>
        <text:p text:style-name="P3"><text:span text:style-name="T92"><text:s text:c="9"/>In</text:span><text:span text:style-name="T206"> </text:span><text:span text:style-name="T205">fede</text:span></text:p>
        <text:h text:style-name="P50" text:outline-level="2" loext:marker-style-name="T92"><text:span text:style-name="T92">L’Innovation Manager o altro soggetto previsto dall’Avviso</text:span><text:span text:style-name="T92"/></text:h>
        <text:h text:style-name="P46" text:outline-level="3" loext:marker-style-name="T92"><text:span text:style-name="T92">DATATO E SOTTOSCRITTO CON FIRMA DIGITALE</text:span><text:span text:style-name="T92"/></text:h>
        <text:p text:style-name="P17" loext:marker-style-name="T88"/>
        <text:p text:style-name="P23" loext:marker-style-name="T88"/>
        <text:p text:style-name="P4"><text:span text:style-name="T92">Per</text:span><text:span text:style-name="T191"> </text:span><text:span text:style-name="T92">presa</text:span><text:span text:style-name="T191"> </text:span><text:span text:style-name="T93">visione</text:span></text:p>
        <text:h text:style-name="P50" text:outline-level="2" loext:marker-style-name="T92"><text:span text:style-name="T92">Il Legale Rappresentante</text:span><text:span text:style-name="T92"/></text:h>
        <text:h text:style-name="P46" text:outline-level="3" loext:marker-style-name="T92"><text:span text:style-name="T92">DATATO E SOTTOSCRITTO CON FIRMA DIGITALE</text:span><text:span text:style-name="T92"/></text:h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MingLiU-ExtB" svg:font-family="PMingLiU-ExtB"/>
    <style:font-face style:name="PMingLiU-ExtB1" svg:font-family="PMingLiU-ExtB" style:font-family-generic="system" style:font-pitch="variable"/>
    <style:font-face style:name="SimSun-ExtB" svg:font-family="SimSun-ExtB"/>
    <style:font-face style:name="SimSun-ExtB1" svg:font-family="SimSun-ExtB" style:font-family-generic="roman" style:font-pitch="variable"/>
    <style:font-face style:name="SimSun-ExtB2" svg:font-family="SimSun-ExtB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it" fo:country="IT" style:letter-kerning="false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243cm" fo:margin-right="0.252cm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242cm" fo:margin-bottom="0cm" style:contextual-spacing="false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right="0.482cm" fo:margin-top="0.106cm" fo:margin-bottom="0cm" style:contextual-spacing="false" fo:text-align="center" style:justify-single-word="false"/>
      <style:text-properties fo:font-size="10pt" style:font-size-asian="10pt" style:font-size-complex="10pt"/>
    </style:style>
    <style:style style:name="Heading_20_4" style:display-name="Heading 4" style:family="paragraph" style:default-outline-level="4" style:list-style-name="" style:class="text">
      <style:paragraph-properties fo:margin-top="0.353cm" fo:margin-bottom="0cm" style:contextual-spacing="false" fo:text-align="start" style:justify-single-word="false" fo:keep-together="always" fo:orphans="0" fo:widows="0" fo:hyphenation-ladder-count="no-limit" fo:keep-with-next="always" style:writing-mode="lr-tb"/>
      <style:text-properties fo:color="#4f81bd" loext:opacity="100%" style:font-name="Cambria" fo:font-family="Cambria" style:font-family-generic="roman" style:font-pitch="variable" fo:font-size="11pt" fo:language="en" fo:country="US" fo:font-style="italic" fo:font-weight="bold" style:letter-kerning="false" style:font-name-asian="Calibri1" style:font-family-asian="Calibri" style:font-family-generic-asian="system" style:font-pitch-asian="variable" style:font-size-asian="11pt" style:language-asian="en" style:country-asian="US" style:font-style-asian="italic" style:font-weight-asian="bold" style:font-name-complex="Noto Sans Arabic UI" style:font-family-complex="'Noto Sans Arabic UI'" style:font-family-generic-complex="system" style:font-pitch-complex="variable" style:font-size-complex="11pt" style:language-complex="ar" style:country-complex="SA" style:font-style-complex="italic" style:font-weight-complex="bold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1" loext:color-type="theme"/>
      </style:text-properties>
    </style:style>
    <style:style style:name="Heading_20_5" style:display-name="Heading 5" style:family="paragraph" style:default-outline-level="5" style:list-style-name="" style:class="text">
      <style:paragraph-properties fo:margin-top="0.353cm" fo:margin-bottom="0cm" style:contextual-spacing="false" fo:text-align="start" style:justify-single-word="false" fo:keep-together="always" fo:orphans="0" fo:widows="0" fo:hyphenation-ladder-count="no-limit" fo:keep-with-next="always" style:writing-mode="lr-tb"/>
      <style:text-properties fo:color="#243f60" loext:opacity="100%" style:font-name="Cambria" fo:font-family="Cambria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Noto Sans Arabic UI" style:font-family-complex="'Noto Sans Arabic UI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default-outline-level="6" style:list-style-name="" style:class="text">
      <style:paragraph-properties fo:margin-top="0.353cm" fo:margin-bottom="0cm" style:contextual-spacing="false" fo:text-align="start" style:justify-single-word="false" fo:keep-together="always" fo:orphans="0" fo:widows="0" fo:hyphenation-ladder-count="no-limit" fo:keep-with-next="always" style:writing-mode="lr-tb"/>
      <style:text-properties fo:color="#243f60" loext:opacity="100%" style:font-name="Cambria" fo:font-family="Cambria" style:font-family-generic="roman" style:font-pitch="variable" fo:font-size="11pt" fo:language="en" fo:country="US" fo:font-style="italic" style:letter-kerning="false" style:font-name-asian="Calibri1" style:font-family-asian="Calibri" style:font-family-generic-asian="system" style:font-pitch-asian="variable" style:font-size-asian="11pt" style:language-asian="en" style:country-asian="US" style:font-style-asian="italic" style:font-name-complex="Noto Sans Arabic UI" style:font-family-complex="'Noto Sans Arabic UI'" style:font-family-generic-complex="system" style:font-pitch-complex="variable" style:font-size-complex="11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1" loext:color-type="theme">
          <loext:transformation loext:type="shade" loext:value="501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517cm" fo:margin-top="0.213cm" fo:margin-bottom="0cm" style:contextual-spacing="false" fo:text-indent="-0.635cm" style:auto-text-indent="false"/>
    </style:style>
    <style:style style:name="Table_20_Paragraph" style:display-name="Table Paragraph" style:family="paragraph" style:parent-style-name="Standard">
      <style:paragraph-properties fo:margin-left="0.194cm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Header_20_left" style:display-name="Header left" style:family="paragraph" style:parent-style-name="Head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ListLabel_20_1" style:display-name="ListLabel 1" style:family="text">
      <style:text-properties fo:font-size="10pt" fo:letter-spacing="normal" fo:language="it" fo:country="IT" fo:font-style="normal" fo:font-weight="normal" style:font-size-asian="10pt" style:language-asian="en" style:country-asian="US" style:font-style-asian="normal" style:font-weight-asian="normal" style:font-name-complex="Times New Roman2" style:font-family-complex="'Times New Roman'" style:font-family-generic-complex="system" style:font-pitch-complex="variable" style:font-size-complex="10pt" style:language-complex="ar" style:country-complex="SA" style:font-style-complex="normal" style:font-weight-complex="normal" style:text-scale="99%"/>
    </style:style>
    <style:style style:name="ListLabel_20_2" style:display-name="ListLabel 2" style:family="text">
      <style:text-properties fo:language="it" fo:country="IT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3" style:display-name="ListLabel 3" style:family="text">
      <style:text-properties fo:language="it" fo:country="IT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4" style:display-name="ListLabel 4" style:family="text">
      <style:text-properties fo:language="it" fo:country="IT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5" style:display-name="ListLabel 5" style:family="text">
      <style:text-properties fo:language="it" fo:country="IT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6" style:display-name="ListLabel 6" style:family="text">
      <style:text-properties fo:language="it" fo:country="IT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7" style:display-name="ListLabel 7" style:family="text">
      <style:text-properties fo:language="it" fo:country="IT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8" style:display-name="ListLabel 8" style:family="text">
      <style:text-properties fo:language="it" fo:country="IT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9" style:display-name="ListLabel 9" style:family="text">
      <style:text-properties fo:language="it" fo:country="IT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10" style:display-name="ListLabel 10" style:family="text">
      <style:text-properties fo:color="#3b3b3b" loext:opacity="100%" fo:font-size="10pt" fo:letter-spacing="normal" fo:language="it" fo:country="IT" fo:font-style="normal" fo:font-weight="normal" style:font-size-asian="10pt" style:language-asian="en" style:country-asian="US" style:font-style-asian="normal" style:font-weight-asian="normal" style:font-name-complex="PMingLiU-ExtB1" style:font-family-complex="PMingLiU-ExtB" style:font-family-generic-complex="system" style:font-pitch-complex="variable" style:font-size-complex="10pt" style:language-complex="ar" style:country-complex="SA" style:font-style-complex="normal" style:font-weight-complex="normal" style:text-scale="102%"/>
    </style:style>
    <style:style style:name="ListLabel_20_11" style:display-name="ListLabel 11" style:family="text">
      <style:text-properties fo:language="it" fo:country="IT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12" style:display-name="ListLabel 12" style:family="text">
      <style:text-properties fo:language="it" fo:country="IT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13" style:display-name="ListLabel 13" style:family="text">
      <style:text-properties fo:language="it" fo:country="IT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14" style:display-name="ListLabel 14" style:family="text">
      <style:text-properties fo:language="it" fo:country="IT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15" style:display-name="ListLabel 15" style:family="text">
      <style:text-properties fo:language="it" fo:country="IT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16" style:display-name="ListLabel 16" style:family="text">
      <style:text-properties fo:language="it" fo:country="IT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17" style:display-name="ListLabel 17" style:family="text">
      <style:text-properties fo:language="it" fo:country="IT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18" style:display-name="ListLabel 18" style:family="text">
      <style:text-properties fo:language="it" fo:country="IT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19" style:display-name="ListLabel 19" style:family="text">
      <style:text-properties fo:color="#3b3b3b" loext:opacity="100%" style:font-name="Calibri" fo:font-family="Calibri" style:font-family-generic="roman" style:font-pitch="variable" fo:font-size="10pt" fo:letter-spacing="-0.002cm" fo:language="it" fo:country="IT" fo:font-style="normal" fo:font-weight="normal" style:font-name-asian="Calibri1" style:font-family-asian="Calibri" style:font-family-generic-asian="system" style:font-pitch-asian="variable" style:font-size-asian="10pt" style:language-asian="en" style:country-asian="US" style:font-style-asian="normal" style:font-weight-asian="normal" style:font-name-complex="Calibri1" style:font-family-complex="Calibri" style:font-family-generic-complex="system" style:font-pitch-complex="variable" style:font-size-complex="10pt" style:language-complex="ar" style:country-complex="SA" style:font-style-complex="normal" style:font-weight-complex="normal" style:text-scale="99%"/>
    </style:style>
    <style:style style:name="ListLabel_20_20" style:display-name="ListLabel 20" style:family="text">
      <style:text-properties fo:color="#3b3b3b" loext:opacity="100%" fo:font-size="11pt" fo:letter-spacing="normal" fo:language="it" fo:country="IT" fo:font-style="normal" fo:font-weight="normal" style:font-size-asian="11pt" style:language-asian="en" style:country-asian="US" style:font-style-asian="normal" style:font-weight-asian="normal" style:font-name-complex="Symbol1" style:font-family-complex="Symbol" style:font-family-generic-complex="system" style:font-pitch-complex="variable" style:font-size-complex="11pt" style:language-complex="ar" style:country-complex="SA" style:font-style-complex="normal" style:font-weight-complex="normal" style:text-scale="60%"/>
    </style:style>
    <style:style style:name="ListLabel_20_21" style:display-name="ListLabel 21" style:family="text">
      <style:text-properties fo:language="it" fo:country="IT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22" style:display-name="ListLabel 22" style:family="text">
      <style:text-properties fo:language="it" fo:country="IT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23" style:display-name="ListLabel 23" style:family="text">
      <style:text-properties fo:language="it" fo:country="IT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24" style:display-name="ListLabel 24" style:family="text">
      <style:text-properties fo:language="it" fo:country="IT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25" style:display-name="ListLabel 25" style:family="text">
      <style:text-properties fo:language="it" fo:country="IT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26" style:display-name="ListLabel 26" style:family="text">
      <style:text-properties fo:language="it" fo:country="IT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27" style:display-name="ListLabel 27" style:family="text">
      <style:text-properties fo:language="it" fo:country="IT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28" style:display-name="ListLabel 28" style:family="text">
      <style:text-properties fo:color="#3b3b3b" loext:opacity="100%" style:font-name="Calibri" fo:font-family="Calibri" style:font-family-generic="roman" style:font-pitch="variable" fo:font-size="10pt" fo:letter-spacing="-0.002cm" fo:language="it" fo:country="IT" fo:font-style="normal" fo:font-weight="normal" style:font-name-asian="Calibri1" style:font-family-asian="Calibri" style:font-family-generic-asian="system" style:font-pitch-asian="variable" style:font-size-asian="10pt" style:language-asian="en" style:country-asian="US" style:font-style-asian="normal" style:font-weight-asian="normal" style:font-name-complex="Calibri1" style:font-family-complex="Calibri" style:font-family-generic-complex="system" style:font-pitch-complex="variable" style:font-size-complex="10pt" style:language-complex="ar" style:country-complex="SA" style:font-style-complex="normal" style:font-weight-complex="normal" style:text-scale="99%"/>
    </style:style>
    <style:style style:name="ListLabel_20_29" style:display-name="ListLabel 29" style:family="text">
      <style:text-properties fo:letter-spacing="normal" fo:language="it" fo:country="IT" style:language-asian="en" style:country-asian="US" style:font-name-complex="SimSun-ExtB2" style:font-family-complex="SimSun-ExtB" style:font-family-generic-complex="system" style:font-pitch-complex="variable" style:language-complex="ar" style:country-complex="SA" style:text-scale="99%"/>
    </style:style>
    <style:style style:name="ListLabel_20_30" style:display-name="ListLabel 30" style:family="text">
      <style:text-properties fo:language="it" fo:country="IT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31" style:display-name="ListLabel 31" style:family="text">
      <style:text-properties fo:language="it" fo:country="IT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32" style:display-name="ListLabel 32" style:family="text">
      <style:text-properties fo:language="it" fo:country="IT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33" style:display-name="ListLabel 33" style:family="text">
      <style:text-properties fo:language="it" fo:country="IT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34" style:display-name="ListLabel 34" style:family="text">
      <style:text-properties fo:language="it" fo:country="IT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35" style:display-name="ListLabel 35" style:family="text">
      <style:text-properties fo:language="it" fo:country="IT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36" style:display-name="ListLabel 36" style:family="text">
      <style:text-properties fo:language="it" fo:country="IT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501cm" fo:margin-left="0.748cm"/>
        </style:list-level-properties>
        <style:text-properties fo:font-family="'Times New Roman'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fo:text-indent="-0.501cm" fo:margin-left="2.417cm"/>
        </style:list-level-properties>
        <style:text-properties style:font-name="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fo:text-indent="-0.501cm" fo:margin-left="4.092cm"/>
        </style:list-level-properties>
        <style:text-properties style:font-name="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501cm" fo:margin-left="5.768cm"/>
        </style:list-level-properties>
        <style:text-properties style:font-name="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fo:text-indent="-0.501cm" fo:margin-left="7.444cm"/>
        </style:list-level-properties>
        <style:text-properties style:font-name="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fo:text-indent="-0.501cm" fo:margin-left="9.121cm"/>
        </style:list-level-properties>
        <style:text-properties style:font-name="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501cm" fo:margin-left="10.797cm"/>
        </style:list-level-properties>
        <style:text-properties style:font-name="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fo:text-indent="-0.501cm" fo:margin-left="12.472cm"/>
        </style:list-level-properties>
        <style:text-properties style:font-name="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fo:text-indent="-0.501cm" fo:margin-left="14.148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517cm"/>
        </style:list-level-properties>
        <style:text-properties style:font-name="PMingLiU-ExtB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15cm"/>
        </style:list-level-properties>
        <style:text-properties style:font-name="Symbol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713cm"/>
        </style:list-level-properties>
        <style:text-properties style:font-name="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11cm"/>
        </style:list-level-properties>
        <style:text-properties style:font-name="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909cm"/>
        </style:list-level-properties>
        <style:text-properties style:font-name="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09cm"/>
        </style:list-level-properties>
        <style:text-properties style:font-name="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107cm"/>
        </style:list-level-properties>
        <style:text-properties style:font-name="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2.705cm"/>
        </style:list-level-properties>
        <style:text-properties style:font-name="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4.30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501cm" fo:margin-left="0.748cm"/>
        </style:list-level-properties>
      </text:list-level-style-number>
      <text:list-level-style-bullet text:level="2" text:style-name="ListLabel_20_20" loext:num-list-format="□" style:num-suffix="□" text:bullet-char="□">
        <style:list-level-properties text:list-level-position-and-space-mode="label-alignment">
          <style:list-level-label-alignment text:label-followed-by="listtab" fo:text-indent="-0.635cm" fo:margin-left="2.3cm"/>
        </style:list-level-properties>
        <style:text-properties style:font-name="Symbol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983cm"/>
        </style:list-level-properties>
        <style:text-properties style:font-name="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Symbol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362cm"/>
        </style:list-level-properties>
        <style:text-properties style:font-name="Symbol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052cm"/>
        </style:list-level-properties>
        <style:text-properties style:font-name="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742cm"/>
        </style:list-level-properties>
        <style:text-properties style:font-name="Symbol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2.432cm"/>
        </style:list-level-properties>
        <style:text-properties style:font-name="Symbol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4.122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501cm" fo:margin-left="0.748cm"/>
        </style:list-level-properties>
      </text:list-level-style-number>
      <text:list-level-style-bullet text:level="2" text:style-name="ListLabel_20_29" loext:num-list-format="☐" style:num-suffix="☐" text:bullet-char="☐">
        <style:list-level-properties text:list-level-position-and-space-mode="label-alignment">
          <style:list-level-label-alignment text:label-followed-by="listtab" fo:text-indent="-0.635cm" fo:margin-left="2.3cm"/>
        </style:list-level-properties>
        <style:text-properties style:font-name="SimSun-ExtB"/>
      </text:list-level-style-bullet>
      <text:list-level-style-bullet text:level="3" text:style-name="ListLabel_20_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983cm"/>
        </style:list-level-properties>
        <style:text-properties style:font-name="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Symbol"/>
      </text:list-level-style-bullet>
      <text:list-level-style-bullet text:level="5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362cm"/>
        </style:list-level-properties>
        <style:text-properties style:font-name="Symbol"/>
      </text:list-level-style-bullet>
      <text:list-level-style-bullet text:level="6" text:style-name="ListLabel_20_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052cm"/>
        </style:list-level-properties>
        <style:text-properties style:font-name="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742cm"/>
        </style:list-level-properties>
        <style:text-properties style:font-name="Symbol"/>
      </text:list-level-style-bullet>
      <text:list-level-style-bullet text:level="8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2.432cm"/>
        </style:list-level-properties>
        <style:text-properties style:font-name="Symbol"/>
      </text:list-level-style-bullet>
      <text:list-level-style-bullet text:level="9" text:style-name="ListLabel_20_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4.122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Text_20_body">
      <style:paragraph-properties fo:line-height="0%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21.001cm" fo:page-height="29.7cm" style:num-format="1" style:print-orientation="portrait" fo:margin-top="1.134cm" fo:margin-bottom="0.494cm" fo:margin-left="1.75cm" fo:margin-right="1.75cm" style:writing-mode="lr-tb" style:layout-grid-color="#c0c0c0" style:layout-grid-lines="15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06cm" fo:margin-left="0cm" fo:margin-right="0cm" fo:margin-bottom="1.305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 1" text:anchor-type="char" svg:x="2.939cm" svg:y="1.134cm" svg:width="15.646cm" svg:height="1.101cm" draw:z-index="8"><draw:image xlink:href="Pictures/100000000000073800000082D71E5512.jpg" xlink:type="simple" xlink:show="embed" xlink:actuate="onLoad" draw:mime-type="image/jpeg"/></draw:frame></text:p>
      </style:header>
    </style:master-page>
    <style:master-page style:name="Converted1" style:page-layout-name="Mpm1" draw:style-name="Mdp1">
      <style:header>
        <text:p text:style-name="MP1"><draw:frame draw:style-name="Mfr1" draw:name="Copia Image 1 1" text:anchor-type="char" svg:x="2.939cm" svg:y="1.134cm" svg:width="15.646cm" svg:height="1.101cm" draw:z-index="6"><draw:image xlink:href="Pictures/100000000000073800000082D71E5512.jpg" xlink:type="simple" xlink:show="embed" xlink:actuate="onLoad" draw:mime-type="image/jpeg"/></draw:frame></text:p>
      </style:header>
    </style:master-page>
    <style:master-page style:name="Converted2" style:page-layout-name="Mpm1" draw:style-name="Mdp1">
      <style:header>
        <text:p text:style-name="MP1"><draw:frame draw:style-name="Mfr1" draw:name="Copia Copia Image 1 1 1" text:anchor-type="char" svg:x="2.939cm" svg:y="1.134cm" svg:width="15.646cm" svg:height="1.101cm" draw:z-index="5"><draw:image xlink:href="Pictures/100000000000073800000082D71E5512.jpg" xlink:type="simple" xlink:show="embed" xlink:actuate="onLoad" draw:mime-type="image/jpeg"/></draw:frame></text:p>
      </style:header>
    </style:master-page>
    <style:master-page style:name="Converted3" style:page-layout-name="Mpm1" draw:style-name="Mdp1">
      <style:header>
        <text:p text:style-name="MP1"><draw:frame draw:style-name="Mfr1" draw:name="Copia Copia Copia Image 1 1 1 1" text:anchor-type="char" svg:x="2.939cm" svg:y="1.134cm" svg:width="15.646cm" svg:height="1.101cm" draw:z-index="4"><draw:image xlink:href="Pictures/100000000000073800000082D71E5512.jpg" xlink:type="simple" xlink:show="embed" xlink:actuate="onLoad" draw:mime-type="image/jpeg"/></draw:frame></text:p>
      </style:header>
    </style:master-page>
    <style:master-page style:name="Converted4" style:page-layout-name="Mpm1" draw:style-name="Mdp1">
      <style:header>
        <text:p text:style-name="MP1"><draw:frame draw:style-name="Mfr1" draw:name="Copia Copia Copia Copia Image 1 1 1 1 1" text:anchor-type="char" svg:x="2.939cm" svg:y="1.134cm" svg:width="15.646cm" svg:height="1.101cm" draw:z-index="3"><draw:image xlink:href="Pictures/100000000000073800000082D71E5512.jpg" xlink:type="simple" xlink:show="embed" xlink:actuate="onLoad" draw:mime-type="image/jpeg"/></draw:frame></text:p>
      </style:header>
    </style:master-page>
    <style:master-page style:name="Converted5" style:page-layout-name="Mpm1" draw:style-name="Mdp1">
      <style:header>
        <text:p text:style-name="MP1"><draw:frame draw:style-name="Mfr1" draw:name="Copia Copia Copia Copia Copia Image 1 1 1 1 1 1" text:anchor-type="char" svg:x="2.939cm" svg:y="1.134cm" svg:width="15.646cm" svg:height="1.101cm" draw:z-index="2"><draw:image xlink:href="Pictures/100000000000073800000082D71E5512.jpg" xlink:type="simple" xlink:show="embed" xlink:actuate="onLoad" draw:mime-type="image/jpeg"/></draw:frame></text:p>
      </style:header>
    </style:master-page>
    <style:master-page style:name="Converted6" style:page-layout-name="Mpm1" draw:style-name="Mdp1">
      <style:header>
        <text:p text:style-name="MP1"><draw:frame draw:style-name="Mfr1" draw:name="Copia Copia Copia Copia Copia Copia Image 1 1 1 1 1 1 1" text:anchor-type="char" svg:x="2.939cm" svg:y="1.134cm" svg:width="15.646cm" svg:height="1.101cm" draw:z-index="1"><draw:image xlink:href="Pictures/100000000000073800000082D71E5512.jpg" xlink:type="simple" xlink:show="embed" xlink:actuate="onLoad" draw:mime-type="image/jpeg"/></draw:frame></text:p>
      </style:header>
    </style:master-page>
    <style:master-page style:name="Converted7" style:page-layout-name="Mpm1" draw:style-name="Mdp1">
      <style:header>
        <text:p text:style-name="MP1"><draw:frame draw:style-name="Mfr1" draw:name="Copia Copia Copia Copia Copia Copia Copia Image 1 1 1 1 1 1 1 1" text:anchor-type="char" svg:x="2.939cm" svg:y="1.134cm" svg:width="15.646cm" svg:height="1.101cm" draw:z-index="0"><draw:image xlink:href="Pictures/100000000000073800000082D71E5512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9T10:11:00</meta:creation-date>
    <meta:initial-creator>Annarita Lazzarini</meta:initial-creator>
    <dc:language>it-IT</dc:language>
    <dc:date>2025-04-18T23:39:10.804416136</dc:date>
    <meta:editing-cycles>17</meta:editing-cycles>
    <dc:title>Microsoft Word - Allegato C Diagnosi-Digitale-Piccole-e-Medie-Imprese</dc:title>
    <meta:editing-duration>PT19M8S</meta:editing-duration>
    <meta:generator>LibreOffice/24.2.7.2$Linux_X86_64 LibreOffice_project/420$Build-2</meta:generator>
    <meta:document-statistic meta:table-count="12" meta:image-count="8" meta:object-count="0" meta:page-count="9" meta:paragraph-count="385" meta:word-count="3395" meta:character-count="24584" meta:non-whitespace-character-count="21513"/>
    <meta:user-defined meta:name="AppVersion">15.0000</meta:user-defined>
    <meta:user-defined meta:name="Created" meta:value-type="date">2025-03-12T00:00:00</meta:user-defined>
    <meta:user-defined meta:name="LastSaved" meta:value-type="date">2025-03-19T00:00:00</meta:user-defined>
    <meta:user-defined meta:name="Producer">iLovePDF</meta:user-defined>
    <meta:template xlink:type="simple" xlink:actuate="onRequest" xlink:title="Normal" xlink:href=""/>
  </office:meta>
</office:document-meta>
</file>